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4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tyles.xml" manifest:media-type="text/xml"/>
  <manifest:file-entry manifest:full-path="Object 43/settings.xml" manifest:media-type="text/xml"/>
  <manifest:file-entry manifest:full-path="Object 43/Pictures/100002010000025B000001770603CF90.png" manifest:media-type="image/png"/>
  <manifest:file-entry manifest:full-path="Object 43/" manifest:version="1.2" manifest:media-type="application/vnd.oasis.opendocument.graphics"/>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6/style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Pictures/10000201000002D8000001D13DB8B002.png" manifest:media-type="image/png"/>
  <manifest:file-entry manifest:full-path="Object 116/settings.xml" manifest:media-type="text/xml"/>
  <manifest:file-entry manifest:full-path="Object 116/" manifest:version="1.2" manifest:media-type="application/vnd.oasis.opendocument.graphics"/>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styles.xml" manifest:media-type="text/xml"/>
  <manifest:file-entry manifest:full-path="Object 39/Pictures/100002010000025B000001770155AB38.png" manifest:media-type="image/png"/>
  <manifest:file-entry manifest:full-path="Object 39/" manifest:version="1.2" manifest:media-type="application/vnd.oasis.opendocument.graphics"/>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17/settings.xml" manifest:media-type="text/xml"/>
  <manifest:file-entry manifest:full-path="Object 117/Pictures/100002010000025B000001770155AB38.png" manifest:media-type=""/>
  <manifest:file-entry manifest:full-path="Object 117/content.xml" manifest:media-type="text/xml"/>
  <manifest:file-entry manifest:full-path="Object 117/style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graphics"/>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Pictures/100002010000027B000001A0D09CF37E.png" manifest:media-type="image/png"/>
  <manifest:file-entry manifest:full-path="Object 107/content.xml" manifest:media-type="text/xml"/>
  <manifest:file-entry manifest:full-path="Object 107/" manifest:version="1.2" manifest:media-type="application/vnd.oasis.opendocument.graphics"/>
  <manifest:file-entry manifest:full-path="Object 108/style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Pictures/10000000000001300000001EC39E62B0.png" manifest:media-type="image/png"/>
  <manifest:file-entry manifest:full-path="Object 108/"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fo:background-color="#dbdbdb" style:font-size-asian="10pt" style:font-size-complex="10pt"/>
    </style:style>
    <style:style style:name="P54" style:family="paragraph" style:parent-style-name="Preformatted_20_Text">
      <style:text-properties fo:color="#000000" fo:font-size="10pt" fo:background-color="#e7e7ff" style:font-size-asian="10pt" style:font-size-complex="10pt"/>
    </style:style>
    <style:style style:name="P55" style:family="paragraph" style:parent-style-name="Preformatted_20_Text">
      <style:text-properties fo:color="#000000" fo:font-size="8pt" style:font-size-asian="8pt" style:font-size-complex="8pt"/>
    </style:style>
    <style:style style:name="P56" style:family="paragraph" style:parent-style-name="Preformatted_20_Text">
      <style:text-properties fo:font-weight="normal" style:font-weight-asian="normal" style:font-weight-complex="normal"/>
    </style:style>
    <style:style style:name="P57" style:family="paragraph" style:parent-style-name="Preformatted_20_Text">
      <style:text-properties fo:color="#0000ff"/>
    </style:style>
    <style:style style:name="P58" style:family="paragraph" style:parent-style-name="Preformatted_20_Text">
      <style:text-properties fo:color="#0000ff" fo:font-size="8pt" style:font-size-asian="8pt" style:font-size-complex="8pt"/>
    </style:style>
    <style:style style:name="P59" style:family="paragraph" style:parent-style-name="Preformatted_20_Text">
      <style:text-properties fo:color="#0000ff" fo:font-size="10pt" fo:background-color="#e7e7ff" style:font-size-asian="10pt" style:font-size-complex="10pt"/>
    </style:style>
    <style:style style:name="P60" style:family="paragraph" style:parent-style-name="Preformatted_20_Text">
      <style:text-properties fo:color="#0000ff" fo:font-size="10pt" style:font-size-asian="10pt" style:font-size-complex="10pt"/>
    </style:style>
    <style:style style:name="P61" style:family="paragraph" style:parent-style-name="Preformatted_20_Text">
      <style:text-properties fo:color="#0000ff" fo:font-weight="normal" officeooo:paragraph-rsid="00fba0a9" style:font-weight-asian="normal" style:font-weight-complex="normal"/>
    </style:style>
    <style:style style:name="P62" style:family="paragraph" style:parent-style-name="Preformatted_20_Text">
      <style:text-properties fo:color="#0000ff" officeooo:paragraph-rsid="00fba0a9"/>
    </style:style>
    <style:style style:name="P63" style:family="paragraph" style:parent-style-name="Preformatted_20_Text">
      <style:text-properties fo:color="#0000cc"/>
    </style:style>
    <style:style style:name="P64" style:family="paragraph" style:parent-style-name="Preformatted_20_Text">
      <style:text-properties fo:color="#0000cc" fo:background-color="#e7e7ff"/>
    </style:style>
    <style:style style:name="P65" style:family="paragraph" style:parent-style-name="Preformatted_20_Text">
      <style:text-properties fo:color="#0000cc" fo:font-size="10pt" fo:background-color="#e7e7ff" style:font-size-asian="10pt" style:font-size-complex="10pt"/>
    </style:style>
    <style:style style:name="P66" style:family="paragraph" style:parent-style-name="Preformatted_20_Text">
      <style:text-properties fo:color="#0000cc" fo:font-size="10pt" officeooo:paragraph-rsid="013d08a1" fo:background-color="#e7e7ff" style:font-size-asian="10pt" style:font-size-complex="10pt"/>
    </style:style>
    <style:style style:name="P67"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68" style:family="paragraph" style:parent-style-name="Preformatted_20_Text">
      <style:text-properties fo:color="#008000"/>
    </style:style>
    <style:style style:name="P69" style:family="paragraph" style:parent-style-name="Preformatted_20_Text">
      <style:text-properties fo:color="#008000" fo:font-size="8pt" style:font-size-asian="8pt" style:font-size-complex="8pt"/>
    </style:style>
    <style:style style:name="P70" style:family="paragraph" style:parent-style-name="Preformatted_20_Text">
      <style:text-properties fo:color="#008000" officeooo:paragraph-rsid="0101f4a5"/>
    </style:style>
    <style:style style:name="P71" style:family="paragraph" style:parent-style-name="Preformatted_20_Text">
      <style:text-properties fo:color="#008000" officeooo:rsid="0101f4a5" officeooo:paragraph-rsid="0101f4a5"/>
    </style:style>
    <style:style style:name="P72" style:family="paragraph" style:parent-style-name="Preformatted_20_Text">
      <style:text-properties fo:font-size="8pt" style:font-size-asian="8pt" style:font-size-complex="8pt"/>
    </style:style>
    <style:style style:name="P73" style:family="paragraph" style:parent-style-name="Preformatted_20_Text">
      <style:text-properties fo:color="#cc0000" fo:font-size="10pt" fo:background-color="transparent" style:font-size-asian="10pt" style:font-size-complex="10pt"/>
    </style:style>
    <style:style style:name="P74" style:family="paragraph" style:parent-style-name="Preformatted_20_Text">
      <style:text-properties fo:color="#cc0000" fo:font-size="10pt" style:font-size-asian="10pt" style:font-size-complex="10pt"/>
    </style:style>
    <style:style style:name="P75" style:family="paragraph" style:parent-style-name="Preformatted_20_Text">
      <style:text-properties fo:color="#cc0000" fo:font-size="10pt" officeooo:paragraph-rsid="013d08a1" style:font-size-asian="10pt" style:font-size-complex="10pt"/>
    </style:style>
    <style:style style:name="P76" style:family="paragraph" style:parent-style-name="Preformatted_20_Text">
      <style:text-properties fo:color="#cc0000" fo:font-size="10pt" officeooo:paragraph-rsid="0151f690" style:font-size-asian="10pt" style:font-size-complex="10pt"/>
    </style:style>
    <style:style style:name="P77" style:family="paragraph" style:parent-style-name="Preformatted_20_Text">
      <style:text-properties fo:font-size="10pt" style:font-size-asian="10pt" style:font-size-complex="10pt"/>
    </style:style>
    <style:style style:name="P78" style:family="paragraph" style:parent-style-name="Preformatted_20_Text">
      <style:text-properties fo:font-size="10pt" officeooo:paragraph-rsid="00fbc71e" style:font-size-asian="10pt" style:font-size-complex="10pt"/>
    </style:style>
    <style:style style:name="P79" style:family="paragraph" style:parent-style-name="Preformatted_20_Text">
      <style:text-properties fo:font-size="10pt" officeooo:paragraph-rsid="00fc900b" style:font-size-asian="10pt" style:font-size-complex="10pt"/>
    </style:style>
    <style:style style:name="P80" style:family="paragraph" style:parent-style-name="Preformatted_20_Text">
      <style:text-properties fo:font-size="10pt" officeooo:paragraph-rsid="013d08a1" style:font-size-asian="10pt" style:font-size-complex="10pt"/>
    </style:style>
    <style:style style:name="P81" style:family="paragraph" style:parent-style-name="Preformatted_20_Text">
      <style:text-properties fo:font-size="11pt" style:font-size-asian="11pt" style:font-size-complex="11pt"/>
    </style:style>
    <style:style style:name="P82" style:family="paragraph" style:parent-style-name="Preformatted_20_Text">
      <style:text-properties officeooo:rsid="003291d1" officeooo:paragraph-rsid="003291d1"/>
    </style:style>
    <style:style style:name="P83" style:family="paragraph" style:parent-style-name="Preformatted_20_Text">
      <style:text-properties officeooo:paragraph-rsid="00b05f00"/>
    </style:style>
    <style:style style:name="P84" style:family="paragraph" style:parent-style-name="Preformatted_20_Text">
      <style:text-properties fo:color="#02b902" fo:font-size="10pt" style:font-size-asian="10pt" style:font-size-complex="10pt"/>
    </style:style>
    <style:style style:name="P85" style:family="paragraph" style:parent-style-name="Preformatted_20_Text">
      <style:text-properties officeooo:paragraph-rsid="0135214d"/>
    </style:style>
    <style:style style:name="P86" style:family="paragraph" style:parent-style-name="Preformatted_20_Text">
      <style:text-properties officeooo:rsid="0135214d" officeooo:paragraph-rsid="0135214d"/>
    </style:style>
    <style:style style:name="P87" style:family="paragraph" style:parent-style-name="Preformatted_20_Text">
      <style:text-properties officeooo:rsid="0135214d" officeooo:paragraph-rsid="0135a355"/>
    </style:style>
    <style:style style:name="P88" style:family="paragraph" style:parent-style-name="Text_20_body">
      <style:text-properties fo:color="#000000"/>
    </style:style>
    <style:style style:name="P89" style:family="paragraph" style:parent-style-name="Text_20_body">
      <style:text-properties fo:color="#000000" fo:background-color="transparent"/>
    </style:style>
    <style:style style:name="P90" style:family="paragraph" style:parent-style-name="Text_20_body">
      <style:paragraph-properties fo:text-align="center" style:justify-single-word="false"/>
      <style:text-properties fo:color="#000000"/>
    </style:style>
    <style:style style:name="P91" style:family="paragraph" style:parent-style-name="Text_20_body">
      <style:text-properties fo:color="#000000" fo:font-weight="normal" style:font-weight-asian="normal" style:font-weight-complex="normal"/>
    </style:style>
    <style:style style:name="P92" style:family="paragraph" style:parent-style-name="Text_20_body">
      <style:paragraph-properties fo:text-align="start" style:justify-single-word="false"/>
      <style:text-properties fo:color="#000000" fo:font-weight="normal" style:font-weight-asian="normal" style:font-weight-complex="normal"/>
    </style:style>
    <style:style style:name="P93" style:family="paragraph" style:parent-style-name="Text_20_body">
      <style:paragraph-properties fo:text-align="center" style:justify-single-word="false"/>
      <style:text-properties fo:color="#000000" fo:font-weight="bold" style:font-weight-asian="bold" style:font-weight-complex="bold"/>
    </style:style>
    <style:style style:name="P94" style:family="paragraph" style:parent-style-name="Text_20_body">
      <style:text-properties fo:color="#000000" fo:font-size="10pt" fo:background-color="transparent" style:font-size-asian="10pt" style:font-size-complex="10pt"/>
    </style:style>
    <style:style style:name="P95" style:family="paragraph" style:parent-style-name="Text_20_body">
      <style:text-properties fo:color="#000000" officeooo:paragraph-rsid="013b0b8d"/>
    </style:style>
    <style:style style:name="P96" style:family="paragraph" style:parent-style-name="Text_20_body">
      <style:paragraph-properties fo:text-align="center" style:justify-single-word="false"/>
    </style:style>
    <style:style style:name="P97" style:family="paragraph" style:parent-style-name="Text_20_body">
      <style:paragraph-properties fo:text-align="center" style:justify-single-word="false">
        <style:tab-stops>
          <style:tab-stop style:position="3.1909in"/>
        </style:tab-stops>
      </style:paragraph-properties>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start" style:justify-single-word="false">
        <style:tab-stops>
          <style:tab-stop style:position="3.1909in"/>
        </style:tab-stops>
      </style:paragraph-properties>
    </style:style>
    <style:style style:name="P100"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01" style:family="paragraph" style:parent-style-name="Text_20_body">
      <style:text-properties fo:font-size="10pt" style:font-size-asian="10pt" style:font-size-complex="10pt"/>
    </style:style>
    <style:style style:name="P102" style:family="paragraph" style:parent-style-name="Text_20_body">
      <style:text-properties fo:color="#ff0000"/>
    </style:style>
    <style:style style:name="P103" style:family="paragraph" style:parent-style-name="Text_20_body">
      <style:text-properties fo:color="#ff0000" fo:font-weight="bold" style:font-weight-asian="bold" style:font-weight-complex="bold"/>
    </style:style>
    <style:style style:name="P104" style:family="paragraph" style:parent-style-name="Text_20_body">
      <style:text-properties fo:color="#0000cc" fo:font-size="10pt" fo:background-color="#e7e7ff" style:font-size-asian="10pt" style:font-size-complex="10pt"/>
    </style:style>
    <style:style style:name="P105" style:family="paragraph" style:parent-style-name="Text_20_body">
      <style:text-properties officeooo:paragraph-rsid="008cb221"/>
    </style:style>
    <style:style style:name="P106" style:family="paragraph" style:parent-style-name="Text_20_body">
      <style:text-properties officeooo:paragraph-rsid="00c1f004"/>
    </style:style>
    <style:style style:name="P107" style:family="paragraph" style:parent-style-name="Text_20_body">
      <style:text-properties officeooo:paragraph-rsid="01241bc4"/>
    </style:style>
    <style:style style:name="P108" style:family="paragraph" style:parent-style-name="Preformatted_20_Text">
      <style:paragraph-properties fo:margin-top="0in" fo:margin-bottom="0.1965in" style:contextual-spacing="false"/>
    </style:style>
    <style:style style:name="P109"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10" style:family="paragraph" style:parent-style-name="Preformatted_20_Text">
      <style:paragraph-properties fo:margin-top="0in" fo:margin-bottom="0.1965in" style:contextual-spacing="false"/>
      <style:text-properties fo:color="#000000"/>
    </style:style>
    <style:style style:name="P111"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12"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13"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14"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15" style:family="paragraph" style:parent-style-name="Preformatted_20_Text">
      <style:paragraph-properties fo:margin-top="0in" fo:margin-bottom="0.1965in" style:contextual-spacing="false"/>
      <style:text-properties fo:font-size="10pt" style:font-size-asian="10pt" style:font-size-complex="10pt"/>
    </style:style>
    <style:style style:name="P116" style:family="paragraph" style:parent-style-name="Text_20_body">
      <style:paragraph-properties fo:margin-top="0in" fo:margin-bottom="0.1965in" style:contextual-spacing="false"/>
      <style:text-properties fo:color="#000000"/>
    </style:style>
    <style:style style:name="P117" style:family="paragraph" style:parent-style-name="Preformatted_20_Text">
      <style:paragraph-properties fo:margin-left="0.502in" fo:margin-right="0in" fo:text-indent="0in" style:auto-text-indent="false"/>
    </style:style>
    <style:style style:name="P118" style:family="paragraph" style:parent-style-name="Preformatted_20_Text">
      <style:paragraph-properties fo:margin-left="0.502in" fo:margin-right="0in" fo:text-indent="0in" style:auto-text-indent="false"/>
      <style:text-properties fo:color="#008000"/>
    </style:style>
    <style:style style:name="P119" style:family="paragraph" style:parent-style-name="Standard">
      <style:paragraph-properties fo:margin-left="0.3882in" fo:margin-right="0in" fo:text-indent="0in" style:auto-text-indent="false"/>
    </style:style>
    <style:style style:name="P120" style:family="paragraph" style:parent-style-name="Text_20_body">
      <style:paragraph-properties fo:margin-left="0.511in" fo:margin-right="0in" fo:text-indent="0in" style:auto-text-indent="false"/>
      <style:text-properties fo:font-size="10.5pt" style:font-size-asian="10.5pt" style:font-size-complex="10.5pt"/>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end" style:justify-single-word="false"/>
    </style:style>
    <style:style style:name="P123" style:family="paragraph" style:parent-style-name="Standard">
      <style:paragraph-properties fo:margin-left="0.4071in" fo:margin-right="0in" fo:text-indent="0in" style:auto-text-indent="false"/>
    </style:style>
    <style:style style:name="P124" style:family="paragraph" style:parent-style-name="Hanging_20_indent">
      <style:paragraph-properties>
        <style:tab-stops/>
      </style:paragraph-properties>
    </style:style>
    <style:style style:name="P125" style:family="paragraph" style:parent-style-name="Text_20_body_20_indent">
      <style:paragraph-properties>
        <style:tab-stops>
          <style:tab-stop style:position="3.1909in"/>
        </style:tab-stops>
      </style:paragraph-properties>
    </style:style>
    <style:style style:name="P126" style:family="paragraph" style:parent-style-name="Text_20_body_20_indent">
      <style:text-properties fo:font-size="9pt" style:font-size-asian="9pt" style:font-size-complex="9pt"/>
    </style:style>
    <style:style style:name="P127" style:family="paragraph" style:parent-style-name="Text_20_body_20_indent">
      <style:text-properties fo:color="#0000ff"/>
    </style:style>
    <style:style style:name="P128" style:family="paragraph" style:parent-style-name="Text_20_body_20_indent">
      <style:text-properties fo:color="#008000"/>
    </style:style>
    <style:style style:name="P129" style:family="paragraph" style:parent-style-name="Text_20_body_20_indent">
      <style:text-properties fo:color="#008000" officeooo:rsid="00fba0a9" officeooo:paragraph-rsid="00fba0a9"/>
    </style:style>
    <style:style style:name="P130" style:family="paragraph" style:parent-style-name="Table_20_Contents">
      <style:paragraph-properties fo:margin-left="1.3902in" fo:margin-right="0.0047in" fo:text-align="start" style:justify-single-word="false" fo:text-indent="0in" style:auto-text-indent="false"/>
    </style:style>
    <style:style style:name="P131" style:family="paragraph" style:parent-style-name="Table_20_Heading">
      <style:paragraph-properties fo:text-align="center" style:justify-single-word="false"/>
    </style:style>
    <style:style style:name="P132" style:family="paragraph" style:parent-style-name="Text_20_body_20_indent">
      <style:paragraph-properties fo:margin-left="0.4866in" fo:margin-right="0in" fo:text-indent="0in" style:auto-text-indent="false"/>
    </style:style>
    <style:style style:name="P133" style:family="paragraph" style:parent-style-name="List" style:list-style-name="L3"/>
    <style:style style:name="P134" style:family="paragraph" style:parent-style-name="Heading_20_2">
      <style:text-properties fo:color="#000000"/>
    </style:style>
    <style:style style:name="P135" style:family="paragraph" style:parent-style-name="Heading_20_3">
      <style:text-properties fo:color="#000000"/>
    </style:style>
    <style:style style:name="P136" style:family="paragraph" style:parent-style-name="Heading_20_3">
      <style:text-properties officeooo:paragraph-rsid="0070d008"/>
    </style:style>
    <style:style style:name="P137" style:family="paragraph" style:parent-style-name="Contents_20_4">
      <style:paragraph-properties>
        <style:tab-stops>
          <style:tab-stop style:position="6.3354in" style:type="right" style:leader-style="dotte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P139" style:family="paragraph" style:parent-style-name="Heading_20_1">
      <style:paragraph-properties fo:break-before="page"/>
    </style:style>
    <style:style style:name="P140" style:family="paragraph" style:parent-style-name="Heading_20_1">
      <style:paragraph-properties fo:margin-left="0in" fo:margin-right="0in" fo:text-indent="0in" style:auto-text-indent="false"/>
    </style:style>
    <style:style style:name="P141" style:family="paragraph" style:parent-style-name="Text_20_body" style:list-style-name="List_20_1"/>
    <style:style style:name="P142" style:family="paragraph" style:parent-style-name="Text_20_body">
      <style:text-properties officeooo:rsid="008cb221" officeooo:paragraph-rsid="008cb221"/>
    </style:style>
    <style:style style:name="P143" style:family="paragraph" style:parent-style-name="Text_20_body">
      <style:text-properties officeooo:rsid="008cb221" officeooo:paragraph-rsid="017f82aa"/>
    </style:style>
    <style:style style:name="P144" style:family="paragraph" style:parent-style-name="Text_20_body" style:list-style-name="List_20_1">
      <style:paragraph-properties fo:margin-left="0.6063in" fo:margin-right="0in" fo:text-indent="-0.1575in" style:auto-text-indent="false">
        <style:tab-stops/>
      </style:paragraph-properties>
    </style:style>
    <style:style style:name="P145" style:family="paragraph" style:parent-style-name="Text_20_body" style:list-style-name="L1">
      <style:paragraph-properties fo:margin-left="0in" fo:margin-right="0in" fo:text-indent="0in" style:auto-text-indent="false"/>
    </style:style>
    <style:style style:name="P14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47" style:family="paragraph" style:parent-style-name="Heading_20_4">
      <style:text-properties fo:color="#000000"/>
    </style:style>
    <style:style style:name="P148" style:family="paragraph" style:parent-style-name="Heading_20_4">
      <style:paragraph-properties fo:margin-left="0in" fo:margin-right="0in" fo:text-indent="0in" style:auto-text-indent="false"/>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Preformatted_20_Text">
      <style:text-properties fo:color="#0000ff" officeooo:paragraph-rsid="0170126f"/>
    </style:style>
    <style:style style:name="P152" style:family="paragraph" style:parent-style-name="Preformatted_20_Text">
      <style:text-properties fo:color="#0000ff" officeooo:paragraph-rsid="017164ed"/>
    </style:style>
    <style:style style:name="P153" style:family="paragraph" style:parent-style-name="Preformatted_20_Text">
      <style:text-properties fo:color="#0000ff" officeooo:paragraph-rsid="0172821d"/>
    </style:style>
    <style:style style:name="P154" style:family="paragraph" style:parent-style-name="Preformatted_20_Text">
      <style:text-properties fo:color="#0000ff" officeooo:paragraph-rsid="017826b2"/>
    </style:style>
    <style:style style:name="P155" style:family="paragraph" style:parent-style-name="Preformatted_20_Text">
      <style:text-properties officeooo:paragraph-rsid="0170126f"/>
    </style:style>
    <style:style style:name="P156" style:family="paragraph" style:parent-style-name="Preformatted_20_Text">
      <style:text-properties officeooo:paragraph-rsid="017164ed"/>
    </style:style>
    <style:style style:name="P157" style:family="paragraph" style:parent-style-name="Preformatted_20_Text">
      <style:text-properties officeooo:paragraph-rsid="0175f2b8"/>
    </style:style>
    <style:style style:name="P158" style:family="paragraph" style:parent-style-name="Preformatted_20_Text">
      <style:text-properties officeooo:paragraph-rsid="017826b2"/>
    </style:style>
    <style:style style:name="P159" style:family="paragraph" style:parent-style-name="Preformatted_20_Text">
      <style:text-properties officeooo:paragraph-rsid="0179b357"/>
    </style:style>
    <style:style style:name="P160" style:family="paragraph" style:parent-style-name="Preformatted_20_Text">
      <style:text-properties fo:font-size="10pt" style:font-size-asian="10pt" style:font-size-complex="10pt"/>
    </style:style>
    <style:style style:name="P161" style:family="paragraph" style:parent-style-name="Preformatted_20_Text">
      <style:text-properties fo:color="#000000" fo:font-size="10pt" style:font-size-asian="10pt" style:font-size-complex="10pt"/>
    </style:style>
    <style:style style:name="P162" style:family="paragraph" style:parent-style-name="Preformatted_20_Text">
      <style:text-properties fo:color="#0000cc" fo:font-size="10pt" style:font-size-asian="10pt" style:font-size-complex="10pt"/>
    </style:style>
    <style:style style:name="P163" style:family="paragraph" style:parent-style-name="Preformatted_20_Text">
      <style:text-properties officeooo:paragraph-rsid="018137e0"/>
    </style:style>
    <style:style style:name="P164" style:family="paragraph" style:parent-style-name="List_20_1" style:list-style-name="L2">
      <style:paragraph-properties fo:margin-left="0.6535in" fo:margin-right="0in" fo:text-indent="-0.2555in" style:auto-text-indent="false">
        <style:tab-stops/>
      </style:paragraph-properties>
    </style:style>
    <style:style style:name="P165" style:family="paragraph" style:parent-style-name="List_20_1" style:list-style-name="L2">
      <style:paragraph-properties fo:margin-left="0.6346in" fo:margin-right="0in" fo:text-indent="-0.2555in" style:auto-text-indent="false">
        <style:tab-stops/>
      </style:paragraph-properties>
    </style:style>
    <style:style style:name="P16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5add01"/>
    </style:style>
    <style:style style:name="T4" style:family="text">
      <style:text-properties officeooo:rsid="0151f690"/>
    </style:style>
    <style:style style:name="T5" style:family="text">
      <style:text-properties officeooo:rsid="01473a78"/>
    </style:style>
    <style:style style:name="T6" style:family="text">
      <style:text-properties officeooo:rsid="0138306e"/>
    </style:style>
    <style:style style:name="T7" style:family="text">
      <style:text-properties officeooo:rsid="01332a2c"/>
    </style:style>
    <style:style style:name="T8" style:family="text">
      <style:text-properties officeooo:rsid="012912fc"/>
    </style:style>
    <style:style style:name="T9" style:family="text">
      <style:text-properties officeooo:rsid="01241bc4"/>
    </style:style>
    <style:style style:name="T10" style:family="text">
      <style:text-properties officeooo:rsid="00c02140"/>
    </style:style>
    <style:style style:name="T11" style:family="text">
      <style:text-properties officeooo:rsid="00bcd4d9"/>
    </style:style>
    <style:style style:name="T12" style:family="text">
      <style:text-properties officeooo:rsid="00b05f00"/>
    </style:style>
    <style:style style:name="T13" style:family="text">
      <style:text-properties officeooo:rsid="0097bb48"/>
    </style:style>
    <style:style style:name="T14" style:family="text">
      <style:text-properties officeooo:rsid="0070d008"/>
    </style:style>
    <style:style style:name="T15" style:family="text">
      <style:text-properties officeooo:rsid="004d359c"/>
    </style:style>
    <style:style style:name="T16" style:family="text">
      <style:text-properties officeooo:rsid="0038d6f8"/>
    </style:style>
    <style:style style:name="T17" style:family="text">
      <style:text-properties officeooo:rsid="0023aff4"/>
    </style:style>
    <style:style style:name="T18" style:family="text">
      <style:text-properties officeooo:rsid="00151b2c"/>
    </style:style>
    <style:style style:name="T19" style:family="text">
      <style:text-properties fo:font-size="10pt" style:font-size-asian="10pt" style:font-size-complex="10pt"/>
    </style:style>
    <style:style style:name="T20" style:family="text">
      <style:text-properties fo:font-size="10pt" officeooo:rsid="0080f5d8" style:font-size-asian="10pt" style:font-size-complex="10pt"/>
    </style:style>
    <style:style style:name="T21" style:family="text">
      <style:text-properties fo:font-size="10pt" officeooo:rsid="00cfd076"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style:font-name="Trebuchet MS" fo:font-size="10pt" style:font-size-asian="10pt" style:font-size-complex="10pt"/>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151b2c" style:font-weight-asian="bold" style:font-weight-complex="bold"/>
    </style:style>
    <style:style style:name="T27" style:family="text">
      <style:text-properties fo:font-weight="bold" officeooo:rsid="002a36e8" style:font-weight-asian="bold" style:font-weight-complex="bold"/>
    </style:style>
    <style:style style:name="T28" style:family="text">
      <style:text-properties fo:font-weight="bold" officeooo:rsid="00e191ed" style:font-weight-asian="bold" style:font-weight-complex="bold"/>
    </style:style>
    <style:style style:name="T29" style:family="text">
      <style:text-properties fo:font-weight="bold" officeooo:rsid="00f01272" style:font-weight-asian="bold" style:font-weight-complex="bold"/>
    </style:style>
    <style:style style:name="T30" style:family="text">
      <style:text-properties fo:font-weight="bold" officeooo:rsid="012912fc" style:font-weight-asian="bold" style:font-weight-complex="bold"/>
    </style:style>
    <style:style style:name="T31" style:family="text">
      <style:text-properties fo:font-weight="bold" officeooo:rsid="012b728c" style:font-weight-asian="bold" style:font-weight-complex="bold"/>
    </style:style>
    <style:style style:name="T32" style:family="text">
      <style:text-properties fo:font-weight="bold" officeooo:rsid="012ef7f3" style:font-weight-asian="bold" style:font-weight-complex="bold"/>
    </style:style>
    <style:style style:name="T33" style:family="text">
      <style:text-properties fo:font-weight="bold" officeooo:rsid="01512824" style:font-weight-asian="bold" style:font-weight-complex="bold"/>
    </style:style>
    <style:style style:name="T34" style:family="text">
      <style:text-properties fo:font-weight="bold" officeooo:rsid="0151f690" style:font-weight-asian="bold" style:font-weight-complex="bold"/>
    </style:style>
    <style:style style:name="T35" style:family="text">
      <style:text-properties fo:font-weight="bold" officeooo:rsid="0167aee2" style:font-weight-asian="bold" style:font-weight-complex="bold"/>
    </style:style>
    <style:style style:name="T36" style:family="text">
      <style:text-properties fo:font-weight="bold" officeooo:rsid="007a8402"/>
    </style:style>
    <style:style style:name="T37" style:family="text">
      <style:text-properties fo:font-weight="bold" officeooo:rsid="007a9505"/>
    </style:style>
    <style:style style:name="T38" style:family="text">
      <style:text-properties fo:font-weight="bold" officeooo:rsid="01062fdb"/>
    </style:style>
    <style:style style:name="T39" style:family="text">
      <style:text-properties fo:font-weight="bold" officeooo:rsid="0107b607"/>
    </style:style>
    <style:style style:name="T40" style:family="text">
      <style:text-properties fo:font-weight="bold" officeooo:rsid="010ba159"/>
    </style:style>
    <style:style style:name="T41" style:family="text">
      <style:text-properties fo:font-weight="bold" officeooo:rsid="01512824"/>
    </style:style>
    <style:style style:name="T42" style:family="text">
      <style:text-properties fo:font-weight="bold" officeooo:rsid="0151f690"/>
    </style:style>
    <style:style style:name="T43" style:family="text">
      <style:text-properties fo:color="#ff0000"/>
    </style:style>
    <style:style style:name="T44" style:family="text">
      <style:text-properties fo:color="#ff0000" fo:font-weight="bold"/>
    </style:style>
    <style:style style:name="T45" style:family="text">
      <style:text-properties fo:color="#ff0000" fo:font-weight="bold" style:font-weight-asian="bold" style:font-weight-complex="bold"/>
    </style:style>
    <style:style style:name="T46" style:family="text">
      <style:text-properties fo:color="#ff0000" fo:font-weight="bold" officeooo:rsid="0070d008" style:font-weight-asian="bold" style:font-weight-complex="bold"/>
    </style:style>
    <style:style style:name="T47" style:family="text">
      <style:text-properties fo:color="#ff0000" fo:font-weight="bold" officeooo:rsid="00c02140" style:font-weight-asian="bold" style:font-weight-complex="bold"/>
    </style:style>
    <style:style style:name="T48" style:family="text">
      <style:text-properties fo:color="#ff0000" fo:font-weight="bold" officeooo:rsid="00c1df3c" style:font-weight-asian="bold" style:font-weight-complex="bold"/>
    </style:style>
    <style:style style:name="T49" style:family="text">
      <style:text-properties fo:color="#ff0000" fo:font-weight="bold" officeooo:rsid="00c1f004" style:font-weight-asian="bold" style:font-weight-complex="bold"/>
    </style:style>
    <style:style style:name="T50" style:family="text">
      <style:text-properties fo:color="#ff0000" fo:font-weight="bold" officeooo:rsid="00c2610c" style:font-weight-asian="bold" style:font-weight-complex="bold"/>
    </style:style>
    <style:style style:name="T51" style:family="text">
      <style:text-properties fo:color="#ff0000" fo:font-weight="bold" officeooo:rsid="01651b7a" style:font-weight-asian="bold" style:font-weight-complex="bold"/>
    </style:style>
    <style:style style:name="T52" style:family="text">
      <style:text-properties fo:color="#ff0000" fo:font-weight="bold" officeooo:rsid="0167aee2" style:font-weight-asian="bold" style:font-weight-complex="bold"/>
    </style:style>
    <style:style style:name="T53" style:family="text">
      <style:text-properties fo:color="#ff0000" fo:font-weight="bold" fo:background-color="transparent" style:font-weight-asian="bold" style:font-weight-complex="bold"/>
    </style:style>
    <style:style style:name="T54" style:family="text">
      <style:text-properties fo:color="#ff0000" fo:font-size="12pt" style:font-size-asian="12pt" style:font-size-complex="12pt"/>
    </style:style>
    <style:style style:name="T55" style:family="text">
      <style:text-properties fo:color="#ff0000" officeooo:rsid="004dbaa6"/>
    </style:style>
    <style:style style:name="T56" style:family="text">
      <style:text-properties fo:color="#ff0000" officeooo:rsid="009283f2"/>
    </style:style>
    <style:style style:name="T57" style:family="text">
      <style:text-properties fo:color="#000000"/>
    </style:style>
    <style:style style:name="T58" style:family="text">
      <style:text-properties fo:color="#000000" fo:font-weight="bold"/>
    </style:style>
    <style:style style:name="T59" style:family="text">
      <style:text-properties fo:color="#000000" fo:font-weight="bold" style:font-weight-asian="bold" style:font-weight-complex="bold"/>
    </style:style>
    <style:style style:name="T60" style:family="text">
      <style:text-properties fo:color="#000000" fo:font-weight="bold" officeooo:rsid="010a8424" style:font-weight-asian="bold" style:font-weight-complex="bold"/>
    </style:style>
    <style:style style:name="T61" style:family="text">
      <style:text-properties fo:color="#000000" fo:font-weight="normal" style:font-weight-asian="normal" style:font-weight-complex="normal"/>
    </style:style>
    <style:style style:name="T62" style:family="text">
      <style:text-properties fo:color="#000000" fo:font-style="italic"/>
    </style:style>
    <style:style style:name="T63" style:family="text">
      <style:text-properties fo:color="#000000" fo:font-style="italic" fo:font-weight="bold" style:font-style-asian="italic" style:font-weight-asian="bold" style:font-style-complex="italic" style:font-weight-complex="bold"/>
    </style:style>
    <style:style style:name="T64" style:family="text">
      <style:text-properties fo:color="#000000" fo:font-style="italic" fo:font-weight="bold" officeooo:rsid="00eae80f" style:font-style-asian="italic" style:font-weight-asian="bold" style:font-style-complex="italic" style:font-weight-complex="bold"/>
    </style:style>
    <style:style style:name="T65" style:family="text">
      <style:text-properties fo:color="#000000" style:text-position="33% 80%"/>
    </style:style>
    <style:style style:name="T66" style:family="text">
      <style:text-properties fo:color="#000000" fo:font-size="10pt" style:font-size-asian="10pt" style:font-size-complex="10pt"/>
    </style:style>
    <style:style style:name="T67" style:family="text">
      <style:text-properties fo:color="#000000" officeooo:rsid="00d30ef1"/>
    </style:style>
    <style:style style:name="T68" style:family="text">
      <style:text-properties fo:color="#000000" officeooo:rsid="00e758fe"/>
    </style:style>
    <style:style style:name="T69" style:family="text">
      <style:text-properties fo:color="#000000" officeooo:rsid="00eab39c"/>
    </style:style>
    <style:style style:name="T70" style:family="text">
      <style:text-properties fo:color="#000000" officeooo:rsid="00eae80f"/>
    </style:style>
    <style:style style:name="T71" style:family="text">
      <style:text-properties fo:color="#000000" officeooo:rsid="010a8424"/>
    </style:style>
    <style:style style:name="T72" style:family="text">
      <style:text-properties fo:color="#000000" officeooo:rsid="015b838a"/>
    </style:style>
    <style:style style:name="T73" style:family="text">
      <style:text-properties fo:color="#009966" fo:font-weight="bold"/>
    </style:style>
    <style:style style:name="T74" style:family="text">
      <style:text-properties fo:color="#009966" fo:font-weight="bold" officeooo:rsid="007a17fc"/>
    </style:style>
    <style:style style:name="T75" style:family="text">
      <style:text-properties fo:color="#009966" fo:font-weight="bold" officeooo:rsid="0138306e"/>
    </style:style>
    <style:style style:name="T76" style:family="text">
      <style:text-properties fo:color="#0000ff"/>
    </style:style>
    <style:style style:name="T77" style:family="text">
      <style:text-properties fo:color="#0000ff" fo:background-color="#e7e7ff"/>
    </style:style>
    <style:style style:name="T78" style:family="text">
      <style:text-properties fo:color="#0000ff" fo:font-size="10.5pt" style:font-size-asian="10.5pt" style:font-size-complex="10.5pt"/>
    </style:style>
    <style:style style:name="T79" style:family="text">
      <style:text-properties fo:color="#0000ff" fo:font-weight="bold" style:font-weight-asian="bold" style:font-weight-complex="bold"/>
    </style:style>
    <style:style style:name="T80" style:family="text">
      <style:text-properties fo:color="#0000ff" fo:font-weight="normal" style:font-weight-asian="normal" style:font-weight-complex="normal"/>
    </style:style>
    <style:style style:name="T81" style:family="text">
      <style:text-properties fo:color="#0000ff" fo:font-size="12pt" style:font-size-asian="12pt" style:font-size-complex="12pt"/>
    </style:style>
    <style:style style:name="T82" style:family="text">
      <style:text-properties fo:color="#0000ff" fo:font-size="10pt" style:font-size-asian="10pt" style:font-size-complex="10pt"/>
    </style:style>
    <style:style style:name="T83" style:family="text">
      <style:text-properties fo:color="#0000ff" officeooo:rsid="0101f4a5"/>
    </style:style>
    <style:style style:name="T84" style:family="text">
      <style:text-properties fo:color="#0000ff" officeooo:rsid="010a8424"/>
    </style:style>
    <style:style style:name="T85" style:family="text">
      <style:text-properties fo:color="#cc0000"/>
    </style:style>
    <style:style style:name="T86" style:family="text">
      <style:text-properties fo:color="#cc0000" fo:font-weight="bold"/>
    </style:style>
    <style:style style:name="T87" style:family="text">
      <style:text-properties fo:color="#cc0000" fo:font-size="10pt" style:font-size-asian="10pt" style:font-size-complex="10pt"/>
    </style:style>
    <style:style style:name="T88" style:family="text">
      <style:text-properties fo:color="#cc0000" fo:font-size="10pt" officeooo:rsid="013e7088" style:font-size-asian="10pt" style:font-size-complex="10pt"/>
    </style:style>
    <style:style style:name="T89" style:family="text">
      <style:text-properties fo:color="#cc0000" officeooo:rsid="007a17fc"/>
    </style:style>
    <style:style style:name="T90" style:family="text">
      <style:text-properties fo:color="#cc0000" officeooo:rsid="0138306e"/>
    </style:style>
    <style:style style:name="T91" style:family="text">
      <style:text-properties fo:color="#cc0000" officeooo:rsid="0151f690"/>
    </style:style>
    <style:style style:name="T92" style:family="text">
      <style:text-properties fo:color="#0000cc" fo:background-color="#e7e7ff"/>
    </style:style>
    <style:style style:name="T93" style:family="text">
      <style:text-properties fo:color="#02b902"/>
    </style:style>
    <style:style style:name="T94" style:family="text">
      <style:text-properties fo:font-style="italic" style:font-style-asian="italic" style:font-style-complex="italic"/>
    </style:style>
    <style:style style:name="T95" style:family="text">
      <style:text-properties fo:font-style="italic" style:text-underline-style="none" fo:font-weight="normal" style:font-style-asian="italic" style:font-weight-asian="normal" style:font-style-complex="italic" style:font-weight-complex="normal"/>
    </style:style>
    <style:style style:name="T96" style:family="text">
      <style:text-properties fo:font-style="italic" style:text-underline-style="none" style:font-style-asian="italic" style:font-style-complex="italic"/>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color="#cc0033" fo:font-weight="bold"/>
    </style:style>
    <style:style style:name="T100" style:family="text">
      <style:text-properties fo:color="#cc0033" fo:font-weight="bold" officeooo:rsid="013d08a1"/>
    </style:style>
    <style:style style:name="T101" style:family="text">
      <style:text-properties fo:color="#9966ff"/>
    </style:style>
    <style:style style:name="T102" style:family="text">
      <style:text-properties fo:color="#9966ff" officeooo:rsid="0151f690"/>
    </style:style>
    <style:style style:name="T103" style:family="text">
      <style:text-properties fo:color="#ff00cc"/>
    </style:style>
    <style:style style:name="T104" style:family="text">
      <style:text-properties fo:color="#ff00cc" officeooo:rsid="004d359c"/>
    </style:style>
    <style:style style:name="T105" style:family="text">
      <style:text-properties fo:color="#ff00cc" officeooo:rsid="007a9505"/>
    </style:style>
    <style:style style:name="T106" style:family="text">
      <style:text-properties fo:color="#ff00cc" officeooo:rsid="007ba8fa"/>
    </style:style>
    <style:style style:name="T107" style:family="text">
      <style:text-properties fo:color="#ff00cc" officeooo:rsid="01062fdb"/>
    </style:style>
    <style:style style:name="T108" style:family="text">
      <style:text-properties fo:color="#006699" fo:font-weight="bold"/>
    </style:style>
    <style:style style:name="T109" style:family="text">
      <style:text-properties fo:color="#006699" fo:font-weight="bold" officeooo:rsid="014113ea"/>
    </style:style>
    <style:style style:name="T110" style:family="text">
      <style:text-properties fo:color="#006699" fo:font-weight="bold" officeooo:rsid="01512824"/>
    </style:style>
    <style:style style:name="T111" style:family="text">
      <style:text-properties fo:color="#006699" fo:font-weight="bold" officeooo:rsid="0151f690"/>
    </style:style>
    <style:style style:name="T112" style:family="text">
      <style:text-properties fo:color="#008000"/>
    </style:style>
    <style:style style:name="T113" style:family="text">
      <style:text-properties fo:color="#008000" fo:font-weight="normal" style:font-weight-asian="normal" style:font-weight-complex="normal"/>
    </style:style>
    <style:style style:name="T114" style:family="text">
      <style:text-properties fo:color="#008000" fo:font-weight="bold" style:font-weight-asian="bold" style:font-weight-complex="bold"/>
    </style:style>
    <style:style style:name="T115" style:family="text">
      <style:text-properties fo:color="#008000" fo:font-size="12pt" style:font-size-asian="12pt" style:font-size-complex="12pt"/>
    </style:style>
    <style:style style:name="T116" style:family="text">
      <style:text-properties fo:font-weight="normal" style:font-weight-asian="normal" style:font-weight-complex="normal"/>
    </style:style>
    <style:style style:name="T117" style:family="text">
      <style:text-properties fo:font-weight="normal" officeooo:rsid="0031a485" style:font-weight-asian="normal" style:font-weight-complex="normal"/>
    </style:style>
    <style:style style:name="T118" style:family="text">
      <style:text-properties fo:font-weight="normal" officeooo:rsid="00d63d42" style:font-weight-asian="normal" style:font-weight-complex="normal"/>
    </style:style>
    <style:style style:name="T119" style:family="text">
      <style:text-properties fo:font-weight="normal" officeooo:rsid="00dd8a80" style:font-weight-asian="normal" style:font-weight-complex="normal"/>
    </style:style>
    <style:style style:name="T120" style:family="text">
      <style:text-properties fo:font-weight="normal" officeooo:rsid="00eab39c" style:font-weight-asian="normal" style:font-weight-complex="normal"/>
    </style:style>
    <style:style style:name="T121" style:family="text">
      <style:text-properties fo:font-weight="normal" officeooo:rsid="00eb10cc" style:font-weight-asian="normal" style:font-weight-complex="normal"/>
    </style:style>
    <style:style style:name="T122" style:family="text">
      <style:text-properties fo:font-weight="normal" officeooo:rsid="00eb9f96" style:font-weight-asian="normal" style:font-weight-complex="normal"/>
    </style:style>
    <style:style style:name="T123" style:family="text">
      <style:text-properties fo:font-weight="normal" officeooo:rsid="00ef2038" style:font-weight-asian="normal" style:font-weight-complex="normal"/>
    </style:style>
    <style:style style:name="T124" style:family="text">
      <style:text-properties fo:font-weight="normal" officeooo:rsid="00efbe3f" style:font-weight-asian="normal" style:font-weight-complex="normal"/>
    </style:style>
    <style:style style:name="T125" style:family="text">
      <style:text-properties fo:font-weight="normal" officeooo:rsid="00f1dd23" style:font-weight-asian="normal" style:font-weight-complex="normal"/>
    </style:style>
    <style:style style:name="T126" style:family="text">
      <style:text-properties fo:font-weight="normal" officeooo:rsid="00f2c777" style:font-weight-asian="normal" style:font-weight-complex="normal"/>
    </style:style>
    <style:style style:name="T127" style:family="text">
      <style:text-properties fo:font-weight="normal" officeooo:rsid="00fba0a9" style:font-weight-asian="normal" style:font-weight-complex="normal"/>
    </style:style>
    <style:style style:name="T128" style:family="text">
      <style:text-properties fo:font-weight="normal" officeooo:rsid="00fbc71e" style:font-weight-asian="normal" style:font-weight-complex="normal"/>
    </style:style>
    <style:style style:name="T129" style:family="text">
      <style:text-properties fo:font-weight="normal" officeooo:rsid="01039fe2" style:font-weight-asian="normal" style:font-weight-complex="normal"/>
    </style:style>
    <style:style style:name="T130" style:family="text">
      <style:text-properties fo:font-weight="normal" officeooo:rsid="0107b607" style:font-weight-asian="normal" style:font-weight-complex="normal"/>
    </style:style>
    <style:style style:name="T131" style:family="text">
      <style:text-properties fo:font-weight="normal" officeooo:rsid="0108a6a0" style:font-weight-asian="normal" style:font-weight-complex="normal"/>
    </style:style>
    <style:style style:name="T132" style:family="text">
      <style:text-properties fo:font-weight="normal" officeooo:rsid="010a6ace" style:font-weight-asian="normal" style:font-weight-complex="normal"/>
    </style:style>
    <style:style style:name="T133" style:family="text">
      <style:text-properties fo:font-weight="normal" officeooo:rsid="010c5b78" style:font-weight-asian="normal" style:font-weight-complex="normal"/>
    </style:style>
    <style:style style:name="T134" style:family="text">
      <style:text-properties fo:font-weight="normal" officeooo:rsid="012912fc" style:font-weight-asian="normal" style:font-weight-complex="normal"/>
    </style:style>
    <style:style style:name="T135" style:family="text">
      <style:text-properties fo:font-weight="normal" officeooo:rsid="0138306e" style:font-weight-asian="normal" style:font-weight-complex="normal"/>
    </style:style>
    <style:style style:name="T136" style:family="text">
      <style:text-properties fo:font-weight="normal" officeooo:rsid="014113ea" style:font-weight-asian="normal" style:font-weight-complex="normal"/>
    </style:style>
    <style:style style:name="T137" style:family="text">
      <style:text-properties fo:color="#c5000b"/>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background-color="#00ff00"/>
    </style:style>
    <style:style style:name="T141" style:family="text">
      <style:text-properties fo:font-size="10.5pt" style:font-size-asian="10.5pt" style:font-size-complex="10.5pt"/>
    </style:style>
    <style:style style:name="T142" style:family="text">
      <style:text-properties fo:font-size="10.5pt" fo:font-weight="normal" style:font-size-asian="10.5pt" style:font-weight-asian="normal" style:font-size-complex="10.5pt" style:font-weight-complex="normal"/>
    </style:style>
    <style:style style:name="T143" style:family="text">
      <style:text-properties fo:font-size="10.5pt" fo:font-weight="bold" style:font-size-asian="10.5pt" style:font-weight-asian="bold" style:font-size-complex="10.5pt" style:font-weight-complex="bold"/>
    </style:style>
    <style:style style:name="T144" style:family="text">
      <style:text-properties fo:background-color="#e7e7ff"/>
    </style:style>
    <style:style style:name="T145" style:family="text">
      <style:text-properties fo:font-size="12pt" style:font-size-asian="12pt" style:font-size-complex="12pt"/>
    </style:style>
    <style:style style:name="T146" style:family="text">
      <style:text-properties fo:font-size="12pt" fo:font-weight="bold" style:font-size-asian="12pt" style:font-weight-asian="bold" style:font-size-complex="12pt" style:font-weight-complex="bold"/>
    </style:style>
    <style:style style:name="T147" style:family="text">
      <style:text-properties fo:font-size="12pt" fo:font-weight="bold" officeooo:rsid="0054f2ef" style:font-size-asian="12pt" style:font-weight-asian="bold" style:font-size-complex="12pt" style:font-weight-complex="bold"/>
    </style:style>
    <style:style style:name="T148" style:family="text">
      <style:text-properties style:text-underline-style="none"/>
    </style:style>
    <style:style style:name="T149" style:family="text">
      <style:text-properties style:text-position="sub 58%" fo:font-style="italic" style:font-style-asian="italic" style:font-style-complex="italic"/>
    </style:style>
    <style:style style:name="T150" style:family="text">
      <style:text-properties officeooo:rsid="001b8888"/>
    </style:style>
    <style:style style:name="T151" style:family="text">
      <style:text-properties officeooo:rsid="00244b93"/>
    </style:style>
    <style:style style:name="T152" style:family="text">
      <style:text-properties officeooo:rsid="0024af28"/>
    </style:style>
    <style:style style:name="T153" style:family="text">
      <style:text-properties officeooo:rsid="002a36e8"/>
    </style:style>
    <style:style style:name="T154" style:family="text">
      <style:text-properties officeooo:rsid="002e04b7"/>
    </style:style>
    <style:style style:name="T155" style:family="text">
      <style:text-properties officeooo:rsid="002fd9fa"/>
    </style:style>
    <style:style style:name="T156" style:family="text">
      <style:text-properties officeooo:rsid="0031a485"/>
    </style:style>
    <style:style style:name="T157" style:family="text">
      <style:text-properties officeooo:rsid="003291d1"/>
    </style:style>
    <style:style style:name="T158" style:family="text">
      <style:text-properties officeooo:rsid="0033ca30"/>
    </style:style>
    <style:style style:name="T159" style:family="text">
      <style:text-properties officeooo:rsid="0034d5b6"/>
    </style:style>
    <style:style style:name="T160" style:family="text">
      <style:text-properties officeooo:rsid="003ac061"/>
    </style:style>
    <style:style style:name="T161" style:family="text">
      <style:text-properties officeooo:rsid="004200b0"/>
    </style:style>
    <style:style style:name="T162" style:family="text">
      <style:text-properties officeooo:rsid="0042ddda"/>
    </style:style>
    <style:style style:name="T163" style:family="text">
      <style:text-properties officeooo:rsid="00451e55"/>
    </style:style>
    <style:style style:name="T164" style:family="text">
      <style:text-properties officeooo:rsid="00743e34"/>
    </style:style>
    <style:style style:name="T165" style:family="text">
      <style:text-properties officeooo:rsid="007a17fc"/>
    </style:style>
    <style:style style:name="T166" style:family="text">
      <style:text-properties officeooo:rsid="007a8402"/>
    </style:style>
    <style:style style:name="T167" style:family="text">
      <style:text-properties officeooo:rsid="007a9505"/>
    </style:style>
    <style:style style:name="T168" style:family="text">
      <style:text-properties officeooo:rsid="007ba8fa"/>
    </style:style>
    <style:style style:name="T169" style:family="text">
      <style:text-properties officeooo:rsid="007be3b2"/>
    </style:style>
    <style:style style:name="T170" style:family="text">
      <style:text-properties officeooo:rsid="007f2f1e"/>
    </style:style>
    <style:style style:name="T171" style:family="text">
      <style:text-properties officeooo:rsid="0086953a"/>
    </style:style>
    <style:style style:name="T172" style:family="text">
      <style:text-properties officeooo:rsid="008a5358"/>
    </style:style>
    <style:style style:name="T173" style:family="text">
      <style:text-properties officeooo:rsid="00a74a81"/>
    </style:style>
    <style:style style:name="T174" style:family="text">
      <style:text-properties officeooo:rsid="00a88abf"/>
    </style:style>
    <style:style style:name="T175" style:family="text">
      <style:text-properties officeooo:rsid="00b72c0c"/>
    </style:style>
    <style:style style:name="T176" style:family="text">
      <style:text-properties officeooo:rsid="00d07cee"/>
    </style:style>
    <style:style style:name="T177" style:family="text">
      <style:text-properties officeooo:rsid="00d1ac0e"/>
    </style:style>
    <style:style style:name="T178" style:family="text">
      <style:text-properties officeooo:rsid="00d2b1c2"/>
    </style:style>
    <style:style style:name="T179" style:family="text">
      <style:text-properties officeooo:rsid="00d30ef1"/>
    </style:style>
    <style:style style:name="T180" style:family="text">
      <style:text-properties officeooo:rsid="00d3119a"/>
    </style:style>
    <style:style style:name="T181" style:family="text">
      <style:text-properties officeooo:rsid="00d4852d"/>
    </style:style>
    <style:style style:name="T182" style:family="text">
      <style:text-properties officeooo:rsid="00d81b68"/>
    </style:style>
    <style:style style:name="T183" style:family="text">
      <style:text-properties officeooo:rsid="00d9c876"/>
    </style:style>
    <style:style style:name="T184" style:family="text">
      <style:text-properties officeooo:rsid="00dba23f"/>
    </style:style>
    <style:style style:name="T185" style:family="text">
      <style:text-properties officeooo:rsid="00e0d786"/>
    </style:style>
    <style:style style:name="T186" style:family="text">
      <style:text-properties officeooo:rsid="00e191ed"/>
    </style:style>
    <style:style style:name="T187" style:family="text">
      <style:text-properties officeooo:rsid="00e34708"/>
    </style:style>
    <style:style style:name="T188" style:family="text">
      <style:text-properties officeooo:rsid="00e499b1"/>
    </style:style>
    <style:style style:name="T189" style:family="text">
      <style:text-properties officeooo:rsid="00e58d03"/>
    </style:style>
    <style:style style:name="T190" style:family="text">
      <style:text-properties officeooo:rsid="00e758fe"/>
    </style:style>
    <style:style style:name="T191" style:family="text">
      <style:text-properties officeooo:rsid="00e944e2"/>
    </style:style>
    <style:style style:name="T192" style:family="text">
      <style:text-properties officeooo:rsid="00eab39c"/>
    </style:style>
    <style:style style:name="T193" style:family="text">
      <style:text-properties officeooo:rsid="00eae80f"/>
    </style:style>
    <style:style style:name="T194" style:family="text">
      <style:text-properties officeooo:rsid="00eb9f96"/>
    </style:style>
    <style:style style:name="T195" style:family="text">
      <style:text-properties officeooo:rsid="00eca3c4"/>
    </style:style>
    <style:style style:name="T196" style:family="text">
      <style:text-properties officeooo:rsid="00ed087d"/>
    </style:style>
    <style:style style:name="T197" style:family="text">
      <style:text-properties officeooo:rsid="00ed50e9"/>
    </style:style>
    <style:style style:name="T198" style:family="text">
      <style:text-properties officeooo:rsid="00ef2038"/>
    </style:style>
    <style:style style:name="T199" style:family="text">
      <style:text-properties officeooo:rsid="00efbe3f"/>
    </style:style>
    <style:style style:name="T200" style:family="text">
      <style:text-properties officeooo:rsid="00f22645"/>
    </style:style>
    <style:style style:name="T201" style:family="text">
      <style:text-properties officeooo:rsid="00f2c777"/>
    </style:style>
    <style:style style:name="T202" style:family="text">
      <style:text-properties officeooo:rsid="00f2ee8a"/>
    </style:style>
    <style:style style:name="T203" style:family="text">
      <style:text-properties officeooo:rsid="00f4d7f1"/>
    </style:style>
    <style:style style:name="T204" style:family="text">
      <style:text-properties officeooo:rsid="00f68314"/>
    </style:style>
    <style:style style:name="T205" style:family="text">
      <style:text-properties officeooo:rsid="00f95b73"/>
    </style:style>
    <style:style style:name="T206" style:family="text">
      <style:text-properties officeooo:rsid="00fa4cc3"/>
    </style:style>
    <style:style style:name="T207" style:family="text">
      <style:text-properties officeooo:rsid="00fb9215"/>
    </style:style>
    <style:style style:name="T208" style:family="text">
      <style:text-properties officeooo:rsid="00fba0a9"/>
    </style:style>
    <style:style style:name="T209" style:family="text">
      <style:text-properties officeooo:rsid="00fbc71e"/>
    </style:style>
    <style:style style:name="T210" style:family="text">
      <style:text-properties officeooo:rsid="0101f4a5"/>
    </style:style>
    <style:style style:name="T211" style:family="text">
      <style:text-properties officeooo:rsid="01039fe2"/>
    </style:style>
    <style:style style:name="T212" style:family="text">
      <style:text-properties officeooo:rsid="01062fdb"/>
    </style:style>
    <style:style style:name="T213" style:family="text">
      <style:text-properties officeooo:rsid="0107b607"/>
    </style:style>
    <style:style style:name="T214" style:family="text">
      <style:text-properties officeooo:rsid="0108a6a0"/>
    </style:style>
    <style:style style:name="T215" style:family="text">
      <style:text-properties officeooo:rsid="010a6ace"/>
    </style:style>
    <style:style style:name="T216" style:family="text">
      <style:text-properties officeooo:rsid="010a6de8"/>
    </style:style>
    <style:style style:name="T217" style:family="text">
      <style:text-properties officeooo:rsid="010a8424"/>
    </style:style>
    <style:style style:name="T218" style:family="text">
      <style:text-properties officeooo:rsid="010ba159"/>
    </style:style>
    <style:style style:name="T219" style:family="text">
      <style:text-properties officeooo:rsid="0112eb27"/>
    </style:style>
    <style:style style:name="T220" style:family="text">
      <style:text-properties officeooo:rsid="011b5fc9"/>
    </style:style>
    <style:style style:name="T221" style:family="text">
      <style:text-properties officeooo:rsid="0135214d"/>
    </style:style>
    <style:style style:name="T222" style:family="text">
      <style:text-properties officeooo:rsid="013c6cab"/>
    </style:style>
    <style:style style:name="T223" style:family="text">
      <style:text-properties officeooo:rsid="013cdf7a"/>
    </style:style>
    <style:style style:name="T224" style:family="text">
      <style:text-properties officeooo:rsid="013d08a1"/>
    </style:style>
    <style:style style:name="T225" style:family="text">
      <style:text-properties officeooo:rsid="014113ea"/>
    </style:style>
    <style:style style:name="T226" style:family="text">
      <style:text-properties officeooo:rsid="0142ed8c"/>
    </style:style>
    <style:style style:name="T227" style:family="text">
      <style:text-properties officeooo:rsid="0143e49f"/>
    </style:style>
    <style:style style:name="T228" style:family="text">
      <style:text-properties officeooo:rsid="01549295"/>
    </style:style>
    <style:style style:name="T229" style:family="text">
      <style:text-properties officeooo:rsid="0156a2cc"/>
    </style:style>
    <style:style style:name="T230" style:family="text">
      <style:text-properties officeooo:rsid="015e4e27"/>
    </style:style>
    <style:style style:name="T231" style:family="text">
      <style:text-properties officeooo:rsid="016ad270"/>
    </style:style>
    <style:style style:name="T232" style:family="text">
      <style:text-properties officeooo:rsid="0170126f"/>
    </style:style>
    <style:style style:name="T233" style:family="text">
      <style:text-properties officeooo:rsid="017164ed"/>
    </style:style>
    <style:style style:name="T234" style:family="text">
      <style:text-properties officeooo:rsid="0172821d"/>
    </style:style>
    <style:style style:name="T235" style:family="text">
      <style:text-properties officeooo:rsid="0175f2b8"/>
    </style:style>
    <style:style style:name="T236" style:family="text">
      <style:text-properties officeooo:rsid="017826b2"/>
    </style:style>
    <style:style style:name="T237" style:family="text">
      <style:text-properties officeooo:rsid="0179b357"/>
    </style:style>
    <style:style style:name="T238" style:family="text">
      <style:text-properties officeooo:rsid="017f82aa"/>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19">Copyright </text:span><text:span text:style-name="T23">©</text:span><text:span text:style-name="T19"> 20</text:span><text:span text:style-name="T20">1</text:span><text:span text:style-name="T21">3</text:span><text:span text:style-name="T19">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20426_1920141495" text:style-name="Index_20_Link" text:visited-style-name="Index_20_Link">1Preface<text:tab/>8</text:a></text:p>
          <text:p text:style-name="P150"><text:a xlink:type="simple" xlink:href="#__RefHeading__20428_1920141495" text:style-name="Index_20_Link" text:visited-style-name="Index_20_Link">1.1Dedication<text:tab/>8</text:a></text:p>
          <text:p text:style-name="P150"><text:a xlink:type="simple" xlink:href="#__RefHeading__20430_1920141495" text:style-name="Index_20_Link" text:visited-style-name="Index_20_Link">1.2Acknowledgments<text:tab/>8</text:a></text:p>
          <text:p text:style-name="P150"><text:a xlink:type="simple" xlink:href="#__RefHeading__20432_1920141495" text:style-name="Index_20_Link" text:visited-style-name="Index_20_Link">1.3Website And Support Email List<text:tab/>8</text:a></text:p>
          <text:p text:style-name="P150"><text:a xlink:type="simple" xlink:href="#__RefHeading__20434_1920141495" text:style-name="Index_20_Link" text:visited-style-name="Index_20_Link">1.4Recommended Weekly Sequence When Teaching A Class With This Book<text:tab/>8</text:a></text:p>
          <text:p text:style-name="P149"><text:a xlink:type="simple" xlink:href="#__RefHeading__20436_1920141495" text:style-name="Index_20_Link" text:visited-style-name="Index_20_Link">2Introduction<text:tab/>9</text:a></text:p>
          <text:p text:style-name="P150"><text:a xlink:type="simple" xlink:href="#__RefHeading__20438_1920141495" text:style-name="Index_20_Link" text:visited-style-name="Index_20_Link">2.1Patterns And STEM<text:tab/>9</text:a></text:p>
          <text:p text:style-name="P149"><text:a xlink:type="simple" xlink:href="#__RefHeading__20440_1920141495" text:style-name="Index_20_Link" text:visited-style-name="Index_20_Link">3Patterns And Pattern Spaces<text:tab/>10</text:a></text:p>
          <text:p text:style-name="P150"><text:a xlink:type="simple" xlink:href="#__RefHeading__20442_1920141495" text:style-name="Index_20_Link" text:visited-style-name="Index_20_Link">3.1Exploring A Permutation Pattern Space<text:tab/>10</text:a></text:p>
          <text:p text:style-name="P138"><text:a xlink:type="simple" xlink:href="#__RefHeading__20444_1920141495" text:style-name="Index_20_Link" text:visited-style-name="Index_20_Link">3.1.1Generating Permutation Patterns With PermutationsList()<text:tab/>10</text:a></text:p>
          <text:p text:style-name="P138"><text:a xlink:type="simple" xlink:href="#__RefHeading__20446_1920141495" text:style-name="Index_20_Link" text:visited-style-name="Index_20_Link">3.1.2The Permutations() Function And The Enormous Pattern Spaces It Can Work With<text:tab/>14</text:a></text:p>
          <text:p text:style-name="P150"><text:a xlink:type="simple" xlink:href="#__RefHeading__20448_1920141495" text:style-name="Index_20_Link" text:visited-style-name="Index_20_Link">3.2Tools For Moving Through A Pattern Space<text:tab/>16</text:a></text:p>
          <text:p text:style-name="P138"><text:a xlink:type="simple" xlink:href="#__RefHeading__20450_1920141495" text:style-name="Index_20_Link" text:visited-style-name="Index_20_Link">3.2.1Walking Through A Pattern Space With Pencil And Paper<text:tab/>17</text:a></text:p>
          <text:p text:style-name="P138"><text:a xlink:type="simple" xlink:href="#__RefHeading__20452_1920141495" text:style-name="Index_20_Link" text:visited-style-name="Index_20_Link">3.2.2Flying A Spacecraft Through A Pattern Space With A Loop Based Program<text:tab/>17</text:a></text:p>
          <text:p text:style-name="P137"><text:a xlink:type="simple" xlink:href="#__RefHeading__20454_1920141495" text:style-name="Index_20_Link" text:visited-style-name="Index_20_Link">3.2.2.1A Pattern Space Can Quickly Become Too Vast For Even A Computer "Spacecraft" To Traverse<text:tab/>18</text:a></text:p>
          <text:p text:style-name="P138"><text:a xlink:type="simple" xlink:href="#__RefHeading__20456_1920141495" text:style-name="Index_20_Link" text:visited-style-name="Index_20_Link">3.2.3Hyperspace Jumping Through A Pattern Space With Mathematical Formulas And Theorems<text:tab/>20</text:a></text:p>
          <text:p text:style-name="P137"><text:a xlink:type="simple" xlink:href="#__RefHeading__20458_1920141495" text:style-name="Index_20_Link" text:visited-style-name="Index_20_Link">3.2.3.1Beginning The Search For An Integer Summing Jump Point<text:tab/>20</text:a></text:p>
          <text:p text:style-name="P137"><text:a xlink:type="simple" xlink:href="#__RefHeading__20460_1920141495" text:style-name="Index_20_Link" text:visited-style-name="Index_20_Link">3.2.3.2Switching To Mathematical Notation<text:tab/>23</text:a></text:p>
          <text:p text:style-name="P138"><text:a xlink:type="simple" xlink:href="#__RefHeading__20462_1920141495" text:style-name="Index_20_Link" text:visited-style-name="Index_20_Link">3.2.4Formulas And Theorems Are Like Hyperspace Jump Points<text:tab/>27</text:a></text:p>
          <text:p text:style-name="P138"><text:a xlink:type="simple" xlink:href="#__RefHeading__20464_1920141495" text:style-name="Index_20_Link" text:visited-style-name="Index_20_Link">3.2.5The Greek Letter Sigma () Is Used In Mathematical Notation To Represent The Sum Operation<text:tab/>28</text:a></text:p>
          <text:p text:style-name="P137"><text:a xlink:type="simple" xlink:href="#__RefHeading__20466_1920141495" text:style-name="Index_20_Link" text:visited-style-name="Index_20_Link">3.2.5.1Summing Without Applying An Operation<text:tab/>28</text:a></text:p>
          <text:p text:style-name="P137"><text:a xlink:type="simple" xlink:href="#__RefHeading__20468_1920141495" text:style-name="Index_20_Link" text:visited-style-name="Index_20_Link">3.2.5.2Applying An Operation While Summing<text:tab/>29</text:a></text:p>
          <text:p text:style-name="P138"><text:a xlink:type="simple" xlink:href="#__RefHeading__20470_1920141495" text:style-name="Index_20_Link" text:visited-style-name="Index_20_Link">3.2.6Mathematical Notation Was Designed To Relay Complex Ideas With A Minimum Amount Of Writing (Or Typing!)<text:tab/>30</text:a></text:p>
          <text:p text:style-name="P137"><text:a xlink:type="simple" xlink:href="#__RefHeading__20472_1920141495" text:style-name="Index_20_Link" text:visited-style-name="Index_20_Link">3.2.6.1Knowing How To Program Makes Learning Mathematics Easier<text:tab/>30</text:a></text:p>
          <text:p text:style-name="P137"><text:a xlink:type="simple" xlink:href="#__RefHeading__20474_1920141495" text:style-name="Index_20_Link" text:visited-style-name="Index_20_Link">3.2.6.2Using Juxtaposition Notation For Multiplication Instead Of The * Operator In Mathematical Notation<text:tab/>30</text:a></text:p>
          <text:p text:style-name="P150"><text:a xlink:type="simple" xlink:href="#__RefHeading__20476_1920141495" text:style-name="Index_20_Link" text:visited-style-name="Index_20_Link">3.3Exercises<text:tab/>31</text:a></text:p>
          <text:p text:style-name="P138"><text:a xlink:type="simple" xlink:href="#__RefHeading__20478_1920141495" text:style-name="Index_20_Link" text:visited-style-name="Index_20_Link">3.3.1Exercise 1<text:tab/>31</text:a></text:p>
          <text:p text:style-name="P138"><text:a xlink:type="simple" xlink:href="#__RefHeading__20480_1920141495" text:style-name="Index_20_Link" text:visited-style-name="Index_20_Link">3.3.2Exercise 2<text:tab/>32</text:a></text:p>
          <text:p text:style-name="P138"><text:a xlink:type="simple" xlink:href="#__RefHeading__20482_1920141495" text:style-name="Index_20_Link" text:visited-style-name="Index_20_Link">3.3.3Exercise 3<text:tab/>32</text:a></text:p>
          <text:p text:style-name="P138"><text:a xlink:type="simple" xlink:href="#__RefHeading__20484_1920141495" text:style-name="Index_20_Link" text:visited-style-name="Index_20_Link">3.3.4Exercise 4<text:tab/>32</text:a></text:p>
          <text:p text:style-name="P138"><text:a xlink:type="simple" xlink:href="#__RefHeading__20486_1920141495" text:style-name="Index_20_Link" text:visited-style-name="Index_20_Link">3.3.5Exercise 5<text:tab/>34</text:a></text:p>
          <text:p text:style-name="P138"><text:a xlink:type="simple" xlink:href="#__RefHeading__20488_1920141495" text:style-name="Index_20_Link" text:visited-style-name="Index_20_Link">3.3.6Exercise 6<text:tab/>34</text:a></text:p>
          <text:p text:style-name="P149"><text:soft-page-break/><text:a xlink:type="simple" xlink:href="#__RefHeading__20490_1920141495" text:style-name="Index_20_Link" text:visited-style-name="Index_20_Link">4Number System Patterns (Some Have Big Gaps, Some Have Small Gaps or No Gaps)<text:tab/>36</text:a></text:p>
          <text:p text:style-name="P150"><text:a xlink:type="simple" xlink:href="#__RefHeading__20492_1920141495" text:style-name="Index_20_Link" text:visited-style-name="Index_20_Link">4.1Number Systems That Have Big Gaps<text:tab/>36</text:a></text:p>
          <text:p text:style-name="P138"><text:a xlink:type="simple" xlink:href="#__RefHeading__20494_1920141495" text:style-name="Index_20_Link" text:visited-style-name="Index_20_Link">4.1.1- The Natural (Or Counting) Numbers<text:tab/>36</text:a></text:p>
          <text:p text:style-name="P138"><text:a xlink:type="simple" xlink:href="#__RefHeading__20496_1920141495" text:style-name="Index_20_Link" text:visited-style-name="Index_20_Link">4.1.2The Integers (Natural Numbers Plus Their Negative Counterparts)<text:tab/>37</text:a></text:p>
          <text:p text:style-name="P138"><text:a xlink:type="simple" xlink:href="#__RefHeading__20498_1920141495" text:style-name="Index_20_Link" text:visited-style-name="Index_20_Link">4.1.3The Big Gaps That Exist Between Natural Numbers And Integers<text:tab/>38</text:a></text:p>
          <text:p text:style-name="P137"><text:a xlink:type="simple" xlink:href="#__RefHeading__20500_1920141495" text:style-name="Index_20_Link" text:visited-style-name="Index_20_Link">4.1.3.1Zooming Into The Area Between The Integers 0 And 1<text:tab/>38</text:a></text:p>
          <text:p text:style-name="P138"><text:a xlink:type="simple" xlink:href="#__RefHeading__20502_1920141495" text:style-name="Index_20_Link" text:visited-style-name="Index_20_Link">4.1.4Natural Numbers And Integers Are Used When Counting Things; Discrete Mathematics<text:tab/>39</text:a></text:p>
          <text:p text:style-name="P150"><text:a xlink:type="simple" xlink:href="#__RefHeading__20504_1920141495" text:style-name="Index_20_Link" text:visited-style-name="Index_20_Link">4.2The Rational Numbers, A Number System That Has Small Gaps<text:tab/>40</text:a></text:p>
          <text:p text:style-name="P138"><text:a xlink:type="simple" xlink:href="#__RefHeading__20506_1920141495" text:style-name="Index_20_Link" text:visited-style-name="Index_20_Link">4.2.1The Rational Number System Contains Equivalents To All The Integers<text:tab/>41</text:a></text:p>
          <text:p text:style-name="P138"><text:a xlink:type="simple" xlink:href="#__RefHeading__20508_1920141495" text:style-name="Index_20_Link" text:visited-style-name="Index_20_Link">4.2.2Zooming Into The Area Between The Rational Numbers 0/1 And 1/1<text:tab/>41</text:a></text:p>
          <text:p text:style-name="P138"><text:a xlink:type="simple" xlink:href="#__RefHeading__20510_1920141495" text:style-name="Index_20_Link" text:visited-style-name="Index_20_Link">4.2.3Going Beyond One Level In The Zoom (All Rational Numbers Have An Infinite Number Of Rational Numbers Between Them)<text:tab/>42</text:a></text:p>
          <text:p text:style-name="P138"><text:a xlink:type="simple" xlink:href="#__RefHeading__20512_1920141495" text:style-name="Index_20_Link" text:visited-style-name="Index_20_Link">4.2.4Irrational Numbers<text:tab/>43</text:a></text:p>
          <text:p text:style-name="P150"><text:a xlink:type="simple" xlink:href="#__RefHeading__20514_1920141495" text:style-name="Index_20_Link" text:visited-style-name="Index_20_Link">4.3The Real Numbers And Decimal Representations<text:tab/>44</text:a></text:p>
          <text:p text:style-name="P138"><text:a xlink:type="simple" xlink:href="#__RefHeading__20516_1920141495" text:style-name="Index_20_Link" text:visited-style-name="Index_20_Link">4.3.1Obtaining Decimal Representations Of Real Numbers With NM()<text:tab/>44</text:a></text:p>
          <text:p text:style-name="P138"><text:a xlink:type="simple" xlink:href="#__RefHeading__20518_1920141495" text:style-name="Index_20_Link" text:visited-style-name="Index_20_Link">4.3.2Obtaining Decimal Representations Of Rational Numbers With NM()<text:tab/>46</text:a></text:p>
          <text:p text:style-name="P138"><text:a xlink:type="simple" xlink:href="#__RefHeading__20520_1920141495" text:style-name="Index_20_Link" text:visited-style-name="Index_20_Link">4.3.3Obtaining Rational Representations Of Decimal Numbers<text:tab/>47</text:a></text:p>
          <text:p text:style-name="P138"><text:a xlink:type="simple" xlink:href="#__RefHeading__20522_1920141495" text:style-name="Index_20_Link" text:visited-style-name="Index_20_Link">4.3.4Zooming Into The Area Between The Real Numbers 0.0 And 1.0<text:tab/>48</text:a></text:p>
          <text:p text:style-name="P138"><text:a xlink:type="simple" xlink:href="#__RefHeading__20524_1920141495" text:style-name="Index_20_Link" text:visited-style-name="Index_20_Link">4.3.5Going Beyond One Level In The Zoom (All Real Numbers Have An Infinite Number Of Real Numbers Between Them)<text:tab/>48</text:a></text:p>
          <text:p text:style-name="P138"><text:a xlink:type="simple" xlink:href="#__RefHeading__20526_1920141495" text:style-name="Index_20_Link" text:visited-style-name="Index_20_Link">4.3.6Rational Numbers And Real Numbers Are Used When Measuring Things; Continuous Mathematics<text:tab/>49</text:a></text:p>
          <text:p text:style-name="P138"><text:a xlink:type="simple" xlink:href="#__RefHeading__20528_1920141495" text:style-name="Index_20_Link" text:visited-style-name="Index_20_Link">4.3.7Imaginary Numbers And Complex Numbers Will Be Covered Later<text:tab/>50</text:a></text:p>
          <text:p text:style-name="P138"><text:a xlink:type="simple" xlink:href="#__RefHeading__20530_1920141495" text:style-name="Index_20_Link" text:visited-style-name="Index_20_Link">4.3.8Using the Random() Function To Generate Random Numbers that Are Decimals<text:tab/>50</text:a></text:p>
          <text:p text:style-name="P150"><text:a xlink:type="simple" xlink:href="#__RefHeading__20532_1920141495" text:style-name="Index_20_Link" text:visited-style-name="Index_20_Link">4.4Exercises<text:tab/>50</text:a></text:p>
          <text:p text:style-name="P138"><text:a xlink:type="simple" xlink:href="#__RefHeading__20534_1920141495" text:style-name="Index_20_Link" text:visited-style-name="Index_20_Link">4.4.1Exercise 1<text:tab/>50</text:a></text:p>
          <text:p text:style-name="P138"><text:a xlink:type="simple" xlink:href="#__RefHeading__20536_1920141495" text:style-name="Index_20_Link" text:visited-style-name="Index_20_Link">4.4.2Exercise 2<text:tab/>51</text:a></text:p>
          <text:p text:style-name="P138"><text:a xlink:type="simple" xlink:href="#__RefHeading__20538_1920141495" text:style-name="Index_20_Link" text:visited-style-name="Index_20_Link">4.4.3Exercise 3<text:tab/>51</text:a></text:p>
          <text:p text:style-name="P138"><text:a xlink:type="simple" xlink:href="#__RefHeading__20540_1920141495" text:style-name="Index_20_Link" text:visited-style-name="Index_20_Link">4.4.4Exercise 4<text:tab/>51</text:a></text:p>
          <text:p text:style-name="P138"><text:a xlink:type="simple" xlink:href="#__RefHeading__20542_1920141495" text:style-name="Index_20_Link" text:visited-style-name="Index_20_Link">4.4.5Exercise 5<text:tab/>51</text:a></text:p>
          <text:p text:style-name="P138"><text:a xlink:type="simple" xlink:href="#__RefHeading__20544_1920141495" text:style-name="Index_20_Link" text:visited-style-name="Index_20_Link">4.4.6Exercise 6<text:tab/>52</text:a></text:p>
          <text:p text:style-name="P138"><text:a xlink:type="simple" xlink:href="#__RefHeading__20546_1920141495" text:style-name="Index_20_Link" text:visited-style-name="Index_20_Link">4.4.7Exercise 7<text:tab/>52</text:a></text:p>
          <text:p text:style-name="P138"><text:a xlink:type="simple" xlink:href="#__RefHeading__20548_1920141495" text:style-name="Index_20_Link" text:visited-style-name="Index_20_Link">4.4.8Exercise 8<text:tab/>52</text:a></text:p>
          <text:p text:style-name="P138"><text:a xlink:type="simple" xlink:href="#__RefHeading__20550_1920141495" text:style-name="Index_20_Link" text:visited-style-name="Index_20_Link">4.4.9Exercise 9<text:tab/>52</text:a></text:p>
          <text:p text:style-name="P138"><text:a xlink:type="simple" xlink:href="#__RefHeading__20552_1920141495" text:style-name="Index_20_Link" text:visited-style-name="Index_20_Link">4.4.10Exercise 10<text:tab/>53</text:a></text:p>
          <text:p text:style-name="P138"><text:a xlink:type="simple" xlink:href="#__RefHeading__20554_1920141495" text:style-name="Index_20_Link" text:visited-style-name="Index_20_Link">4.4.11Exercise 11<text:tab/>53</text:a></text:p>
          <text:p text:style-name="P149"><text:a xlink:type="simple" xlink:href="#__RefHeading__20556_1920141495" text:style-name="Index_20_Link" text:visited-style-name="Index_20_Link">5The Modeling And Simulation Of Systems<text:tab/>55</text:a></text:p>
          <text:p text:style-name="P149"><text:a xlink:type="simple" xlink:href="#__RefHeading__20558_1920141495" text:style-name="Index_20_Link" text:visited-style-name="Index_20_Link">6Counting Based Simulations That Use Probability<text:tab/>56</text:a></text:p>
          <text:p text:style-name="P150"><text:soft-page-break/><text:a xlink:type="simple" xlink:href="#__RefHeading__20560_1920141495" text:style-name="Index_20_Link" text:visited-style-name="Index_20_Link">6.1Rules Related To Probability<text:tab/>57</text:a></text:p>
          <text:p text:style-name="P150"><text:a xlink:type="simple" xlink:href="#__RefHeading__20562_1920141495" text:style-name="Index_20_Link" text:visited-style-name="Index_20_Link">6.2The Three Kinds Of Probabilities<text:tab/>58</text:a></text:p>
          <text:p text:style-name="P138"><text:a xlink:type="simple" xlink:href="#__RefHeading__20564_1920141495" text:style-name="Index_20_Link" text:visited-style-name="Index_20_Link">6.2.1Subjective Probability<text:tab/>58</text:a></text:p>
          <text:p text:style-name="P138"><text:a xlink:type="simple" xlink:href="#__RefHeading__20566_1920141495" text:style-name="Index_20_Link" text:visited-style-name="Index_20_Link">6.2.2Theoretical Probability<text:tab/>58</text:a></text:p>
          <text:p text:style-name="P137"><text:a xlink:type="simple" xlink:href="#__RefHeading__20568_1920141495" text:style-name="Index_20_Link" text:visited-style-name="Index_20_Link">6.2.2.1Calculating The Probability That A Single Die Will Come Up 5 When Rolled (Using Theory)<text:tab/>59</text:a></text:p>
          <text:p text:style-name="P138"><text:a xlink:type="simple" xlink:href="#__RefHeading__20570_1920141495" text:style-name="Index_20_Link" text:visited-style-name="Index_20_Link">6.2.3Empirical Probability<text:tab/>60</text:a></text:p>
          <text:p text:style-name="P137"><text:a xlink:type="simple" xlink:href="#__RefHeading__20572_1920141495" text:style-name="Index_20_Link" text:visited-style-name="Index_20_Link">6.2.3.1Determining The Probability That A Single Die Will Come Up 5 When Rolled (Using Simulation); The Law Of Large Numbers<text:tab/>61</text:a></text:p>
          <text:p text:style-name="P138"><text:a xlink:type="simple" xlink:href="#__RefHeading__20574_1920141495" text:style-name="Index_20_Link" text:visited-style-name="Index_20_Link">6.2.4Histograms<text:tab/>63</text:a></text:p>
          <text:p text:style-name="P137"><text:a xlink:type="simple" xlink:href="#__RefHeading__20576_1920141495" text:style-name="Index_20_Link" text:visited-style-name="Index_20_Link">6.2.4.1Plain Histogram With No Title<text:tab/>64</text:a></text:p>
          <text:p text:style-name="P137"><text:a xlink:type="simple" xlink:href="#__RefHeading__20578_1920141495" text:style-name="Index_20_Link" text:visited-style-name="Index_20_Link">6.2.4.2Adding A Title To A Histogram And The Options Operator (-&gt;)<text:tab/>65</text:a></text:p>
          <text:p text:style-name="P137"><text:a xlink:type="simple" xlink:href="#__RefHeading__20580_1920141495" text:style-name="Index_20_Link" text:visited-style-name="Index_20_Link">6.2.4.3Histogram With Configured Bins<text:tab/>66</text:a></text:p>
          <text:p text:style-name="P137"><text:a xlink:type="simple" xlink:href="#__RefHeading__20582_1920141495" text:style-name="Index_20_Link" text:visited-style-name="Index_20_Link">6.2.4.4Histogram With Two 1's<text:tab/>67</text:a></text:p>
          <text:p text:style-name="P137"><text:a xlink:type="simple" xlink:href="#__RefHeading__20584_1920141495" text:style-name="Index_20_Link" text:visited-style-name="Index_20_Link">6.2.4.5Histogram With Three 5's<text:tab/>68</text:a></text:p>
          <text:p text:style-name="P137"><text:a xlink:type="simple" xlink:href="#__RefHeading__20586_1920141495" text:style-name="Index_20_Link" text:visited-style-name="Index_20_Link">6.2.4.6Histogram With Axes Labels And Data Series Titles<text:tab/>69</text:a></text:p>
          <text:p text:style-name="P138"><text:a xlink:type="simple" xlink:href="#__RefHeading__20588_1920141495" text:style-name="Index_20_Link" text:visited-style-name="Index_20_Link">6.2.5A Histogram That Shows The Result Of Rolling A Single Simulated Die 1000 Times<text:tab/>70</text:a></text:p>
          <text:p text:style-name="P138"><text:a xlink:type="simple" xlink:href="#__RefHeading__20590_1920141495" text:style-name="Index_20_Link" text:visited-style-name="Index_20_Link">6.2.6A Histogram That Shows The Result Of Rolling Two Simulated Dice 1000 Times<text:tab/>71</text:a></text:p>
          <text:p text:style-name="P150"><text:a xlink:type="simple" xlink:href="#__RefHeading__20592_1920141495" text:style-name="Index_20_Link" text:visited-style-name="Index_20_Link">6.3Exercises<text:tab/>72</text:a></text:p>
          <text:p text:style-name="P138"><text:a xlink:type="simple" xlink:href="#__RefHeading__20594_1920141495" text:style-name="Index_20_Link" text:visited-style-name="Index_20_Link">6.3.1Exercise 1<text:tab/>73</text:a></text:p>
          <text:p text:style-name="P138"><text:a xlink:type="simple" xlink:href="#__RefHeading__20596_1920141495" text:style-name="Index_20_Link" text:visited-style-name="Index_20_Link">6.3.2Exercise 2<text:tab/>73</text:a></text:p>
          <text:p text:style-name="P138"><text:a xlink:type="simple" xlink:href="#__RefHeading__20598_1920141495" text:style-name="Index_20_Link" text:visited-style-name="Index_20_Link">6.3.3Exercise 3<text:tab/>73</text:a></text:p>
          <text:p text:style-name="P138"><text:a xlink:type="simple" xlink:href="#__RefHeading__20600_1920141495" text:style-name="Index_20_Link" text:visited-style-name="Index_20_Link">6.3.4Exercise 4<text:tab/>74</text:a></text:p>
          <text:p text:style-name="P138"><text:a xlink:type="simple" xlink:href="#__RefHeading__20602_1920141495" text:style-name="Index_20_Link" text:visited-style-name="Index_20_Link">6.3.5Exercise 5<text:tab/>74</text:a></text:p>
          <text:p text:style-name="P138"><text:a xlink:type="simple" xlink:href="#__RefHeading__20604_1920141495" text:style-name="Index_20_Link" text:visited-style-name="Index_20_Link">6.3.6Exercise 6<text:tab/>74</text:a></text:p>
          <text:p text:style-name="P138"><text:a xlink:type="simple" xlink:href="#__RefHeading__20606_1920141495" text:style-name="Index_20_Link" text:visited-style-name="Index_20_Link">6.3.7Exercise 7<text:tab/>74</text:a></text:p>
          <text:p text:style-name="P138"><text:a xlink:type="simple" xlink:href="#__RefHeading__20608_1920141495" text:style-name="Index_20_Link" text:visited-style-name="Index_20_Link">6.3.8Exercise 8<text:tab/>74</text:a></text:p>
          <text:p text:style-name="P138"><text:a xlink:type="simple" xlink:href="#__RefHeading__20610_1920141495" text:style-name="Index_20_Link" text:visited-style-name="Index_20_Link">6.3.9Exercise 9<text:tab/>74</text:a></text:p>
          <text:p text:style-name="P149"><text:a xlink:type="simple" xlink:href="#__RefHeading__20612_1920141495" text:style-name="Index_20_Link" text:visited-style-name="Index_20_Link">7Monte Carlo Simulations<text:tab/>75</text:a></text:p>
          <text:p text:style-name="P150"><text:a xlink:type="simple" xlink:href="#__RefHeading__20614_1920141495" text:style-name="Index_20_Link" text:visited-style-name="Index_20_Link">7.1The Three Doors Game<text:tab/>77</text:a></text:p>
          <text:p text:style-name="P150"><text:a xlink:type="simple" xlink:href="#__RefHeading__20616_1920141495" text:style-name="Index_20_Link" text:visited-style-name="Index_20_Link">7.2In A Room Full Of People, What Is The Probability That At Least Two Will Have The Same Birthday?<text:tab/>78</text:a></text:p>
          <text:p text:style-name="P150"><text:a xlink:type="simple" xlink:href="#__RefHeading__20618_1920141495" text:style-name="Index_20_Link" text:visited-style-name="Index_20_Link">7.3What Is The Probability Of A Family With Four Children Having Exactly Three Boys?<text:tab/>80</text:a></text:p>
          <text:p text:style-name="P150"><text:a xlink:type="simple" xlink:href="#__RefHeading__20620_1920141495" text:style-name="Index_20_Link" text:visited-style-name="Index_20_Link">7.4What Is The Probability Of Having Three Or More Hits In Five Basketball Free throws?<text:tab/>83</text:a></text:p>
          <text:p text:style-name="P150"><text:a xlink:type="simple" xlink:href="#__RefHeading__20622_1920141495" text:style-name="Index_20_Link" text:visited-style-name="Index_20_Link">7.5Shooting At A Target<text:tab/>85</text:a></text:p>
          <text:p text:style-name="P150"><text:a xlink:type="simple" xlink:href="#__RefHeading__20624_1920141495" text:style-name="Index_20_Link" text:visited-style-name="Index_20_Link">7.6Two Stacks Of 10 Pennies<text:tab/>87</text:a></text:p>
          <text:p text:style-name="P150"><text:a xlink:type="simple" xlink:href="#__RefHeading__20626_1920141495" text:style-name="Index_20_Link" text:visited-style-name="Index_20_Link">7.7Vending Machine Simulation<text:tab/>89</text:a></text:p>
          <text:p text:style-name="P150"><text:a xlink:type="simple" xlink:href="#__RefHeading__20628_1920141495" text:style-name="Index_20_Link" text:visited-style-name="Index_20_Link">7.8Card Game Simulations<text:tab/>92</text:a></text:p>
          <text:p text:style-name="P138"><text:soft-page-break/><text:a xlink:type="simple" xlink:href="#__RefHeading__20630_1920141495" text:style-name="Index_20_Link" text:visited-style-name="Index_20_Link">7.8.1The Probability Of Obtaining A Hand With Two Of A Kind In Cards<text:tab/>93</text:a></text:p>
          <text:p text:style-name="P138"><text:a xlink:type="simple" xlink:href="#__RefHeading__20632_1920141495" text:style-name="Index_20_Link" text:visited-style-name="Index_20_Link">7.8.2The Probability Of Obtaining Two Pairs Vs. Three Of A Kind In Cards<text:tab/>94</text:a></text:p>
          <text:p text:style-name="P138"><text:a xlink:type="simple" xlink:href="#__RefHeading__20634_1920141495" text:style-name="Index_20_Link" text:visited-style-name="Index_20_Link">7.8.3Modeling A Deck Of Cards<text:tab/>95</text:a></text:p>
          <text:p text:style-name="P150"><text:a xlink:type="simple" xlink:href="#__RefHeading__20636_1920141495" text:style-name="Index_20_Link" text:visited-style-name="Index_20_Link">7.9A Random Walk Simulation<text:tab/>96</text:a></text:p>
          <text:p text:style-name="P150"><text:a xlink:type="simple" xlink:href="#__RefHeading__20638_1920141495" text:style-name="Index_20_Link" text:visited-style-name="Index_20_Link">7.10Exercises<text:tab/>98</text:a></text:p>
          <text:p text:style-name="P138"><text:a xlink:type="simple" xlink:href="#__RefHeading__20640_1920141495" text:style-name="Index_20_Link" text:visited-style-name="Index_20_Link">7.10.1Exercise 1<text:tab/>99</text:a></text:p>
          <text:p text:style-name="P138"><text:a xlink:type="simple" xlink:href="#__RefHeading__20642_1920141495" text:style-name="Index_20_Link" text:visited-style-name="Index_20_Link">7.10.2Exercise 2<text:tab/>99</text:a></text:p>
          <text:p text:style-name="P138"><text:a xlink:type="simple" xlink:href="#__RefHeading__20644_1920141495" text:style-name="Index_20_Link" text:visited-style-name="Index_20_Link">7.10.3Exercise 3<text:tab/>99</text:a></text:p>
          <text:p text:style-name="P138"><text:a xlink:type="simple" xlink:href="#__RefHeading__20646_1920141495" text:style-name="Index_20_Link" text:visited-style-name="Index_20_Link">7.10.4Exercise 4<text:tab/>99</text:a></text:p>
          <text:p text:style-name="P138"><text:a xlink:type="simple" xlink:href="#__RefHeading__20648_1920141495" text:style-name="Index_20_Link" text:visited-style-name="Index_20_Link">7.10.5Exercise 5<text:tab/>100</text:a></text:p>
          <text:p text:style-name="P138"><text:a xlink:type="simple" xlink:href="#__RefHeading__20650_1920141495" text:style-name="Index_20_Link" text:visited-style-name="Index_20_Link">7.10.6Exercise 6<text:tab/>100</text:a></text:p>
          <text:p text:style-name="P149"><text:a xlink:type="simple" xlink:href="#__RefHeading__20652_1920141495" text:style-name="Index_20_Link" text:visited-style-name="Index_20_Link">8The AskUser(), TellUser(), and ToAtom() Functions<text:tab/>101</text:a></text:p>
          <text:p text:style-name="P150"><text:a xlink:type="simple" xlink:href="#__RefHeading__20654_1920141495" text:style-name="Index_20_Link" text:visited-style-name="Index_20_Link">8.1AskUser()<text:tab/>101</text:a></text:p>
          <text:p text:style-name="P150"><text:a xlink:type="simple" xlink:href="#__RefHeading__20656_1920141495" text:style-name="Index_20_Link" text:visited-style-name="Index_20_Link">8.2TellUser()<text:tab/>102</text:a></text:p>
          <text:p text:style-name="P150"><text:a xlink:type="simple" xlink:href="#__RefHeading__20658_1920141495" text:style-name="Index_20_Link" text:visited-style-name="Index_20_Link">8.3Using AskUser() and TellUser() Together In a Repeat() Loop<text:tab/>102</text:a></text:p>
          <text:p text:style-name="P150"><text:a xlink:type="simple" xlink:href="#__RefHeading__20660_1920141495" text:style-name="Index_20_Link" text:visited-style-name="Index_20_Link">8.4Exercises<text:tab/>103</text:a></text:p>
          <text:p text:style-name="P138"><text:a xlink:type="simple" xlink:href="#__RefHeading__20662_1920141495" text:style-name="Index_20_Link" text:visited-style-name="Index_20_Link">8.4.1Exercise 1<text:tab/>104</text:a></text:p>
          <text:p text:style-name="P138"><text:a xlink:type="simple" xlink:href="#__RefHeading__20664_1920141495" text:style-name="Index_20_Link" text:visited-style-name="Index_20_Link">8.4.2Exercise 2<text:tab/>104</text:a></text:p>
          <text:p text:style-name="P149"><text:a xlink:type="simple" xlink:href="#__RefHeading__20666_1920141495" text:style-name="Index_20_Link" text:visited-style-name="Index_20_Link">9Mathematical Formulas, The Solve() Function, Mathematical Functions, And Static Plotting<text:tab/>105</text:a></text:p>
          <text:p text:style-name="P150"><text:a xlink:type="simple" xlink:href="#__RefHeading__20668_1920141495" text:style-name="Index_20_Link" text:visited-style-name="Index_20_Link">9.1Applied Mathematics And Formulas<text:tab/>105</text:a></text:p>
          <text:p text:style-name="P150"><text:a xlink:type="simple" xlink:href="#__RefHeading__20670_1920141495" text:style-name="Index_20_Link" text:visited-style-name="Index_20_Link">9.2Rearranging Formulas With The == Operator And The Solve() Function<text:tab/>106</text:a></text:p>
          <text:p text:style-name="P150"><text:a xlink:type="simple" xlink:href="#__RefHeading__20672_1920141495" text:style-name="Index_20_Link" text:visited-style-name="Index_20_Link">9.3Turning A Formula Into An Explicit Function; Independent And Dependent Variables<text:tab/>107</text:a></text:p>
          <text:p text:style-name="P150"><text:a xlink:type="simple" xlink:href="#__RefHeading__20674_1920141495" text:style-name="Index_20_Link" text:visited-style-name="Index_20_Link">9.4The Domain And Range Of A Function<text:tab/>108</text:a></text:p>
          <text:p text:style-name="P150"><text:a xlink:type="simple" xlink:href="#__RefHeading__20676_1920141495" text:style-name="Index_20_Link" text:visited-style-name="Index_20_Link">9.5Plotting A Function<text:tab/>110</text:a></text:p>
          <text:p text:style-name="P138"><text:a xlink:type="simple" xlink:href="#__RefHeading__20678_1920141495" text:style-name="Index_20_Link" text:visited-style-name="Index_20_Link">9.5.1Generating 11 Points With A ForEach Loop And Plotting Them With ScatterPlot() <text:tab/>110</text:a></text:p>
          <text:p text:style-name="P138"><text:a xlink:type="simple" xlink:href="#__RefHeading__20680_1920141495" text:style-name="Index_20_Link" text:visited-style-name="Index_20_Link">9.5.2Analyzing The Plotted Points With Cross Hairs And Mouse Pointer Hovering<text:tab/>112</text:a></text:p>
          <text:p text:style-name="P138"><text:a xlink:type="simple" xlink:href="#__RefHeading__20682_1920141495" text:style-name="Index_20_Link" text:visited-style-name="Index_20_Link">9.5.3Generating 11 Points With BuildList() And Plotting Them With ScatterPlot()<text:tab/>113</text:a></text:p>
          <text:p text:style-name="P138"><text:a xlink:type="simple" xlink:href="#__RefHeading__20684_1920141495" text:style-name="Index_20_Link" text:visited-style-name="Index_20_Link">9.5.4Generating More Accurate Plots With BuildList() And ScatterPlot()<text:tab/>115</text:a></text:p>
          <text:p text:style-name="P138"><text:a xlink:type="simple" xlink:href="#__RefHeading__20686_1920141495" text:style-name="Index_20_Link" text:visited-style-name="Index_20_Link">9.5.5Generating Points With Plot2D But Not Plotting Them<text:tab/>117</text:a></text:p>
          <text:p text:style-name="P138"><text:a xlink:type="simple" xlink:href="#__RefHeading__20688_1920141495" text:style-name="Index_20_Link" text:visited-style-name="Index_20_Link">9.5.6Plotting A Function With Plot2D()<text:tab/>117</text:a></text:p>
          <text:p text:style-name="P138"><text:a xlink:type="simple" xlink:href="#__RefHeading__20690_1920141495" text:style-name="Index_20_Link" text:visited-style-name="Index_20_Link">9.5.7Calculating The Rate Of Change Of The Function f(t) = 55t; Rise Over Run; Slope<text:tab/>119</text:a></text:p>
          <text:p text:style-name="P137"><text:a xlink:type="simple" xlink:href="#__RefHeading__20692_1920141495" text:style-name="Index_20_Link" text:visited-style-name="Index_20_Link">9.5.7.1Calculating The Slope Using Two Adjacent Points<text:tab/>120</text:a></text:p>
          <text:p text:style-name="P137"><text:a xlink:type="simple" xlink:href="#__RefHeading__20694_1920141495" text:style-name="Index_20_Link" text:visited-style-name="Index_20_Link">9.5.7.2Calculating The Slope Using Two Points that Are Not Adjacent<text:tab/>121</text:a></text:p>
          <text:p text:style-name="P137"><text:a xlink:type="simple" xlink:href="#__RefHeading__20696_1920141495" text:style-name="Index_20_Link" text:visited-style-name="Index_20_Link">9.5.7.3Using Randomly Selected Points To Calculate The Slope<text:tab/>122</text:a></text:p>
          <text:p text:style-name="P150"><text:a xlink:type="simple" xlink:href="#__RefHeading__20698_1920141495" text:style-name="Index_20_Link" text:visited-style-name="Index_20_Link">9.6Exercises<text:tab/>125</text:a></text:p>
          <text:p text:style-name="P138"><text:a xlink:type="simple" xlink:href="#__RefHeading__20700_1920141495" text:style-name="Index_20_Link" text:visited-style-name="Index_20_Link">9.6.1Exercise 1<text:tab/>125</text:a></text:p>
          <text:p text:style-name="P138"><text:soft-page-break/><text:a xlink:type="simple" xlink:href="#__RefHeading__20702_1920141495" text:style-name="Index_20_Link" text:visited-style-name="Index_20_Link">9.6.2Exercise 2<text:tab/>126</text:a></text:p>
          <text:p text:style-name="P138"><text:a xlink:type="simple" xlink:href="#__RefHeading__20704_1920141495" text:style-name="Index_20_Link" text:visited-style-name="Index_20_Link">9.6.3Exercise 3<text:tab/>126</text:a></text:p>
          <text:p text:style-name="P138"><text:a xlink:type="simple" xlink:href="#__RefHeading__20706_1920141495" text:style-name="Index_20_Link" text:visited-style-name="Index_20_Link">9.6.4Exercise 4<text:tab/>126</text:a></text:p>
          <text:p text:style-name="P149"><text:a xlink:type="simple" xlink:href="#__RefHeading__20708_1920141495" text:style-name="Index_20_Link" text:visited-style-name="Index_20_Link">10Introduction To The GeoGebra Plugin; Dynamic Equations; Simple Linear Simulations<text:tab/>127</text:a></text:p>
          <text:p text:style-name="P150"><text:a xlink:type="simple" xlink:href="#__RefHeading__20710_1920141495" text:style-name="Index_20_Link" text:visited-style-name="Index_20_Link">10.1An Overview Of The GeoGebra GUI<text:tab/>127</text:a></text:p>
          <text:p text:style-name="P150"><text:a xlink:type="simple" xlink:href="#__RefHeading__20712_1920141495" text:style-name="Index_20_Link" text:visited-style-name="Index_20_Link">10.2Adding Points To The Drawing Pad<text:tab/>129</text:a></text:p>
          <text:p text:style-name="P150"><text:a xlink:type="simple" xlink:href="#__RefHeading__20714_1920141495" text:style-name="Index_20_Link" text:visited-style-name="Index_20_Link">10.3Adding Lines To The Drawing Pad<text:tab/>131</text:a></text:p>
          <text:p text:style-name="P150"><text:a xlink:type="simple" xlink:href="#__RefHeading__20716_1920141495" text:style-name="Index_20_Link" text:visited-style-name="Index_20_Link">10.4Plotting Functions On The Drawing Pad<text:tab/>132</text:a></text:p>
          <text:p text:style-name="P138"><text:a xlink:type="simple" xlink:href="#__RefHeading__20718_1920141495" text:style-name="Index_20_Link" text:visited-style-name="Index_20_Link">10.4.1Adjusting The Scale Of The Range Axis<text:tab/>134</text:a></text:p>
          <text:p text:style-name="P150"><text:a xlink:type="simple" xlink:href="#__RefHeading__20720_1920141495" text:style-name="Index_20_Link" text:visited-style-name="Index_20_Link">10.5Plotting A Line that Has A Slope Of 55<text:tab/>135</text:a></text:p>
          <text:p text:style-name="P150"><text:a xlink:type="simple" xlink:href="#__RefHeading__20722_1920141495" text:style-name="Index_20_Link" text:visited-style-name="Index_20_Link">10.6Plotting Functions Of Lines that Have Negative Slopes<text:tab/>136</text:a></text:p>
          <text:p text:style-name="P150"><text:a xlink:type="simple" xlink:href="#__RefHeading__20724_1920141495" text:style-name="Index_20_Link" text:visited-style-name="Index_20_Link">10.7Dynamically Changing The Slope Of A Line<text:tab/>137</text:a></text:p>
          <text:p text:style-name="P138"><text:a xlink:type="simple" xlink:href="#__RefHeading__20726_1920141495" text:style-name="Index_20_Link" text:visited-style-name="Index_20_Link">10.7.1A Better Looking GeoGebra Slope Simulation<text:tab/>138</text:a></text:p>
          <text:p text:style-name="P150"><text:a xlink:type="simple" xlink:href="#__RefHeading__20728_1920141495" text:style-name="Index_20_Link" text:visited-style-name="Index_20_Link">10.8The %geogebra Fold<text:tab/>139</text:a></text:p>
          <text:p text:style-name="P138"><text:a xlink:type="simple" xlink:href="#__RefHeading__20730_1920141495" text:style-name="Index_20_Link" text:visited-style-name="Index_20_Link">10.8.1Entering A Function Into GeoGebra In Order To Dynamically Change It<text:tab/>140</text:a></text:p>
          <text:p text:style-name="P150"><text:a xlink:type="simple" xlink:href="#__RefHeading__20732_1920141495" text:style-name="Index_20_Link" text:visited-style-name="Index_20_Link">10.9The GeoGebraPoint() Function<text:tab/>141</text:a></text:p>
          <text:p text:style-name="P138"><text:a xlink:type="simple" xlink:href="#__RefHeading__20734_1920141495" text:style-name="Index_20_Link" text:visited-style-name="Index_20_Link">10.9.1Plotting 5 Random Points On The Drawing Pad<text:tab/>141</text:a></text:p>
          <text:p text:style-name="P138"><text:a xlink:type="simple" xlink:href="#__RefHeading__20736_1920141495" text:style-name="Index_20_Link" text:visited-style-name="Index_20_Link">10.9.2Simulating A Ball Falling At A Constant Rate<text:tab/>142</text:a></text:p>
          <text:p text:style-name="P137"><text:a xlink:type="simple" xlink:href="#__RefHeading__20738_1920141495" text:style-name="Index_20_Link" text:visited-style-name="Index_20_Link">10.9.2.1Adding A Line To The Simulation And Tracing It<text:tab/>142</text:a></text:p>
          <text:p text:style-name="P138"><text:a xlink:type="simple" xlink:href="#__RefHeading__20740_1920141495" text:style-name="Index_20_Link" text:visited-style-name="Index_20_Link">10.9.3Moving A Point At A Specified Slope<text:tab/>144</text:a></text:p>
          <text:p text:style-name="P138"><text:a xlink:type="simple" xlink:href="#__RefHeading__20742_1920141495" text:style-name="Index_20_Link" text:visited-style-name="Index_20_Link">10.9.4Simulating A Random Walk<text:tab/>145</text:a></text:p>
          <text:p text:style-name="P138"><text:a xlink:type="simple" xlink:href="#__RefHeading__20744_1920141495" text:style-name="Index_20_Link" text:visited-style-name="Index_20_Link">10.9.5A Simple Bouncing Ball Simulation<text:tab/>146</text:a></text:p>
          <text:p text:style-name="P150"><text:a xlink:type="simple" xlink:href="#__RefHeading__20746_1920141495" text:style-name="Index_20_Link" text:visited-style-name="Index_20_Link">10.10The GeoGebraPlot() Function<text:tab/>148</text:a></text:p>
          <text:p text:style-name="P150"><text:a xlink:type="simple" xlink:href="#__RefHeading__20748_1920141495" text:style-name="Index_20_Link" text:visited-style-name="Index_20_Link">10.11Exercises<text:tab/>149</text:a></text:p>
          <text:p text:style-name="P138"><text:a xlink:type="simple" xlink:href="#__RefHeading__20750_1920141495" text:style-name="Index_20_Link" text:visited-style-name="Index_20_Link">10.11.1Exercise 1<text:tab/>149</text:a></text:p>
          <text:p text:style-name="P138"><text:a xlink:type="simple" xlink:href="#__RefHeading__20752_1920141495" text:style-name="Index_20_Link" text:visited-style-name="Index_20_Link">10.11.2Exercise 2<text:tab/>150</text:a></text:p>
          <text:p text:style-name="P138"><text:a xlink:type="simple" xlink:href="#__RefHeading__20754_1920141495" text:style-name="Index_20_Link" text:visited-style-name="Index_20_Link">10.11.3Exercise 3<text:tab/>150</text:a></text:p>
          <text:p text:style-name="P138"><text:a xlink:type="simple" xlink:href="#__RefHeading__20756_1920141495" text:style-name="Index_20_Link" text:visited-style-name="Index_20_Link">10.11.4Exercise 4<text:tab/>151</text:a></text:p>
          <text:p text:style-name="P138"><text:a xlink:type="simple" xlink:href="#__RefHeading__20758_1920141495" text:style-name="Index_20_Link" text:visited-style-name="Index_20_Link">10.11.5Exercise 5<text:tab/>151</text:a></text:p>
          <text:p text:style-name="P138"><text:a xlink:type="simple" xlink:href="#__RefHeading__20760_1920141495" text:style-name="Index_20_Link" text:visited-style-name="Index_20_Link">10.11.6Exercise 6<text:tab/>151</text:a></text:p>
          <text:p text:style-name="P138"><text:a xlink:type="simple" xlink:href="#__RefHeading__20762_1920141495" text:style-name="Index_20_Link" text:visited-style-name="Index_20_Link">10.11.7Exercise 7<text:tab/>151</text:a></text:p>
          <text:p text:style-name="P138"><text:a xlink:type="simple" xlink:href="#__RefHeading__20764_1920141495" text:style-name="Index_20_Link" text:visited-style-name="Index_20_Link">10.11.8Exercise 8<text:tab/>152</text:a></text:p>
          <text:p text:style-name="P149"><text:a xlink:type="simple" xlink:href="#__RefHeading__20766_1920141495" text:style-name="Index_20_Link" text:visited-style-name="Index_20_Link">11Calculating And Simulating The Throwing Of A Ball Into The Air With Gravity<text:tab/>153</text:a></text:p>
          <text:p text:style-name="P150"><text:a xlink:type="simple" xlink:href="#__RefHeading__20768_1920141495" text:style-name="Index_20_Link" text:visited-style-name="Index_20_Link">11.1Analysis Of Throwing A Ball Into The Air With Gravity<text:tab/>154</text:a></text:p>
          <text:p text:style-name="P150"><text:a xlink:type="simple" xlink:href="#__RefHeading__20770_1920141495" text:style-name="Index_20_Link" text:visited-style-name="Index_20_Link">11.2Showing Only The Ball<text:tab/>154</text:a></text:p>
          <text:p text:style-name="P150"><text:a xlink:type="simple" xlink:href="#__RefHeading__20772_1920141495" text:style-name="Index_20_Link" text:visited-style-name="Index_20_Link">11.3Ball + Plot Of The Distance vs. Time Function<text:tab/>156</text:a></text:p>
          <text:p text:style-name="P150"><text:a xlink:type="simple" xlink:href="#__RefHeading__20774_1920141495" text:style-name="Index_20_Link" text:visited-style-name="Index_20_Link">11.4Ball + Plot Of The Distance Vs. Time Function + Slope<text:tab/>157</text:a></text:p>
          <text:p text:style-name="P150"><text:a xlink:type="simple" xlink:href="#__RefHeading__20776_1920141495" text:style-name="Index_20_Link" text:visited-style-name="Index_20_Link">11.5Plotting Velocity Vs. Time<text:tab/>157</text:a></text:p>
          <text:p text:style-name="P138"><text:a xlink:type="simple" xlink:href="#__RefHeading__20778_1920141495" text:style-name="Index_20_Link" text:visited-style-name="Index_20_Link">11.5.1Velocity Vs. Time Indicated By Tracing The Velocity Point<text:tab/>158</text:a></text:p>
          <text:p text:style-name="P138"><text:soft-page-break/><text:a xlink:type="simple" xlink:href="#__RefHeading__20780_1920141495" text:style-name="Index_20_Link" text:visited-style-name="Index_20_Link">11.5.2Velocity Vs. Time Indicated By Tracing The Velocity Point <text:s/>And Showing The Velocity Vs. Time Function<text:tab/>159</text:a></text:p>
          <text:p text:style-name="P138"><text:a xlink:type="simple" xlink:href="#__RefHeading__20782_1920141495" text:style-name="Index_20_Link" text:visited-style-name="Index_20_Link">11.5.3Showing Only The Distance Vs. Time And Velocity Vs. Time Functions<text:tab/>159</text:a></text:p>
          <text:p text:style-name="P150"><text:a xlink:type="simple" xlink:href="#__RefHeading__20784_1920141495" text:style-name="Index_20_Link" text:visited-style-name="Index_20_Link">11.6A Little Bit Of Calculus<text:tab/>160</text:a></text:p>
          <text:p text:style-name="P150"><text:a xlink:type="simple" xlink:href="#__RefHeading__20786_1920141495" text:style-name="Index_20_Link" text:visited-style-name="Index_20_Link">11.7Finding The Velocity Vs. Time Function From The Distance Vs. Time Function Using Differentiation From Calculus<text:tab/>162</text:a></text:p>
          <text:p text:style-name="P150"><text:a xlink:type="simple" xlink:href="#__RefHeading__20788_1920141495" text:style-name="Index_20_Link" text:visited-style-name="Index_20_Link">11.8Finding The Distance Vs. Time Function From The Velocity Vs. Time Function Using Integration From Calculus<text:tab/>164</text:a></text:p>
          <text:p text:style-name="P150"><text:a xlink:type="simple" xlink:href="#__RefHeading__20790_1920141495" text:style-name="Index_20_Link" text:visited-style-name="Index_20_Link">11.9Calculating When The Ball Is On The Ground<text:tab/>166</text:a></text:p>
          <text:p text:style-name="P150"><text:a xlink:type="simple" xlink:href="#__RefHeading__20792_1920141495" text:style-name="Index_20_Link" text:visited-style-name="Index_20_Link">11.10Calculating When The Ball Has Reached The Highest Point In Its Path<text:tab/>167</text:a></text:p>
          <text:p text:style-name="P150"><text:a xlink:type="simple" xlink:href="#__RefHeading__20794_1920141495" text:style-name="Index_20_Link" text:visited-style-name="Index_20_Link">11.11Simulation Of Dropping A Ball With Gravity<text:tab/>168</text:a></text:p>
          <text:p text:style-name="P138"><text:a xlink:type="simple" xlink:href="#__RefHeading__20796_1920141495" text:style-name="Index_20_Link" text:visited-style-name="Index_20_Link">11.11.1How The Code y := y + v * dt Works<text:tab/>170</text:a></text:p>
          <text:p text:style-name="P138"><text:a xlink:type="simple" xlink:href="#__RefHeading__20798_1920141495" text:style-name="Index_20_Link" text:visited-style-name="Index_20_Link">11.11.2How The Code v := v + g * dt Works<text:tab/>171</text:a></text:p>
          <text:p text:style-name="P150"><text:a xlink:type="simple" xlink:href="#__RefHeading__20800_1920141495" text:style-name="Index_20_Link" text:visited-style-name="Index_20_Link">11.12Throwing A Ball Vertically Into The Air With Gravity<text:tab/>171</text:a></text:p>
          <text:p text:style-name="P150"><text:a xlink:type="simple" xlink:href="#__RefHeading__20802_1920141495" text:style-name="Index_20_Link" text:visited-style-name="Index_20_Link">11.13Throwing A Ball Horizontally With Gravity<text:tab/>172</text:a></text:p>
          <text:p text:style-name="P150"><text:a xlink:type="simple" xlink:href="#__RefHeading__20804_1920141495" text:style-name="Index_20_Link" text:visited-style-name="Index_20_Link">11.14Exercises<text:tab/>173</text:a></text:p>
          <text:p text:style-name="P138"><text:a xlink:type="simple" xlink:href="#__RefHeading__20806_1920141495" text:style-name="Index_20_Link" text:visited-style-name="Index_20_Link">11.14.1Exercise 1<text:tab/>174</text:a></text:p>
          <text:p text:style-name="P138"><text:a xlink:type="simple" xlink:href="#__RefHeading__20808_1920141495" text:style-name="Index_20_Link" text:visited-style-name="Index_20_Link">11.14.2Exercise 2<text:tab/>174</text:a></text:p>
          <text:p text:style-name="P138"><text:a xlink:type="simple" xlink:href="#__RefHeading__20810_1920141495" text:style-name="Index_20_Link" text:visited-style-name="Index_20_Link">11.14.3Exercise 3<text:tab/>174</text:a></text:p>
          <text:p text:style-name="P138"><text:a xlink:type="simple" xlink:href="#__RefHeading__20812_1920141495" text:style-name="Index_20_Link" text:visited-style-name="Index_20_Link">11.14.4Exercise 4<text:tab/>175</text:a></text:p>
          <text:p text:style-name="P138"><text:a xlink:type="simple" xlink:href="#__RefHeading__20814_1920141495" text:style-name="Index_20_Link" text:visited-style-name="Index_20_Link">11.14.5Exercise 5<text:tab/>175</text:a></text:p>
          <text:p text:style-name="P138"><text:a xlink:type="simple" xlink:href="#__RefHeading__20816_1920141495" text:style-name="Index_20_Link" text:visited-style-name="Index_20_Link">11.14.6Exercise 6<text:tab/>175</text:a></text:p>
        </text:index-body>
      </text:table-of-content>
      <text:p text:style-name="Standard"><text:bookmark text:name="DDE_LINK22"/></text:p>
      <text:h text:style-name="P139"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5">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14634172031" text:style-name="List_20_1">
        <text:list-item>
          <text:p text:style-name="P141"><text:bookmark-start text:name="DDE_LINK"/>Week 7: Sections<text:bookmark-end text:name="DDE_LINK"/> 1-3.</text:p>
        </text:list-item>
        <text:list-item>
          <text:p text:style-name="P141">Week 8: Section 4</text:p>
        </text:list-item>
        <text:list-item>
          <text:p text:style-name="P141">Week 9: Sections 5-6</text:p>
        </text:list-item>
        <text:list-item>
          <text:p text:style-name="P141">Week 10: Section 7</text:p>
        </text:list-item>
        <text:list-item>
          <text:p text:style-name="P141">Week 11: Sections 8-9</text:p>
        </text:list-item>
        <text:list-item>
          <text:p text:style-name="P141">Week 12: Exam</text:p>
        </text:list-item>
        <text:list-item>
          <text:p text:style-name="P141">Week 13: Section 10</text:p>
        </text:list-item>
        <text:list-item>
          <text:p text:style-name="P141">Week 14: Section 11</text:p>
        </text:list-item>
        <text:list-item>
          <text:p text:style-name="P141">Week 15: TBD</text:p>
        </text:list-item>
        <text:list-item>
          <text:p text:style-name="P141">Week 16: Exam</text:p>
          <text:p text:style-name="P141"/>
        </text:list-item>
      </text:list>
      <text:h text:style-name="P140" text:outline-level="1"><text:bookmark-start text:name="__RefHeading__20436_1920141495"/>Introduction<text:bookmark-end text:name="__RefHeading__20436_1920141495"/></text:h>
      <text:p text:style-name="P2">In the book <text:span text:style-name="T94">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5">mathpiper_presentation</text:span><text:span text:style-name="T176">, </text:span>which can be found in the <text:span text:style-name="T25">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724386678" text:continue-numbering="true" text:style-name="List_20_1">
        <text:list-item>
          <text:p text:style-name="P144">All plants and animals are made of patterns of cells.</text:p>
        </text:list-item>
        <text:list-item>
          <text:p text:style-name="P144">Cells and minerals are built with patterns of molecules and atoms.</text:p>
        </text:list-item>
        <text:list-item>
          <text:p text:style-name="P144">Atoms are patterns of protons, neutrons, and electrons.</text:p>
        </text:list-item>
        <text:list-item>
          <text:p text:style-name="P144">Music consists of sound patterns.</text:p>
        </text:list-item>
        <text:list-item>
          <text:p text:style-name="P144">Weather moves in weather patterns.</text:p>
        </text:list-item>
        <text:list-item>
          <text:p text:style-name="P144">Objects that are dropped fall according to a specific pattern.</text:p>
        </text:list-item>
        <text:list-item>
          <text:p text:style-name="P144">Objects that are thrown follow a specific pattern.</text:p>
        </text:list-item>
        <text:list-item>
          <text:p text:style-name="P144">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5">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5">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p>
      <text:p text:style-name="P57">Result: [[_Bill,_Mary,_Tom],[_Bill,_Tom,_Mary],[_Tom,_Bill,_Mary],[_Mary,_Bill,_Tom],[_Mary,_Tom,_Bill],[_Tom,_Mary,_Bill]]</text:p>
      <text:p text:style-name="P57"/>
      <text:p text:style-name="Text_20_body">All of the different ways in which Bill, Mary, and Tom can be seated is an example of a <text:span text:style-name="T25">permutation pattern</text:span><text:span text:style-name="T125">,</text:span> and with this type of pattern, the <text:span text:style-name="T25">order</text:span> of its elements is taken into account. <text:s/>In mathematics, this kind of permutation is categorized under <text:span text:style-name="T25">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2">schools.look4.net.nz/maths/maths_glossary/p</text:span></text:a></text:p>
      <text:p text:style-name="Text_20_body"/>
      <text:p text:style-name="Text_20_body"><text:soft-page-break/>Instead of using permutations of names, let's use permutations that can be formed by <text:span text:style-name="T25">letters</text:span> of the English alphabet because they take up less space when printed. <text:s/>We will start with <text:span text:style-name="T25">2</text:span> letters and work up from there. <text:s/>How many different patterns can be formed by the letters <text:span text:style-name="T25">a</text:span> and <text:span text:style-name="T25">b</text:span>?:</text:p>
      <text:p text:style-name="P56"/>
      <text:p text:style-name="P56">In&gt; <text:bookmark-start text:name="__DdeLink__20895_830602126"/><text:bookmark-start text:name="__DdeLink__17732_811980664"/><text:bookmark-start text:name="__DdeLink__35317_1285229149"/><text:bookmark-start text:name="__DdeLink__22544_1323898305"/>PermutationsList(<text:span text:style-name="T164">[</text:span><text:span text:style-name="T208">_</text:span>a,<text:span text:style-name="T208">_</text:span>b])<text:bookmark-end text:name="__DdeLink__20895_830602126"/><text:bookmark-end text:name="__DdeLink__17732_811980664"/><text:bookmark-end text:name="__DdeLink__35317_1285229149"/><text:bookmark-end text:name="__DdeLink__22544_1323898305"/></text:p>
      <text:p text:style-name="P61">Result: <text:span text:style-name="T208">[[_a,_b],[_b,_a]]</text:span></text:p>
      <text:p text:style-name="P56"/>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208">_</text:span>a,<text:span text:style-name="T208">_</text:span>b,<text:span text:style-name="T208">_</text:span>c])<text:bookmark-end text:name="__DdeLink__35319_1285229149"/><text:bookmark-end text:name="__DdeLink__22546_1323898305"/></text:p>
      <text:p text:style-name="P62">Result: <text:span text:style-name="T208">[[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208">_</text:span>a,<text:span text:style-name="T208">_</text:span>b,<text:span text:style-name="T208">_</text:span>c,<text:span text:style-name="T208">_</text:span>d])<text:bookmark-end text:name="__DdeLink__18727_1116371010"/><text:bookmark-end text:name="__DdeLink__22549_1323898305"/></text:p>
      <text:p text:style-name="P62">Result: <text:span text:style-name="T208">[[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208">_</text:span>a,<text:span text:style-name="T208">_</text:span>b,<text:span text:style-name="T208">_</text:span>c,<text:span text:style-name="T208">_</text:span>d,<text:span text:style-name="T208">_</text:span>e])<text:bookmark-end text:name="__DdeLink__17702_2063502294"/><text:bookmark-end text:name="__DdeLink__22551_1323898305"/></text:p>
      <text:p text:style-name="P62">Result: <text:span text:style-name="T208">[[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08">[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68"/>
      <text:p text:style-name="Text_20_body">As you can see, for each letter that is added to the input list, the number of patterns that are generated increases significantly. <text:s/>Use MathPiperIDE right now to experiment with generating permutation patterns.</text:p>
      <text:p text:style-name="P57"/>
      <text:p text:style-name="Text_20_body_20_indent">(Also, the <text:span text:style-name="T25">TableForm()</text:span> function can be used to view the contents of a list vertically if desired):</text:p>
      <text:p text:style-name="P117"/>
      <text:p text:style-name="Text_20_body_20_indent">In&gt; <text:bookmark-start text:name="__DdeLink__35321_1285229149"/><text:bookmark-start text:name="__DdeLink__22553_1323898305"/>TableForm(PermutationsList([<text:span text:style-name="T208">_</text:span>a,<text:span text:style-name="T208">_</text:span>b,<text:span text:style-name="T208">_</text:span>c]))<text:bookmark-end text:name="__DdeLink__35321_1285229149"/><text:bookmark-end text:name="__DdeLink__22553_1323898305"/></text:p>
      <text:p text:style-name="P127">Result: True</text:p>
      <text:p text:style-name="P128">Side Effects:</text:p>
      <text:p text:style-name="P129">[_a,_b,_c]</text:p>
      <text:p text:style-name="P129">[_a,_c,_b]</text:p>
      <text:p text:style-name="P129">[_c,_a,_b]</text:p>
      <text:p text:style-name="P129">[_b,_a,_c]</text:p>
      <text:p text:style-name="P129">[_b,_c,_a]</text:p>
      <text:p text:style-name="P129">[_c,_b,_a]</text:p>
      <text:p text:style-name="P118"/>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5">symbols</text:span> along with <text:span text:style-name="T25">rules</text:span> for manipulating them is called a <text:span text:style-name="T25">pattern system</text:span>, and the patterns that are generated by the system are called its <text:span text:style-name="T25">pattern space</text:span>. <text:s/></text:p>
      <text:p text:style-name="Text_20_body">If we wanted to determine the number of permutation patterns (or <text:span text:style-name="T25">pattern space size</text:span>) that could be generated by 2 letters, 5 letters, or even 8 letters, we could do this by having PermutationsList() generate the patterns for us, and then we could count them using a loop. <text:s/>Here is a program that does this:</text:p>
      <text:p text:style-name="P65"/>
      <text:p text:style-name="P65"><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DDE_LINK5"/>%mathpiper<text:bookmark-end text:name="DDE_LINK5"/></text:p>
      <text:p text:style-name="P77"/>
      <text:p text:style-name="P77">patterns <text:span text:style-name="T99">:=</text:span> <text:bookmark-start text:name="__DdeLink__17653_1466896458"/><text:span text:style-name="T101">PermutationsList</text:span><text:span text:style-name="T24">([</text:span><text:span text:style-name="T127">_</text:span>a,<text:span text:style-name="T208">_</text:span>b,<text:span text:style-name="T209">_</text:span>c,<text:span text:style-name="T209">_</text:span>d,<text:span text:style-name="T209">_</text:span>e,<text:span text:style-name="T209">_</text:span>f,<text:span text:style-name="T209">_</text:span>g,<text:span text:style-name="T209">_</text:span>h<text:span text:style-name="T24">])</text:span>;<text:bookmark-end text:name="__DdeLink__17653_1466896458"/></text:p>
      <text:p text:style-name="P77"/>
      <text:p text:style-name="P77">numberOfPatterns <text:span text:style-name="T99">:=</text:span> <text:span text:style-name="T43">0</text:span>;</text:p>
      <text:p text:style-name="P77"/>
      <text:p text:style-name="P77"><text:span text:style-name="T73">ForEach</text:span><text:span text:style-name="T24">(</text:span>pattern, patterns<text:span text:style-name="T24">)</text:span></text:p>
      <text:p text:style-name="Standard">{</text:p>
      <text:p text:style-name="P77"><text:s text:c="4"/>numberOfPatterns<text:span text:style-name="T24">++</text:span>;</text:p>
      <text:p text:style-name="Standard">};</text:p>
      <text:p text:style-name="P77"/>
      <text:p text:style-name="P77"><text:span text:style-name="T73">NewLine</text:span><text:span text:style-name="T24">(</text:span><text:span text:style-name="T43">2</text:span><text:span text:style-name="T24">)</text:span>;</text:p>
      <text:p text:style-name="P77"><text:soft-page-break/></text:p>
      <text:p text:style-name="P77"><text:span text:style-name="T73">Echo</text:span><text:span text:style-name="T24">(</text:span><text:span text:style-name="T103">"Number of patterns: "</text:span>, numberOfPatterns<text:span text:style-name="T24">)</text:span>;</text:p>
      <text:p text:style-name="P77"/>
      <text:p text:style-name="P65">%/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p>
      <text:p text:style-name="P77"/>
      <text:p text:style-name="P77"><text:s text:c="4"/><text:span text:style-name="T76">%output,preserve="false"</text:span></text:p>
      <text:p text:style-name="P77"><text:s text:c="6"/><text:span text:style-name="T76">Result:</text:span> True</text:p>
      <text:p text:style-name="P77"><text:s text:c="6"/></text:p>
      <text:p text:style-name="P77"><text:s text:c="6"/><text:span text:style-name="T93">Side Effects:</text:span></text:p>
      <text:p text:style-name="P84"/>
      <text:p text:style-name="P84"/>
      <text:p text:style-name="P77"><text:s text:c="6"/>Number of patterns: 40320</text:p>
      <text:p text:style-name="P59">. <text:s text:c="2"/>%/output</text:p>
      <text:p text:style-name="P59"/>
      <text:p text:style-name="P89">We can also count the number of patterns with less code by letting the <text:span text:style-name="T25">Length()</text:span> function do the looping for us:</text:p>
      <text:p text:style-name="P65"/>
      <text:p text:style-name="P65"><text:bookmark-start text:name="__DdeLink__35328_1285229149"/><text:bookmark-start text:name="__DdeLink__22708_1323898305"/>%mathpiper</text:p>
      <text:p text:style-name="P77"/>
      <text:p text:style-name="P78"><text:bookmark-start text:name="__DdeLink__20975_830602126"/>patterns <text:span text:style-name="T99">:=</text:span> <text:span text:style-name="T101">PermutationsList</text:span><text:span text:style-name="T24">([</text:span><text:span text:style-name="T127">_</text:span><text:span text:style-name="T116">a,</text:span><text:span text:style-name="T127">_</text:span><text:span text:style-name="T116">b,</text:span><text:span text:style-name="T128">_</text:span><text:span text:style-name="T116">c,</text:span><text:span text:style-name="T128">_</text:span><text:span text:style-name="T116">d,</text:span><text:span text:style-name="T128">_</text:span><text:span text:style-name="T116">e,</text:span><text:span text:style-name="T128">_</text:span><text:span text:style-name="T116">f,</text:span><text:span text:style-name="T128">_</text:span><text:span text:style-name="T116">g,</text:span><text:span text:style-name="T128">_</text:span><text:span text:style-name="T116">h</text:span><text:span text:style-name="T25">]</text:span><text:span text:style-name="T24">)</text:span>;</text:p>
      <text:p text:style-name="P77"/>
      <text:p text:style-name="P77"><text:span text:style-name="T108">Length</text:span><text:span text:style-name="T24">(</text:span>patterns<text:span text:style-name="T24">)</text:span>;</text:p>
      <text:p text:style-name="P77"><text:bookmark-end text:name="__DdeLink__20975_830602126"/></text:p>
      <text:p text:style-name="P65">%/mathpiper<text:bookmark-end text:name="__DdeLink__35328_1285229149"/><text:bookmark-end text:name="__DdeLink__22708_1323898305"/></text:p>
      <text:p text:style-name="P77"/>
      <text:p text:style-name="P77"><text:s text:c="4"/><text:span text:style-name="T76">%output,preserve="false"</text:span></text:p>
      <text:p text:style-name="P77"><text:s text:c="6"/><text:span text:style-name="T76">Result:</text:span> 40320</text:p>
      <text:p text:style-name="P77">. <text:s text:c="2"/><text:span text:style-name="T76">%/output</text:span></text:p>
      <text:p text:style-name="P77"/>
      <text:p text:style-name="Text_20_body">However, I am purposely using loops in these examples to emphasize the fact that <text:span text:style-name="T25">a loop is being used to count the patterns</text:span> .</text:p>
      <text:p text:style-name="Text_20_body">How long did it take the loop based program to arrive at its answer? <text:s/>Here is a version of the program with <text:span text:style-name="T25">timing code</text:span> added to it that answers this question:</text:p>
      <text:p text:style-name="P65"/>
      <text:p text:style-name="P65"><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mathpiper</text:p>
      <text:p text:style-name="P77"/>
      <text:p text:style-name="P79"><text:bookmark-start text:name="__DdeLink__20977_830602126"/>patternGenerationTime <text:span text:style-name="T99">:=</text:span> <text:span text:style-name="T73">Time</text:span><text:span text:style-name="T24">()</text:span> patterns <text:span text:style-name="T99">:= </text:span><text:span text:style-name="T101">PermutationsList</text:span><text:span text:style-name="T24">([</text:span><text:span text:style-name="T127">_</text:span><text:span text:style-name="T116">a,</text:span><text:span text:style-name="T127">_</text:span><text:span text:style-name="T116">b,</text:span><text:span text:style-name="T128">_</text:span><text:span text:style-name="T116">c,</text:span><text:span text:style-name="T128">_</text:span><text:span text:style-name="T116">d,</text:span><text:span text:style-name="T128">_</text:span><text:span text:style-name="T116">e,</text:span><text:span text:style-name="T128">_</text:span><text:span text:style-name="T116">f,</text:span><text:span text:style-name="T128">_</text:span><text:span text:style-name="T116">g,</text:span><text:span text:style-name="T128">_</text:span><text:span text:style-name="T116">h</text:span><text:span text:style-name="T24">])</text:span>;</text:p>
      <text:p text:style-name="P77"/>
      <text:p text:style-name="P77">numberOfPatterns <text:span text:style-name="T99">:=</text:span> <text:span text:style-name="T43">0</text:span>;</text:p>
      <text:p text:style-name="P77"/>
      <text:p text:style-name="P77">countingTime <text:span text:style-name="T99">:=</text:span> <text:span text:style-name="T73">Time</text:span><text:span text:style-name="T24">()</text:span> <text:span text:style-name="T73">ForEach</text:span><text:span text:style-name="T24">(</text:span>pattern, patterns<text:span text:style-name="T24">)</text:span></text:p>
      <text:p text:style-name="Standard">{</text:p>
      <text:p text:style-name="P77"><text:s text:c="4"/>numberOfPatterns<text:span text:style-name="T24">++</text:span>;</text:p>
      <text:p text:style-name="Standard">};</text:p>
      <text:p text:style-name="P77"/>
      <text:p text:style-name="P77"><text:span text:style-name="T73">NewLine</text:span><text:span text:style-name="T24">(</text:span><text:span text:style-name="T43">2</text:span><text:span text:style-name="T24">)</text:span>;</text:p>
      <text:p text:style-name="P77"/>
      <text:p text:style-name="P77"><text:span text:style-name="T73">Echo</text:span><text:span text:style-name="T24">(</text:span><text:span text:style-name="T103">"Number of patterns: "</text:span>, numberOfPatterns<text:span text:style-name="T24">)</text:span>;</text:p>
      <text:p text:style-name="P77"/>
      <text:p text:style-name="P77"><text:span text:style-name="T73">Echo</text:span><text:span text:style-name="T24">(</text:span><text:span text:style-name="T103">"Pattern generation time: "</text:span>, patternGenerationTime, <text:span text:style-name="T103">"seconds."</text:span><text:span text:style-name="T24">)</text:span>;</text:p>
      <text:p text:style-name="P77"/>
      <text:p text:style-name="P77"><text:span text:style-name="T73">Echo</text:span><text:span text:style-name="T24">(</text:span><text:span text:style-name="T103">"Counting time: "</text:span>, countingTime, <text:span text:style-name="T103">"seconds."</text:span><text:span text:style-name="T24">)</text:span>;</text:p>
      <text:p text:style-name="P77"><text:soft-page-break/></text:p>
      <text:p text:style-name="P77"><text:span text:style-name="T73">Echo</text:span><text:span text:style-name="T24">(</text:span><text:span text:style-name="T103">"Total Time: "</text:span>, patternGenerationTime <text:span text:style-name="T24">+</text:span> countingTime, <text:span text:style-name="T103">"seconds."</text:span><text:span text:style-name="T24">)</text:span>;<text:bookmark-end text:name="__DdeLink__20977_830602126"/></text:p>
      <text:p text:style-name="P77"/>
      <text:p text:style-name="P65">%/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p>
      <text:p text:style-name="P77"/>
      <text:p text:style-name="P77"><text:s text:c="4"/><text:span text:style-name="T76">%output,preserve="false"</text:span></text:p>
      <text:p text:style-name="P77"><text:s text:c="6"/><text:span text:style-name="T76">Result:</text:span> True</text:p>
      <text:p text:style-name="P77"><text:s text:c="6"/></text:p>
      <text:p text:style-name="P77"><text:s text:c="6"/><text:span text:style-name="T93">Side Effects:</text:span></text:p>
      <text:p text:style-name="P77"><text:s text:c="6"/>Number of patterns: 40320 </text:p>
      <text:p text:style-name="P77"><text:s text:c="6"/>Pattern generation time: 2.004516503 seconds.</text:p>
      <text:p text:style-name="P77"><text:s text:c="6"/>Counting time: 0.531656747 seconds.</text:p>
      <text:p text:style-name="P77"><text:s text:c="6"/>Total Time: 2.536173250 seconds.</text:p>
      <text:p text:style-name="P77">. <text:s text:c="2"/><text:span text:style-name="T76">%/output</text:span></text:p>
      <text:p text:style-name="P77"/>
      <text:p text:style-name="Text_20_body">Unfortunately, you will find that if you increase the number of letters to permute to <text:span text:style-name="T25">9 or higher</text:span>, the <text:span text:style-name="T25">pattern space</text:span><text:span text:style-name="T116"> that is generated </text:span><text:span text:style-name="T25">becomes too large for the computer to handle</text:span>. <text:s/>But what if we wanted to know how many patterns could be generated by 15, 20, or more letters? <text:s/>Is there a way to determine this? <text:s/>The answer is yes, by using the <text:span text:style-name="T25">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5">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08">Permutations(number_of_symbols)</text:p>
          </table:table-cell>
        </table:table-row>
      </table:table>
      <text:p text:style-name="Preformatted_20_Text"/>
      <text:p text:style-name="Text_20_body">The <text:span text:style-name="T25">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7"/>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57">Result: 1</text:p>
      <text:p text:style-name="P68">Side Effects:</text:p>
      <text:p text:style-name="P68">0.000727397 seconds taken.</text:p>
      <text:p text:style-name="Preformatted_20_Text"/>
      <text:p text:style-name="Preformatted_20_Text">In&gt; <text:bookmark-start text:name="__DdeLink__22713_1323898305"/>EchoTime() Permutations(2)<text:bookmark-end text:name="__DdeLink__22713_1323898305"/></text:p>
      <text:p text:style-name="P57">Result: 2</text:p>
      <text:p text:style-name="P68">Side Effects:</text:p>
      <text:p text:style-name="P68">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57"><text:soft-page-break/>Result: 6</text:p>
      <text:p text:style-name="P68">Side Effects:</text:p>
      <text:p text:style-name="P68">0.000793467 seconds taken.</text:p>
      <text:p text:style-name="Preformatted_20_Text"/>
      <text:p text:style-name="Preformatted_20_Text">In&gt; EchoTime() Permutations(4)</text:p>
      <text:p text:style-name="P57">Result: 24</text:p>
      <text:p text:style-name="P68">Side Effects:</text:p>
      <text:p text:style-name="P68">0.000828178 seconds taken.</text:p>
      <text:p text:style-name="Preformatted_20_Text"/>
      <text:p text:style-name="Preformatted_20_Text">In&gt; EchoTime() Permutations(5)</text:p>
      <text:p text:style-name="P57">Result: 120</text:p>
      <text:p text:style-name="P68">Side Effects:</text:p>
      <text:p text:style-name="P68">0.000806806 seconds taken.</text:p>
      <text:p text:style-name="Preformatted_20_Text"/>
      <text:p text:style-name="Preformatted_20_Text">In&gt; EchoTime() Permutations(6)</text:p>
      <text:p text:style-name="P57">Result: 720</text:p>
      <text:p text:style-name="P68">Side Effects:</text:p>
      <text:p text:style-name="P68">0.000925119 seconds taken.</text:p>
      <text:p text:style-name="Preformatted_20_Text"/>
      <text:p text:style-name="Preformatted_20_Text">In&gt; EchoTime() Permutations(7)</text:p>
      <text:p text:style-name="P57">Result: 5040</text:p>
      <text:p text:style-name="P68">Side Effects:</text:p>
      <text:p text:style-name="P68">0.000907727 seconds taken.</text:p>
      <text:p text:style-name="Preformatted_20_Text"/>
      <text:p text:style-name="Preformatted_20_Text">In&gt; EchoTime() Permutations(8)</text:p>
      <text:p text:style-name="P57">Result: 40320</text:p>
      <text:p text:style-name="P68">Side Effects:</text:p>
      <text:p text:style-name="P68">0.000967442 seconds taken.</text:p>
      <text:p text:style-name="Preformatted_20_Text"/>
      <text:p text:style-name="Preformatted_20_Text">In&gt; EchoTime() Permutations(9)</text:p>
      <text:p text:style-name="P57">Result: 362880</text:p>
      <text:p text:style-name="P68">Side Effects:</text:p>
      <text:p text:style-name="P68">0.000965765 seconds taken.</text:p>
      <text:p text:style-name="Preformatted_20_Text"/>
      <text:p text:style-name="Preformatted_20_Text">In&gt; EchoTime() Permutations(10)</text:p>
      <text:p text:style-name="P57">Result: 3628800</text:p>
      <text:p text:style-name="P68">Side Effects:</text:p>
      <text:p text:style-name="P68">0.000993493 seconds taken.</text:p>
      <text:p text:style-name="Preformatted_20_Text"/>
      <text:p text:style-name="Preformatted_20_Text">In&gt; EchoTime() Permutations(15)</text:p>
      <text:p text:style-name="P57">Result: 1307674368000</text:p>
      <text:p text:style-name="P68">Side Effects:</text:p>
      <text:p text:style-name="P68">0.001352337 seconds taken.</text:p>
      <text:p text:style-name="Preformatted_20_Text"/>
      <text:p text:style-name="Preformatted_20_Text">In&gt; <text:bookmark-start text:name="__DdeLink__22791_1323898305"/>EchoTime() Permutations(20)<text:bookmark-end text:name="__DdeLink__22791_1323898305"/></text:p>
      <text:p text:style-name="P57">Result: 2432902008176640000</text:p>
      <text:p text:style-name="P68">Side Effects:</text:p>
      <text:p text:style-name="P68">0.001340743 seconds taken.</text:p>
      <text:p text:style-name="Preformatted_20_Text"/>
      <text:p text:style-name="Preformatted_20_Text">In&gt; EchoTime() <text:bookmark-start text:name="__DdeLink__17781_2063502294"/>Permutations(40)<text:bookmark-end text:name="__DdeLink__17781_2063502294"/></text:p>
      <text:p text:style-name="P57">Result: 815915283247897734345611269596115894272000000000</text:p>
      <text:p text:style-name="P68">Side Effects:<text:bookmark-end text:name="__DdeLink__21399_830602126"/></text:p>
      <text:p text:style-name="P68"><text:soft-page-break/>0.001955836 seconds taken.</text:p>
      <text:p text:style-name="P68"><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7">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8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5">Permutations()</text:span> function calculate the size of the 40 symbol pattern space in around 2 milliseconds?!</text:p>
      <text:p text:style-name="Text_20_body">There is definitely something almost magical going on here because somehow the Permutations() function is able to <text:span text:style-name="T25">move through a pattern space</text:span> way <text:span text:style-name="T94">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5">most of these diverse patterns are similar to each other</text:span> in ways that enable humans to work with them using <text:span text:style-name="T57">a </text:span><text:span text:style-name="T59">single set of tools</text:span>. <text:s/>If you know how to work with patterns using these tools, the universe (and everything in it) is yours to explore...</text:p>
      <text:p text:style-name="Text_20_body">A common thing that needs to be done with a pattern space is to <text:span text:style-name="T25">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57">Result: [1,2,3,4,5,6,7,8,9,10,11,12,13,14,15,16,17,18,19,20,21,22,23,24,25,26,27,28,29,30,31,32,33,34,35,36,37,38,39,40,41,42,43,44,45,46,47,48,49,50,51,52,53,54,55,56,57,58,59,60,61,62,63,64,65,66,67,68,69,70,71,72,73,74,75,76,77,78,79,80,81,82,83,84,85,86,87,88,89,90,91,92,93,94,95,96,97,98,99,100]</text:p>
      <text:p text:style-name="P57"/>
      <text:p text:style-name="P88">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5">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57">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7"/>
      <text:p text:style-name="Text_20_body">A typical person doing the adding would need to <text:span text:style-name="T25">slowly</text:span> move through this pattern space, visiting each number in turn in order to <text:span text:style-name="T25">add</text:span> it to an accumulating <text:span text:style-name="T25">sum</text:span>. <text:s/>The complete process will take perhaps <text:span text:style-name="T25">10 minutes</text:span>, and when a human <text:span text:style-name="T25">manually</text:span> moves through a pattern space like this, it can be thought of as <text:span text:style-name="T25">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5">much</text:span> quicker than a human. <text:s/>The following program moves through this pattern space very quickly using a While loop, visiting each number in turn, and adding it to an accumulating sum:</text:p>
      <text:p text:style-name="P65"/>
      <text:p text:style-name="P65"><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mathpiper</text:p>
      <text:p text:style-name="P77"/>
      <text:p text:style-name="P38">sum <text:span text:style-name="T99">:=</text:span> <text:span text:style-name="T43">0</text:span>;</text:p>
      <text:p text:style-name="P77"/>
      <text:p text:style-name="P38">index <text:span text:style-name="T99">:=</text:span> <text:span text:style-name="T43">1</text:span>;</text:p>
      <text:p text:style-name="P77"/>
      <text:p text:style-name="P38">runTime <text:span text:style-name="T99">:=</text:span> <text:span text:style-name="T73">Time</text:span><text:span text:style-name="T24">()</text:span> <text:span text:style-name="T108">While</text:span><text:span text:style-name="T24">(</text:span>index <text:span text:style-name="T24">&lt;=?</text:span> <text:span text:style-name="T43">100</text:span><text:span text:style-name="T24">)</text:span></text:p>
      <text:p text:style-name="Standard">{</text:p>
      <text:p text:style-name="P38"><text:s text:c="4"/>sum <text:span text:style-name="T99">:=</text:span> sum <text:span text:style-name="T24">+</text:span> index;</text:p>
      <text:p text:style-name="P38"><text:s text:c="4"/></text:p>
      <text:p text:style-name="P38"><text:s text:c="4"/>index<text:span text:style-name="T24">++</text:span>;</text:p>
      <text:p text:style-name="Standard">};</text:p>
      <text:p text:style-name="P77"/>
      <text:p text:style-name="P38"><text:span text:style-name="T73">Echo</text:span><text:span text:style-name="T24">(</text:span><text:span text:style-name="T103">"Sum: "</text:span>, sum<text:span text:style-name="T24">)</text:span>;</text:p>
      <text:p text:style-name="P77"/>
      <text:p text:style-name="P38"><text:span text:style-name="T73">Echo</text:span><text:span text:style-name="T24">(</text:span><text:span text:style-name="T103">"Run time: "</text:span>, runTime<text:span text:style-name="T24">)</text:span>;</text:p>
      <text:p text:style-name="P77"/>
      <text:p text:style-name="P65">%/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p>
      <text:p text:style-name="P77"><text:soft-page-break/></text:p>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Sum: 5050 </text:p>
      <text:p text:style-name="P38"><text:s text:c="6"/>Run time: 0.006013</text:p>
      <text:p text:style-name="P113">. <text:s text:c="2"/>%/output</text:p>
      <text:p text:style-name="P60"/>
      <text:p text:style-name="Text_20_body">The program took about<draw:frame draw:style-name="fr4" draw:name="Object1" text:anchor-type="as-char" svg:width="0.4508in" svg:height="0.4264in" draw:z-index="8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37">/*minutes*/</text:span> * 60 <text:span text:style-name="T137">/*seconds per minute*/</text:span> )/runTime <text:span text:style-name="T137">/*seconds*/</text:span>);<text:bookmark-end text:name="DDE_LINK7"/></text:p>
      <text:p text:style-name="P57">Result: 99833.61065</text:p>
      <text:p text:style-name="P57"/>
      <text:p text:style-name="Text_20_body">About 100,000 times faster!</text:p>
      <text:p text:style-name="Text_20_body">This program shows that one of the reasons that <text:span text:style-name="T25">computers</text:span> are so <text:span text:style-name="T25">powerful</text:span> is that they can <text:span text:style-name="T25">move through pattern spaces at very high rates of speed</text:span>. <text:s/>Moving through a pattern space with a computer can be thought of as <text:span text:style-name="T25">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5">first</text:span> part is the <text:span text:style-name="T25">declaration of a function</text:span> called <text:span text:style-name="T25">sumNums()</text:span><text:span text:style-name="T177">, </text:span>which calculates the sum of the integers between 1 and a passed<text:span text:style-name="T200">-</text:span>in integer. <text:s/>The <text:span text:style-name="T25">second</text:span> part is a program that passes increasingly larger integers to <text:span text:style-name="T25">sumNums()</text:span><text:span text:style-name="T206">, </text:span>and then prints the sums and how long it took to calculate them.</text:p>
      <text:p text:style-name="Text_20_body">In order to run this code in MathPiperIDE, you must <text:span text:style-name="T25">first execute the sumNums() definition fold (but only once)</text:span> to create the sumNums() function. <text:s/>Then, you can execute the second fold as many times as you need to in order to experiment with it.</text:p>
      <text:p text:style-name="P77"/>
      <text:p text:style-name="P65"><text:bookmark-start text:name="__DdeLink__21481_830602126"/><text:bookmark-start text:name="__DdeLink__21061_830602126"/><text:bookmark-start text:name="__DdeLink__17817_811980664"/><text:bookmark-start text:name="__DdeLink__35341_1285229149"/><text:bookmark-start text:name="__DdeLink__35343_1285229149"/><text:bookmark-start text:name="__DdeLink__22874_1323898305"/>%mathpiper</text:p>
      <text:p text:style-name="P77"/>
      <text:p text:style-name="P38"><text:bookmark-start text:name="__DdeLink__18885_1116371010"/><text:bookmark-start text:name="__DdeLink__17783_2063502294"/><text:span text:style-name="T101">sumOfIntegers</text:span><text:span text:style-name="T24">(</text:span>highestInteger<text:span text:style-name="T24">)</text:span> <text:span text:style-name="T99">:=</text:span> </text:p>
      <text:p text:style-name="Standard"><text:soft-page-break/>{</text:p>
      <text:p text:style-name="P38"><text:s text:c="4"/><text:span text:style-name="T108">Local</text:span><text:span text:style-name="T24">(</text:span>sum, index<text:span text:style-name="T24">)</text:span>;</text:p>
      <text:p text:style-name="P38"><text:s text:c="4"/></text:p>
      <text:p text:style-name="P38"><text:s text:c="4"/>sum <text:span text:style-name="T99">:=</text:span> <text:span text:style-name="T43">0</text:span>;</text:p>
      <text:p text:style-name="P38"><text:s text:c="4"/></text:p>
      <text:p text:style-name="P38"><text:s text:c="4"/>index <text:span text:style-name="T99">:=</text:span> <text:span text:style-name="T43">1</text:span>;</text:p>
      <text:p text:style-name="P38"><text:s text:c="4"/></text:p>
      <text:p text:style-name="P38"><text:s text:c="4"/><text:span text:style-name="T108">While</text:span><text:span text:style-name="T24">(</text:span>index <text:span text:style-name="T24">&lt;=?</text:span> highestInteger<text:span text:style-name="T24">)</text:span></text:p>
      <text:p text:style-name="Standard"><text:s text:c="4"/>{</text:p>
      <text:p text:style-name="P38"><text:s text:c="8"/>sum <text:span text:style-name="T99">:=</text:span> sum <text:span text:style-name="T24">+</text:span> index;</text:p>
      <text:p text:style-name="P38"><text:s text:c="8"/></text:p>
      <text:p text:style-name="P38"><text:s text:c="8"/>index<text:span text:style-name="T24">++</text:span>;</text:p>
      <text:p text:style-name="Standard"><text:s text:c="4"/>};</text:p>
      <text:p text:style-name="P38"><text:s text:c="4"/></text:p>
      <text:p text:style-name="P38"><text:s text:c="4"/>sum;</text:p>
      <text:p text:style-name="Standard">};</text:p>
      <text:p text:style-name="P77"/>
      <text:p text:style-name="P109">%/mathpiper<text:bookmark-end text:name="__DdeLink__35341_1285229149"/><text:bookmark-end text:name="__DdeLink__35343_1285229149"/><text:bookmark-end text:name="__DdeLink__22874_1323898305"/><text:bookmark-end text:name="__DdeLink__17783_2063502294"/></text:p>
      <text:p text:style-name="P109"/>
      <text:p text:style-name="P65"><text:bookmark-start text:name="__DdeLink__17859_2063502294"/><text:bookmark-start text:name="__DdeLink__35347_1285229149"/><text:bookmark-start text:name="__DdeLink__22876_1323898305"/>%mathpiper</text:p>
      <text:p text:style-name="P77"/>
      <text:p text:style-name="P38"><text:bookmark-start text:name="__DdeLink__35345_1285229149"/><text:span text:style-name="T73">ForEach</text:span><text:span text:style-name="T24">(</text:span>highNumber, <text:span text:style-name="T24">[</text:span><text:span text:style-name="T43">100</text:span>,<text:span text:style-name="T43">1000</text:span>,<text:span text:style-name="T43">10000</text:span>,<text:span text:style-name="T43">100000</text:span>,<text:span text:style-name="T43">1000000</text:span><text:span text:style-name="T24">])</text:span></text:p>
      <text:p text:style-name="Standard">{</text:p>
      <text:p text:style-name="P38"><text:s text:c="4"/>runTime <text:span text:style-name="T99">:=</text:span> <text:span text:style-name="T73">Time</text:span><text:span text:style-name="T24">()</text:span> sum <text:span text:style-name="T99">:=</text:span> <text:span text:style-name="T101">sumOfIntegers</text:span><text:span text:style-name="T24">(</text:span>highNumber<text:span text:style-name="T24">)</text:span>;</text:p>
      <text:p text:style-name="P38"><text:s text:c="4"/></text:p>
      <text:p text:style-name="P38"><text:s text:c="4"/><text:span text:style-name="T73">Echo</text:span><text:span text:style-name="T24">(</text:span><text:span text:style-name="T103">"High number: "</text:span>, highNumber<text:span text:style-name="T24">)</text:span>;</text:p>
      <text:p text:style-name="P38"><text:s text:c="4"/></text:p>
      <text:p text:style-name="P38"><text:s text:c="4"/><text:span text:style-name="T73">Echo</text:span><text:span text:style-name="T24">(</text:span><text:span text:style-name="T103">"Sum: "</text:span>, sum<text:span text:style-name="T24">)</text:span>;</text:p>
      <text:p text:style-name="P38"><text:s text:c="4"/></text:p>
      <text:p text:style-name="P38"><text:s text:c="4"/><text:span text:style-name="T73">Echo</text:span><text:span text:style-name="T24">(</text:span><text:span text:style-name="T103">"Run time: "</text:span>, runTime, <text:span text:style-name="T103">"seconds."</text:span><text:span text:style-name="T24">)</text:span>;</text:p>
      <text:p text:style-name="P38"><text:s text:c="4"/></text:p>
      <text:p text:style-name="P38"><text:s text:c="4"/><text:span text:style-name="T73">NewLine</text:span><text:span text:style-name="T24">()</text:span>;</text:p>
      <text:p text:style-name="Standard">};</text:p>
      <text:p text:style-name="P77"/>
      <text:p text:style-name="P65">%/mathpiper<text:bookmark-end text:name="__DdeLink__21481_830602126"/><text:bookmark-end text:name="__DdeLink__21061_830602126"/><text:bookmark-end text:name="__DdeLink__17817_811980664"/><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14">. <text:s text:c="2"/>%/output</text:p>
      <text:p text:style-name="Text_20_body">As you can see, <text:span text:style-name="T17">when </text:span>the number that is being summed to is made <text:span text:style-name="T25">10 times </text:span><text:span text:style-name="T25">larger</text:span>, the time it takes to calculate the sum becomes about <text:span text:style-name="T25">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5">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5">linear</text:span> fashion, they <text:span text:style-name="T138">jump</text:span> from one part of a pattern space to another <text:span text:style-name="T25">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16">George Pólya</text:span><text:span text:style-name="T24"> </text:span><text:span text:style-name="T116">was a mathematician who developed a set of principles for solving </text:span><text:span text:style-name="T116">problems. <text:s/></text:span>One of the ways he devised for solving a <text:span text:style-name="T116">difficult</text:span> problem is to first solve a <text:span text:style-name="T25">simpler</text:span> problem that is similar to it<text:span text:style-name="T178">,</text:span> and then use what you learned to solve the more <text:span text:style-name="T25">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5">simpler</text:span> problem of finding the sum of the integers <text:span text:style-name="T25">1-10</text:span>. <text:s/></text:p>
      <text:p text:style-name="P2">It is said that the mathematician Karl Friedrich Gauss discovered this jump point while he was in elementary school. <text:s/>Evidently his math teacher use<text:span text:style-name="T219">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0">integers</text:span> 1-10 in <text:span text:style-name="T25">forward</text:span> order, <text:span text:style-name="T205">making </text:span>a second list of the <text:span text:style-name="T150">integers</text:span> 1-10 in <text:span text:style-name="T25">reverse</text:span> order, and then placing them on top of each other like this:</text:p>
      <text:p text:style-name="P4"><draw:frame draw:style-name="fr5" draw:name="Object90" text:anchor-type="paragraph" svg:x="0.6874in" svg:y="0.2165in" svg:width="5.5409in" svg:height="0.7866in" draw:z-index="65"><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6"><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7"><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5">..</text:span> operator):</text:p>
      <text:p text:style-name="Preformatted_20_Text"/>
      <text:p text:style-name="Preformatted_20_Text">In&gt; 1 .. 10</text:p>
      <text:p text:style-name="P57">Result: [1,2,3,4,5,6,7,8,9,10]</text:p>
      <text:p text:style-name="Preformatted_20_Text"/>
      <text:p text:style-name="Preformatted_20_Text">In&gt; 10 .. 1</text:p>
      <text:p text:style-name="P57">Result: [10,9,8,7,6,5,4,3,2,1]</text:p>
      <text:p text:style-name="P57"/>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57">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57">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57">Result: [3,3]</text:p>
      <text:p text:style-name="Preformatted_20_Text"/>
      <text:p text:style-name="Preformatted_20_Text">In&gt; (1 .. 3) + (3 .. 1)</text:p>
      <text:p text:style-name="P57">Result: [4,4,4]</text:p>
      <text:p text:style-name="Preformatted_20_Text"/>
      <text:p text:style-name="Preformatted_20_Text">In&gt; (1 .. 4) + (4 .. 1)</text:p>
      <text:p text:style-name="P57">Result: [5,5,5,5]</text:p>
      <text:p text:style-name="Preformatted_20_Text"/>
      <text:p text:style-name="Preformatted_20_Text">In&gt; (1 .. 5) + (5 .. 1)</text:p>
      <text:p text:style-name="P57">Result: [6,6,6,6,6]</text:p>
      <text:p text:style-name="Preformatted_20_Text"/>
      <text:p text:style-name="Preformatted_20_Text">In&gt; (1 .. 6) + (6 .. 1)</text:p>
      <text:p text:style-name="P57">Result: [7,7,7,7,7,7]</text:p>
      <text:p text:style-name="Preformatted_20_Text"/>
      <text:p text:style-name="Preformatted_20_Text">In&gt; <text:bookmark-start text:name="__DdeLink__22952_1323898305"/>(1 .. 7) + (7 .. 1)<text:bookmark-end text:name="__DdeLink__22952_1323898305"/></text:p>
      <text:p text:style-name="P57">Result: [8,8,8,8,8,8,8]</text:p>
      <text:p text:style-name="Preformatted_20_Text"/>
      <text:p text:style-name="Preformatted_20_Text">In&gt; (1 .. 8) + (8 .. 1)</text:p>
      <text:p text:style-name="P57">Result: [9,9,9,9,9,9,9,9]</text:p>
      <text:p text:style-name="Preformatted_20_Text"/>
      <text:p text:style-name="Preformatted_20_Text"><text:soft-page-break/>In&gt; (1 .. 9) + (9 .. 1)</text:p>
      <text:p text:style-name="P57">Result: [10,10,10,10,10,10,10,10,10]</text:p>
      <text:p text:style-name="Preformatted_20_Text"/>
      <text:p text:style-name="Preformatted_20_Text">In&gt; (1 .. 15) + (15 .. 1)</text:p>
      <text:p text:style-name="P57">Result: [16,16,16,16,16,16,16,16,16,16,16,16,16,16,16]</text:p>
      <text:p text:style-name="Preformatted_20_Text"/>
      <text:p text:style-name="Preformatted_20_Text">In&gt; (1 .. 20) + (20 .. 1)</text:p>
      <text:p text:style-name="P57">Result: [21,21,21,21,21,21,21,21,21,21,21,21,21,21,21,21,21,21,21,21]<text:bookmark-end text:name="__DdeLink__21488_830602126"/><text:bookmark-end text:name="__DdeLink__21142_830602126"/></text:p>
      <text:p text:style-name="P57"/>
      <text:p text:style-name="P2">It works with other sequences of integers too! <text:s/>But where do we go from here? <text:s/>If you study these examples you should become aware of yet another pattern. <text:s/>Whatever the <text:span text:style-name="T25">highest</text:span> number is in a given sequence, the number that each column adds to is <text:span text:style-name="T25">one higher than it</text:span>. <text:s/>For example, if the highest number is 2, the sum of each column is 2+1 = 3. <text:s/>If the highest number is 7, the sum of each column is 7+1=8, <text:span text:style-name="T79">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is to express this idea is with <text:span text:style-name="T25">mathematical notation</text:span>.</text:p>
      <text:p text:style-name="P2">What is <text:span text:style-name="T25">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96">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5">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79">varies</text:span> for different sequences, it makes sense to represent it with a <text:span text:style-name="T79">variable</text:span>. <text:s/>Let's use the variable<draw:frame draw:style-name="fr4" draw:name="Object7" text:anchor-type="as-char" svg:width="0.1689in" svg:height="0.1984in" draw:z-index="8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90"><draw:object xlink:href="./Object 8" xlink:type="simple" xlink:show="embed" xlink:actuate="onLoad"/><draw:image xlink:href="./ObjectReplacements/Object 8" xlink:type="simple" xlink:show="embed" xlink:actuate="onLoad"/></draw:frame>standing for the <text:span text:style-name="T45">n</text:span>umber of values in the sequence. <text:s/>In the following diagram you can see that<draw:frame draw:style-name="fr4" draw:name="Object9" text:anchor-type="as-char" svg:width="0.1689in" svg:height="0.1984in" draw:z-index="95"><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9"><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8"><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1">,</text:span> and the value that each column sums to<text:span text:style-name="T201">,</text:span> have been converted into mathematical notation, what can be done with this information? <text:s/>Let's experiment with it. <text:s/>What value would we get if we multiplied <text:span text:style-name="T45">n</text:span> and <text:span text:style-name="T45">(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21"><draw:frame draw:style-name="fr4" draw:name="Object11" text:anchor-type="as-char" svg:width="1.1362in" svg:height="0.3335in" draw:z-index="96"><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22">(<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97"><draw:object xlink:href="./Object 13" xlink:type="simple" xlink:show="embed" xlink:actuate="onLoad"/><draw:image xlink:href="./ObjectReplacements/Object 13" xlink:type="simple" xlink:show="embed" xlink:actuate="onLoad"/></draw:frame>would equal 10<text:span text:style-name="T179">,</text:span> and therefore<draw:frame draw:style-name="fr4" draw:name="Object12" text:anchor-type="as-char" svg:width="0.7154in" svg:height="0.2008in" draw:z-index="9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9"><draw:object xlink:href="./Object 14" xlink:type="simple" xlink:show="embed" xlink:actuate="onLoad"/><draw:image xlink:href="./ObjectReplacements/Object 14" xlink:type="simple" xlink:show="embed" xlink:actuate="onLoad"/></draw:frame><text:span text:style-name="T178">, </text:span>which equals 110:</text:p>
      <text:p text:style-name="Preformatted_20_Text"/>
      <text:p text:style-name="Preformatted_20_Text"><text:bookmark-start text:name="__DdeLink__21566_830602126"/><text:bookmark-start text:name="__DdeLink__21144_830602126"/>In&gt; 10*(10 + 1)</text:p>
      <text:p text:style-name="P57">Result: 110</text:p>
      <text:p text:style-name="P57"/>
      <text:p text:style-name="P2">What relationship does 110 have to the sum of the <text:span text:style-name="T171">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7">Result: 55<text:bookmark-end text:name="__DdeLink__21566_830602126"/></text:p>
      <text:p text:style-name="P57"/>
      <text:p text:style-name="P2">The number 110 is twice the size of 55<text:span text:style-name="T202">,</text:span> and if you think about it, this makes sense because<draw:frame draw:style-name="fr4" draw:name="Object15" text:anchor-type="as-char" svg:width="0.7154in" svg:height="0.2008in" draw:z-index="100"><draw:object xlink:href="./Object 15" xlink:type="simple" xlink:show="embed" xlink:actuate="onLoad"/><draw:image xlink:href="./ObjectReplacements/Object 15" xlink:type="simple" xlink:show="embed" xlink:actuate="onLoad"/></draw:frame>represents the sum of <text:span text:style-name="T25">two</text:span> sequences of integers from 1-10 instead of just one. <text:s/>Since<draw:frame draw:style-name="fr4" draw:name="Object16" text:anchor-type="as-char" svg:width="0.7154in" svg:height="0.2008in" draw:z-index="101"><draw:object xlink:href="./Object 16" xlink:type="simple" xlink:show="embed" xlink:actuate="onLoad"/><draw:image xlink:href="./ObjectReplacements/Object 16" xlink:type="simple" xlink:show="embed" xlink:actuate="onLoad"/></draw:frame>is always going to give us a result that is <text:span text:style-name="T25">twice</text:span> as large as the one we desire, all we need to do is to <text:span text:style-name="T25">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21"><draw:frame draw:style-name="fr4" draw:name="Object17" text:anchor-type="as-char" svg:width="1.1909in" svg:height="0.711in" draw:z-index="102"><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22">(<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0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57">Result: 55</text:p>
      <text:p text:style-name="P57"/>
      <text:p text:style-name="Preformatted_20_Text">In&gt; sumOfIntegers(10)</text:p>
      <text:p text:style-name="P57">Result: 55</text:p>
      <text:p text:style-name="P57"/>
      <text:p text:style-name="P2">The new expression works with 10, but does it work with other values? Let's see:</text:p>
      <text:p text:style-name="Preformatted_20_Text"/>
      <text:p text:style-name="Preformatted_20_Text">In&gt; (100*(100 + 1))/2</text:p>
      <text:p text:style-name="P57">Result: 5050</text:p>
      <text:p text:style-name="Preformatted_20_Text"/>
      <text:p text:style-name="Preformatted_20_Text">In&gt; sumOfIntegers(100)</text:p>
      <text:p text:style-name="P57">Result: 5050</text:p>
      <text:p text:style-name="Preformatted_20_Text"/>
      <text:p text:style-name="Preformatted_20_Text"/>
      <text:p text:style-name="Preformatted_20_Text">In&gt; (1000*(1000 + 1))/2</text:p>
      <text:p text:style-name="P57">Result: 500500</text:p>
      <text:p text:style-name="Preformatted_20_Text"/>
      <text:p text:style-name="Preformatted_20_Text"><text:soft-page-break/>In&gt; sumOfIntegers(1000)</text:p>
      <text:p text:style-name="P57">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5">faster</text:span> than the looping approach we have been using. <text:s/>In other words, is it a jump point? <text:s/>In order to test it we will put the expression into a function called <text:span text:style-name="T25">fastSumOfIntegers()</text:span>, and then use the same timing code we used earlier to test sumOfIntegers(): </text:p>
      <text:p text:style-name="P65"/>
      <text:p text:style-name="P65"><text:bookmark-start text:name="__DdeLink__18967_1116371010"/><text:bookmark-start text:name="__DdeLink__21571_830602126"/><text:bookmark-start text:name="__DdeLink__21149_830602126"/>%mathpiper</text:p>
      <text:p text:style-name="P77"/>
      <text:p text:style-name="P38"><text:bookmark-start text:name="__DdeLink__35352_1285229149"/><text:bookmark-start text:name="__DdeLink__22959_1323898305"/><text:span text:style-name="T101">fastSumOfIntegers</text:span><text:span text:style-name="T24">(</text:span>n<text:span text:style-name="T24">)</text:span> <text:span text:style-name="T99">:=</text:span> <text:bookmark-start text:name="DDE_LINK6"/><text:span text:style-name="T24">(</text:span>n<text:span text:style-name="T24">*(</text:span>n <text:span text:style-name="T24">+</text:span> <text:span text:style-name="T43">1</text:span><text:span text:style-name="T24">))/</text:span><text:span text:style-name="T43">2</text:span><text:bookmark-end text:name="DDE_LINK6"/>;<text:bookmark-end text:name="__DdeLink__35352_1285229149"/><text:bookmark-end text:name="__DdeLink__22959_1323898305"/></text:p>
      <text:p text:style-name="P77"/>
      <text:p text:style-name="P65">%/mathpiper<text:bookmark-end text:name="__DdeLink__21571_830602126"/><text:bookmark-end text:name="__DdeLink__21149_830602126"/></text:p>
      <text:p text:style-name="P77"/>
      <text:p text:style-name="P77"/>
      <text:p text:style-name="P77"/>
      <text:p text:style-name="P77"/>
      <text:p text:style-name="P77"/>
      <text:p text:style-name="P65"><text:bookmark-start text:name="__DdeLink__35354_1285229149"/><text:bookmark-start text:name="__DdeLink__22956_1323898305"/>%mathpiper</text:p>
      <text:p text:style-name="P77"/>
      <text:p text:style-name="P38"><text:span text:style-name="T73">ForEach</text:span><text:span text:style-name="T24">(</text:span>highNumber, <text:span text:style-name="T24">[</text:span><text:span text:style-name="T43">100</text:span>,<text:span text:style-name="T43">1000</text:span>,<text:span text:style-name="T43">10000</text:span>,<text:span text:style-name="T43">100000</text:span>,<text:span text:style-name="T43">1000000</text:span>,<text:span text:style-name="T43">10000000</text:span>,<text:span text:style-name="T43">100000000</text:span>,<text:span text:style-name="T43">1000000000</text:span><text:span text:style-name="T24">])</text:span></text:p>
      <text:p text:style-name="Standard">{</text:p>
      <text:p text:style-name="P38"><text:s text:c="4"/>runTime <text:span text:style-name="T99">:=</text:span> <text:span text:style-name="T73">Time</text:span><text:span text:style-name="T24">()</text:span> sum <text:span text:style-name="T99">:=</text:span> <text:span text:style-name="T101">fastSumOfIntegers</text:span><text:span text:style-name="T24">(</text:span>highNumber<text:span text:style-name="T24">)</text:span>;</text:p>
      <text:p text:style-name="P38"><text:s text:c="4"/></text:p>
      <text:p text:style-name="P38"><text:s text:c="4"/><text:span text:style-name="T73">Echo</text:span><text:span text:style-name="T24">(</text:span><text:span text:style-name="T103">"High number: "</text:span>, highNumber<text:span text:style-name="T24">)</text:span>;</text:p>
      <text:p text:style-name="P38"><text:s text:c="4"/></text:p>
      <text:p text:style-name="P38"><text:s text:c="4"/><text:span text:style-name="T73">Echo</text:span><text:span text:style-name="T24">(</text:span><text:span text:style-name="T103">"Sum: "</text:span>, sum<text:span text:style-name="T24">)</text:span>;</text:p>
      <text:p text:style-name="P38"><text:s text:c="4"/></text:p>
      <text:p text:style-name="P38"><text:s text:c="4"/><text:span text:style-name="T73">Echo</text:span><text:span text:style-name="T24">(</text:span><text:span text:style-name="T103">"Run time: "</text:span>, runTime, <text:span text:style-name="T103">"seconds."</text:span><text:span text:style-name="T24">)</text:span>;</text:p>
      <text:p text:style-name="P38"><text:s text:c="4"/></text:p>
      <text:p text:style-name="P38"><text:s text:c="4"/><text:span text:style-name="T73">NewLine</text:span><text:span text:style-name="T24">()</text:span>;</text:p>
      <text:p text:style-name="Standard">};</text:p>
      <text:p text:style-name="P77"/>
      <text:p text:style-name="P77"/>
      <text:p text:style-name="P65">%/mathpiper<text:bookmark-end text:name="__DdeLink__18967_1116371010"/><text:bookmark-end text:name="__DdeLink__35354_1285229149"/><text:bookmark-end text:name="__DdeLink__22956_1323898305"/></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11"><text:span text:style-name="T92">. <text:s text:c="2"/></text:span><text:span text:style-name="T77">%/output</text:span></text:p>
      <text:p text:style-name="Text_20_body">As the timed results of this program indicate, the mathematical expression<draw:frame draw:style-name="fr4" draw:name="Object19" text:anchor-type="as-char" svg:width="0.989in" svg:height="0.2008in" draw:z-index="8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5">mathematicians</text:span>, and what we have been referring to as <text:span text:style-name="T25">jump points</text:span> they call <text:span text:style-name="T25">formulas</text:span> and <text:span text:style-name="T25">theorems</text:span>.</text:p>
      <text:p text:style-name="P2">Many people have the impression that the life of a mathematician is extremely boring. <text:s/>Hopefully our discussion has shown you that discovering a jump point in a pattern space<text:span text:style-name="T201">,</text:span> and then using it<text:span text:style-name="T201">,</text:span> is actually exciting<text:span text:style-name="T201">,</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5">formula</text:span> and <text:span text:style-name="T25">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86"><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89"><draw:object xlink:href="./Object 23" xlink:type="simple" xlink:show="embed" xlink:actuate="onLoad"/><draw:image xlink:href="./ObjectReplacements/Object 23" xlink:type="simple" xlink:show="embed" xlink:actuate="onLoad"/></draw:frame>) to represent the operation of <text:span text:style-name="T25">summing</text:span>. <text:s/>As you recall, the MathPiper <text:span text:style-name="T25">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57">Result: 6</text:p>
      <text:p text:style-name="Preformatted_20_Text"/>
      <text:p text:style-name="Text_20_body">The equivalent to this code in mathematical notation is as follows:</text:p>
      <text:p text:style-name="P96"/>
      <table:table table:name="Table4" table:style-name="Table4">
        <table:table-column table:style-name="Table4.A"/>
        <table:table-column table:style-name="Table4.B"/>
        <table:table-header-rows>
          <table:table-row>
            <table:table-cell table:style-name="Table4.A1" office:value-type="string">
              <text:p text:style-name="P121"><draw:frame draw:style-name="fr4" draw:name="Object24" text:anchor-type="as-char" svg:width="0.5965in" svg:height="0.7807in" draw:z-index="10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22">(<text:sequence text:ref-name="refText2" text:name="Text" text:formula="ooow:Text+1" style:num-format="1">3</text:sequence>)</text:p>
            </table:table-cell>
          </table:table-row>
        </table:table-header-rows>
      </table:table>
      <text:p text:style-name="P19"/>
      <text:p text:style-name="P98">In this notation, <text:span text:style-name="T25">x is a variable</text:span> that is initialized to 1<text:span text:style-name="T179">,</text:span> and it is <text:span text:style-name="T179">incrementally </text:span>set to all the integer values in the sequence between 1 and the integer at the top of the sigma symbol, which is 3. <text:s/>As <text:span text:style-name="T25">x</text:span> is moved through the sequence of integers, the <text:span text:style-name="T25">sum</text:span> of all these integers is <text:span text:style-name="T25">accumulated</text:span><text:span text:style-name="T126">,</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98"/>
      <table:table table:name="Table5" table:style-name="Table5">
        <table:table-column table:style-name="Table5.A"/>
        <table:table-column table:style-name="Table5.B"/>
        <table:table-header-rows>
          <table:table-row>
            <table:table-cell table:style-name="Table5.A1" office:value-type="string">
              <text:p text:style-name="P121"><draw:frame draw:style-name="fr4" draw:name="Object25" text:anchor-type="as-char" svg:width="2.1201in" svg:height="0.7839in" draw:z-index="10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22">(<text:sequence text:ref-name="refText3" text:name="Text" text:formula="ooow:Text+1" style:num-format="1">4</text:sequence>)</text:p>
            </table:table-cell>
          </table:table-row>
        </table:table-header-rows>
      </table:table>
      <text:p text:style-name="P98"/>
      <text:p text:style-name="P98">Finally, the following program is also equivalent to this notation but, unlike the first code example, it shows the details of the summing logic:</text:p>
      <text:p text:style-name="P65"/>
      <text:p text:style-name="P65"><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mathpiper</text:p>
      <text:p text:style-name="P77"/>
      <text:p text:style-name="P38">sum <text:span text:style-name="T99">:=</text:span> <text:span text:style-name="T43">0</text:span>;</text:p>
      <text:p text:style-name="P77"/>
      <text:p text:style-name="P38">x <text:span text:style-name="T99">:=</text:span> 1;</text:p>
      <text:p text:style-name="P77"/>
      <text:p text:style-name="P38"><text:span text:style-name="T108">While</text:span><text:span text:style-name="T24">(</text:span>x <text:span text:style-name="T24">&lt;=?</text:span> 3<text:span text:style-name="T24">)</text:span></text:p>
      <text:p text:style-name="Standard">{</text:p>
      <text:p text:style-name="P38"><text:soft-page-break/><text:s text:c="4"/>sum <text:span text:style-name="T99">:=</text:span> sum <text:span text:style-name="T24">+</text:span> <text:span text:style-name="T140">x</text:span>;</text:p>
      <text:p text:style-name="P77"/>
      <text:p text:style-name="P38"><text:s text:c="4"/>x<text:span text:style-name="T24">++</text:span>;</text:p>
      <text:p text:style-name="Standard">};</text:p>
      <text:p text:style-name="P77"/>
      <text:p text:style-name="P38">sum;</text:p>
      <text:p text:style-name="P77"/>
      <text:p text:style-name="P65">%/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p>
      <text:p text:style-name="P77"/>
      <text:p text:style-name="P38"><text:s text:c="4"/><text:span text:style-name="T76">%output,preserve="false"</text:span></text:p>
      <text:p text:style-name="P38"><text:s text:c="6"/><text:span text:style-name="T76">Result:</text:span> 6</text:p>
      <text:p text:style-name="P113">.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5">x being multiplied by 2</text:span>, the intermediate values that are calculated, and the sum of the values that is the result:</text:p>
      <text:p text:style-name="P96"/>
      <table:table table:name="Table6" table:style-name="Table6">
        <table:table-column table:style-name="Table6.A"/>
        <table:table-column table:style-name="Table6.B"/>
        <table:table-header-rows>
          <table:table-row>
            <table:table-cell table:style-name="Table6.A1" office:value-type="string">
              <text:p text:style-name="P121"><draw:frame draw:style-name="fr4" draw:name="Object26" text:anchor-type="as-char" svg:width="2.6138in" svg:height="0.7839in" draw:z-index="10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22">(<text:sequence text:ref-name="refText4" text:name="Text" text:formula="ooow:Text+1" style:num-format="1">5</text:sequence>)</text:p>
            </table:table-cell>
          </table:table-row>
        </table:table-header-rows>
      </table:table>
      <text:p text:style-name="P19"/>
      <text:p text:style-name="P98">Finally, the following code shows what summing while applying an operation looks like as a program. <text:s/>It is the same as the previous program, except that <text:span text:style-name="T25">x is now being multiplied by 2</text:span> each time through the loop:</text:p>
      <text:p text:style-name="P77"/>
      <text:p text:style-name="P65"><text:bookmark-start text:name="__DdeLink__35432_1285229149"/><text:bookmark-start text:name="__DdeLink__22963_1323898305"/>%mathpiper</text:p>
      <text:p text:style-name="P77"/>
      <text:p text:style-name="P38">sum <text:span text:style-name="T99">:=</text:span> <text:span text:style-name="T43">0</text:span>;</text:p>
      <text:p text:style-name="P77"/>
      <text:p text:style-name="P38">x <text:span text:style-name="T99">:=</text:span> 1;</text:p>
      <text:p text:style-name="P77"/>
      <text:p text:style-name="P38"><text:span text:style-name="T108">While</text:span><text:span text:style-name="T24">(</text:span>x <text:span text:style-name="T24">&lt;=?</text:span> 3<text:span text:style-name="T24">)</text:span></text:p>
      <text:p text:style-name="Standard">{</text:p>
      <text:p text:style-name="P38"><text:s text:c="4"/>sum <text:span text:style-name="T99">:=</text:span> sum <text:span text:style-name="T24">+</text:span> <text:span text:style-name="T140">2*x</text:span>;</text:p>
      <text:p text:style-name="P77"/>
      <text:p text:style-name="P38"><text:s text:c="4"/>x<text:span text:style-name="T24">++</text:span>;</text:p>
      <text:p text:style-name="Standard">};</text:p>
      <text:p text:style-name="P77"/>
      <text:p text:style-name="P38">sum;</text:p>
      <text:p text:style-name="P77"/>
      <text:p text:style-name="P65">%/mathpiper<text:bookmark-end text:name="__DdeLink__35432_1285229149"/><text:bookmark-end text:name="__DdeLink__22963_1323898305"/></text:p>
      <text:p text:style-name="P77"/>
      <text:p text:style-name="P38"><text:s text:c="4"/><text:span text:style-name="T76">%output,preserve="false"</text:span></text:p>
      <text:p text:style-name="P38"><text:s text:c="6"/><text:span text:style-name="T76">Result:</text:span> 12</text:p>
      <text:p text:style-name="P111">. <text:s text:c="2"/><text:span text:style-name="T76">%/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7">One way that mathematical notation increases its density is by using </text:span><text:span text:style-name="T59">juxtaposition</text:span><text:span text:style-name="T57"> instead of the </text:span><text:span text:style-name="T59">*</text:span><text:span text:style-name="T57"> operator for multiplication. <text:s/></text:span><text:span text:style-name="T59">Juxtaposition</text:span><text:span text:style-name="T57">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21"><draw:frame draw:style-name="fr4" draw:name="Object27" text:anchor-type="as-char" svg:width="0.5563in" svg:height="0.3335in" draw:z-index="10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22">(<text:sequence text:ref-name="refText5" text:name="Text" text:formula="ooow:Text+1" style:num-format="1">6</text:sequence>)</text:p>
            </table:table-cell>
          </table:table-row>
        </table:table-header-rows>
      </table:table>
      <text:p text:style-name="Text_20_body"/>
      <text:p text:style-name="P88">can be written without the * symbol like this:</text:p>
      <text:p text:style-name="P88"/>
      <table:table table:name="Table8" table:style-name="Table8">
        <table:table-column table:style-name="Table8.A"/>
        <table:table-column table:style-name="Table8.B"/>
        <table:table-header-rows>
          <table:table-row>
            <table:table-cell table:style-name="Table8.A1" office:value-type="string">
              <text:p text:style-name="P121"><draw:frame draw:style-name="fr4" draw:name="Object28" text:anchor-type="as-char" svg:width="0.3634in" svg:height="0.3346in" draw:z-index="10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22">(<text:sequence text:ref-name="refText6" text:name="Text" text:formula="ooow:Text+1" style:num-format="1">7</text:sequence>)</text:p>
            </table:table-cell>
          </table:table-row>
        </table:table-header-rows>
      </table:table>
      <text:p text:style-name="Text_20_body"/>
      <text:p text:style-name="Text_20_body"><text:span text:style-name="T57">Using </text:span>juxtaposition<text:span text:style-name="T57"> to indicate multiplication allows us to write formula </text:span><text:span text:style-name="T57"><text:sequence-ref text:reference-format="text" text:ref-name="refText1">(2)</text:sequence-ref></text:span><text:span text:style-name="T67">,</text:span><text:span text:style-name="T57"> which we developed </text:span>earlier<text:span text:style-name="T57">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21"><draw:frame draw:style-name="fr4" draw:name="Object29" text:anchor-type="as-char" svg:width="1.0362in" svg:height="0.711in" draw:z-index="10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22">(<text:sequence text:ref-name="refText7" text:name="Text" text:formula="ooow:Text+1" style:num-format="1">8</text:sequence>)</text:p>
            </table:table-cell>
          </table:table-row>
        </table:table-header-rows>
      </table:table>
      <text:p text:style-name="Standard"/>
      <text:p text:style-name="Text_20_body"><text:span text:style-name="T57">And here is how expression </text:span><text:span text:style-name="T57"><text:sequence-ref text:reference-format="text" text:ref-name="refText4">(5)</text:sequence-ref></text:span><text:span text:style-name="T67">, </text:span><text:span text:style-name="T57">which used sigma notation that included a multiplication operation</text:span><text:span text:style-name="T67">,</text:span><text:span text:style-name="T57"> can be </text:span>written<text:span text:style-name="T57">:</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21"><draw:frame draw:style-name="fr4" draw:name="Object30" text:anchor-type="as-char" svg:width="2.4118in" svg:height="0.7839in" draw:z-index="11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22">(<text:sequence text:ref-name="refText8" text:name="Text" text:formula="ooow:Text+1" style:num-format="1">9</text:sequence>)</text:p>
            </table:table-cell>
          </table:table-row>
        </table:table-header-rows>
      </table:table>
      <text:p text:style-name="Standard"/>
      <text:p text:style-name="P116">In mathematical notation, juxtaposition is used to indicate multiplication much more often than * is<text:span text:style-name="T202">,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5">book_2_section_3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3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35434_1285229149"/><text:bookmark-start text:name="__DdeLink__22965_1323898305"/>TableForm(PermutationsList([_Bill,<text:span text:style-name="T210">_</text:span>ate,<text:span text:style-name="T210">_</text:span>a,<text:span text:style-name="T210">_</text:span>carrot]))<text:bookmark-end text:name="__DdeLink__35434_1285229149"/><text:bookmark-end text:name="__DdeLink__22965_1323898305"/></text:p>
      <text:p text:style-name="P57">Result: True</text:p>
      <text:p text:style-name="P68">Side Effects:</text:p>
      <text:p text:style-name="P70"><text:span text:style-name="T210">[_Bill,_ate,_a,_carrot] </text:span><text:span text:style-name="T83">X</text:span></text:p>
      <text:p text:style-name="P71">[_Bill,_ate,_carrot,_a]</text:p>
      <text:p text:style-name="P71">[_Bill,_carrot,_ate,_a]</text:p>
      <text:p text:style-name="P71">[_carrot,_Bill,_ate,_a]</text:p>
      <text:p text:style-name="P71">[_Bill,_a,_ate,_carrot]</text:p>
      <text:p text:style-name="P71">[_Bill,_a,_carrot,_ate]</text:p>
      <text:p text:style-name="P71">[_Bill,_carrot,_a,_ate]</text:p>
      <text:p text:style-name="P71">[_carrot,_Bill,_a,_ate]</text:p>
      <text:p text:style-name="P71">[_a,_Bill,_ate,_carrot]</text:p>
      <text:p text:style-name="P71">[_a,_Bill,_carrot,_ate]</text:p>
      <text:p text:style-name="P71">[_a,_carrot,_Bill,_ate]</text:p>
      <text:p text:style-name="P71">[_carrot,_a,_Bill,_ate]</text:p>
      <text:p text:style-name="P71">[_ate,_Bill,_a,_carrot]</text:p>
      <text:p text:style-name="P71">[_ate,_Bill,_carrot,_a]</text:p>
      <text:p text:style-name="P71">[_ate,_carrot,_Bill,_a]</text:p>
      <text:p text:style-name="P71">[_carrot,_ate,_Bill,_a]</text:p>
      <text:p text:style-name="P71">[_ate,_a,_Bill,_carrot]</text:p>
      <text:p text:style-name="P71">[_ate,_a,_carrot,_Bill]</text:p>
      <text:p text:style-name="P71">[_ate,_carrot,_a,_Bill]</text:p>
      <text:p text:style-name="P71">[_carrot,_ate,_a,_Bill]</text:p>
      <text:p text:style-name="P71">[_a,_ate,_Bill,_carrot]</text:p>
      <text:p text:style-name="P71">[_a,_ate,_carrot,_Bill]</text:p>
      <text:p text:style-name="P70"><text:span text:style-name="T210">[_a,_carrot,_ate,_Bill] </text:span><text:span text:style-name="T83">X</text:span></text:p>
      <text:p text:style-name="P71">[_carrot,_a,_ate,_Bill]</text:p>
      <text:p text:style-name="Preformatted_20_Text"/>
      <text:p text:style-name="Preformatted_20_Text">Use the Permutation<text:span text:style-name="T151">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5">productOfIntegers(highestInteger)</text:span> that takes a positive integer as its input, and returns the product of 1 through this integer. For example, calling <text:span text:style-name="T25">productOfIntegers(3)</text:span> would calculate 1*2*3. <text:s/>Calling <text:span text:style-name="T25">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0">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5">visualize</text:span> the riddle, here is a program <text:span text:style-name="T170">that</text:span> places the kits, cats, sacks, and wifes into a list:</text:p>
      <text:p text:style-name="P64"/>
      <text:p text:style-name="P65"><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77"/>
      <text:p text:style-name="P38">cat <text:span text:style-name="T99">:=</text:span> <text:span text:style-name="T73">FillList</text:span><text:span text:style-name="T24">(</text:span><text:span text:style-name="T129">_</text:span>kit,<text:span text:style-name="T43">7</text:span><text:span text:style-name="T24">)</text:span>;</text:p>
      <text:p text:style-name="P77"/>
      <text:p text:style-name="P41"><text:soft-page-break/>sack <text:span text:style-name="T99">:=</text:span> <text:span text:style-name="T73">FillList</text:span><text:span text:style-name="T24">(</text:span>cat,<text:span text:style-name="T43">7</text:span><text:span text:style-name="T24">)</text:span>;</text:p>
      <text:p text:style-name="P77"/>
      <text:p text:style-name="P41">wife <text:span text:style-name="T99">:=</text:span> <text:span text:style-name="T73">FillList</text:span><text:span text:style-name="T24">(</text:span>sack,<text:span text:style-name="T43">7</text:span><text:span text:style-name="T24">)</text:span>;</text:p>
      <text:p text:style-name="P77"/>
      <text:p text:style-name="P41">man <text:span text:style-name="T99">:=</text:span> <text:span text:style-name="T73">FillList</text:span><text:span text:style-name="T24">(</text:span>wife,<text:span text:style-name="T43">7</text:span><text:span text:style-name="T24">)</text:span>;</text:p>
      <text:p text:style-name="P77"/>
      <text:p text:style-name="P77"/>
      <text:p text:style-name="P65">%/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77"/>
      <text:p text:style-name="P77"/>
      <text:p text:style-name="P81">And this program prints the list in an easy to read format:</text:p>
      <text:p text:style-name="P77"/>
      <text:p text:style-name="P77"/>
      <text:p text:style-name="P65"><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77"/>
      <text:p text:style-name="P38"><text:span text:style-name="T73">ForEach</text:span><text:span text:style-name="T24">(</text:span>wife, man<text:span text:style-name="T24">)</text:span></text:p>
      <text:p text:style-name="Standard">{</text:p>
      <text:p text:style-name="P38"><text:s text:c="4"/><text:span text:style-name="T73">Echo</text:span><text:span text:style-name="T24">(</text:span><text:span text:style-name="T103">"Wife"</text:span><text:span text:style-name="T24">)</text:span>;</text:p>
      <text:p text:style-name="P38"><text:s text:c="4"/></text:p>
      <text:p text:style-name="P38"><text:s text:c="4"/><text:span text:style-name="T73">ForEach</text:span><text:span text:style-name="T24">(</text:span>sack, wife<text:span text:style-name="T24">)</text:span></text:p>
      <text:p text:style-name="Standard"><text:s text:c="6"/>{</text:p>
      <text:p text:style-name="P38"><text:s text:c="8"/><text:span text:style-name="T73">Echo</text:span><text:span text:style-name="T24">(</text:span><text:span text:style-name="T103">" <text:s text:c="2"/>Sack"</text:span><text:span text:style-name="T24">)</text:span>;</text:p>
      <text:p text:style-name="P38"><text:s text:c="8"/></text:p>
      <text:p text:style-name="P38"><text:s text:c="8"/><text:span text:style-name="T73">ForEach</text:span><text:span text:style-name="T24">(</text:span>cat, sack<text:span text:style-name="T24">)</text:span></text:p>
      <text:p text:style-name="Preformatted_20_Text"><text:s text:c="7"/>{</text:p>
      <text:p text:style-name="P38"><text:s text:c="12"/><text:span text:style-name="T73">Echo</text:span><text:span text:style-name="T24">(</text:span><text:span text:style-name="T103">" <text:s text:c="6"/>Cat"</text:span><text:span text:style-name="T24">)</text:span>;</text:p>
      <text:p text:style-name="P38"><text:s text:c="12"/></text:p>
      <text:p text:style-name="P38"><text:s text:c="12"/><text:span text:style-name="T73">Space</text:span><text:span text:style-name="T24">(</text:span><text:span text:style-name="T43">12</text:span><text:span text:style-name="T24">)</text:span>;</text:p>
      <text:p text:style-name="P38"><text:s text:c="12"/></text:p>
      <text:p text:style-name="P38"><text:s text:c="12"/><text:span text:style-name="T73">ForEach</text:span><text:span text:style-name="T24">(</text:span>kit, cat<text:span text:style-name="T24">)</text:span></text:p>
      <text:p text:style-name="Preformatted_20_Text"><text:s text:c="11"/>{</text:p>
      <text:p text:style-name="P38"><text:s text:c="16"/><text:span text:style-name="T108">Write</text:span><text:span text:style-name="T24">(</text:span>kit,<text:span text:style-name="T211">'</text:span>,<text:span text:style-name="T24">)</text:span>;</text:p>
      <text:p text:style-name="P38"><text:s text:c="12"/></text:p>
      <text:p text:style-name="Preformatted_20_Text"><text:s text:c="11"/>};</text:p>
      <text:p text:style-name="P38"><text:s text:c="12"/><text:span text:style-name="T73">NewLine</text:span><text:span text:style-name="T24">()</text:span>;</text:p>
      <text:p text:style-name="P38"><text:s text:c="8"/></text:p>
      <text:p text:style-name="Preformatted_20_Text"><text:s text:c="8"/>};</text:p>
      <text:p text:style-name="P38"><text:s text:c="4"/></text:p>
      <text:p text:style-name="Preformatted_20_Text"><text:s text:c="4"/>};</text:p>
      <text:p text:style-name="P77"/>
      <text:p text:style-name="Standard">};</text:p>
      <text:p text:style-name="P77"/>
      <text:p text:style-name="P109">%/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2">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0">loop-based </text:span>program that is the equivalent of the following expression:</text:p>
      <text:p text:style-name="P21"><text:soft-page-break/><draw:frame draw:style-name="fr4" draw:name="Object40" text:anchor-type="as-char" svg:width="1.1252in" svg:height="0.7839in" draw:z-index="112"><draw:object xlink:href="./Object 40" xlink:type="simple" xlink:show="embed" xlink:actuate="onLoad"/><draw:image xlink:href="./ObjectReplacements/Object 40" xlink:type="simple" xlink:show="embed" xlink:actuate="onLoad"/></draw:frame></text:p>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5">natural number</text:span> pattern space (or natural number <text:span text:style-name="T25">system</text:span>) was among the first patterns that humans developed<text:span text:style-name="T180">,</text:span> and its study was the beginning of mathematics. <text:s/>Over time things in the physical world were discovered that could not be expressed with the natural number system<text:span text:style-name="T180">,</text:span> and then a more comprehensive number system was developed by <text:span text:style-name="T25">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0">can be</text:span> classified into <text:span text:style-name="T25">1)</text:span> those that have <text:span text:style-name="T25">big gaps</text:span>, and <text:span text:style-name="T25">2)</text:span> those that have <text:span text:style-name="T25">small gaps or no gaps</text:span>. <text:s/>As you might have guessed, the <text:span text:style-name="T25">earlier</text:span> number systems are the ones that have <text:span text:style-name="T25">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13"><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5">natural number system</text:span> was the first number system that was developed<text:span text:style-name="T180">,</text:span> and the types of problems it was designed to solve were those that involved <text:span text:style-name="T25">counting</text:span> things. <text:s/>For this reason, the natural numbers are also called the <text:span text:style-name="T25">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1">,</text:span> so there is no need to list further ones here.</text:p>
      <text:p text:style-name="Text_20_body">The original version of the natural number system started with the number <text:span text:style-name="T25">1</text:span>. <text:s/>Later, when the number 0 was invented, it was added to the natural number system, and this version of the system is often referred to as the <text:span text:style-name="T25">whole numbers</text:span>. <text:s/>In this book we will us<text:span text:style-name="T9">e</text:span> the version of the natural number system<text:span text:style-name="T181">,</text:span> which starts with 0.</text:p>
      <text:p text:style-name="P107">The first number in the natural number system is 0, the next number in the system is 1, the next one after that is 2, and so on to <text:span text:style-name="T25">infinity</text:span>. <text:s/>The way that one <text:span text:style-name="T25">moves from any given natural number to the next larger one is by simply adding 1 to it</text:span>. <text:s/>In mathematical notation,<draw:frame draw:style-name="fr4" draw:name="Object31" text:anchor-type="as-char" svg:width="0.2102in" svg:height="0.1984in" draw:z-index="133"><draw:object xlink:href="./Object 31" xlink:type="simple" xlink:show="embed" xlink:actuate="onLoad"/><draw:image xlink:href="./ObjectReplacements/Object 31" xlink:type="simple" xlink:show="embed" xlink:actuate="onLoad"/></draw:frame>is the symbol which is used to represent the natural numbers<text:span text:style-name="T181">,</text:span> and it stands for the word "Natural". <text:s/>The<draw:frame draw:style-name="fr4" draw:name="Object34" text:anchor-type="as-char" svg:width="0.2453in" svg:height="0.1984in" draw:z-index="140"><draw:object xlink:href="./Object 34" xlink:type="simple" xlink:show="embed" xlink:actuate="onLoad"/><draw:image xlink:href="./ObjectReplacements/Object 34" xlink:type="simple" xlink:show="embed" xlink:actuate="onLoad"/></draw:frame>symbol is used to indicate "<text:span text:style-name="T25">to infinity</text:span><text:span text:style-name="T116">"</text:span>. Expression <text:sequence-ref text:reference-format="text" text:ref-name="refText9">(10)</text:sequence-ref> shows how the natural numbers are defined using mathematical notation:</text:p>
      <text:p text:style-name="P9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21"><draw:frame draw:style-name="fr4" draw:name="Object33" text:anchor-type="as-char" svg:width="1.6807in" svg:height="0.3346in" draw:z-index="14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22">(<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55">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18850_574325965"/><text:bookmark-end text:name="__DdeLink__17734_57105121"/><text:bookmark-end text:name="__DdeLink__18750_317243745"/><text:bookmark-end text:name="__DdeLink__20245_793300462"/><text:bookmark-end text:name="__DdeLink__20581_793300462"/></text:p>
      <text:p text:style-name="P57">Result: True</text:p>
      <text:p text:style-name="P68">Side Effects:</text:p>
      <text:p text:style-name="P68">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68"/>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42"><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5">less than</text:span> 0 dollars, and negative numbers were <text:span text:style-name="T76">invented</text:span> to represent concepts like this. <text:s/>The notation for a negative number consists of placing a <text:span text:style-name="T25">minus sign</text:span> (<text:span text:style-name="T25">-</text:span>) in front of the <text:span text:style-name="T25">positive number that has the same magnitude as it</text:span>, and therefore the person can be said to have <text:span text:style-name="T25">-5</text:span> dollars.</text:p>
      <text:p text:style-name="Text_20_body">When the natural number system was extended to include negative numbers, a new number system was created that was called the <text:span text:style-name="T25">integer number system</text:span>. <text:s/><text:soft-page-break/>In mathematical notation,<draw:frame draw:style-name="fr4" draw:name="Object36" text:anchor-type="as-char" svg:width="0.2209in" svg:height="0.1984in" draw:z-index="144"><draw:object xlink:href="./Object 36" xlink:type="simple" xlink:show="embed" xlink:actuate="onLoad"/><draw:image xlink:href="./ObjectReplacements/Object 36" xlink:type="simple" xlink:show="embed" xlink:actuate="onLoad"/></draw:frame>is the symbol that is used to represent the <text:span text:style-name="T116">integers</text:span><text:span text:style-name="T118">. I</text:span><text:span text:style-name="T116">t stands for the German word "Zahlen"</text:span><text:span text:style-name="T118">,</text:span><text:span text:style-name="T116">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21"><draw:frame draw:style-name="fr4" draw:name="Object37" text:anchor-type="as-char" svg:width="2.9339in" svg:height="0.3346in" draw:z-index="14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22">(<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57">Result: True</text:p>
      <text:p text:style-name="P68">Side Effects:</text:p>
      <text:p text:style-name="P68">-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68"/>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79">between</text:span> all of the numbers in these systems. <text:s/>We will do this by listing the integers near 0 and then zooming in towards the space that exists between 0 and 1:</text:p>
      <text:p text:style-name="Text_20_body"/>
      <text:p text:style-name="P99"><draw:frame draw:style-name="fr5" draw:name="Object41" text:anchor-type="paragraph" svg:x="0.6819in" svg:y="0.0008in" svg:width="5.5598in" svg:height="0.9854in" draw:z-index="72"><draw:object xlink:href="./Object 41" xlink:type="simple" xlink:show="embed" xlink:actuate="onLoad"/><draw:image xlink:href="./ObjectReplacements/Object 41" xlink:type="simple" xlink:show="embed" xlink:actuate="onLoad"/></draw:frame><text:tab/></text:p>
      <text:p text:style-name="P99"/>
      <text:p text:style-name="P99"/>
      <text:p text:style-name="P99"><text:soft-page-break/></text:p>
      <text:p text:style-name="P97">Zoom</text:p>
      <text:p text:style-name="P97"><draw:frame draw:style-name="fr5" draw:name="Object42" text:anchor-type="paragraph" svg:x="0.711in" svg:y="0.0898in" svg:width="5.5598in" svg:height="1.1181in" draw:z-index="71"><draw:object xlink:href="./Object 42" xlink:type="simple" xlink:show="embed" xlink:actuate="onLoad"/><draw:image xlink:href="./ObjectReplacements/Object 42" xlink:type="simple" xlink:show="embed" xlink:actuate="onLoad"/></draw:frame></text:p>
      <text:p text:style-name="P97"><draw:frame draw:style-name="fr5" draw:name="Object6" text:anchor-type="paragraph" svg:x="0.8154in" svg:y="0.4811in" svg:width="5.5598in" svg:height="1.0425in" draw:z-index="70"><draw:object xlink:href="./Object 6" xlink:type="simple" xlink:show="embed" xlink:actuate="onLoad"/><draw:image xlink:href="./ObjectReplacements/Object 6" xlink:type="simple" xlink:show="embed" xlink:actuate="onLoad"/></draw:frame>Zoom</text:p>
      <text:p text:style-name="P97"/>
      <text:p text:style-name="P97">Zoom</text:p>
      <text:p text:style-name="P99"/>
      <text:p text:style-name="P99"><draw:frame draw:style-name="fr5" draw:name="Object39" text:anchor-type="paragraph" svg:x="0.8264in" svg:y="0.0717in" svg:width="5.55in" svg:height="1.7429in" draw:z-index="73"><draw:object xlink:href="./Object 99" xlink:type="simple" xlink:show="embed" xlink:actuate="onLoad"/><draw:image xlink:href="./ObjectReplacements/Object 99" xlink:type="simple" xlink:show="embed" xlink:actuate="onLoad"/><svg:desc>OLE-object</svg:desc></draw:frame></text:p>
      <text:p text:style-name="P99">As you can see, there is absolutely <text:span text:style-name="T25">nothing</text:span> between these numbers except <text:span text:style-name="T25">big gaps</text:span>. <text:s/>This means neither natural numbers nor integers can be used to represent <text:span text:style-name="T25">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99">You might think that natural numbers and integers are not very powerful because they can only represent <text:span text:style-name="T25">whole</text:span> objects. <text:s/>However, these numbers are <text:soft-page-break/>extremely powerful because they are the numbers that are used when <text:span text:style-name="T25">counting things</text:span><text:span text:style-name="T118">,</text:span> and there are an enormous number of things in the universe that can be counted.</text:p>
      <text:p text:style-name="P100">The area of mathematics that deals with these two number systems is called <text:span text:style-name="T25">discrete mathematics</text:span>, and<text:span text:style-name="T159"> the permutation patterns we studied earlier are categorized as being part of discrete mathematics. <text:s/>Discrete mathematics is </text:span>sometimes also referred to as <text:span text:style-name="T25">finite mathematics</text:span>, especially in the area of business.</text:p>
      <text:p text:style-name="P100">Here is a definition for the word <text:span text:style-name="T25">discrete</text:span>:</text:p>
      <text:p text:style-name="P125">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2">en.wiktionary.org/wiki/discrete</text:span></text:a></text:p>
      <text:p text:style-name="P100">You can see that the word <text:span text:style-name="T25">discrete</text:span> fits the concept of numbers separated by gaps fairly well.</text:p>
      <text:p text:style-name="P99">Discrete mathematics<text:span text:style-name="T203">,</text:span> and ways that it can be used<text:span text:style-name="T203">,</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47"><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5">two</text:span> <text:span text:style-name="T25">integers</text:span>, and come up with a way to <text:span text:style-name="T25">relate them</text:span> that can be used to represent things that are <text:span text:style-name="T25">not</text:span> <text:span text:style-name="T25">whole</text:span>. <text:s/>Half an apple can be thought of as <text:span text:style-name="T25">1 apple</text:span> that was <text:span text:style-name="T25">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21"><draw:frame draw:style-name="fr4" draw:name="Objekt4" text:anchor-type="as-char" svg:width="1.1736in" svg:height="0.4256in" draw:z-index="148"><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2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21"><draw:frame draw:style-name="fr4" draw:name="Object44" text:anchor-type="as-char" svg:width="1.7575in" svg:height="0.2008in" draw:z-index="150"><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5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2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21"><text:s/><draw:frame draw:style-name="fr4" draw:name="Object48" text:anchor-type="as-char" svg:width="1.6902in" svg:height="0.2008in" draw:z-index="152"><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22">(<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8"><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9"><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61"><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62"><draw:object xlink:href="./Object 53" xlink:type="simple" xlink:show="embed" xlink:actuate="onLoad"/><draw:image xlink:href="./ObjectReplacements/Object 53" xlink:type="simple" xlink:show="embed" xlink:actuate="onLoad"/></draw:frame>, etc. <text:s/>This system is called the <text:span text:style-name="T25">rational numbers system</text:span> because it consists of integers that are configured as a <text:span text:style-name="T25">ratio</text:span>. <text:s/>In mathematical notation, the rational numbers are represented by the symbol<draw:frame draw:style-name="fr4" draw:name="Object59" text:anchor-type="as-char" svg:width="0.2055in" svg:height="0.1984in" draw:z-index="163"><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5">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6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7"><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5">NumberLinePrintZoom()</text:span> function to zoom into the area between the rational numbers 0/1 and 1/1 to see what is there. The calling format for <text:span text:style-name="T25">NumberLinePrintZoom()</text:span> is as follows:</text:p>
      <text:p text:style-name="Standard"/>
      <table:table table:name="Table15" table:style-name="Table15">
        <table:table-column table:style-name="Table15.A"/>
        <table:table-row>
          <table:table-cell table:style-name="Table15.A1" office:value-type="string">
            <text:p text:style-name="P108">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57">Result: True</text:p>
      <text:p text:style-name="P68">Side Effects:</text:p>
      <text:p text:style-name="P68">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5">automatically convert any rational number into its integer equivalent if one exists</text:span>. Now, look at the area between 0/1 and 1/1. <text:s/>Instead of there being a <text:span text:style-name="T25">gap</text:span> between these rational numbers, we find that there are <text:span text:style-name="T25">more rational numbers</text:span>! <text:s/>Also notice that all of these rational numbers are in lowest terms because MathPiper <text:span text:style-name="T25">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7">Result: True</text:p>
      <text:p text:style-name="P68">Side Effects:</text:p>
      <text:p text:style-name="P68">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7">Result: True</text:p>
      <text:p text:style-name="P68">Side Effects:</text:p>
      <text:p text:style-name="P68">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7">Result: True</text:p>
      <text:p text:style-name="P68">Side Effects:</text:p>
      <text:p text:style-name="Preformatted_20_Text"><text:span text:style-name="T11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112">21/50 <text:s text:c="2"/>11/25 <text:s text:c="2"/>23/50 <text:s text:c="2"/>12/25 <text:s text:c="2"/>1/2 <text:s text:c="2"/>13/25 <text:s text:c="2"/>27/50 <text:s text:c="2"/>14/25 <text:s text:c="2"/>29/50 <text:s text:c="2"/>3/5 <text:s text:c="2"/></text:span><text:span text:style-name="T11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5">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5">all rational number</text:span><text:span text:style-name="T27">s</text:span><text:span text:style-name="T25">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5">1/10</text:span>,<text:span text:style-name="T79">2/10</text:span>,10,1)<text:bookmark-end text:name="__DdeLink__17698_415178654"/></text:p>
      <text:p text:style-name="P57">Result: True</text:p>
      <text:p text:style-name="P68">Side Effects:</text:p>
      <text:p text:style-name="P68">1/10 <text:s text:c="2"/>11/100 <text:s text:c="2"/>3/25 <text:s text:c="2"/>13/100 <text:s text:c="2"/>7/50 <text:s text:c="2"/>3/20 <text:s text:c="2"/>4/25 <text:s text:c="2"/>17/100 <text:s text:c="2"/>9/50 <text:s text:c="2"/>19/100 <text:s text:c="2"/>1/5</text:p>
      <text:p text:style-name="P68"/>
      <text:p text:style-name="Text_20_body">However, if the NumberLinePrintZoom() function's "<text:span text:style-name="T25">depth</text:span>" argument is set to a value that is <text:span text:style-name="T25">greater than 1</text:span>, the function will <text:span text:style-name="T25">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7">Result: True</text:p>
      <text:p text:style-name="P68">Side Effects:</text:p>
      <text:p text:style-name="P68">0 <text:s text:c="2"/>1/8 <text:s text:c="2"/>1/4 <text:s text:c="2"/>3/8 <text:s text:c="2"/>1/2 <text:s text:c="2"/>5/8 <text:s text:c="2"/>3/4 <text:s text:c="2"/>7/8 <text:s text:c="2"/>1 <text:s text:c="2"/></text:p>
      <text:p text:style-name="Preformatted_20_Text"><text:s text:c="20"/><text:span text:style-name="T45">|</text:span></text:p>
      <text:p text:style-name="Preformatted_20_Text">----------------------------------------------------------------</text:p>
      <text:p text:style-name="P68">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7">Result: True</text:p>
      <text:p text:style-name="P68">Side Effects:</text:p>
      <text:p text:style-name="P68">0 <text:s text:c="2"/>1/8 <text:s text:c="2"/>1/4 <text:s text:c="2"/>3/8 <text:s text:c="2"/>1/2 <text:s text:c="2"/>5/8 <text:s text:c="2"/>3/4 <text:s text:c="2"/>7/8 <text:s text:c="2"/>1 <text:s text:c="2"/></text:p>
      <text:p text:style-name="Preformatted_20_Text"><text:s text:c="44"/><text:span text:style-name="T45">|</text:span></text:p>
      <text:p text:style-name="Preformatted_20_Text">---------------------------------------------------------------</text:p>
      <text:p text:style-name="P68">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2"/>
      <text:p text:style-name="P72"><text:bookmark-start text:name="DDE_LINK26"/>In&gt; <text:bookmark-start text:name="__DdeLink__35450_1285229149"/>NumberLinePrintZoom(0/1,1/1,8,4)<text:bookmark-end text:name="__DdeLink__35450_1285229149"/></text:p>
      <text:p text:style-name="P58">Result: True</text:p>
      <text:p text:style-name="P69">Side Effects:</text:p>
      <text:p text:style-name="P69">0 <text:s text:c="2"/>1/8 <text:s text:c="2"/>1/4 <text:s text:c="2"/>3/8 <text:s text:c="2"/>1/2 <text:s text:c="2"/>5/8 <text:s text:c="2"/>3/4 <text:s text:c="2"/>7/8 <text:s text:c="2"/>1 <text:s text:c="2"/></text:p>
      <text:p text:style-name="P72"><text:s text:c="26"/>|</text:p>
      <text:p text:style-name="P72">----------------------------------------------------------------</text:p>
      <text:p text:style-name="P69">1/2 <text:s text:c="2"/>33/64 <text:s text:c="2"/>17/32 <text:s text:c="2"/>35/64 <text:s text:c="2"/>9/16 <text:s text:c="2"/>37/64 <text:s text:c="2"/>19/32 <text:s text:c="2"/>39/64 <text:s text:c="2"/>5/8 <text:s text:c="2"/></text:p>
      <text:p text:style-name="P72"><text:s text:c="4"/>|</text:p>
      <text:p text:style-name="P72">--------------------------------------------------------------------------------</text:p>
      <text:p text:style-name="P69">1/2 <text:s text:c="2"/>257/512 <text:s text:c="2"/>129/256 <text:s text:c="2"/>259/512 <text:s text:c="2"/>65/128 <text:s text:c="2"/>261/512 <text:s text:c="2"/>131/256 <text:s text:c="2"/>263/512 <text:s text:c="2"/>33/64 <text:s text:c="2"/></text:p>
      <text:p text:style-name="P23"><text:s text:c="73"/>|</text:p>
      <text:p text:style-name="P23">--------------------------------------------------------------------------------------------------</text:p>
      <text:p text:style-name="P69">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79">everything</text:span> that can be represented by numbers. <text:s/>The ancient Greeks believed this until a Greek mathematician named Hippasus discovered that<draw:frame draw:style-name="fr4" draw:name="Object53" text:anchor-type="as-char" svg:width="0.2693in" svg:height="0.2161in" draw:z-index="160"><draw:object xlink:href="./Object 54" xlink:type="simple" xlink:show="embed" xlink:actuate="onLoad"/><draw:image xlink:href="./ObjectReplacements/Object 54" xlink:type="simple" xlink:show="embed" xlink:actuate="onLoad"/></draw:frame><text:span text:style-name="T25">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5">numerous numbers like</text:span><text:span text:style-name="T25"><draw:frame draw:style-name="fr4" draw:name="Object57" text:anchor-type="as-char" svg:width="0.2693in" svg:height="0.2161in" draw:z-index="164"><draw:object xlink:href="./Object 58" xlink:type="simple" xlink:show="embed" xlink:actuate="onLoad"/><draw:image xlink:href="./ObjectReplacements/Object 58" xlink:type="simple" xlink:show="embed" xlink:actuate="onLoad"/></draw:frame></text:span><text:span text:style-name="T118">,</text:span><text:span text:style-name="T25">which could not be represented with rational numbers</text:span><text:span text:style-name="T118">,</text:span> and they named these new numbers <text:span text:style-name="T25">irrational</text:span> (not rational) numbers. <text:s/>The discovery of this new kind of number meant that the <text:span text:style-name="T25">rational number system had small gaps in it</text:span><text:span text:style-name="T204">.</text:span> <text:span text:style-name="T204">T</text:span>herefore<text:span text:style-name="T204">,</text:span> yet <text:span text:style-name="T25">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68"><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5">rational</text:span> numbers and all the <text:span text:style-name="T25">irrational</text:span> numbers, and this system is able to represent most things in the universe that can be represented by numbers. <text:s/>Because of this, the areas of <text:span text:style-name="T25">science</text:span> and <text:span text:style-name="T25">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69"><draw:object xlink:href="./Object 63" xlink:type="simple" xlink:show="embed" xlink:actuate="onLoad"/><draw:image xlink:href="./ObjectReplacements/Object 63" xlink:type="simple" xlink:show="embed" xlink:actuate="onLoad"/></draw:frame><text:span text:style-name="T182">, </text:span>which stands for the word "Real".</text:p>
      <text:p text:style-name="Text_20_body">Computers are unable to work with real numbers directly because many of them have extremely <text:span text:style-name="T25">long representations</text:span> that would not fit into a computer's finite memory space. <text:s/>Instead, most computers work with real numbers using <text:span text:style-name="T25">approximate decimal representations</text:span> that have a <text:span text:style-name="T25">limited number of decimals</text:span>. <text:s/>However, computer algebra systems like MathPiper can also represent real numbers <text:span text:style-name="T25">symbolically</text:span>. <text:s/>For example MathPiper represents the real number that is the square root of 2 (<draw:frame draw:style-name="fr4" draw:name="Object63" text:anchor-type="as-char" svg:width="0.2693in" svg:height="0.2161in" draw:z-index="170"><draw:object xlink:href="./Object 64" xlink:type="simple" xlink:show="embed" xlink:actuate="onLoad"/><draw:image xlink:href="./ObjectReplacements/Object 64" xlink:type="simple" xlink:show="embed" xlink:actuate="onLoad"/></draw:frame>) with <text:span text:style-name="T25">Sqrt(2)</text:span>.</text:p>
      <text:p text:style-name="Text_20_body">Computer algebra systems <text:span text:style-name="T25">represent real numbers </text:span><text:span text:style-name="T45">symbolically</text:span><text:span text:style-name="T25">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5">exact decimal representations</text:span> of rational numbers (if they exist) or 2) <text:span text:style-name="T25">approximate decimal representations</text:span> of <text:span text:style-name="T25">rational numbers</text:span> <text:span text:style-name="T156">(</text:span>and <text:span text:style-name="T25">symbolically represented real numbers</text:span><text:span text:style-name="T117">)</text:span> to as <text:span text:style-name="T25">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5">NM()</text:span> function is used to obtain decimal representations of rational numbers<text:span text:style-name="T204">,</text:span> and symbolically represented real numbers<text:span text:style-name="T204">,</text:span> to a <text:span text:style-name="T25">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08">NM(expression, precision)</text:p>
          </table:table-cell>
        </table:table-row>
      </table:table>
      <text:p text:style-name="Preformatted_20_Text"/>
      <text:p text:style-name="Text_20_body"><text:soft-page-break/>The argument "expression" is any MathPiper expression, and "precision" specifies how many <text:span text:style-name="T25">significant digits</text:span> the decimal approximation of the expression that NM() returns contains. <text:s/>If no precision is specified, the system <text:span text:style-name="T25">default precision</text:span> of <text:span text:style-name="T25">10 significant digits</text:span> is used. <text:s/>Let's begin our exploration of the the NM() function by using it to obtain various decimal approximations of<draw:frame draw:style-name="fr4" draw:name="Object64" text:anchor-type="as-char" svg:width="0.2693in" svg:height="0.2161in" draw:z-index="171"><draw:object xlink:href="./Object 65" xlink:type="simple" xlink:show="embed" xlink:actuate="onLoad"/><draw:image xlink:href="./ObjectReplacements/Object 65" xlink:type="simple" xlink:show="embed" xlink:actuate="onLoad"/></draw:frame>. <text:s/>First, here is what Sqrt(2) returns <text:span text:style-name="T25">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57">Result: Sqrt(2)</text:p>
      <text:p text:style-name="Preformatted_20_Text"/>
      <text:p text:style-name="Text_20_body">Since Sqrt(2) is how MathPiper <text:span text:style-name="T45">symbolically</text:span> represents<draw:frame draw:style-name="fr4" draw:name="Object65" text:anchor-type="as-char" svg:width="0.2693in" svg:height="0.2161in" draw:z-index="17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73"><draw:object xlink:href="./Object 67" xlink:type="simple" xlink:show="embed" xlink:actuate="onLoad"/><draw:image xlink:href="./ObjectReplacements/Object 67" xlink:type="simple" xlink:show="embed" xlink:actuate="onLoad"/></draw:frame>. <text:s/>Now, let's use <text:span text:style-name="T153">the</text:span> <text:span text:style-name="T25">NM()</text:span> <text:span text:style-name="T153">function </text:span>to obtain a decimal approximate of<draw:frame draw:style-name="fr4" draw:name="Object67" text:anchor-type="as-char" svg:width="0.2693in" svg:height="0.2161in" draw:z-index="17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57">Result: 1</text:p>
      <text:p text:style-name="Preformatted_20_Text"/>
      <text:p text:style-name="Preformatted_20_Text">In&gt; NM(Sqrt(2), 2)</text:p>
      <text:p text:style-name="P57">Result: 1.4</text:p>
      <text:p text:style-name="Preformatted_20_Text"/>
      <text:p text:style-name="Preformatted_20_Text">In&gt; NM(Sqrt(2), 3)</text:p>
      <text:p text:style-name="P57">Result: 1.41</text:p>
      <text:p text:style-name="Preformatted_20_Text"/>
      <text:p text:style-name="Preformatted_20_Text">In&gt; <text:bookmark-start text:name="DDE_LINK50"/>NM(Sqrt(2), 5)<text:bookmark-end text:name="DDE_LINK50"/></text:p>
      <text:p text:style-name="P57">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57">Result: 1.414213562</text:p>
      <text:p text:style-name="Preformatted_20_Text"/>
      <text:p text:style-name="Preformatted_20_Text">In&gt; NM(Sqrt(2), 20)</text:p>
      <text:p text:style-name="P57">Result: 1.4142135623730950488</text:p>
      <text:p text:style-name="Preformatted_20_Text"/>
      <text:p text:style-name="Preformatted_20_Text">In&gt; NM(Sqrt(2), 50)</text:p>
      <text:p text:style-name="P57">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6">Result:</text:span> <text:span text:style-name="T76">1.414213562373095048801688724209698078569671875376948073176679737990732478462107038850387534327641573</text:span></text:p>
      <text:p text:style-name="Preformatted_20_Text"/>
      <text:p text:style-name="Text_20_body">These examples are performing what is called a <text:span text:style-name="T25">decimal expansion</text:span> on the number<draw:frame draw:style-name="fr4" draw:name="Object58" text:anchor-type="as-char" svg:width="0.2693in" svg:height="0.2161in" draw:z-index="175"><draw:object xlink:href="./Object 59" xlink:type="simple" xlink:show="embed" xlink:actuate="onLoad"/><draw:image xlink:href="./ObjectReplacements/Object 59" xlink:type="simple" xlink:show="embed" xlink:actuate="onLoad"/></draw:frame>. <text:s/>If a number has an <text:span text:style-name="T25">infinite</text:span> number of decimals like<draw:frame draw:style-name="fr4" draw:name="Object68" text:anchor-type="as-char" svg:width="0.2693in" svg:height="0.2161in" draw:z-index="176"><draw:object xlink:href="./Object 69" xlink:type="simple" xlink:show="embed" xlink:actuate="onLoad"/><draw:image xlink:href="./ObjectReplacements/Object 69" xlink:type="simple" xlink:show="embed" xlink:actuate="onLoad"/></draw:frame>does, it is said to have an <text:span text:style-name="T25">infinite decimal expansion</text:span>, and it is also said to have <text:span text:style-name="T25">infinite precision</text:span>. <text:s/>However, a computer is only capable of <text:span text:style-name="T25">approximating</text:span> infinite precision numbers to a given precision.</text:p>
      <text:p text:style-name="Text_20_body">Also notice that the decimal approximat<text:span text:style-name="T156">ion</text:span> of this irrational number does <text:span text:style-name="T25">not </text:span><text:soft-page-break/><text:span text:style-name="T25">have any pattern of repeated digits</text:span>. <text:s/><text:span text:style-name="T79">All irrational numbers have this property</text:span>.</text:p>
      <text:p text:style-name="Text_20_body">If <text:span text:style-name="T25">no precision</text:span> is specified, NM() will return a decimal approximate to <text:span text:style-name="T25">10 significant digits</text:span> of precision because this is MathPiper's default precision:</text:p>
      <text:p text:style-name="Preformatted_20_Text"/>
      <text:p text:style-name="Preformatted_20_Text">In&gt; NM(Sqrt(2))</text:p>
      <text:p text:style-name="P57">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5">decimal representations of </text:span><text:span text:style-name="T25">rational numbers</text:span>. <text:s/>However, unlike symbolically represented real numbers such as Sqrt(2) (which are always represented approximately by NM()), the decimal representations of rational numbers can either be <text:span text:style-name="T25">exact</text:span> or <text:span text:style-name="T25">approximate</text:span>. <text:s/>Here are some examples of rational numbers that can be represented by decimals <text:span text:style-name="T79">exactly</text:span>:</text:p>
      <text:p text:style-name="Preformatted_20_Text"/>
      <text:p text:style-name="Preformatted_20_Text"><text:bookmark-start text:name="DDE_LINK14"/><text:bookmark-start text:name="__DdeLink__20400_793300462"/><text:bookmark-start text:name="__DdeLink__20810_793300462"/>In&gt; NM(1/2)</text:p>
      <text:p text:style-name="P57">Result: 0.5</text:p>
      <text:p text:style-name="Preformatted_20_Text"/>
      <text:p text:style-name="Preformatted_20_Text">In&gt; NM(1/4)</text:p>
      <text:p text:style-name="P57">Result: 0.25</text:p>
      <text:p text:style-name="Preformatted_20_Text"/>
      <text:p text:style-name="Preformatted_20_Text">In&gt; NM(3/8)</text:p>
      <text:p text:style-name="P57">Result: 0.375</text:p>
      <text:p text:style-name="Preformatted_20_Text"/>
      <text:p text:style-name="Preformatted_20_Text">In&gt; <text:bookmark-start text:name="__DdeLink__17704_415178654"/>NM(5/16)<text:bookmark-end text:name="__DdeLink__17704_415178654"/></text:p>
      <text:p text:style-name="P57">Result: 0.3125<text:bookmark-end text:name="DDE_LINK14"/><text:bookmark-end text:name="__DdeLink__20400_793300462"/><text:bookmark-end text:name="__DdeLink__20810_793300462"/></text:p>
      <text:p text:style-name="P57"/>
      <text:p text:style-name="Text_20_body">Notice that even though the system is configured to use 10 digits of precision by default, <text:span text:style-name="T25">less digits than this</text:span> are needed to represent these rational numbers. <text:s/>The above exact decimal representations are called <text:span text:style-name="T25">finite decimal fractions</text:span><text:span text:style-name="T116">, and they have </text:span><text:span text:style-name="T25">finite decimal expansions</text:span><text:span text:style-name="T116">.</text:span></text:p>
      <text:p text:style-name="Text_20_body">The following rational numbers <text:span text:style-name="T25">cannot be represented exactly by decimals</text:span> so they are represented <text:span text:style-name="T25">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57">Result: 0.33333333333333333333333333333333333333333333333333</text:p>
      <text:p text:style-name="Preformatted_20_Text"/>
      <text:p text:style-name="Preformatted_20_Text">In&gt; NM(1/9, 50)</text:p>
      <text:p text:style-name="P57">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7">Result: 0.037<text:span text:style-name="T43">037</text:span>037<text:span text:style-name="T43">037</text:span>037<text:span text:style-name="T43">037</text:span>037<text:span text:style-name="T43">037</text:span>037<text:span text:style-name="T43">037</text:span>037<text:span text:style-name="T43">037</text:span>037<text:span text:style-name="T43">037</text:span>037<text:span text:style-name="T43">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57">Result: 0.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text:span text:style-name="T43">09</text:span>091</text:p>
      <text:p text:style-name="Preformatted_20_Text"><text:soft-page-break/></text:p>
      <text:p text:style-name="Preformatted_20_Text">In&gt; <text:bookmark-start text:name="__DdeLink__17938_1481206165"/><text:bookmark-start text:name="__DdeLink__18904_317243745"/><text:bookmark-start text:name="__DdeLink__19875_1323898305"/>NM(1/81, 53)<text:bookmark-end text:name="__DdeLink__17938_1481206165"/><text:bookmark-end text:name="__DdeLink__18904_317243745"/><text:bookmark-end text:name="__DdeLink__19875_1323898305"/></text:p>
      <text:p text:style-name="P57">Result: 0.012345679<text:span text:style-name="T43">012345679</text:span>012345679<text:span text:style-name="T43">012345679</text:span>012345679<text:span text:style-name="T43">01234</text:span><text:span text:style-name="T56">5</text:span><text:span text:style-name="T43">679</text:span><text:bookmark-end text:name="DDE_LINK15"/><text:bookmark-end text:name="DDE_LINK13"/></text:p>
      <text:p text:style-name="Preformatted_20_Text"/>
      <text:p text:style-name="Text_20_body">Each of these rational numbers have an <text:span text:style-name="T25">infinite decimal expansion</text:span> just like<draw:frame draw:style-name="fr4" draw:name="Object69" text:anchor-type="as-char" svg:width="0.2693in" svg:height="0.2161in" draw:z-index="153"><draw:object xlink:href="./Object 70" xlink:type="simple" xlink:show="embed" xlink:actuate="onLoad"/><draw:image xlink:href="./ObjectReplacements/Object 70" xlink:type="simple" xlink:show="embed" xlink:actuate="onLoad"/></draw:frame>does, but notice that these decimal expansions contain <text:span text:style-name="T25">repeating digits</text:span> where the decimal expansion for<draw:frame draw:style-name="fr4" draw:name="Object70" text:anchor-type="as-char" svg:width="0.2693in" svg:height="0.2161in" draw:z-index="157"><draw:object xlink:href="./Object 71" xlink:type="simple" xlink:show="embed" xlink:actuate="onLoad"/><draw:image xlink:href="./ObjectReplacements/Object 71" xlink:type="simple" xlink:show="embed" xlink:actuate="onLoad"/></draw:frame>did <text:span text:style-name="T25">not</text:span> contain repeating digits. <text:s/>Here are two repeating digit rules for rational and irrational numbers:</text:p>
      <text:p text:style-name="P124"><text:span text:style-name="T61">1) Any </text:span><text:span text:style-name="T59">rational number</text:span><text:span text:style-name="T61"> that </text:span><text:span text:style-name="T59">cannot</text:span><text:span text:style-name="T61"> be represented with a </text:span><text:span text:style-name="T59">finite decimal fraction</text:span><text:span text:style-name="T61"> has an </text:span><text:span text:style-name="T59">infinite decimal expansion that contains repeating digits</text:span><text:span text:style-name="T61">. <text:s/></text:span></text:p>
      <text:p text:style-name="P124"><text:span text:style-name="T61">2) </text:span><text:span text:style-name="T59">Irrational numbers</text:span><text:span text:style-name="T61"> like</text:span><text:span text:style-name="T61"><draw:frame draw:style-name="fr4" draw:name="Object71" text:anchor-type="as-char" svg:width="0.2693in" svg:height="0.2161in" draw:z-index="177"><draw:object xlink:href="./Object 72" xlink:type="simple" xlink:show="embed" xlink:actuate="onLoad"/><draw:image xlink:href="./ObjectReplacements/Object 72" xlink:type="simple" xlink:show="embed" xlink:actuate="onLoad"/></draw:frame></text:span><text:span text:style-name="T59">have infinite decimal expansions that do not contain repeating digits</text:span><text:span text:style-name="T61">.</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5">Rationalize()</text:span> function can be used to obtain one. <text:s/>For example, Rationalize() can obtain the equivalent rational numbers for <text:span text:style-name="T25">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57">Result: 1/2</text:p>
      <text:p text:style-name="Preformatted_20_Text"/>
      <text:p text:style-name="Preformatted_20_Text">In&gt; <text:bookmark-start text:name="__DdeLink__19006_574325965"/>Rationalize(0.25)<text:bookmark-end text:name="__DdeLink__19006_574325965"/></text:p>
      <text:p text:style-name="P57">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57">Result: 3/8</text:p>
      <text:p text:style-name="Preformatted_20_Text"/>
      <text:p text:style-name="Preformatted_20_Text">In&gt; <text:bookmark-start text:name="__DdeLink__17708_415178654"/>Rationalize(0.3125)<text:bookmark-end text:name="__DdeLink__17708_415178654"/></text:p>
      <text:p text:style-name="P57">Result: 5/16<text:bookmark-end text:name="__DdeLink__20410_793300462"/><text:bookmark-end text:name="__DdeLink__20818_793300462"/></text:p>
      <text:p text:style-name="Preformatted_20_Text"/>
      <text:p text:style-name="Text_20_body">However, for numbers that are <text:span text:style-name="T25">not finite</text:span> decimal fractions, only rational numbers that <text:span text:style-name="T25">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57">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7">Result: 138888889/1250000000</text:p>
      <text:p text:style-name="Preformatted_20_Text"/>
      <text:p text:style-name="Preformatted_20_Text">In&gt; Rationalize(0.037037037037037037037037037037037037037037037037037)</text:p>
      <text:p text:style-name="P57">Result: 740740741/20000000000</text:p>
      <text:p text:style-name="Preformatted_20_Text"/>
      <text:p text:style-name="Preformatted_20_Text">In&gt; Rationalize(0.090909090909090909090909090909090909090909090909091)</text:p>
      <text:p text:style-name="P57">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57">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5">NumberLinePrintZoom()</text:span> function to zoom into the area between the <text:span text:style-name="T25">real numbers</text:span> 0.0 and 1.0 to see what is there. </text:p>
      <text:p text:style-name="Standard"/>
      <text:p text:style-name="P68"><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53">0.0</text:span>,<text:span text:style-name="T79">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68">Result: True</text:p>
      <text:p text:style-name="P68">Side Effects:</text:p>
      <text:p text:style-name="P68">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57">Result: True</text:p>
      <text:p text:style-name="P68">Side Effects:</text:p>
      <text:p text:style-name="P68">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7">Result: True</text:p>
      <text:p text:style-name="P68">Side Effects:</text:p>
      <text:p text:style-name="P68">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7">Result: True</text:p>
      <text:p text:style-name="P68">Side Effects:</text:p>
      <text:p text:style-name="P68">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5">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5">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7">Result: True</text:p>
      <text:p text:style-name="P68">Side Effects:</text:p>
      <text:p text:style-name="P68">.1 <text:s text:c="2"/>0.11 <text:s text:c="2"/>0.12 <text:s text:c="2"/>0.13 <text:s text:c="2"/>0.14 <text:s text:c="2"/>0.15 <text:s text:c="2"/>0.16 <text:s text:c="2"/>0.17 <text:s text:c="2"/>0.18 <text:s text:c="2"/>0.19 <text:s text:c="2"/>0.20</text:p>
      <text:p text:style-name="P68"/>
      <text:p text:style-name="Text_20_body">Here is the area between 0.0 and 1.0 being divided into 8 divisions, and zoomed to a depth of 4:</text:p>
      <text:p text:style-name="P72"/>
      <text:p text:style-name="P72"><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58">Result: True</text:p>
      <text:p text:style-name="P69">Side Effects:</text:p>
      <text:p text:style-name="P69">0.0 <text:s text:c="2"/>0.125 <text:s text:c="2"/>0.250 <text:s text:c="2"/>0.375 <text:s text:c="2"/>0.500 <text:s text:c="2"/>0.625 <text:s text:c="2"/>0.750 <text:s text:c="2"/>0.875 <text:s text:c="2"/>1.000 <text:s text:c="2"/></text:p>
      <text:p text:style-name="P72"><text:s text:c="36"/>|</text:p>
      <text:p text:style-name="P72">---------------------------------------------------------------------------------------------</text:p>
      <text:p text:style-name="P69">0.500 <text:s text:c="2"/>0.515625 <text:s text:c="2"/>0.531250 <text:s text:c="2"/>0.546875 <text:s text:c="2"/>0.562500 <text:s text:c="2"/>0.578125 <text:s text:c="2"/>0.593750 <text:s text:c="2"/>0.609375 <text:s text:c="2"/>0.625000 <text:s text:c="2"/></text:p>
      <text:p text:style-name="P72"><text:s text:c="39"/>|</text:p>
      <text:p text:style-name="P72">------------------------------------------------------------------------------------------------</text:p>
      <text:p text:style-name="P69">0.546875 <text:s text:c="2"/>0.548828 <text:s text:c="2"/>0.550781 <text:s text:c="2"/>0.552734 <text:s text:c="2"/>0.554687 <text:s text:c="2"/>0.556640 <text:s text:c="2"/>0.558593 <text:s text:c="2"/>0.560546 <text:s text:c="2"/>0.562499 <text:s text:c="2"/></text:p>
      <text:p text:style-name="P72"><text:s text:c="75"/>|</text:p>
      <text:p text:style-name="P72">------------------------------------------------------------------------------------------------</text:p>
      <text:p text:style-name="P69">0.558593 <text:s text:c="2"/>0.558837 <text:s text:c="2"/>0.559081 <text:s text:c="2"/>0.559325 <text:s text:c="2"/>0.559569 <text:s text:c="2"/>0.559813 <text:s text:c="2"/>0.560057 <text:s text:c="2"/>0.560301 <text:s text:c="2"/>0.560545<text:bookmark-end text:name="DDE_LINK28"/></text:p>
      <text:p text:style-name="P72"/>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7">or the decimal <text:s/>representation of real numbers, </text:span>are used to <text:span text:style-name="T25">measure things</text:span>. <text:s/>Types of measurements include length, width, thickness, weight, time, temperature, color, etc. <text:s/>Instead of having empty gaps, quantities like these are <text:span text:style-name="T25">continuous</text:span><text:span text:style-name="T183">, </text:span>which means that <text:span text:style-name="T25">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88">The area of mathematics that deals with continuous quantities is called <text:span text:style-name="T25">continuous mathematics</text:span><text:span text:style-name="T184">,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5">Imaginary</text:span> numbers and <text:span text:style-name="T25">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02">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5">book_2_section_4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4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6">NM</text:span>() function in this code get called when the code is executed?</text:p>
      <text:p text:style-name="Preformatted_20_Text"/>
      <text:p text:style-name="P65"><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77"/>
      <text:p text:style-name="P38">outerMostLoopCounter <text:span text:style-name="T99">:=</text:span> <text:span text:style-name="T43">0</text:span>;</text:p>
      <text:p text:style-name="P77"/>
      <text:p text:style-name="P38"><text:span text:style-name="T108">While</text:span><text:span text:style-name="T24">(</text:span>outerMostLoopCounter <text:span text:style-name="T24">&lt;=?</text:span> <text:span text:style-name="T43">5</text:span><text:span text:style-name="T24">)</text:span></text:p>
      <text:p text:style-name="Standard">{</text:p>
      <text:p text:style-name="P38"><text:s text:c="3"/>middleLoopCounter <text:span text:style-name="T99">:=</text:span> <text:span text:style-name="T43">0</text:span>;</text:p>
      <text:p text:style-name="P38"><text:s text:c="4"/></text:p>
      <text:p text:style-name="P38"><text:s text:c="3"/><text:span text:style-name="T108">While</text:span><text:span text:style-name="T24">(</text:span>middleLoopCounter <text:span text:style-name="T24">&lt;=?</text:span> <text:span text:style-name="T43">7</text:span><text:span text:style-name="T24">)</text:span></text:p>
      <text:p text:style-name="Standard"><text:soft-page-break/><text:s text:c="3"/>{</text:p>
      <text:p text:style-name="P38"><text:s text:c="6"/>innerMostLoopCounter <text:span text:style-name="T99">:=</text:span> <text:span text:style-name="T43">0</text:span>;</text:p>
      <text:p text:style-name="P38"><text:s text:c="7"/></text:p>
      <text:p text:style-name="P38"><text:s text:c="6"/><text:span text:style-name="T108">While</text:span><text:span text:style-name="T24">(</text:span>innerMostLoopCounter <text:span text:style-name="T24">&lt;=?</text:span> <text:span text:style-name="T43">3</text:span><text:span text:style-name="T24">)</text:span></text:p>
      <text:p text:style-name="Standard"><text:s text:c="6"/>{</text:p>
      <text:p text:style-name="P38"><text:s text:c="9"/><text:span text:style-name="T85">//How many times does this </text:span><text:span text:style-name="T90">NM</text:span><text:span text:style-name="T85">() function get called?</text:span></text:p>
      <text:p text:style-name="P38"><text:s text:c="9"/><text:span text:style-name="T75">NM</text:span><text:span text:style-name="T24">(</text:span><text:span text:style-name="T135">1/2</text:span><text:span text:style-name="T24">)</text:span>;</text:p>
      <text:p text:style-name="P38"><text:s text:c="22"/></text:p>
      <text:p text:style-name="P38"><text:s text:c="9"/>innerMostLoopCounter<text:span text:style-name="T24">++</text:span>;</text:p>
      <text:p text:style-name="Standard"><text:s text:c="6"/>};</text:p>
      <text:p text:style-name="P38"><text:s text:c="6"/></text:p>
      <text:p text:style-name="P38"><text:s text:c="6"/>middleLoopCounter<text:span text:style-name="T24">++</text:span>;</text:p>
      <text:p text:style-name="Standard"><text:s text:c="3"/>};</text:p>
      <text:p text:style-name="P38"><text:s text:c="3"/></text:p>
      <text:p text:style-name="P38"><text:s text:c="3"/>outerMostLoopCounter<text:span text:style-name="T24">++</text:span>;</text:p>
      <text:p text:style-name="Standard">};</text:p>
      <text:p text:style-name="P77"/>
      <text:p text:style-name="P6">%/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real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7">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7">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79">Create a function</text:span> called <text:span text:style-name="T25">randomRational()</text:span> that works similarly to the single argument version of <text:span text:style-name="T25">RandomInteger()</text:span> but returns rational numbers instead of integers. (Hint: The function<text:span text:style-name="T157">s</text:span> Random() <text:span text:style-name="T157">and Rationalize() </text:span>may be useful for this exercise.)</text:p>
      <text:p text:style-name="Preformatted_20_Text"/>
      <text:p text:style-name="P82">For example:</text:p>
      <text:p text:style-name="P82"/>
      <text:p text:style-name="P82"><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text:bookmark-start text:name="__RefHeading__20546_1920141495"/>Exercise 7<text:bookmark-end text:name="__RefHeading__20546_1920141495"/></text:h>
      <text:p text:style-name="P9"><text:span text:style-name="T79">Create a function</text:span> called <text:span text:style-name="T25">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79">Create a function</text:span> that takes a positive integer as an argument. Have it return a list that contains a mix of 10 random integers, random rational numbers, and random decimal numbers that are between 1 and the passed-in integer. <text:span text:style-name="T157">The mix you choose does not have to be randomly selected. </text:span><text:span text:style-name="T7">(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79">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3">1</text:span>: Numbers can be converted into strings using the ToString function, and strings can be combined to make larger strings using the <text:span text:style-name="T172">~</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2">~ </text:span>"+" <text:span text:style-name="T172">~ </text:span>ToString(Numerator(b)) <text:span text:style-name="T172">~ </text:span>"/" <text:span text:style-name="T172">~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text:bookmark-start text:name="__RefHeading__20552_1920141495"/>Exercise 10<text:bookmark-end text:name="__RefHeading__20552_1920141495"/></text:h>
      <text:p text:style-name="P9"><text:span text:style-name="T79">Create a function</text:span> that takes one number as an argument and returns "The number is an integer." if the argument is an integer, "The number is a rational number." if the argument is a rational number, and "The number is a decimal number." if the <text:span text:style-name="T158">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79">Create a function</text:span> <text:span text:style-name="T154">called </text:span>ask<text:span text:style-name="T172">Ball</text:span>(<text:span text:style-name="T158">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2">Ball</text:span>("Will I pass the test?")</text:p>
      <text:p text:style-name="P13"><text:soft-page-break/>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5">system</text:span>, <text:span text:style-name="T25">model</text:span>, and <text:span text:style-name="T25">simulation</text:span>:</text:p>
      <text:list xml:id="list1463417303" text:style-name="L1">
        <text:list-header>
          <text:p text:style-name="P145"><text:span text:style-name="Strong_20_Emphasis"><text:span text:style-name="T78">System</text:span></text:span><text:span text:style-name="T141"> <text:s/>A system exists and operates in time and space. A </text:span><text:span text:style-name="T142">system</text:span><text:span text:style-name="T141"> is understood to be an entity that maintains its existence through the interaction of its parts. </text:span></text:p>
          <text:p text:style-name="P145"><text:span text:style-name="Strong_20_Emphasis"><text:span text:style-name="T78">Model</text:span></text:span><text:span text:style-name="T141"> <text:s/>A model is a </text:span><text:span text:style-name="T142">simplified representation</text:span><text:span text:style-name="T141"> of a system at some particular point in time or space intended to promote understanding of the real system. <text:s/>Whether a model is a good model or not depends on the extent to which it promotes understanding. Since </text:span><text:span text:style-name="T143">all models are simplifications of reality</text:span><text:span text:style-name="T141"> there is always a </text:span><text:span text:style-name="T143">trade-off</text:span><text:span text:style-name="T141"> as to what </text:span><text:span text:style-name="T143">level of detail</text:span><text:span text:style-name="T141"> is included in the model. If </text:span><text:span text:style-name="T143">too little detail</text:span><text:span text:style-name="T141"> is included in the model one runs the </text:span><text:span text:style-name="T142">risk</text:span><text:span text:style-name="T141"> of </text:span><text:span text:style-name="T143">missing relevant interactions</text:span><text:span text:style-name="T141"> and the resultant model does not promote understanding. If </text:span><text:span text:style-name="T143">too much detail</text:span><text:span text:style-name="T141"> is included in the model the model may become overly complicated and actually preclude the development of understanding. One simply cannot develop all models in the context of the entire universe. </text:span></text:p>
          <text:p text:style-name="P145"><text:span text:style-name="Strong_20_Emphasis"><text:span text:style-name="T78">Simulation</text:span></text:span><text:span text:style-name="T14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43">simulation</text:span><text:span text:style-name="T141"> generally refers to a </text:span><text:span text:style-name="T143">computerized version of the model</text:span><text:span text:style-name="T141"> that is </text:span><text:span text:style-name="T143">run over time</text:span><text:span text:style-name="T141"> to </text:span><text:span text:style-name="T143">study the implications of the defined interactions</text:span><text:span text:style-name="T14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16">Modeling and Simulation</text:span> is a discipline for developing a level of understanding of the interaction of the parts of a system, and of the system as a whole. <text:span text:style-name="T25">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20"><text:a xlink:type="simple" xlink:href="http://www.systems-thinking.org/modsim/modsim.htm"/></text:p>
      <text:p text:style-name="Text_20_body">In the next couple of sections we are going to use<text:span text:style-name="T116"> </text:span><text:span text:style-name="T25">integers</text:span><text:span text:style-name="T116"> to model </text:span><text:span text:style-name="T25">counting-oriented (or discrete)</text:span><text:span text:style-name="T116"> systems. <text:s/>After that, we will use </text:span><text:span text:style-name="T25">rational and real numbers</text:span><text:span text:style-name="T116"> to model </text:span><text:span text:style-name="T25">measurement-oriented (or continuous)</text:span><text:span text:style-name="T116">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5">integers</text:span> and the <text:span text:style-name="T25">RandomInteger()</text:span> function were used to <text:span text:style-name="T25">simulate</text:span> the <text:span text:style-name="T25">flipping of a coin</text:span> and the <text:span text:style-name="T25">rolling of dice</text:span>. <text:s/>Both of these simulations were <text:span text:style-name="T25">counting</text:span> based (or <text:span text:style-name="T138">discrete</text:span>) simulations because flipping coins and rolling dice can only be <text:span text:style-name="T25">counted</text:span>, not measured. <text:s/>This section begins where those simulations left off<text:span text:style-name="T207">,</text:span> and then <text:span text:style-name="T207">it </text:span>builds upon the techniques they used to create more sophisticated discrete simulations.</text:p>
      <text:p text:style-name="Text_20_body"><text:span text:style-name="T116">Before we can experiment with discrete simulations, we first need to discuss the concept of </text:span><text:span text:style-name="T25">probability</text:span><text:span text:style-name="T116">. Probability is the likelihood of a particular event occurring, and a probability is </text:span><text:span text:style-name="T25">represented</text:span><text:span text:style-name="T116"> by a </text:span><text:span text:style-name="T25">decimal number</text:span><text:span text:style-name="T116"> between </text:span><text:span text:style-name="T25">0 and 1</text:span><text:span text:style-name="T116">. <text:s/>An </text:span><text:span text:style-name="T25">equivalent</text:span><text:span text:style-name="T116"> way to represent probabilities is with </text:span><text:span text:style-name="T25">chance notation</text:span><text:span text:style-name="T119">, </text:span><text:span text:style-name="T116">which consists of a probability that has been </text:span><text:span text:style-name="T25">multiplied by 100</text:span><text:span text:style-name="T116"> followed by a </text:span><text:span text:style-name="T25">%</text:span><text:span text:style-name="T116"> sign. <text:s/>As an example, the following program produces a table </text:span><text:span text:style-name="T119">that</text:span><text:span text:style-name="T116"> contains 10 probabilities and their respective chances:</text:span></text:p>
      <text:p text:style-name="P67"/>
      <text:p text:style-name="P65"><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mathpiper</text:p>
      <text:p text:style-name="P77"/>
      <text:p text:style-name="P38"><text:span text:style-name="T101">Repeat</text:span><text:span text:style-name="T24">(</text:span><text:span text:style-name="T43">10</text:span><text:span text:style-name="T24">)</text:span></text:p>
      <text:p text:style-name="Standard">{</text:p>
      <text:p text:style-name="P38"><text:s text:c="4"/>probability <text:span text:style-name="T99">:=</text:span> <text:span text:style-name="T73">NM(</text:span><text:span text:style-name="T73">Random</text:span><text:span text:style-name="T24">()</text:span>,<text:span text:style-name="T43">2</text:span><text:span text:style-name="T24">)</text:span>;</text:p>
      <text:p text:style-name="P38"><text:s text:c="4"/></text:p>
      <text:p text:style-name="P38"><text:s text:c="4"/>percent <text:span text:style-name="T99">:=</text:span> <text:span text:style-name="T73">NM(</text:span><text:span text:style-name="T73">Rationalize</text:span><text:span text:style-name="T24">(</text:span>probability <text:span text:style-name="T24">*</text:span> <text:span text:style-name="T43">100</text:span><text:span text:style-name="T24">))</text:span>;</text:p>
      <text:p text:style-name="P38"><text:s text:c="4"/></text:p>
      <text:p text:style-name="P38"><text:s text:c="4"/><text:span text:style-name="T108">WriteString</text:span><text:span text:style-name="T24">(</text:span><text:span text:style-name="T103">"Probability of "</text:span> <text:span text:style-name="T165">~</text:span> <text:span text:style-name="T108">ToString(</text:span>probability<text:span text:style-name="T24">)</text:span> <text:span text:style-name="T165">~</text:span> </text:p>
      <text:p text:style-name="P38"><text:s text:c="4"/><text:span text:style-name="T103">" = "</text:span> <text:span text:style-name="T165">~</text:span> <text:span text:style-name="T108">ToString(</text:span>percent<text:span text:style-name="T24">)</text:span> <text:span text:style-name="T165">~</text:span> <text:span text:style-name="T103">"% chance"</text:span><text:span text:style-name="T24">)</text:span>;</text:p>
      <text:p text:style-name="P38"><text:s text:c="4"/></text:p>
      <text:p text:style-name="P38"><text:s text:c="4"/><text:span text:style-name="T73">NewLine</text:span><text:span text:style-name="T24">()</text:span>;</text:p>
      <text:p text:style-name="Standard">};</text:p>
      <text:p text:style-name="P77"/>
      <text:p text:style-name="P65">%/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p>
      <text:p text:style-name="P77"/>
      <text:p text:style-name="P38"><text:s text:c="4"/><text:span text:style-name="T76">%output,preserve="false"</text:span></text:p>
      <text:p text:style-name="P38"><text:s text:c="6"/><text:span text:style-name="T76">Result:</text:span> 10</text:p>
      <text:p text:style-name="P38"><text:s text:c="6"/></text:p>
      <text:p text:style-name="P38"><text:s text:c="6"/><text:span text:style-name="T93">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11">. <text:s text:c="2"/><text:span text:style-name="T76">%/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5">definitions</text:span> that are related to it:</text:p>
      <text:list xml:id="list682802285" text:style-name="L2">
        <text:list-item>
          <text:p text:style-name="P164"><text:span text:style-name="T25">Fact </text:span><text:span text:style-name="T116">- a piece of information about circumstances that exist or events that have occurred. (</text:span><text:a xlink:type="simple" xlink:href="http://wordnetweb.princeton.edu/perl/webwn"><text:span text:style-name="T113">http://wordnetweb.princeton.edu/perl/webwn</text:span></text:a><text:span text:style-name="T116">). <text:s/>An example is information that indicates which side of a die is currently facing up.</text:span></text:p>
        </text:list-item>
        <text:list-item>
          <text:p text:style-name="P164"><text:span text:style-name="T25">Data </text:span><text:span text:style-name="T116">- a collection of facts from which conclusions can be drawn. (</text:span><text:a xlink:type="simple" xlink:href="http://wordnetweb.princeton.edu/perl/webwn"><text:span text:style-name="T113">http://wordnetweb.princeton.edu/perl/webwn</text:span></text:a><text:span text:style-name="T116">). <text:s/>An example is which sides are currently facing up on two dice.</text:span></text:p>
        </text:list-item>
        <text:list-item>
          <text:p text:style-name="P164"><text:span text:style-name="T25">Experiment</text:span> - measuring or observing a system to collect data on it. <text:s/><text:span text:style-name="T116">An example is rolling two dice.</text:span></text:p>
        </text:list-item>
        <text:list-item>
          <text:p text:style-name="P164"><text:span text:style-name="T25">Outcome</text:span><text:span text:style-name="T116"> - the result of a given experiment. <text:s/>An example is rolling a 3 and a 4 on a pair of dice.</text:span></text:p>
        </text:list-item>
        <text:list-item>
          <text:p text:style-name="P164"><text:span text:style-name="T25">Sample space</text:span><text:span text:style-name="T116"> - all of the </text:span><text:span text:style-name="T79">possible</text:span><text:span text:style-name="T116"> outcomes of a given experiment. <text:s/>For the experiment of rolling two dice, the sample space is [2,3,4,5,6,7,8,9,10,11,12].</text:span></text:p>
        </text:list-item>
        <text:list-item>
          <text:p text:style-name="P164"><text:span text:style-name="T25">Event</text:span><text:span text:style-name="T116"> - a collection of </text:span><text:span text:style-name="T79">one</text:span><text:span text:style-name="T116"> or </text:span><text:span text:style-name="T79">more</text:span><text:span text:style-name="T116"> possible outcomes of an experiment that are of interest in a given situation. <text:s/>One example is rolling two dice and having their sum equal 7. <text:s/>Another example is rolling a single die and obtaining a number that is</text:span><text:span text:style-name="T116"><draw:frame draw:style-name="fr4" draw:name="Object72" text:anchor-type="as-char" svg:width="0.3035in" svg:height="0.2008in" draw:z-index="110"><draw:object xlink:href="./Object 73" xlink:type="simple" xlink:show="embed" xlink:actuate="onLoad"/><draw:image xlink:href="./ObjectReplacements/Object 73" xlink:type="simple" xlink:show="embed" xlink:actuate="onLoad"/></draw:frame></text:span><text:span text:style-name="T116">.</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1922369991" text:continue-numbering="true" text:style-name="L2">
        <text:list-item>
          <text:p text:style-name="P165"><text:span text:style-name="T116">A </text:span><text:span text:style-name="T25">probability</text:span><text:span text:style-name="T116"> consists of a </text:span><text:span text:style-name="T25">quantitative representation</text:span><text:span text:style-name="T116"> of the </text:span><text:span text:style-name="T116">likelihood of a particular event.</text:span></text:p>
        </text:list-item>
        <text:list-item>
          <text:p text:style-name="P166">Probability is represented with a real number between 0 and 1 (or 0% chance and 100% chance) inclusive.</text:p>
        </text:list-item>
        <text:list-item>
          <text:p text:style-name="P166">A probability of 0 means that the event will not occur.</text:p>
        </text:list-item>
        <text:list-item>
          <text:p text:style-name="P166">Rare events have probabilities that are close to 0.</text:p>
        </text:list-item>
        <text:list-item>
          <text:p text:style-name="P166">A probability of 1 means that the event will definitely occur.</text:p>
        </text:list-item>
        <text:list-item>
          <text:p text:style-name="P166">Common events have probabilities that are close to 1.</text:p>
        </text:list-item>
        <text:list-item>
          <text:p text:style-name="P166">The sum of all the probabilities for the mutually exclusive events in a given sample space must equal 1 (<text:span text:style-name="T25">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5">judgment</text:span> to determine the likelihood of a given event occurring. <text:s/>This kind of probability is used when <text:span text:style-name="T25">data related to an event does not exist</text:span> and it would be <text:span text:style-name="T25">impossible or too expensive to collect</text:span>. <text:s/>Here are some examples where subjective probability may be used:</text:p>
      <text:list xml:id="list2091307044" text:continue-numbering="true" text:style-name="L2">
        <text:list-item>
          <text:p text:style-name="P146">The probability that the next time you visit the supermarket the floors would have just been waxed (perhaps .05 or 5% chance).</text:p>
        </text:list-item>
        <text:list-item>
          <text:p text:style-name="P166">The probability that the next time you visit a restaurant that has a buffet, the container that holds your favorite food is empty when you go to fill your plate (perhaps .3 or 30% chance).</text:p>
        </text:list-item>
        <text:list-item>
          <text:p text:style-name="P166">The probability that the next time you order a pop or soda at a restaurant it does not have enough carbonation in it (perhaps .15 or 15% chance).</text:p>
        </text:list-item>
        <text:list-item>
          <text:p text:style-name="P166">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79">1)</text:span> the <text:span text:style-name="T25">total</text:span> <text:span text:style-name="T25">number of possible outcomes</text:span> of a given experiment is <text:span text:style-name="T25">known </text:span><text:span text:style-name="T79">2)</text:span><text:span text:style-name="T116"> the </text:span><text:span text:style-name="T25">number of possible outcomes</text:span><text:span text:style-name="T116"> in which a given event (let's call it event </text:span><text:span text:style-name="T98">A</text:span><text:span text:style-name="T116">) can occur is </text:span><text:span text:style-name="T25">known</text:span><text:span text:style-name="T116">.</text:span></text:p>
      <text:p text:style-name="Text_20_body"><text:span text:style-name="T116">We will</text:span> use the following notation for representing the probability<draw:frame draw:style-name="fr4" draw:name="Object76" text:anchor-type="as-char" svg:width="0.1898in" svg:height="0.1984in" draw:z-index="11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2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21"><draw:frame draw:style-name="fr4" draw:name="Object75" text:anchor-type="as-char" svg:width="3.061in" svg:height="0.1984in" draw:z-index="12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22">(<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2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1"><draw:frame draw:style-name="fr4" draw:name="Object77" text:anchor-type="as-char" svg:width="5.8984in" svg:height="0.422in" draw:z-index="128"><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22">(<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Die Will Come Up 5 When Rolled <text:span text:style-name="T16">(</text:span>Using Theory<text:span text:style-name="T16">)</text:span><text:bookmark-end text:name="__RefHeading__20568_1920141495"/></text:h>
      <text:p text:style-name="Text_20_body">An example where classical probability can be used is the rolling of a die. <text:s/>The experiment consists of rolling the die and <text:span text:style-name="T25">event </text:span><text:span text:style-name="T94">A</text:span> is the outcome of the die coming up <text:span text:style-name="T25">5</text:span>. <text:s/>The <text:span text:style-name="T25">possible</text:span> outcomes in the experiment are [1,2,3,4,5,6] and the <text:span text:style-name="T25">total number </text:span><text:span text:style-name="T116">of these outcomes is</text:span><text:span text:style-name="T25"> 6</text:span>. <text:s/>The <text:span text:style-name="T25">possible number of ways</text:span> that the number <text:span text:style-name="T25">5</text:span> can come up on a <text:span text:style-name="T25">single die</text:span> is <text:span text:style-name="T25">1</text:span>. <text:s/>The <text:span text:style-name="T25">probability</text:span> that the die will come up <text:span text:style-name="T25">5</text:span> can be <text:span text:style-name="T25">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21"><draw:frame draw:style-name="fr4" draw:name="Object79" text:anchor-type="as-char" svg:width="5.7701in" svg:height="0.4264in" draw:z-index="9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22">(<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91"><draw:object xlink:href="./Object 81" xlink:type="simple" xlink:show="embed" xlink:actuate="onLoad"/><draw:image xlink:href="./ObjectReplacements/Object 81" xlink:type="simple" xlink:show="embed" xlink:actuate="onLoad"/></draw:frame>or .167 of coming up on any given roll. <text:s/>Actually, since <text:span text:style-name="T25">all six sides of a die</text:span> have an <text:span text:style-name="T25">equal probability</text:span> of coming up on a given roll, they all have a probability of<draw:frame draw:style-name="fr4" draw:name="Object81" text:anchor-type="as-char" svg:width="0.202in" svg:height="0.4256in" draw:z-index="92"><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7">Result: 1</text:p>
      <text:p text:style-name="Standard"/>
      <text:p text:style-name="Text_20_body">Yes, it does! <text:s/>Now, let's say that <text:span text:style-name="T25">event </text:span><text:span text:style-name="T97">B</text:span> is a single die coming up less than 3 when rolled. <text:s/>What is the probability for this event? <text:s/>The possible <text:span text:style-name="T25">outcomes</text:span> for event <text:span text:style-name="T94">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21"><draw:frame draw:style-name="fr4" draw:name="Object82" text:anchor-type="as-char" svg:width="5.9929in" svg:height="0.4264in" draw:z-index="9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22">(<text:sequence text:ref-name="refText17" text:name="Text" text:formula="ooow:Text+1" style:num-format="1">18</text:sequence>)</text:p>
            </table:table-cell>
          </table:table-row>
        </table:table-header-rows>
      </table:table>
      <text:p text:style-name="Standard"/>
      <text:p text:style-name="Text_20_body">These <text:span text:style-name="T25">single die</text:span> examples of using <text:span text:style-name="T25">theoretical</text:span> <text:span text:style-name="T25">probability</text:span> are <text:span text:style-name="T25">very simple</text:span>, but theoretical probability can be used with <text:span text:style-name="T25">more complex</text:span> problems like determining the probability of obtaining a certain combination of cards from a well-shuffled deck or the probability of winning a lottery.</text:p>
      <text:p text:style-name="Standard"/>
      <text:p text:style-name="Text_20_body"><text:span text:style-name="T25">Why</text:span> <text:span text:style-name="T25">is this kind of probability called theoretical probability</text:span>? <text:s/>In order to determine this, one must first understand what <text:span text:style-name="T25">theory</text:span> is and here is a definition for it:</text:p>
      <text:p text:style-name="Standard"/>
      <text:p text:style-name="Text_20_body_20_indent"><text:span text:style-name="T25">Theory</text:span> - A theory, in the general sense of the word, is an analytic structure <text:soft-page-break/>designed to explain a set of observations. (<text:a xlink:type="simple" xlink:href="http://en.wikipedia.org/wiki/Theory"><text:span text:style-name="T112">http://en.wikipedia.org/wiki/Theory</text:span></text:a>)</text:p>
      <text:p text:style-name="P123"/>
      <text:p text:style-name="Text_20_body">This definition indicates that <text:span text:style-name="T25">theory</text:span> is based on a<text:span text:style-name="T25"> structure</text:span><text:span text:style-name="T116">,</text:span> and this structure is <text:span text:style-name="T8">capable of</text:span> <text:span text:style-name="T25">explain</text:span><text:span text:style-name="T30">ing</text:span><text:span text:style-name="T25"> a set of observations</text:span>. <text:span text:style-name="T8">A structure is related to a pattern.</text:span></text:p>
      <text:p text:style-name="Text_20_body"><text:span text:style-name="T25">Theory</text:span> can be thought of as a pattern space that is <text:span text:style-name="T8">capable of</text:span> <text:span text:style-name="T25">model</text:span><text:span text:style-name="T30">ing</text:span> something of interest that has been observed. <text:span text:style-name="T45">The theoretical probability pattern space can be used to model anything in the universe that matches its structure.</text:span> <text:s/>If you have the <text:span text:style-name="T25">theory</text:span> related to something, you already have a <text:span text:style-name="T25">significant amount of information</text:span> about it, and this information can be used to make <text:span text:style-name="T25">predictions</text:span> about how the something <text:span text:style-name="T25">will behave under various conditions</text:span>. <text:s/>The amazing thing is that <text:span text:style-name="T45">all of these predictions can be done without having to work directly with the something of interest at all</text:span>. <text:s/>The predictions can be done on paper, or on a computer!</text:p>
      <text:p text:style-name="Text_20_body">This section showed how <text:span text:style-name="T25">theoretical probability can be used to predict what will happen when a single die is rolled</text:span><text:span text:style-name="T116">,</text:span> and it also mentioned how it can be used to predict what will happen in situations like obtaining cards from a deck or playing a lottery. <text:s/>At this point you may be wondering <text:span text:style-name="T25">how the theory for theoretical probability </text:span><text:span text:style-name="T31">was </text:span><text:span text:style-name="T25">developed in the first place</text:span>? <text:s/>This theory was developed by observing <text:span text:style-name="T25">games of chance</text:span><text:span text:style-name="T116">, </text:span><text:span text:style-name="T134">and</text:span><text:span text:style-name="T25"> </text:span>discovering a <text:span text:style-name="T25">pattern space</text:span> that <text:span text:style-name="T25">modeled</text:span> how these games worked.</text:p>
      <text:p text:style-name="Text_20_body">However, as stated at the beginning of this section, theoretical probability can only be used if <text:span text:style-name="T79">1)</text:span> the <text:span text:style-name="T25">total</text:span> <text:span text:style-name="T25">number of possible outcomes</text:span> of a given experiment is <text:span text:style-name="T25">known </text:span><text:span text:style-name="T79">2)</text:span><text:span text:style-name="T116"> the </text:span><text:span text:style-name="T25">number of possible outcomes</text:span><text:span text:style-name="T116"> in which a given event can occur is </text:span><text:span text:style-name="T25">known</text:span><text:span text:style-name="T116">. <text:s/>If </text:span><text:span text:style-name="T32">both of</text:span><text:span text:style-name="T116"> these criteria </text:span><text:span text:style-name="T25">cannot</text:span><text:span text:style-name="T116"> be met, then theoretical probability </text:span><text:span text:style-name="T25">cannot</text:span><text:span text:style-name="T116"> be used. <text:s/>This does </text:span><text:span text:style-name="T25">not mean</text:span><text:span text:style-name="T116"> that it is </text:span><text:span text:style-name="T25">impossible</text:span><text:span text:style-name="T116"> to determine probabilities for something if these criteria </text:span><text:span text:style-name="T25">cannot be met</text:span><text:span text:style-name="T116">,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79">1)</text:span> the <text:span text:style-name="T25">total number of possible outcomes</text:span> in an experiment's <text:span text:style-name="T25">sample space</text:span> is <text:span text:style-name="T25">unknown</text:span><text:span text:style-name="T116">,</text:span> and <text:span text:style-name="T79">2)</text:span> the <text:span text:style-name="T25">number of possible outcomes in which an event can occur</text:span> in the experiment is also <text:span text:style-name="T25">unknown</text:span>. <text:s/>This <text:span text:style-name="T25">sounds complicated</text:span> but it is actually fairly <text:span text:style-name="T25">simple</text:span>. <text:s/>Let's start with a definition for the word "empirical":</text:p>
      <text:p text:style-name="P119"/>
      <text:p text:style-name="Text_20_body_20_indent"><text:span text:style-name="T25">Empirical</text:span> - derived from <text:span text:style-name="T25">experiment</text:span> and <text:span text:style-name="T25">observation</text:span> rather than <text:span text:style-name="T25">theory</text:span>. (<text:a xlink:type="simple" xlink:href="http://wordnetweb.princeton.edu/perl/webwn"><text:span text:style-name="T112">http://wordnetweb.princeton.edu/perl/webwn</text:span></text:a>)</text:p>
      <text:p text:style-name="P119"/>
      <text:p text:style-name="Text_20_body">Empirical just means to <text:span text:style-name="T25">perform some experiments</text:span> and <text:span text:style-name="T25">observe what </text:span><text:soft-page-break/><text:span text:style-name="T25">happens</text:span> <text:span text:style-name="T116">instead</text:span> of using <text:span text:style-name="T25">theory</text:span> to <text:span text:style-name="T25">calculate </text:span><text:span text:style-name="T116">what</text:span><text:span text:style-name="T25"> should happen</text:span>. </text:p>
      <text:p text:style-name="Text_20_body">With empirical probability, the probability of event <text:span text:style-name="T94">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21"><draw:frame draw:style-name="fr4" draw:name="Object86" text:anchor-type="as-char" svg:width="4.589in" svg:height="0.422in" draw:z-index="8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22">(<text:sequence text:ref-name="refText18" text:name="Text" text:formula="ooow:Text+1" style:num-format="1">19</text:sequence>)</text:p>
            </table:table-cell>
          </table:table-row>
        </table:table-header-rows>
      </table:table>
      <text:p text:style-name="Standard"/>
      <text:p text:style-name="P2">In the physical world, <text:span text:style-name="T25">performing experiments</text:span>, observing the outcomes, and recording these outcomes can be <text:span text:style-name="T25">tedious</text:span>. <text:s/>However, this process can also be <text:span text:style-name="T25">simulated</text:span> with a <text:span text:style-name="T25">computer program</text:span> and usually much easier, cheaper, and faster than it can be done physically.</text:p>
      <text:h text:style-name="P148" text:outline-level="4"><text:bookmark-start text:name="__RefHeading__20572_1920141495"/>Determining The Probability That A Single Die Will Come Up 5 When Rolled <text:span text:style-name="T160">(</text:span>Using Simulation<text:span text:style-name="T160">)</text:span>; The Law Of Large Numbers<text:bookmark-end text:name="__RefHeading__20572_1920141495"/></text:h>
      <text:p text:style-name="P2">In the section on theoretical probability, we used <text:span text:style-name="T25">theory</text:span> to calculate that the probability that a <text:span text:style-name="T25">5</text:span> will come up when a <text:span text:style-name="T25">single die</text:span> is rolled is<draw:frame draw:style-name="fr4" draw:name="Object87" text:anchor-type="as-char" svg:width="0.202in" svg:height="0.4256in" draw:z-index="88"><draw:object xlink:href="./Object 88" xlink:type="simple" xlink:show="embed" xlink:actuate="onLoad"/><draw:image xlink:href="./ObjectReplacements/Object 88" xlink:type="simple" xlink:show="embed" xlink:actuate="onLoad"/></draw:frame>or .167. <text:s/>Let's now use <text:span text:style-name="T25">empirical probability</text:span> and a <text:span text:style-name="T25">simulation</text:span> of rolling a die to see if the <text:span text:style-name="T25">simulation and theory agree</text:span>. <text:s/>The <text:span text:style-name="T25">event</text:span> we are looking for is a 5 being rolled. <text:s/>The following code simulates the rolling of a single die <text:span text:style-name="T25">10</text:span> times, counts the number of 5s that came up (which is the <text:span text:style-name="T25">frequency</text:span> with which our "5" event occurred), and then <text:span text:style-name="T25">calculates</text:span> the probability of this event using <text:sequence-ref text:reference-format="text" text:ref-name="refText18">(19)</text:sequence-ref>, the <text:span text:style-name="T25">empirical probability formula</text:span>:</text:p>
      <text:p text:style-name="Preformatted_20_Text"/>
      <text:p text:style-name="P35"><text:bookmark-start text:name="__DdeLink__20427_362885354"/><text:bookmark-start text:name="__DdeLink__18014_1452181480"/><text:bookmark-start text:name="__DdeLink__18055_533569296"/><text:bookmark-start text:name="__DdeLink__19046_86770986"/><text:bookmark-start text:name="__DdeLink__20458_1760249407"/>In&gt; dieRollsList := RandomIntegerList(10,1,6)</text:p>
      <text:p text:style-name="P57">Result: [2,6,<text:span text:style-name="T45">5</text:span>,1,1,4,4,1,2,4]</text:p>
      <text:p text:style-name="P57"/>
      <text:p text:style-name="P35">In&gt; numberOfFives := Count(dieRollsList,5)</text:p>
      <text:p text:style-name="P57">Result: 1</text:p>
      <text:p text:style-name="P57"/>
      <text:p text:style-name="P35">In&gt; NM(numberOfFives/10)</text:p>
      <text:p text:style-name="P57">Result: 0.1<text:bookmark-end text:name="__DdeLink__20427_362885354"/><text:bookmark-end text:name="__DdeLink__18014_1452181480"/><text:bookmark-end text:name="__DdeLink__18055_533569296"/><text:bookmark-end text:name="__DdeLink__19046_86770986"/><text:bookmark-end text:name="__DdeLink__20458_1760249407"/></text:p>
      <text:p text:style-name="P57"/>
      <text:p text:style-name="P2">In this case, the <text:span text:style-name="T25">frequency</text:span> with which the 5s were observed was 1 and the total number of rolls was 10. <text:s/>The <text:span text:style-name="T25">empirical probability</text:span> was therefore <text:span text:style-name="T25">0.1</text:span>. <text:s/>This is <text:span text:style-name="T25">close</text:span> to the probability of <text:span text:style-name="T25">.167</text:span><text:span text:style-name="T185">, </text:span>which we calculated using <text:span text:style-name="T25">theory</text:span>, but it <text:span text:style-name="T25">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7">Result: [4,2,4,1,2,1,3,6,4,3,1,1,<text:span text:style-name="T45">5</text:span>,6,2,<text:span text:style-name="T45">5</text:span>,1,4,1,1,1,2,6,3,3,2,<text:span text:style-name="T45">5</text:span>,<text:span text:style-name="T45">5</text:span>,4,6,2,6,<text:span text:style-name="T45">5</text:span>,6,1,2,<text:span text:style-name="T45">5</text:span>,3,4,2,6,3,4,2,4,1,2,6,3,1,1,4,2,6,4,4,3,1,2,<text:span text:style-name="T45">5</text:span>,3,1,6,6,1,6,6,4,2,1,<text:span text:style-name="T45">5</text:span>,4,2,3,2<text:soft-page-break/>,<text:span text:style-name="T45">5</text:span>,6,3,6,4,1,1,6,<text:span text:style-name="T45">5</text:span>,3,4,<text:span text:style-name="T45">5</text:span>,1,2,1,<text:span text:style-name="T45">5</text:span>,6,4,6,2,<text:span text:style-name="T45">5</text:span>,2,6,4,6]</text:p>
      <text:p text:style-name="Preformatted_20_Text"/>
      <text:p text:style-name="Preformatted_20_Text">In&gt; numberOfFives := Count(dieRollsList,5)</text:p>
      <text:p text:style-name="P57">Result: 13</text:p>
      <text:p text:style-name="Preformatted_20_Text"/>
      <text:p text:style-name="Preformatted_20_Text">In&gt; NM(numberOfFives/100)</text:p>
      <text:p text:style-name="P57">Result: 0.13</text:p>
      <text:p text:style-name="P57"/>
      <text:p text:style-name="P2">This time the <text:span text:style-name="T25">empirical probability</text:span> of <text:span text:style-name="T25">0.13</text:span> is closer to the <text:span text:style-name="T25">theoretical probability</text:span> of <text:span text:style-name="T25">.167</text:span>. <text:s/>It seems that <text:span text:style-name="T45">increasing the number of times the experiment is run moves the empirical probability closer to the theoretical probability</text:span>. <text:s/>Let's see if this is true by going one step further and <text:span text:style-name="T25">increasing</text:span> the number of rolls to <text:span text:style-name="T25">1000</text:span>:</text:p>
      <text:p text:style-name="Preformatted_20_Text"/>
      <text:p text:style-name="Preformatted_20_Text">In&gt; dieRollsList := RandomIntegerList(1000,1,6)</text:p>
      <text:p text:style-name="P57">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7">Result: 164</text:p>
      <text:p text:style-name="Preformatted_20_Text"/>
      <text:p text:style-name="Preformatted_20_Text">In&gt; NM(numberOfFives/1000)</text:p>
      <text:p text:style-name="P57">Result: 0.164</text:p>
      <text:p text:style-name="P57"/>
      <text:p text:style-name="P2"><text:soft-page-break/>This time the <text:span text:style-name="T25">empirical probability</text:span> of <text:span text:style-name="T25">0.164</text:span> is <text:span text:style-name="T45">very close</text:span> to the <text:span text:style-name="T25">theoretical probability</text:span> of <text:span text:style-name="T25">.167</text:span>. <text:s/>There is a law called the <text:span text:style-name="T45">law of large numbers</text:span> <text:span text:style-name="T185">that states </text:span>the <text:span text:style-name="T25">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65"/>
      <text:p text:style-name="P65"><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mathpiper</text:p>
      <text:p text:style-name="P77"/>
      <text:p text:style-name="P38">totalNumberOfRolls <text:span text:style-name="T99">:=</text:span> <text:span text:style-name="T43">10000</text:span>;</text:p>
      <text:p text:style-name="P77"/>
      <text:p text:style-name="P38">dieRollsList <text:span text:style-name="T99">:=</text:span> <text:span text:style-name="T73">RandomIntegerList</text:span><text:span text:style-name="T24">(</text:span>totalNumberOfRolls,<text:span text:style-name="T43">1</text:span>,<text:span text:style-name="T43">6</text:span><text:span text:style-name="T24">)</text:span>;</text:p>
      <text:p text:style-name="P77"/>
      <text:p text:style-name="P38">numberOfFives <text:span text:style-name="T99">:=</text:span> <text:span text:style-name="T73">Count</text:span><text:span text:style-name="T24">(</text:span>dieRollsList,<text:span text:style-name="T43">5</text:span><text:span text:style-name="T24">)</text:span>;</text:p>
      <text:p text:style-name="P77"/>
      <text:p text:style-name="P38"><text:span text:style-name="T73">NM(</text:span>numberOfFives<text:span text:style-name="T24">/</text:span>totalNumberOfRolls<text:span text:style-name="T24">)</text:span>;</text:p>
      <text:p text:style-name="P77"/>
      <text:p text:style-name="P65">%/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p>
      <text:p text:style-name="P77"/>
      <text:p text:style-name="P38"><text:s text:c="4"/><text:span text:style-name="T76">%output,preserve="false"</text:span></text:p>
      <text:p text:style-name="P38"><text:s text:c="6"/><text:span text:style-name="T76">Result:</text:span> 0.1696</text:p>
      <text:p text:style-name="P7"><text:span text:style-name="T57">. <text:s text:c="2"/></text:span><text:span text:style-name="T76">%/output</text:span></text:p>
      <text:p text:style-name="Preformatted_20_Text"/>
      <text:p text:style-name="P2">And this program rolls the simulated die 100,000 times:</text:p>
      <text:p text:style-name="P65"/>
      <text:p text:style-name="P65"><text:bookmark-start text:name="__DdeLink__20429_362885354"/><text:bookmark-start text:name="__DdeLink__18784_1802316332"/><text:bookmark-start text:name="__DdeLink__35548_1285229149"/><text:bookmark-start text:name="__DdeLink__23141_1323898305"/>%mathpiper</text:p>
      <text:p text:style-name="P77"/>
      <text:p text:style-name="P38">totalNumberOfRolls <text:span text:style-name="T99">:=</text:span> <text:span text:style-name="T43">100000</text:span>;</text:p>
      <text:p text:style-name="P77"/>
      <text:p text:style-name="P38">dieRollsList <text:span text:style-name="T99">:=</text:span> <text:span text:style-name="T73">RandomIntegerList</text:span><text:span text:style-name="T24">(</text:span>totalNumberOfRolls,<text:span text:style-name="T43">1</text:span>,<text:span text:style-name="T43">6</text:span><text:span text:style-name="T24">)</text:span>;</text:p>
      <text:p text:style-name="P77"/>
      <text:p text:style-name="P38">numberOfFives <text:span text:style-name="T99">:=</text:span> <text:span text:style-name="T73">Count</text:span><text:span text:style-name="T24">(</text:span>dieRollsList,<text:span text:style-name="T43">5</text:span><text:span text:style-name="T24">)</text:span>;</text:p>
      <text:p text:style-name="P77"/>
      <text:p text:style-name="P38"><text:span text:style-name="T73">NM(</text:span>numberOfFives<text:span text:style-name="T24">/</text:span>totalNumberOfRolls<text:span text:style-name="T24">)</text:span>;</text:p>
      <text:p text:style-name="P77"/>
      <text:p text:style-name="P65">%/mathpiper<text:bookmark-end text:name="__DdeLink__20429_362885354"/><text:bookmark-end text:name="__DdeLink__18784_1802316332"/><text:bookmark-end text:name="__DdeLink__35548_1285229149"/><text:bookmark-end text:name="__DdeLink__23141_1323898305"/></text:p>
      <text:p text:style-name="P77"/>
      <text:p text:style-name="P38"><text:s text:c="4"/><text:span text:style-name="T76">%output,preserve="false"</text:span></text:p>
      <text:p text:style-name="P38"><text:s text:c="6"/><text:span text:style-name="T76">Result:</text:span> 0.16691</text:p>
      <text:p text:style-name="P8">. <text:s text:c="2"/><text:span text:style-name="T76">%/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5">numeric</text:span> <text:span text:style-name="T25">results</text:span> that simulations usually produce are very useful, but these <text:span text:style-name="T25">raw numbers are often difficult for humans to interpret</text:span>. <text:s/>Thankfully, graphic tools exist that enable <text:span text:style-name="T25">numeric information</text:span> to be <text:span text:style-name="T25">viewed graphically</text:span><text:span text:style-name="T185">, </text:span><text:soft-page-break/>and one of these tools is the <text:span text:style-name="T25">histogram</text:span><text:span text:style-name="T116">.</text:span><text:span text:style-name="T25"> <text:s/></text:span><text:span text:style-name="T116">Here is a description for what a histogram is:</text:span></text:p>
      <text:p text:style-name="P123"/>
      <text:p text:style-name="Text_20_body_20_indent">In <text:a xlink:type="simple" xlink:href="http://en.wikipedia.org/wiki/Statistics">statistics</text:a>, a <text:span text:style-name="T24">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23"/>
      <text:p text:style-name="P2">MathPiper has a function called <text:span text:style-name="T25">Histogram()</text:span><text:span text:style-name="T185">, </text:span>which is capable of converting <text:span text:style-name="T25">numerical data</text:span> into a <text:span text:style-name="T25">graphic histogram</text:span> and then displaying it in the JFreeChart plugin. <text:s/>In this book, graphics that display summaries of numeric data will be referred to as <text:span text:style-name="T25">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5">Histogram()</text:span> function accepts one or more arguments<text:span text:style-name="T186">,</text:span> and the first argument is always a <text:span text:style-name="T25">list</text:span> that contains numbers. <text:s/>These numbers are counted by the Histogram() function and then placed into <text:span text:style-name="T25">bins</text:span>. <text:s/>The bins are represented by rectangular <text:span text:style-name="T25">bars</text:span>. <text:s/>The following code shows the numbers 1,2,3,4,5,6 being passed to Histogram():</text:p>
      <text:p text:style-name="P101"/>
      <text:p text:style-name="P65"><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mathpiper,title="Plain Histogram No Title"</text:p>
      <text:p text:style-name="P77"/>
      <text:p text:style-name="P38"><text:span text:style-name="T101">Histogram</text:span><text:span text:style-name="T24">([</text:span><text:span text:style-name="T43">1</text:span>,<text:span text:style-name="T43">2</text:span>,<text:span text:style-name="T43">3</text:span>,<text:span text:style-name="T43">4</text:span>,<text:span text:style-name="T43">5</text:span>,<text:span text:style-name="T43">6</text:span><text:span text:style-name="T24">])</text:span>;</text:p>
      <text:p text:style-name="P77"/>
      <text:p text:style-name="P65">%/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p>
      <text:p text:style-name="P77"/>
      <text:p text:style-name="P38"><text:s text:c="4"/><text:span text:style-name="T76">%output,preserve="false"</text:span></text:p>
      <text:p text:style-name="P38"><text:s text:c="6"/><text:span text:style-name="T76">Result:</text:span> org.jfree.chart.ChartPanel</text:p>
      <text:p text:style-name="P10">. <text:s text:c="2"/><text:span text:style-name="T76">%/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5">plain</text:span> histogram without a title and it shows that each of the numbers 1-6 occurred in the list one time. <text:s/>Unfortunately, it is <text:span text:style-name="T25">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gt;)<text:bookmark-end text:name="__RefHeading__20578_1920141495"/></text:h>
      <text:p text:style-name="Text_20_body">A title can be added to a histogram by passing a <text:span text:style-name="T25">title option</text:span> to the <text:span text:style-name="T25">Histogram()</text:span> function as the following code shows:</text:p>
      <text:p text:style-name="P65"/>
      <text:p text:style-name="P65"><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mathpiper,title="Plain Histogram With Title"</text:p>
      <text:p text:style-name="P77"/>
      <text:p text:style-name="P38"><text:span text:style-name="T101">Histogram</text:span><text:span text:style-name="T24">([</text:span><text:span text:style-name="T43">1</text:span>,<text:span text:style-name="T43">2</text:span>,<text:span text:style-name="T43">3</text:span>,<text:span text:style-name="T43">4</text:span>,<text:span text:style-name="T43">5</text:span>,<text:span text:style-name="T43">6</text:span><text:span text:style-name="T24">]</text:span>, title: <text:span text:style-name="T103">"Plain Histogram With Title"</text:span><text:span text:style-name="T24">)</text:span>;</text:p>
      <text:p text:style-name="P77"/>
      <text:p text:style-name="P65">%/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p>
      <text:p text:style-name="P77"/>
      <text:p text:style-name="P38"><text:s text:c="4"/><text:span text:style-name="T76">%output,preserve="false"</text:span></text:p>
      <text:p text:style-name="P38"><text:s text:c="6"/><text:span text:style-name="T76">Result:</text:span> org.jfree.chart.ChartPanel</text:p>
      <text:p text:style-name="P10">. <text:s text:c="2"/><text:span text:style-name="T76">%/output</text:span></text:p>
      <text:p text:style-name="P11"/>
      <text:p text:style-name="P2">Options are passed to functions by using the <text:span text:style-name="T28">:</text:span> operator. <text:s/>The <text:span text:style-name="T28">:</text:span> operator is an <text:span text:style-name="T25">infix</text:span> operator<text:span text:style-name="T186">,</text:span> which means its <text:span text:style-name="T25">first argument</text:span> is to its immediate <text:span text:style-name="T25">left</text:span> and its <text:span text:style-name="T25">second argument</text:span> is to its immediate <text:span text:style-name="T25">right</text:span>. <text:s/>The operator's <text:span text:style-name="T25">first argument is the name of the option that will be set</text:span> and the <text:span text:style-name="T25">second argument is the value that the option will be set to</text:span>. <text:s/>In this example, the <text:span text:style-name="T25">title</text:span> option is being set to the string value "<text:span text:style-name="T25">Plain Histogram With Title</text:span>" and here is the result:</text:p>
      <text:p text:style-name="P2"/>
      <text:p text:style-name="Preformatted_20_Text"><draw:frame draw:style-name="fr2" draw:name="graphics5" text:anchor-type="paragraph" svg:width="5.2291in" svg:height="3.3126in" draw:z-index="5"><draw:image xlink:href="Pictures/10000201000001F60000013E8CAEBA41.png" xlink:type="simple" xlink:show="embed" xlink:actuate="onLoad"/></draw:frame><text:soft-page-break/></text:p>
      <text:p text:style-name="P2">The addition of a <text:span text:style-name="T25">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5">binMinimum</text:span>, <text:span text:style-name="T25">binMaximum</text:span>, and <text:span text:style-name="T25">numberOfBins</text:span> options are used to configure the Histogram() function's bins. <text:s/>In the following code, <text:span text:style-name="T25">binMinimum</text:span> is set to <text:span text:style-name="T25">.5</text:span><text:span text:style-name="T186">, </text:span>which indicates that the <text:span text:style-name="T25">left side of the leftmost bar</text:span> will be at .5 on the X axis. <text:s/>Next, <text:span text:style-name="T25">binMaximum</text:span> is set to <text:span text:style-name="T25">6.5</text:span><text:span text:style-name="T186">, </text:span>which indicates that the <text:span text:style-name="T25">right side of the rightmost bar</text:span> will be at 6.5 on the X axis. <text:s/>Finally, <text:span text:style-name="T25">numberOfBins</text:span> is set to <text:span text:style-name="T25">6</text:span> since we want 6 bins to match the 6 different number values that can be placed into the list.</text:p>
      <text:p text:style-name="P65"/>
      <text:p text:style-name="P65"><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mathpiper,title="Histogram With Configured Bins"</text:p>
      <text:p text:style-name="P77"/>
      <text:p text:style-name="P38"><text:bookmark-start text:name="DDE_LINK55"/><text:span text:style-name="T101">Histogram</text:span><text:span text:style-name="T24">([</text:span><text:span text:style-name="T43">1</text:span>,<text:span text:style-name="T43">2</text:span>,<text:span text:style-name="T43">3</text:span>,<text:span text:style-name="T43">4</text:span>,<text:span text:style-name="T43">5</text:span>,<text:span text:style-name="T43">6</text:span><text:span text:style-name="T24">]</text:span>, </text:p>
      <text:p text:style-name="P38"><text:tab/>title: <text:span text:style-name="T103">"Histogram With Configured Bins"</text:span>, </text:p>
      <text:p text:style-name="P38"><text:tab/>binMinimum: .<text:span text:style-name="T43">5</text:span>, </text:p>
      <text:p text:style-name="P38"><text:tab/>binMaximum: <text:span text:style-name="T43">6</text:span>.<text:span text:style-name="T43">5</text:span>, </text:p>
      <text:p text:style-name="P38"><text:tab/>numberOfBins: <text:span text:style-name="T43">6</text:span>,<text:span text:style-name="T24">)</text:span>;<text:bookmark-end text:name="DDE_LINK55"/></text:p>
      <text:p text:style-name="P77"/>
      <text:p text:style-name="P65">%/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p>
      <text:p text:style-name="P77"/>
      <text:p text:style-name="P38"><text:s text:c="4"/><text:span text:style-name="T76">%output,preserve="false"</text:span></text:p>
      <text:p text:style-name="P38"><text:s text:c="6"/><text:span text:style-name="T76">Result:</text:span> org.jfree.chart.ChartPanel</text:p>
      <text:p text:style-name="P10">. <text:s text:c="2"/><text:span text:style-name="T76">%/output</text:span></text:p>
      <text:p text:style-name="Preformatted_20_Text"/>
      <text:p text:style-name="Preformatted_20_Text"><draw:frame draw:style-name="fr2" draw:name="graphics6" text:anchor-type="paragraph" svg:width="5.2291in" svg:height="3.3126in" draw:z-index="6"><draw:image xlink:href="Pictures/10000201000001F60000013EDB218E1B.png" xlink:type="simple" xlink:show="embed" xlink:actuate="onLoad"/></draw:frame><text:soft-page-break/></text:p>
      <text:p text:style-name="P2">The <text:span text:style-name="T25">bins</text:span> in the chart that this code displays are now <text:span text:style-name="T25">uniformly placed</text:span> and <text:span text:style-name="T25">centered</text:span> on the number they represent. <text:s/>For example, the <text:span text:style-name="T25">first bin</text:span> is centered on 1.0, the <text:span text:style-name="T25">second bin</text:span> is centered on <text:span text:style-name="T25">2.0</text:span>, and so on. <text:s/>However, it is <text:span text:style-name="T25">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77"/>
      <text:p text:style-name="P65"><text:bookmark-start text:name="__DdeLink__35557_1285229149"/><text:bookmark-start text:name="__DdeLink__23224_1323898305"/>%mathpiper,title="Histogram With Two 1's"</text:p>
      <text:p text:style-name="P77"/>
      <text:p text:style-name="P38"><text:span text:style-name="T101">Histogram</text:span><text:span text:style-name="T24">([</text:span><text:span text:style-name="T114">1</text:span><text:span text:style-name="T116">,</text:span><text:span text:style-name="T114">1</text:span>,<text:span text:style-name="T43">2</text:span>,<text:span text:style-name="T43">3</text:span>,<text:span text:style-name="T43">4</text:span>,<text:span text:style-name="T43">5</text:span>,<text:span text:style-name="T43">6</text:span><text:span text:style-name="T24">]</text:span>, title: <text:span text:style-name="T103">"Histogram With Two 1's"</text:span>, binMinimum: .<text:span text:style-name="T43">5</text:span>, binMaximum: <text:span text:style-name="T43">6</text:span>.<text:span text:style-name="T43">5</text:span>, numberOfBins: <text:span text:style-name="T43">6</text:span>,<text:span text:style-name="T24">)</text:span>;</text:p>
      <text:p text:style-name="P77"/>
      <text:p text:style-name="P65">%/mathpiper<text:bookmark-end text:name="__DdeLink__35557_1285229149"/><text:bookmark-end text:name="__DdeLink__23224_1323898305"/></text:p>
      <text:p text:style-name="P77"/>
      <text:p text:style-name="P38"><text:s text:c="4"/><text:span text:style-name="T76">%output,preserve="false"</text:span></text:p>
      <text:p text:style-name="P38"><text:s text:c="6"/><text:span text:style-name="T76">Result:</text:span> org.jfree.chart.ChartPanel</text:p>
      <text:p text:style-name="P9"><text:span text:style-name="T66">. <text:s text:c="2"/></text:span><text:span text:style-name="T82">%/output</text:span></text:p>
      <text:p text:style-name="P9"><draw:frame draw:style-name="fr2" draw:name="graphics7" text:anchor-type="paragraph" svg:width="5.2291in" svg:height="3.3126in" draw:z-index="8"><draw:image xlink:href="Pictures/10000201000001F60000013EDA75F755.png" xlink:type="simple" xlink:show="embed" xlink:actuate="onLoad"/></draw:frame><text:soft-page-break/></text:p>
      <text:p text:style-name="P2">Notice that the <text:span text:style-name="T25">height</text:span> of the <text:span text:style-name="T25">1.0 bin</text:span> is now set to <text:span text:style-name="T25">2</text:span><text:span text:style-name="T186">, </text:span>which indicates the <text:span text:style-name="T25">list has </text:span><text:span text:style-name="T45">two</text:span><text:span text:style-name="T25"> 1's in it</text:span>. <text:s/>All the <text:span text:style-name="T25">other bins</text:span> have a <text:span text:style-name="T25">height</text:span> of <text:span text:style-name="T25">1</text:span><text:span text:style-name="T187">, </text:span>which <text:span text:style-name="T25">indicates that there are only </text:span><text:span text:style-name="T45">one</text:span><text:span text:style-name="T25">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77"/>
      <text:p text:style-name="P65"><text:bookmark-start text:name="__DdeLink__35559_1285229149"/><text:bookmark-start text:name="__DdeLink__23226_1323898305"/>%mathpiper,title="Histogram With Three 5's"</text:p>
      <text:p text:style-name="P77"/>
      <text:p text:style-name="P38"><text:span text:style-name="T101">Histogram</text:span><text:span text:style-name="T24">([</text:span><text:span text:style-name="T114">1</text:span><text:span text:style-name="T113">,</text:span><text:span text:style-name="T114">1</text:span>,<text:span text:style-name="T43">2</text:span>,<text:span text:style-name="T43">3</text:span>,<text:span text:style-name="T43">4</text:span>,<text:span text:style-name="T79">5</text:span><text:span text:style-name="T80">,</text:span><text:span text:style-name="T79">5</text:span><text:span text:style-name="T80">,</text:span><text:span text:style-name="T79">5</text:span>,<text:span text:style-name="T43">6</text:span><text:span text:style-name="T24">]</text:span>, title: <text:span text:style-name="T103">"Histogram With Three 5's"</text:span>, binMinimum: .<text:span text:style-name="T43">5</text:span>, binMaximum: <text:span text:style-name="T43">6</text:span>.<text:span text:style-name="T43">5</text:span>, numberOfBins: <text:span text:style-name="T43">6</text:span>,<text:span text:style-name="T24">)</text:span>;</text:p>
      <text:p text:style-name="P77"/>
      <text:p text:style-name="P65">%/mathpiper<text:bookmark-end text:name="__DdeLink__35559_1285229149"/><text:bookmark-end text:name="__DdeLink__23226_1323898305"/></text:p>
      <text:p text:style-name="P77"/>
      <text:p text:style-name="P38"><text:s text:c="4"/><text:span text:style-name="T76">%output,preserve="false"</text:span></text:p>
      <text:p text:style-name="P38"><text:s text:c="6"/><text:span text:style-name="T76">Result:</text:span> org.jfree.chart.ChartPanel</text:p>
      <text:p text:style-name="P10">. <text:s text:c="2"/><text:span text:style-name="T76">%/output</text:span></text:p>
      <text:p text:style-name="P11"/>
      <text:p text:style-name="Preformatted_20_Text"><draw:frame draw:style-name="fr2" draw:name="graphics8" text:anchor-type="paragraph" svg:width="5.2291in" svg:height="3.3126in" draw:z-index="9"><draw:image xlink:href="Pictures/10000201000001F60000013EB3B2670A.png" xlink:type="simple" xlink:show="embed" xlink:actuate="onLoad"/></draw:frame><text:soft-page-break/></text:p>
      <text:p text:style-name="P2">By now you should be able to see that the <text:span text:style-name="T25">hight</text:span> of a histogram's <text:span text:style-name="T25">bars</text:span> indicates how <text:span text:style-name="T25">frequently each number occurs</text:span> in the list that is passed to it. <text:s/>If you now go back an reread the description for a histogram, it should make more sense to you. <text:s/>This histogram is <text:span text:style-name="T25">reasonably informative</text:span>, but it can be <text:span text:style-name="T25">improved</text:span> by adding <text:span text:style-name="T25">labels</text:span> to the X and Y axes and also a <text:span text:style-name="T25">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5">xAxisLabel</text:span>, <text:span text:style-name="T25">yAxisLabel</text:span>, and <text:span text:style-name="T25">seriesTitle</text:span> options to add additional explanatory text to the histogram:</text:p>
      <text:p text:style-name="P77"/>
      <text:p text:style-name="P65"><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mathpiper,title="Histogram With Axes Labels And Data Series Title"</text:p>
      <text:p text:style-name="P77"/>
      <text:p text:style-name="P38"><text:span text:style-name="T101">Histogram</text:span><text:span text:style-name="T24">([</text:span><text:span text:style-name="T43">1</text:span>,<text:span text:style-name="T43">1</text:span>,<text:span text:style-name="T43">2</text:span>,<text:span text:style-name="T43">3</text:span>,<text:span text:style-name="T43">4</text:span>,<text:span text:style-name="T43">5</text:span>,<text:span text:style-name="T43">5</text:span>,<text:span text:style-name="T43">5</text:span>,<text:span text:style-name="T43">6</text:span><text:span text:style-name="T24">]</text:span>, title: <text:span text:style-name="T103">"Histogram With Axes Labels And Data Series Title"</text:span>, binMinimum: .<text:span text:style-name="T43">5</text:span>, binMaximum: <text:span text:style-name="T43">6</text:span>.<text:span text:style-name="T43">5</text:span>, numberOfBins: <text:span text:style-name="T43">6</text:span>, xAxisLabel: <text:span text:style-name="T103">"Number"</text:span>, yAxisLabel: <text:span text:style-name="T103">"Frequency"</text:span>, seriesTitle:<text:span text:style-name="T103">"Data"</text:span><text:span text:style-name="T24">)</text:span>;</text:p>
      <text:p text:style-name="P77"/>
      <text:p text:style-name="P65">%/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p>
      <text:p text:style-name="P77"/>
      <text:p text:style-name="P38"><text:s text:c="4"/><text:span text:style-name="T76">%output,preserve="false"</text:span></text:p>
      <text:p text:style-name="P38"><text:s text:c="6"/><text:span text:style-name="T76">Result:</text:span> org.jfree.chart.ChartPanel</text:p>
      <text:p text:style-name="P10">. <text:s text:c="2"/><text:span text:style-name="T76">%/output</text:span></text:p>
      <text:p text:style-name="P3"/>
      <text:p text:style-name="P2"><draw:frame draw:style-name="fr2" draw:name="graphics9" text:anchor-type="paragraph" svg:width="5.2291in" svg:height="3.5728in" draw:z-index="10"><draw:image xlink:href="Pictures/10000201000001F600000157E30D8AEF.png" xlink:type="simple" xlink:show="embed" xlink:actuate="onLoad"/></draw:frame><text:soft-page-break/></text:p>
      <text:p text:style-name="P2">The X axis has been labeled "<text:span text:style-name="T25">Number</text:span>" because it represents the various <text:span text:style-name="T25">numbers</text:span> in the given list and the Y axis has been labeled "<text:span text:style-name="T25">Frequency</text:span>" because it indicates how <text:span text:style-name="T25">frequently</text:span> each number in the list occurs. <text:s/>The series of numbers in the list has been given the simple title "<text:span text:style-name="T25">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77"/>
      <text:p text:style-name="P65"><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mathpiper,title="Rolls Of A Single Die"</text:p>
      <text:p text:style-name="P77"/>
      <text:p text:style-name="P38">numberOfRolls <text:span text:style-name="T99">:=</text:span> <text:span text:style-name="T43">1000</text:span>;</text:p>
      <text:p text:style-name="P77"/>
      <text:p text:style-name="P38">dieRollsList <text:span text:style-name="T99">:=</text:span> <text:span text:style-name="T73">RandomIntegerList</text:span><text:span text:style-name="T24">(</text:span>numberOfRolls,<text:span text:style-name="T43">1</text:span>,<text:span text:style-name="T43">6</text:span><text:span text:style-name="T24">)</text:span>;</text:p>
      <text:p text:style-name="P77"/>
      <text:p text:style-name="P42"><text:span text:style-name="T101">Histogram</text:span><text:span text:style-name="T24">(</text:span>dieRollsList, binMinimum: .<text:span text:style-name="T43">5</text:span>, binMaximum: <text:span text:style-name="T43">6</text:span>.<text:span text:style-name="T43">5</text:span>, numberOfBins: <text:span text:style-name="T43">6</text:span>, title: <text:span text:style-name="T103">"Single Die Rolls"</text:span>, xAxisLabel: <text:span text:style-name="T103">"Number Rolled"</text:span>, yAxisLabel: <text:span text:style-name="T103">"Frequency"</text:span>, seriesTitle: <text:span text:style-name="T108">(ToString(</text:span>numberOfRolls<text:span text:style-name="T24">)</text:span> <text:span text:style-name="T165">~</text:span> <text:span text:style-name="T103">" Rolls"</text:span><text:span text:style-name="T38">)</text:span><text:span text:style-name="T24">)</text:span>;</text:p>
      <text:p text:style-name="P77"/>
      <text:p text:style-name="P65">%/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p>
      <text:p text:style-name="P77"><text:bookmark-end text:name="__DdeLink__18143_533569296"/></text:p>
      <text:p text:style-name="P38"><text:s text:c="4"/><text:span text:style-name="T76">%output,preserve="false"</text:span></text:p>
      <text:p text:style-name="P38"><text:s text:c="6"/><text:span text:style-name="T76">Result:</text:span> org.jfree.chart.ChartPanel</text:p>
      <text:p text:style-name="P8">. <text:s text:c="2"/><text:span text:style-name="T76">%/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5">about the same probability</text:span> of landing face up as the other numbers on the die. <text:s/>The kind of probability that a simulation like this <text:span text:style-name="T25">produces</text:span> is <text:span text:style-name="T25">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5">two dice</text:span> 1000 times. <text:s/>Each time the two dice are rolled, their <text:span text:style-name="T25">sum</text:span> is calculated and then <text:span text:style-name="T25">appended</text:span> to the list that is bound to the variable <text:span text:style-name="T25">dieRollsList</text:span>. <text:s/>After the simulation is complete, a histogram of the sum data that was accumulated in dieRollsList is displayed:</text:p>
      <text:p text:style-name="P65"/>
      <text:p text:style-name="P65"><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mathpiper,title="Rolls Two Dice"</text:p>
      <text:p text:style-name="P77"/>
      <text:p text:style-name="P38">numberOfRolls <text:span text:style-name="T99">:=</text:span> <text:span text:style-name="T43">1000</text:span>;</text:p>
      <text:p text:style-name="P77"/>
      <text:p text:style-name="P38">dieRollsList <text:span text:style-name="T99">:=</text:span> <text:span text:style-name="T24">[]</text:span>;</text:p>
      <text:p text:style-name="P77"/>
      <text:p text:style-name="P38"><text:span text:style-name="T101">Repeat</text:span><text:span text:style-name="T24">(</text:span>numberOfRolls<text:span text:style-name="T24">)</text:span></text:p>
      <text:p text:style-name="Standard">{</text:p>
      <text:p text:style-name="P38"><text:s text:c="3"/>die1 <text:span text:style-name="T99">:=</text:span> <text:span text:style-name="T101">RandomInteger</text:span><text:span text:style-name="T24">(</text:span><text:span text:style-name="T43">6</text:span><text:span text:style-name="T24">)</text:span>;</text:p>
      <text:p text:style-name="P38"><text:s text:c="3"/></text:p>
      <text:p text:style-name="P38"><text:soft-page-break/><text:s text:c="3"/>die2 <text:span text:style-name="T99">:=</text:span> <text:span text:style-name="T101">RandomInteger</text:span><text:span text:style-name="T24">(</text:span><text:span text:style-name="T43">6</text:span><text:span text:style-name="T24">)</text:span>;</text:p>
      <text:p text:style-name="P38"><text:s text:c="3"/></text:p>
      <text:p text:style-name="P38"><text:s text:c="3"/>dieRollsList <text:span text:style-name="T99">:=</text:span> <text:span text:style-name="T73">Append</text:span><text:span text:style-name="T24">(</text:span>dieRollsList, die1 <text:span text:style-name="T24">+</text:span> die2<text:span text:style-name="T24">)</text:span>;</text:p>
      <text:p text:style-name="Standard">};</text:p>
      <text:p text:style-name="P77"/>
      <text:p text:style-name="P38"><text:span text:style-name="T101">Histogram</text:span><text:span text:style-name="T24">(</text:span>dieRollsList, </text:p>
      <text:p text:style-name="P38"><text:s text:c="10"/>binMinimum: <text:span text:style-name="T43">1</text:span>.<text:span text:style-name="T43">5</text:span>, </text:p>
      <text:p text:style-name="P38"><text:s text:c="10"/>binMaximum: <text:span text:style-name="T43">12</text:span>.<text:span text:style-name="T43">5</text:span>, </text:p>
      <text:p text:style-name="P38"><text:s text:c="10"/>numberOfBins: <text:span text:style-name="T43">11</text:span>, </text:p>
      <text:p text:style-name="P38"><text:s text:c="10"/>title: <text:span text:style-name="T103">"Rolling Two Dice"</text:span>, </text:p>
      <text:p text:style-name="P38"><text:s text:c="10"/>xAxisLabel: <text:span text:style-name="T103">"Sum Rolled"</text:span>, </text:p>
      <text:p text:style-name="P38"><text:s text:c="10"/>yAxisLabel: <text:span text:style-name="T103">"Frequency"</text:span>, </text:p>
      <text:p text:style-name="P38"><text:s text:c="10"/>seriesTitle: <text:span text:style-name="T212">(</text:span><text:span text:style-name="T108">ToString(</text:span>numberOfRolls<text:span text:style-name="T24">)</text:span> <text:span text:style-name="T165">~</text:span> <text:span text:style-name="T103">" Rolls"</text:span><text:span text:style-name="T107">)</text:span></text:p>
      <text:p text:style-name="Standard"><text:s text:c="10"/><text:span text:style-name="T24">)</text:span>;</text:p>
      <text:p text:style-name="P77"/>
      <text:p text:style-name="P65">%/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p>
      <text:p text:style-name="P77"/>
      <text:p text:style-name="P38"><text:s text:c="4"/><text:span text:style-name="T76">%output,preserve="false"</text:span></text:p>
      <text:p text:style-name="P38"><text:s text:c="6"/><text:span text:style-name="T76">Result:</text:span> org.jfree.chart.ChartPanel</text:p>
      <text:p text:style-name="P115"><text:span text:style-name="T57">. <text:s text:c="2"/></text:span><text:span text:style-name="T76">%/output</text:span></text:p>
      <text:p text:style-name="P77"/>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5">results of the simulation show</text:span> that <text:span text:style-name="T25">sums</text:span> in the <text:span text:style-name="T25">middle of the range</text:span> between 2 and 12 inclusive <text:span text:style-name="T25">occur more often</text:span> than the <text:span text:style-name="T25">sums</text:span> near <text:span text:style-name="T25">either end of the range</text:span>.</text:p>
      <text:h text:style-name="Heading_20_2" text:outline-level="2"><text:bookmark-start text:name="__RefHeading__20592_1920141495"/>Exercises<text:bookmark-end text:name="__RefHeading__20592_1920141495"/></text:h>
      <text:p text:style-name="Text_20_body">For the following exercises, create a new MathPiperIDE worksheet file called <text:soft-page-break/><text:span text:style-name="T25">book_2_section_6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6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85">Use an <text:span text:style-name="T79">empirical probability</text:span> simulation to determine the probability of rolling an 8 with a pair of <text:span text:style-name="T161">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79">number of different ways</text:span> that each of the sums 2-12 can come up when rolling two <text:span text:style-name="T161">six sided </text:span>dice. (Hint: A ForEach-based nested loop can be used to cycle through all the possible outcomes that can occur when a pair of dice are rolled. <text:span text:style-name="T221">The output from the program should look similar to the following:</text:span></text:p>
      <text:p text:style-name="P86"><text:s text:c="6"/>Sum <text:s/>- Ways</text:p>
      <text:p text:style-name="P86"><text:s text:c="7"/>2 <text:s text:c="2"/>- <text:s/>1 </text:p>
      <text:p text:style-name="P86"><text:s text:c="7"/>3 <text:s text:c="2"/>- <text:s/>2 </text:p>
      <text:p text:style-name="P86"><text:s text:c="7"/>4 <text:s text:c="2"/>- <text:s/>3 </text:p>
      <text:p text:style-name="P86"><text:s text:c="7"/>5 <text:s text:c="2"/>- <text:s/>4 </text:p>
      <text:p text:style-name="P86"><text:s text:c="7"/>6 <text:s text:c="2"/>- <text:s/>5 </text:p>
      <text:p text:style-name="P86"><text:s text:c="7"/>7 <text:s text:c="2"/>- <text:s/>6 </text:p>
      <text:p text:style-name="P86"><text:s text:c="7"/>8 <text:s text:c="2"/>- <text:s/>5 </text:p>
      <text:p text:style-name="P86"><text:s text:c="7"/>9 <text:s text:c="2"/>- <text:s/>4 </text:p>
      <text:p text:style-name="P86"><text:s text:c="7"/>10 <text:s/>- <text:s/>3 </text:p>
      <text:p text:style-name="P86"><text:s text:c="7"/>11 <text:s/>- <text:s/>2 </text:p>
      <text:p text:style-name="P87"><text:s text:c="7"/>12 <text:s/>- <text:s/>1 </text:p>
      <text:p text:style-name="P87">)</text:p>
      <text:h text:style-name="Heading_20_3" text:outline-level="3"><text:bookmark-start text:name="__RefHeading__20598_1920141495"/>Exercise 3<text:bookmark-end text:name="__RefHeading__20598_1920141495"/></text:h>
      <text:p text:style-name="Preformatted_20_Text"><text:span text:style-name="T173">Give the calculation that</text:span> uses <text:span text:style-name="T79">theoretical probability</text:span> to <text:span text:style-name="T173">determine</text:span> the probability of rolling an 8 with a pair of <text:span text:style-name="T161">six sided </text:span>dice. (Hint: Search for "rolling two dice" on the Internet for more information on how <text:soft-page-break/>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79">empirical probability</text:span> simulation to determine the probability of rolling an 8 or a 9 with a pair of <text:span text:style-name="T161">six sided </text:span>dice.</text:p>
      <text:h text:style-name="Heading_20_3" text:outline-level="3"><text:bookmark-start text:name="__RefHeading__20602_1920141495"/>Exercise 5<text:bookmark-end text:name="__RefHeading__20602_1920141495"/></text:h>
      <text:p text:style-name="Preformatted_20_Text"><text:span text:style-name="T173">Give the calculation</text:span> that uses <text:span text:style-name="T79">theoretical probability</text:span> to <text:span text:style-name="T173">determine</text:span> the probability of rolling an 8 or a 9 with a pair of <text:span text:style-name="T161">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79">empirical probability</text:span> simulation to determine the sums that are most likely to come up when rolling three <text:span text:style-name="T11">six sided </text:span>dice. <text:span text:style-name="T163">(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2">six sided </text:span>dice.</text:p>
      <text:h text:style-name="Heading_20_3" text:outline-level="3"><text:bookmark-start text:name="__RefHeading__20610_1920141495"/>Exercise 9<text:bookmark-end text:name="__RefHeading__20610_1920141495"/></text:h>
      <text:p text:style-name="Preformatted_20_Text">Use an <text:span text:style-name="T79">empirical probability</text:span> simulation to determine the sums that are most likely to come up when rolling a 6 sided die, a 12 sided die, and a 20 sided die together.<text:bookmark-end text:name="__DdeLink__21579_2008836478"/></text:p>
      <text:p text:style-name="P103"/>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87">,</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74">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26">P</text:span>iper).</text:p>
      <text:p text:style-name="Text_20_body">In this section we explore a type of Monte Carlo simulation that is based on the approach to <text:span text:style-name="T25">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94">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4">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5">opens the empty door</text:span>.</text:p>
      <text:p text:style-name="Text_20_body">Now comes the fun part! <text:s/>There are two unopened doors remaining (the one you picked and one that you did not pick) and the host then asks you if you would like to <text:span text:style-name="T25">switch</text:span> your pick to the <text:span text:style-name="T25">second door</text:span>. <text:s/>What should you do? <text:s/>Do you have a higher chance of winning if you <text:span text:style-name="T25">1)</text:span> stay with the original door you picked or <text:span text:style-name="T25">2)</text:span> switch to the other door? <text:s/>Or <text:span text:style-name="T25">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65"/>
      <text:p text:style-name="P65"><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text:bookmark-start text:name="__DdeLink__20479_1544706921"/><text:bookmark-start text:name="__DdeLink__40452_1544706921"/><text:bookmark-start text:name="__DdeLink__40529_1544706921"/>%mathpiper,title="Three doors simulation."</text:p>
      <text:p text:style-name="P77"/>
      <text:p text:style-name="P38">numberOfTrials <text:span text:style-name="T99">:=</text:span> <text:span text:style-name="T43">1000</text:span>;</text:p>
      <text:p text:style-name="P77"/>
      <text:p text:style-name="P38">firstPickList <text:span text:style-name="T99">:=</text:span> <text:span text:style-name="T24">[]</text:span>;</text:p>
      <text:p text:style-name="P77"/>
      <text:p text:style-name="P38">secondPickList <text:span text:style-name="T99">:=</text:span> <text:span text:style-name="T24">[]</text:span>;</text:p>
      <text:p text:style-name="P77"/>
      <text:p text:style-name="P38"><text:span text:style-name="T101">Repeat</text:span><text:span text:style-name="T24">(</text:span>numberOfTrials<text:span text:style-name="T24">)</text:span></text:p>
      <text:p text:style-name="Standard">{</text:p>
      <text:p text:style-name="P38"><text:s text:c="4"/>doorsList <text:span text:style-name="T99">:=</text:span> <text:bookmark-start text:name="DDE_LINK40"/><text:span text:style-name="T101">Shuffle</text:span><text:span text:style-name="T24">([</text:span>_EMPTY, <text:span text:style-name="T212">_</text:span>PRIZE, _EMPTY<text:span text:style-name="T24">])</text:span>;<text:bookmark-end text:name="DDE_LINK40"/></text:p>
      <text:p text:style-name="P38"><text:s text:c="4"/></text:p>
      <text:p text:style-name="P38"><text:s text:c="4"/><text:span text:style-name="T85">//The contestant always picks door 1 as their first pick.</text:span></text:p>
      <text:p text:style-name="P38"><text:s text:c="4"/>firstPick <text:span text:style-name="T99">:=</text:span> doorsList[<text:span text:style-name="T43">1</text:span>];</text:p>
      <text:p text:style-name="P38"><text:s text:c="4"/></text:p>
      <text:p text:style-name="Standard"><text:s text:c="4"/><text:span text:style-name="T85">/*</text:span></text:p>
      <text:p text:style-name="P74"><text:s text:c="6"/>If door 2 is empty, the second pick is the 3rd door else </text:p>
      <text:p text:style-name="P74"><text:s text:c="6"/>the second pick is the 2nd door. <text:s/>In a real game the contestant </text:p>
      <text:p text:style-name="P74"><text:s text:c="6"/>may or may not make a second pick, but in this simulation</text:p>
      <text:p text:style-name="P74"><text:s text:c="6"/>we always make the second pick in order to see what it is.</text:p>
      <text:p text:style-name="Standard"><text:s text:c="4"/><text:span text:style-name="T85">*/</text:span></text:p>
      <text:p text:style-name="P45"><text:s text:c="4"/><text:span text:style-name="T109">If</text:span><text:span text:style-name="T108">(</text:span>doorsList[<text:span text:style-name="T43">2</text:span>] <text:span text:style-name="T24">=?</text:span> _EMPTY<text:span text:style-name="T225">)</text:span></text:p>
      <text:p text:style-name="P45"><text:span text:style-name="T225"><text:s text:c="4"/>{</text:span> </text:p>
      <text:p text:style-name="P38"><text:s text:c="8"/>secondPick <text:span text:style-name="T99">:=</text:span> doorsList[<text:span text:style-name="T43">3</text:span>];</text:p>
      <text:p text:style-name="P38"><text:s text:c="4"/><text:span text:style-name="T225">}</text:span></text:p>
      <text:p text:style-name="P45"><text:span text:style-name="T225"><text:s text:c="4"/></text:span><text:span text:style-name="T109">Else</text:span></text:p>
      <text:p text:style-name="P45"><text:span text:style-name="T109"><text:s text:c="4"/></text:span><text:span text:style-name="T136">{</text:span></text:p>
      <text:p text:style-name="P38"><text:s text:c="8"/>secondPick <text:span text:style-name="T99">:=</text:span> doorsList[<text:span text:style-name="T43">2</text:span>];</text:p>
      <text:p text:style-name="P38"><text:s text:c="4"/><text:span text:style-name="T225">};</text:span></text:p>
      <text:p text:style-name="P38"><text:s text:c="4"/></text:p>
      <text:p text:style-name="P38"><text:soft-page-break/><text:s text:c="4"/></text:p>
      <text:p text:style-name="P38"><text:s text:c="4"/><text:span text:style-name="T85">//Save all of the first pick results in a list.</text:span></text:p>
      <text:p text:style-name="P38"><text:s text:c="4"/>firstPickList <text:span text:style-name="T99">:=</text:span> <text:span text:style-name="T73">Append</text:span><text:span text:style-name="T24">(</text:span>firstPickList, firstPick<text:span text:style-name="T24">)</text:span>;</text:p>
      <text:p text:style-name="P38"><text:s text:c="4"/></text:p>
      <text:p text:style-name="P38"><text:s text:c="4"/><text:span text:style-name="T85">//Save all of the second pick results in a list.</text:span></text:p>
      <text:p text:style-name="P38"><text:s text:c="4"/>secondPickList <text:span text:style-name="T99">:=</text:span> <text:span text:style-name="T73">Append</text:span><text:span text:style-name="T24">(</text:span>secondPickList, secondPick<text:span text:style-name="T24">)</text:span>;</text:p>
      <text:p text:style-name="Standard">};</text:p>
      <text:p text:style-name="P77"/>
      <text:p text:style-name="P38">firstPickWins <text:span text:style-name="T99">:=</text:span> <text:span text:style-name="T73">Count</text:span><text:span text:style-name="T24">(</text:span>firstPickList,<text:span text:style-name="T212">_</text:span>PRIZE<text:span text:style-name="T24">)</text:span>;</text:p>
      <text:p text:style-name="P77"/>
      <text:p text:style-name="P38">secondPickWins <text:span text:style-name="T99">:=</text:span> <text:span text:style-name="T73">Count</text:span><text:span text:style-name="T24">(</text:span>secondPickList,<text:span text:style-name="T212">_</text:span>PRIZE<text:span text:style-name="T24">)</text:span>;</text:p>
      <text:p text:style-name="P77"/>
      <text:p text:style-name="P77"/>
      <text:p text:style-name="P38"><text:span text:style-name="T73">Echo</text:span><text:span text:style-name="T24">(</text:span><text:span text:style-name="T103">"The number of times the first door picked contained a prize: "</text:span>, </text:p>
      <text:p text:style-name="P38"><text:s text:c="4"/>firstPickWins, <text:span text:style-name="T103">"/ "</text:span>, numberOfTrials<text:span text:style-name="T24">)</text:span>;</text:p>
      <text:p text:style-name="P38"><text:span text:style-name="T73">Echo</text:span><text:span text:style-name="T24">(</text:span><text:span text:style-name="T103">"The probability of winning for always staying with the first pick: "</text:span>, </text:p>
      <text:p text:style-name="P38"><text:s text:c="4"/><text:span text:style-name="T73">NM(</text:span>firstPickWins<text:span text:style-name="T24">/</text:span>numberOfTrials<text:span text:style-name="T24">)</text:span> <text:span text:style-name="T24">)</text:span>;</text:p>
      <text:p text:style-name="P38"><text:span text:style-name="T73">NewLine</text:span><text:span text:style-name="T24">()</text:span>;</text:p>
      <text:p text:style-name="P77"/>
      <text:p text:style-name="P38"><text:span text:style-name="T73">Echo</text:span><text:span text:style-name="T24">(</text:span><text:span text:style-name="T103">"The number of times the second door picked contained a prize: "</text:span>, </text:p>
      <text:p text:style-name="P38"><text:s text:c="4"/>secondPickWins, <text:span text:style-name="T103">"/ "</text:span>, numberOfTrials<text:span text:style-name="T24">)</text:span>;</text:p>
      <text:p text:style-name="P38"><text:span text:style-name="T73">Echo</text:span><text:span text:style-name="T24">(</text:span><text:span text:style-name="T103">"The probability of winning for always changing the pick: "</text:span>, </text:p>
      <text:p text:style-name="P38"><text:s text:c="4"/><text:span text:style-name="T73">NM(</text:span>secondPickWins<text:span text:style-name="T24">/</text:span>numberOfTrials<text:span text:style-name="T24">)</text:span> <text:span text:style-name="T24">)</text:span>;</text:p>
      <text:p text:style-name="P77"/>
      <text:p text:style-name="P77"/>
      <text:p text:style-name="P109">%/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bookmark-end text:name="__DdeLink__20479_1544706921"/><text:bookmark-end text:name="__DdeLink__40452_1544706921"/><text:bookmark-end text:name="__DdeLink__40529_1544706921"/></text:p>
      <text:p text:style-name="Text_20_body">The function <text:span text:style-name="T25">Shuffle()</text:span> in this program takes a list and randomly shuffles its contents:</text:p>
      <text:p text:style-name="Preformatted_20_Text"/>
      <text:p text:style-name="Preformatted_20_Text">In&gt; Shuffle([<text:span text:style-name="T212">_</text:span>a,<text:span text:style-name="T212">_</text:span>b,<text:span text:style-name="T212">_</text:span>c,<text:span text:style-name="T212">_</text:span>d])</text:p>
      <text:p text:style-name="P57">Result: [<text:span text:style-name="T212">_</text:span>d,<text:span text:style-name="T212">_</text:span>c,<text:span text:style-name="T212">_</text:span>a,<text:span text:style-name="T212">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65"/>
      <text:p text:style-name="P65"><text:bookmark-start text:name="__DdeLink__19225_85874061"/><text:bookmark-start text:name="__DdeLink__18029_1964534394"/><text:bookmark-start text:name="__DdeLink__18257_1964534394"/><text:bookmark-start text:name="__DdeLink__35572_1285229149"/><text:bookmark-start text:name="__DdeLink__23317_1323898305"/><text:bookmark-start text:name="__DdeLink__20481_1544706921"/><text:bookmark-start text:name="__DdeLink__40603_1544706921"/><text:bookmark-start text:name="__DdeLink__40661_29309981"/><text:bookmark-start text:name="__DdeLink__21624_598182148"/>%mathpiper,title="Same birthday simulation."</text:p>
      <text:p text:style-name="P77"><text:soft-page-break/></text:p>
      <text:p text:style-name="P38">birthdayMatchCounter <text:span text:style-name="T99">:=</text:span> <text:span text:style-name="T43">0</text:span>;</text:p>
      <text:p text:style-name="P77"/>
      <text:p text:style-name="P38">numberOfPeople <text:span text:style-name="T99">:=</text:span> <text:span text:style-name="T43">20</text:span>;</text:p>
      <text:p text:style-name="P77"/>
      <text:p text:style-name="P38">numberOfTrials <text:span text:style-name="T99">:=</text:span> <text:span text:style-name="T43">40</text:span>;</text:p>
      <text:p text:style-name="P77"/>
      <text:p text:style-name="P38"><text:span text:style-name="T101">Repeat</text:span><text:span text:style-name="T24">(</text:span>numberOfTrials<text:span text:style-name="T24">)</text:span></text:p>
      <text:p text:style-name="Standard">{</text:p>
      <text:p text:style-name="P38"><text:s text:c="4"/><text:span text:style-name="T85">//Create a random birthday for each simulated person in the room.</text:span></text:p>
      <text:p text:style-name="P38"><text:s text:c="4"/>birthdaysList <text:span text:style-name="T99">:=</text:span> <text:span text:style-name="T73">RandomIntegerList</text:span><text:span text:style-name="T24">(</text:span>numberOfPeople, <text:span text:style-name="T43">1</text:span>, <text:span text:style-name="T43">365</text:span><text:span text:style-name="T24">)</text:span>;</text:p>
      <text:p text:style-name="P38"><text:s text:c="4"/></text:p>
      <text:p text:style-name="P38"><text:s text:c="4"/><text:span text:style-name="T85">//Print the birthdays for this room of simulated people (comment </text:span></text:p>
      <text:p text:style-name="P38"><text:s text:c="4"/><text:span text:style-name="T85">//this line out for a large number of trials).</text:span></text:p>
      <text:p text:style-name="P38"><text:span text:style-name="T86"><text:s text:c="4"/></text:span><text:span text:style-name="T108">Write</text:span><text:span text:style-name="T24">(</text:span>birthdaysList<text:span text:style-name="T24">)</text:span>;</text:p>
      <text:p text:style-name="P38"><text:s text:c="4"/></text:p>
      <text:p text:style-name="Standard"><text:s text:c="4"/><text:span text:style-name="T85">/*</text:span></text:p>
      <text:p text:style-name="P74"><text:s text:c="5"/>Index through all of the days in a year and for each day scan</text:p>
      <text:p text:style-name="P74"><text:s text:c="5"/>the birthdays list to see if two people in the list have this</text:p>
      <text:p text:style-name="P74"><text:s text:c="5"/>day as their birthday. <text:s/>If there is a match, increment</text:p>
      <text:p text:style-name="P74"><text:s text:c="5"/>birthdayMathCounter.</text:p>
      <text:p text:style-name="P29"><text:s text:c="4"/><text:span text:style-name="T88">*/</text:span></text:p>
      <text:p text:style-name="P38"><text:s text:c="4"/><text:span text:style-name="T73">ForEach</text:span><text:span text:style-name="T24">(</text:span>day, <text:span text:style-name="T43">1</text:span> .. <text:span text:style-name="T43">365</text:span><text:span text:style-name="T24">)</text:span></text:p>
      <text:p text:style-name="Preformatted_20_Text"><text:s text:c="4"/>{</text:p>
      <text:p text:style-name="P38"><text:s text:c="8"/><text:span text:style-name="T110">If</text:span><text:span text:style-name="T24">(</text:span><text:span text:style-name="T73">Count</text:span><text:span text:style-name="T24">(</text:span>birthdaysList,day<text:span text:style-name="T24">)</text:span> <text:span text:style-name="T24">&gt;=?</text:span> <text:span text:style-name="T43">2</text:span><text:span text:style-name="T33">)</text:span></text:p>
      <text:p text:style-name="Standard"><text:s text:c="12"/>{</text:p>
      <text:p text:style-name="P38"><text:s text:c="12"/>birthdayMatchCounter<text:span text:style-name="T24">++</text:span>; </text:p>
      <text:p text:style-name="P38"><text:s text:c="16"/></text:p>
      <text:p text:style-name="P38"><text:s text:c="12"/><text:span text:style-name="T108">WriteString</text:span><text:span text:style-name="T24">(</text:span><text:span text:style-name="T103">" - Match on "</text:span><text:span text:style-name="T24">)</text:span>; </text:p>
      <text:p text:style-name="P38"><text:s text:c="12"/><text:span text:style-name="T108">Write</text:span><text:span text:style-name="T24">(</text:span>day<text:span text:style-name="T24">)</text:span>; </text:p>
      <text:p text:style-name="P38"><text:s text:c="15"/></text:p>
      <text:p text:style-name="P38"><text:span text:style-name="T101"><text:s text:c="12"/>Break</text:span><text:span text:style-name="T24">()</text:span>;</text:p>
      <text:p text:style-name="Standard"><text:s text:c="12"/>};</text:p>
      <text:p text:style-name="Preformatted_20_Text"><text:s text:c="4"/>};</text:p>
      <text:p text:style-name="P38"><text:s text:c="4"/></text:p>
      <text:p text:style-name="P38"><text:s text:c="4"/><text:span text:style-name="T73">NewLine</text:span><text:span text:style-name="T24">()</text:span>;</text:p>
      <text:p text:style-name="P77"/>
      <text:p text:style-name="Standard">};</text:p>
      <text:p text:style-name="P38"><text:s text:c="4"/></text:p>
      <text:p text:style-name="P38"><text:s text:c="4"/><text:span text:style-name="T73">NewLine</text:span><text:span text:style-name="T24">()</text:span>;</text:p>
      <text:p text:style-name="P38"><text:s text:c="4"/><text:span text:style-name="T73">Echo</text:span><text:span text:style-name="T24">(</text:span><text:span text:style-name="T103">"The number of trials is: "</text:span>, numberOfTrials<text:span text:style-name="T24">)</text:span>;</text:p>
      <text:p text:style-name="P38"><text:s text:c="4"/><text:span text:style-name="T73">Echo</text:span><text:span text:style-name="T24">(</text:span><text:span text:style-name="T103">"The number of people in the room is: "</text:span>, numberOfPeople<text:span text:style-name="T24">)</text:span>;</text:p>
      <text:p text:style-name="P38"><text:s text:c="4"/><text:span text:style-name="T73">Echo</text:span><text:span text:style-name="T24">(</text:span><text:span text:style-name="T103">"The number of matches is: "</text:span>, </text:p>
      <text:p text:style-name="P38"><text:s text:c="8"/>birthdayMatchCounter, <text:span text:style-name="T103">"/ "</text:span>, numberOfTrials<text:span text:style-name="T24">)</text:span>;</text:p>
      <text:p text:style-name="P38"><text:s text:c="4"/><text:span text:style-name="T73">Echo</text:span><text:span text:style-name="T24">(</text:span><text:span text:style-name="T103">"The probability of having a birthday match: "</text:span>, </text:p>
      <text:p text:style-name="P38"><text:s text:c="8"/><text:span text:style-name="T73">NM(</text:span>birthdayMatchCounter<text:span text:style-name="T24">/</text:span>numberOfTrials<text:span text:style-name="T24">)</text:span> <text:span text:style-name="T24">)</text:span>;</text:p>
      <text:p text:style-name="P77"/>
      <text:p text:style-name="P65">%/mathpiper<text:bookmark-end text:name="__DdeLink__19225_85874061"/><text:bookmark-end text:name="__DdeLink__18029_1964534394"/><text:bookmark-end text:name="__DdeLink__18257_1964534394"/><text:bookmark-end text:name="__DdeLink__35572_1285229149"/><text:bookmark-end text:name="__DdeLink__23317_1323898305"/><text:bookmark-end text:name="__DdeLink__20481_1544706921"/><text:bookmark-end text:name="__DdeLink__40603_1544706921"/><text:bookmark-end text:name="__DdeLink__40661_29309981"/><text:bookmark-end text:name="__DdeLink__21624_598182148"/></text:p>
      <text:p text:style-name="P77"/>
      <text:p text:style-name="P38"><text:s text:c="4"/><text:span text:style-name="T76">%output,preserve="false"</text:span></text:p>
      <text:p text:style-name="P38"><text:s text:c="6"/><text:span text:style-name="T76">Result:</text:span> True</text:p>
      <text:p text:style-name="P38"><text:s text:c="6"/></text:p>
      <text:p text:style-name="P126">Side Effects:</text:p>
      <text:p text:style-name="P126"><text:s text:c="6"/>[323,362,99,208,102,237,116,199,25,174,23,160,312,351,72,205,40,114,110,212]</text:p>
      <text:p text:style-name="P126"><text:s text:c="6"/>[166,313,124,334,75,<text:span text:style-name="T45">187</text:span>,102,348,64,363,106,78,238,<text:span text:style-name="T45">187</text:span>,360,245,177,194,34,163] - Match on 187</text:p>
      <text:p text:style-name="P126"><text:s text:c="6"/>[79,148,15,5,81,173,315,50,272,140,319,262,305,95,209,269,14,170,55,179]</text:p>
      <text:p text:style-name="P126"><text:soft-page-break/><text:s text:c="6"/>[320,219,45,102,350,163,166,286,271,201,234,99,295,39,77,302,243,314,10,308]</text:p>
      <text:p text:style-name="P126"><text:s text:c="6"/>[343,251,320,322,351,204,281,57,228,213,134,286,187,285,2,13,62,116,266,258]</text:p>
      <text:p text:style-name="P126"><text:s text:c="6"/>[189,315,293,322,105,274,28,69,175,244,269,297,260,192,281,146,166,70,250,24]</text:p>
      <text:p text:style-name="P126"><text:s text:c="6"/>[<text:span text:style-name="T45">22</text:span>,295,307,248,194,135,322,234,350,80,249,108,214,69,85,75,148,<text:span text:style-name="T45">22</text:span>,352,172] - Match on 22</text:p>
      <text:p text:style-name="P126"><text:s text:c="6"/>[98,4,310,87,142,282,301,242,90,58,319,156,275,238,109,30,253,276,192,118]</text:p>
      <text:p text:style-name="P126"><text:s text:c="6"/>[115,290,360,171,14,297,147,86,84,120,365,39,347,204,15,137,227,313,47,42]</text:p>
      <text:p text:style-name="P126"><text:s text:c="6"/>[213,10,262,96,156,67,<text:span text:style-name="T45">101</text:span>,348,27,328,186,135,195,95,50,75,<text:span text:style-name="T45">101</text:span>,212,216,8] - Match on 101</text:p>
      <text:p text:style-name="P126"><text:s text:c="6"/>[51,149,48,218,275,200,289,197,132,283,211,101,9,336,146,238,43,15,46,120]</text:p>
      <text:p text:style-name="P126"><text:s text:c="6"/>[22,113,82,46,86,143,160,203,5,328,325,247,300,261,43,183,80,284,145,42]</text:p>
      <text:p text:style-name="P126"><text:s text:c="6"/>[321,28,323,262,161,194,336,272,62,152,5,107,127,27,320,<text:span text:style-name="T45">2</text:span>,124,190,<text:span text:style-name="T45">2</text:span>,228] - Match on 2</text:p>
      <text:p text:style-name="P126"><text:s text:c="6"/>[101,269,77,139,103,83,191,161,75,222,354,198,276,323,208,29,4,39,34,272]</text:p>
      <text:p text:style-name="P126"><text:s text:c="6"/>[89,27,333,1,347,302,173,176,32,202,281,211,148,230,97,137,306,177,269,37]</text:p>
      <text:p text:style-name="P126"><text:s text:c="6"/>[321,352,156,120,323,322,355,22,87,169,197,339,114,121,224,246,70,285,310,34]</text:p>
      <text:p text:style-name="P126"><text:s text:c="6"/>[10,<text:span text:style-name="T45">347</text:span>,172,238,19,245,214,349,43,216,<text:span text:style-name="T45">347</text:span>,83,263,120,185,14,174,113,86,156] - Match on 347</text:p>
      <text:p text:style-name="P126"><text:s text:c="6"/>[337,357,255,229,241,28,261,214,258,254,235,159,8,268,242,52,67,189,190,180]</text:p>
      <text:p text:style-name="P126"><text:s text:c="6"/>[22,77,62,232,190,<text:span text:style-name="T45">275</text:span>,274,111,16,355,118,365,69,214,298,86,323,<text:span text:style-name="T45">275</text:span>,231,29] - Match on 275</text:p>
      <text:p text:style-name="P126"><text:s text:c="6"/>[162,331,112,63,91,181,261,146,26,142,80,151,335,209,79,70,141,309,191,299]</text:p>
      <text:p text:style-name="P126"><text:s text:c="6"/>[155,89,3,246,172,290,351,78,327,136,216,204,243,110,38,11,70,140,293,310]</text:p>
      <text:p text:style-name="P126"><text:s text:c="6"/>[112,27,238,75,95,170,264,305,268,286,362,124,277,18,319,144,187,242,1,30]</text:p>
      <text:p text:style-name="P126"><text:s text:c="6"/>[334,185,230,180,345,123,42,289,239,39,336,354,290,332,219,154,352,90,49,206]</text:p>
      <text:p text:style-name="P126"><text:s text:c="6"/>[107,109,51,248,184,324,117,64,136,299,230,155,174,105,220,148,61,11,83,112]</text:p>
      <text:p text:style-name="P126"><text:s text:c="6"/>[274,345,318,112,272,295,239,247,80,302,258,158,38,252,280,264,156,296,203,35]</text:p>
      <text:p text:style-name="P126"><text:s text:c="6"/>[154,165,125,<text:span text:style-name="T45">324</text:span>,156,150,61,<text:span text:style-name="T45">324</text:span>,195,351,53,178,329,268,100,171,251,88,82,236] - Match on 324</text:p>
      <text:p text:style-name="P126"><text:s text:c="6"/>[194,251,186,208,192,299,175,151,224,161,221,106,125,115,165,64,339,52,294,219]</text:p>
      <text:p text:style-name="P126"><text:s text:c="6"/>[<text:span text:style-name="T45">202</text:span>,99,140,114,309,319,<text:span text:style-name="T45">202</text:span>,44,168,86,193,27,261,316,156,58,83,40,256,275] - Match on 202</text:p>
      <text:p text:style-name="P126"><text:s text:c="6"/>[167,<text:span text:style-name="T45">349</text:span>,111,351,48,263,29,24,164,108,292,92,19,242,98,296,233,119,<text:span text:style-name="T45">349</text:span>,365] - Match on 349</text:p>
      <text:p text:style-name="P126"><text:s text:c="6"/>[79,143,217,277,328,354,56,163,67,200,<text:span text:style-name="T45">242</text:span>,296,<text:span text:style-name="T45">242</text:span>,37,109,135,35,198,61,141] - Match on 242</text:p>
      <text:p text:style-name="P126"><text:s text:c="6"/>[284,96,94,228,60,149,344,31,232,225,195,328,153,317,97,207,191,58,71,270]</text:p>
      <text:p text:style-name="P126"><text:s text:c="6"/>[251,248,151,262,90,67,18,309,312,82,169,14,4,360,32,205,124,122,131,108]</text:p>
      <text:p text:style-name="P126"><text:s text:c="6"/>[189,<text:span text:style-name="T45">304</text:span>,56,245,308,139,73,155,124,61,318,153,127,226,296,243,199,25,<text:span text:style-name="T45">304</text:span>,282] - Match on 304</text:p>
      <text:p text:style-name="P126"><text:s text:c="6"/>[126,279,193,356,204,355,7,351,123,303,102,245,98,227,181,88,213,78,316,118]</text:p>
      <text:p text:style-name="P126"><text:s text:c="6"/>[153,102,115,333,29,14,192,333,74,70,<text:span text:style-name="T45">266</text:span>,221,295,<text:span text:style-name="T45">266</text:span>,270,81,51,110,215,291] - Match on 266</text:p>
      <text:p text:style-name="P126"><text:s text:c="6"/>[86,312,104,180,70,73,18,214,14,78,198,114,50,129,173,262,41,63,15,282]</text:p>
      <text:p text:style-name="P126"><text:s text:c="6"/>[62,199,234,311,294,88,102,314,288,219,55,34,151,337,279,41,328,124,43,276]</text:p>
      <text:p text:style-name="P126"><text:s text:c="6"/>[336,288,118,186,67,292,37,146,361,299,240,229,264,249,100,34,76,363,55,13]</text:p>
      <text:p text:style-name="P126"><text:s text:c="6"/>[314,24,315,343,<text:span text:style-name="T45">211</text:span>,42,335,343,115,139,301,312,95,331,41,33,206,220,281,<text:span text:style-name="T45">211</text:span>] - Match on 211</text:p>
      <text:p text:style-name="P126"><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11">. <text:s text:c="2"/><text:span text:style-name="T76">%/output</text:span></text:p>
      <text:p text:style-name="Text_20_body">Of the 40 groups of 20 people this program simulated, 13 of the groups had at least <text:span text:style-name="T25">2</text:span> people who had the same birthday. <text:s/>In the data output for these simulations, "<text:span text:style-name="T25">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88">,</text:span> and making the decisions that are <text:soft-page-break/>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25">four</text:span> <text:span text:style-name="T25">children</text:span>, they may wonder what the probability is that <text:span text:style-name="T25">exactly three of them</text:span> will be <text:span text:style-name="T25">boys</text:span>. <text:s/>The following simulation is designed to answer this question.</text:p>
      <text:p text:style-name="Text_20_body">This simulation uses a function called RandomPickWeighted()<text:span text:style-name="T188">,</text:span> which randomly returns items from a list. <text:s/>Each item has a probability associated with it that determines its chance of being chosen. <text:s/>The probabilities of all the items in the list must sum to 1.</text:p>
      <text:p text:style-name="P37"/>
      <text:p text:style-name="P65"><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text:bookmark-start text:name="__DdeLink__20556_1544706921"/><text:bookmark-start text:name="__DdeLink__40606_1544706921"/><text:bookmark-start text:name="__DdeLink__40665_29309981"/>%mathpiper,title="Three boys simulation"</text:p>
      <text:p text:style-name="P77"/>
      <text:p text:style-name="P38">numberOfTrials <text:span text:style-name="T99">:=</text:span> <text:span text:style-name="T43">40</text:span>;</text:p>
      <text:p text:style-name="P77"/>
      <text:p text:style-name="P38">numberOfChildren <text:span text:style-name="T99">:=</text:span> <text:span text:style-name="T43">4</text:span>;</text:p>
      <text:p text:style-name="P77"/>
      <text:p text:style-name="P38">numberOfBoys <text:span text:style-name="T99">:=</text:span> <text:span text:style-name="T43">3</text:span>;</text:p>
      <text:p text:style-name="P77"/>
      <text:p text:style-name="P38">threeBoysCounter <text:span text:style-name="T99">:=</text:span> <text:span text:style-name="T43">0</text:span>;</text:p>
      <text:p text:style-name="P77"/>
      <text:p text:style-name="P38">girlProbability <text:span text:style-name="T99">:=</text:span> <text:span text:style-name="T43">49</text:span><text:span text:style-name="T24">/</text:span><text:span text:style-name="T43">100</text:span>;</text:p>
      <text:p text:style-name="P77"/>
      <text:p text:style-name="P38">boyProbability <text:span text:style-name="T99">:=</text:span> <text:span text:style-name="T43">51</text:span><text:span text:style-name="T24">/</text:span><text:span text:style-name="T43">100</text:span>;</text:p>
      <text:p text:style-name="P77"/>
      <text:p text:style-name="P38"><text:span text:style-name="T101">Repeat</text:span><text:span text:style-name="T24">(</text:span>numberOfTrials<text:span text:style-name="T24">)</text:span></text:p>
      <text:p text:style-name="Standard">{</text:p>
      <text:p text:style-name="P35"><text:span text:style-name="T19"><text:s text:c="4"/></text:span><text:span text:style-name="T87">//Create a random list of simulated children.</text:span></text:p>
      <text:p text:style-name="P38"><text:s text:c="4"/>childrenList <text:span text:style-name="T99">:=</text:span> <text:span text:style-name="T74">BuildList</text:span><text:span text:style-name="T24">(</text:span><text:bookmark-start text:name="__DdeLink__18259_1964534394"/><text:span text:style-name="T101">RandomPickWeighted</text:span><text:span text:style-name="T24">(</text:span> </text:p>
      <text:p text:style-name="P38"><text:s text:c="8"/><text:span text:style-name="T24">[[</text:span><text:span text:style-name="T38">_</text:span>GIRL,girlProbability<text:span text:style-name="T24">]</text:span>, <text:span text:style-name="T24">[</text:span>_BOY,boyProbability<text:span text:style-name="T24">]])</text:span><text:bookmark-end text:name="__DdeLink__18259_1964534394"/>,</text:p>
      <text:p text:style-name="P111"><text:s text:c="9"/>var,<text:span text:style-name="T43">1</text:span>,numberOfChildren,<text:span text:style-name="T43">1</text:span><text:span text:style-name="T24">)</text:span>; <text:s text:c="3"/></text:p>
      <text:p text:style-name="P38"><text:s text:c="4"/><text:span text:style-name="T85">//Print the list of simulated children (comment</text:span></text:p>
      <text:p text:style-name="P38"><text:s text:c="4"/><text:span text:style-name="T85">//this line out for a large number of trials).</text:span></text:p>
      <text:p text:style-name="P38"><text:s text:c="4"/><text:span text:style-name="T108">Write</text:span><text:span text:style-name="T24">(</text:span>childrenList<text:span text:style-name="T24">)</text:span>;</text:p>
      <text:p text:style-name="P38"><text:s text:c="4"/></text:p>
      <text:p text:style-name="Standard"><text:s text:c="4"/><text:span text:style-name="T85">/*</text:span></text:p>
      <text:p text:style-name="P74"><text:s text:c="6"/>If the list contains 3 boys, increment the three</text:p>
      <text:p text:style-name="P74"><text:s text:c="6"/>boys counter.</text:p>
      <text:p text:style-name="P27"><text:s text:c="4"/><text:span text:style-name="T88">*/</text:span></text:p>
      <text:p text:style-name="P38"><text:s text:c="4"/><text:span text:style-name="T110">If</text:span><text:span text:style-name="T24">(</text:span><text:span text:style-name="T73">Count</text:span><text:span text:style-name="T24">(</text:span>childrenList, _BOY<text:span text:style-name="T24">)</text:span> <text:span text:style-name="T24">=?</text:span> numberOfBoys<text:span text:style-name="T33">)</text:span> </text:p>
      <text:p text:style-name="Standard"><text:s text:c="6"/>{</text:p>
      <text:p text:style-name="P38"><text:s text:c="8"/>threeBoysCounter<text:span text:style-name="T24">++</text:span>;</text:p>
      <text:p text:style-name="P38"><text:s/></text:p>
      <text:p text:style-name="P38"><text:s text:c="8"/><text:span text:style-name="T108">WriteString</text:span><text:span text:style-name="T24">(</text:span><text:span text:style-name="T103">" - "</text:span><text:span text:style-name="T24">)</text:span>;</text:p>
      <text:p text:style-name="P38"><text:s text:c="8"/><text:span text:style-name="T108">Write</text:span><text:span text:style-name="T24">(</text:span>numberOfBoys<text:span text:style-name="T24">)</text:span>;</text:p>
      <text:p text:style-name="P38"><text:s text:c="8"/><text:span text:style-name="T108">WriteString</text:span><text:span text:style-name="T24">(</text:span><text:span text:style-name="T103">" boys."</text:span><text:span text:style-name="T24">)</text:span>; </text:p>
      <text:p text:style-name="Standard"><text:s text:c="6"/>};</text:p>
      <text:p text:style-name="P38"><text:s text:c="4"/></text:p>
      <text:p text:style-name="P38"><text:s text:c="4"/><text:span text:style-name="T73">NewLine</text:span><text:span text:style-name="T24">()</text:span>;</text:p>
      <text:p text:style-name="Standard">};</text:p>
      <text:p text:style-name="P77"/>
      <text:p text:style-name="P38"><text:soft-page-break/><text:span text:style-name="T73">NewLine</text:span><text:span text:style-name="T24">()</text:span>;</text:p>
      <text:p text:style-name="P38"><text:span text:style-name="T73">Echo</text:span><text:span text:style-name="T24">(</text:span><text:span text:style-name="T103">"The number of trials is: "</text:span>, numberOfTrials<text:span text:style-name="T24">)</text:span>;</text:p>
      <text:p text:style-name="P38"><text:span text:style-name="T73">Echo</text:span><text:span text:style-name="T24">(</text:span><text:span text:style-name="T103">"The number of children is: "</text:span>, numberOfChildren<text:span text:style-name="T24">)</text:span>;</text:p>
      <text:p text:style-name="P38"><text:span text:style-name="T73">Echo</text:span><text:span text:style-name="T24">(</text:span><text:span text:style-name="T103">"The number of trials that have 3 boys: "</text:span>, </text:p>
      <text:p text:style-name="P38"><text:s text:c="4"/>threeBoysCounter, <text:span text:style-name="T103">"/ "</text:span>, numberOfTrials<text:span text:style-name="T24">)</text:span>;</text:p>
      <text:p text:style-name="P38"><text:span text:style-name="T73">Echo</text:span><text:span text:style-name="T24">(</text:span><text:span text:style-name="T103">"The probability of having 3 boys: "</text:span>, </text:p>
      <text:p text:style-name="P38"><text:s text:c="4"/><text:span text:style-name="T73">NM(</text:span>threeBoysCounter<text:span text:style-name="T24">/</text:span>numberOfTrials<text:span text:style-name="T24">)</text:span> <text:span text:style-name="T24">)</text:span>;</text:p>
      <text:p text:style-name="P77"/>
      <text:p text:style-name="P65">%/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bookmark-end text:name="__DdeLink__20556_1544706921"/><text:bookmark-end text:name="__DdeLink__40606_1544706921"/><text:bookmark-end text:name="__DdeLink__40665_29309981"/></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oft-page-break/><text:s text:c="6"/>The number of trials that have 3 boys: 9 / 40 </text:p>
      <text:p text:style-name="P38"><text:s text:c="6"/>The probability of having 3 boys: 0.225</text:p>
      <text:p text:style-name="P35"><text:span text:style-name="T19">. <text:s text:c="2"/></text:span><text:span text:style-name="T82">%/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5">four</text:span> children and 9 of these sets contained exactly <text:span text:style-name="T25">three</text:span> boys. <text:s/>It was determined that the probability of having exactly <text:span text:style-name="T25">three</text:span> boys with <text:span text:style-name="T25">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65"/>
      <text:p text:style-name="P65"><text:bookmark-start text:name="__DdeLink__40608_1544706921"/><text:bookmark-start text:name="__DdeLink__40668_29309981"/><text:bookmark-start text:name="__DdeLink__21698_598182148"/>%<text:span text:style-name="T227">mathpiper</text:span></text:p>
      <text:p text:style-name="P44"><text:span text:style-name="T224">numberOfTrials </text:span><text:span text:style-name="T100">:=</text:span><text:span text:style-name="T224"> 40;</text:span></text:p>
      <text:p text:style-name="P46"/>
      <text:p text:style-name="P46">//A success is defined as 3 or more hits.</text:p>
      <text:p text:style-name="P44"><text:span text:style-name="T224">successesCounter </text:span><text:span text:style-name="T100">:=</text:span><text:span text:style-name="T224"> 0;</text:span></text:p>
      <text:p text:style-name="P46"/>
      <text:p text:style-name="P44"><text:span text:style-name="T224">numberOfThrows </text:span><text:span text:style-name="T100">:=</text:span><text:span text:style-name="T224"> 5;</text:span></text:p>
      <text:p text:style-name="P46"/>
      <text:p text:style-name="P44"><text:span text:style-name="T224">hitProbability </text:span><text:span text:style-name="T100">:=</text:span><text:span text:style-name="T224"> .30;</text:span></text:p>
      <text:p text:style-name="P46"/>
      <text:p text:style-name="P44"><text:span text:style-name="T224">missProbability </text:span><text:span text:style-name="T100">:=</text:span><text:span text:style-name="T224"> .70;</text:span></text:p>
      <text:p text:style-name="P80"/>
      <text:p text:style-name="P43"><text:span text:style-name="T101">Repeat</text:span><text:span text:style-name="T24">(</text:span>numberOfTrials<text:span text:style-name="T24">)</text:span></text:p>
      <text:p text:style-name="P26">{</text:p>
      <text:p text:style-name="P43"><text:s text:c="4"/>sampleList <text:span text:style-name="T99">:=</text:span> <text:span text:style-name="T73">BuildList(</text:span><text:span text:style-name="T101">RandomPickWeighted</text:span><text:span text:style-name="T24">(</text:span></text:p>
      <text:p text:style-name="P43"><text:s text:c="8"/><text:span text:style-name="T24">[[</text:span><text:span text:style-name="T130">_</text:span>HIT,hitProbability<text:span text:style-name="T24">]</text:span>, <text:span text:style-name="T24">[</text:span><text:span text:style-name="T39">_</text:span>MISS,missProbability<text:span text:style-name="T24">]])</text:span>, </text:p>
      <text:p text:style-name="P112"><text:span text:style-name="T24"><text:s text:c="8"/></text:span><text:span text:style-name="T116">var</text:span><text:span text:style-name="T24">,</text:span><text:span text:style-name="T44">1</text:span><text:span text:style-name="T24">,</text:span><text:span text:style-name="T116">numberOfThrows</text:span><text:span text:style-name="T24">,</text:span><text:span text:style-name="T44">1</text:span><text:span text:style-name="T24">);</text:span></text:p>
      <text:p text:style-name="P43"><text:s text:c="4"/><text:span text:style-name="T85">//Print the list of simulated throws (comment</text:span></text:p>
      <text:p text:style-name="P43"><text:s text:c="4"/><text:span text:style-name="T85">//this line out for a large number of trials).</text:span></text:p>
      <text:p text:style-name="P43"><text:s text:c="4"/><text:span text:style-name="T108">Write</text:span><text:span text:style-name="T24">(</text:span>sampleList<text:span text:style-name="T24">)</text:span>;</text:p>
      <text:p text:style-name="P43"><text:s text:c="4"/></text:p>
      <text:p text:style-name="P26"><text:s text:c="4"/><text:span text:style-name="T85">/*</text:span></text:p>
      <text:p text:style-name="P75"><text:s text:c="6"/>If the list contains 3 or more hits, increment the</text:p>
      <text:p text:style-name="P75"><text:s text:c="6"/>success counter.</text:p>
      <text:p text:style-name="P27"><text:s text:c="4"/><text:span text:style-name="T88">*/</text:span></text:p>
      <text:p text:style-name="P43"><text:s text:c="4"/><text:span text:style-name="T110">If</text:span><text:span text:style-name="T24">(</text:span><text:span text:style-name="T73">Count</text:span><text:span text:style-name="T24">(</text:span>sampleList,<text:span text:style-name="T213">_</text:span>HIT<text:span text:style-name="T24">)</text:span> <text:span text:style-name="T24">&gt;=?</text:span> <text:span text:style-name="T43">3</text:span><text:span text:style-name="T33">)</text:span></text:p>
      <text:p text:style-name="P26"><text:s text:c="6"/>{</text:p>
      <text:p text:style-name="P43"><text:s text:c="8"/>successesCounter<text:span text:style-name="T24">++</text:span>;</text:p>
      <text:p text:style-name="P43"><text:s/></text:p>
      <text:p text:style-name="P43"><text:s text:c="8"/><text:span text:style-name="T108">WriteString</text:span><text:span text:style-name="T24">(</text:span><text:span text:style-name="T103">" - "</text:span><text:span text:style-name="T24">)</text:span>;</text:p>
      <text:p text:style-name="P43"><text:soft-page-break/><text:s text:c="8"/><text:span text:style-name="T108">WriteString</text:span><text:span text:style-name="T24">(</text:span><text:span text:style-name="T103">" success."</text:span><text:span text:style-name="T24">)</text:span>; </text:p>
      <text:p text:style-name="P26"><text:s text:c="6"/>};</text:p>
      <text:p text:style-name="P43"><text:s text:c="4"/></text:p>
      <text:p text:style-name="P43"><text:s text:c="4"/><text:span text:style-name="T73">NewLine</text:span><text:span text:style-name="T24">()</text:span>;</text:p>
      <text:p text:style-name="P26">};</text:p>
      <text:p text:style-name="P80"/>
      <text:p text:style-name="P43"><text:span text:style-name="T73">NewLine</text:span><text:span text:style-name="T24">()</text:span>;</text:p>
      <text:p text:style-name="P43"><text:span text:style-name="T73">Echo</text:span><text:span text:style-name="T24">(</text:span><text:span text:style-name="T103">"The number of trials is: "</text:span>, numberOfTrials<text:span text:style-name="T24">)</text:span>;</text:p>
      <text:p text:style-name="P43"><text:span text:style-name="T73">Echo</text:span><text:span text:style-name="T24">(</text:span><text:span text:style-name="T103">"The number of throws is: "</text:span>, numberOfThrows<text:span text:style-name="T24">)</text:span>;</text:p>
      <text:p text:style-name="P43"><text:span text:style-name="T73">Echo</text:span><text:span text:style-name="T24">(</text:span><text:span text:style-name="T103">"The number of trials that have 3 or more hits: "</text:span>, </text:p>
      <text:p text:style-name="P43"><text:s text:c="4"/>successesCounter, <text:span text:style-name="T103">"/ "</text:span>, numberOfTrials<text:span text:style-name="T24">)</text:span>;</text:p>
      <text:p text:style-name="P43"><text:span text:style-name="T73">Echo</text:span><text:span text:style-name="T24">(</text:span><text:span text:style-name="T103">"The probability of having 3 or more hits: "</text:span>, </text:p>
      <text:p text:style-name="P43"><text:s text:c="4"/><text:span text:style-name="T73">NM(</text:span>successesCounter<text:span text:style-name="T24">/</text:span>numberOfTrials<text:span text:style-name="T24">)</text:span> <text:span text:style-name="T24">)</text:span>;</text:p>
      <text:p text:style-name="P80"/>
      <text:p text:style-name="P66">%/mathpiper<text:bookmark-end text:name="__DdeLink__40608_1544706921"/><text:bookmark-end text:name="__DdeLink__40668_29309981"/><text:bookmark-end text:name="__DdeLink__21698_598182148"/></text:p>
      <text:p text:style-name="P80"/>
      <text:p text:style-name="P43"><text:s text:c="4"/><text:span text:style-name="T76">%output,preserve="false"</text:span></text:p>
      <text:p text:style-name="P43"><text:s text:c="6"/><text:span text:style-name="T76">Result:</text:span> True</text:p>
      <text:p text:style-name="P43"><text:s text:c="6"/></text:p>
      <text:p text:style-name="P43"><text:s text:c="6"/><text:span text:style-name="T93">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 text:c="6"/>[_HIT,_HIT,_MISS,_HIT,_MISS] - <text:s/>success.</text:p>
      <text:p text:style-name="P43"><text:soft-page-break/><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12">. <text:s text:c="2"/><text:span text:style-name="T76">%/output</text:span></text:p>
      <text:p text:style-name="P95"><text:span text:style-name="T19">This program generated 40 simulated sets of </text:span><text:span text:style-name="T22">five</text:span><text:span text:style-name="T19"> free throws. <text:s/></text:span><text:span text:style-name="T22">Six</text:span><text:span text:style-name="T19"> of the 40 sets contained </text:span><text:span text:style-name="T22">three or more</text:span><text:span text:style-name="T19"> hits which means that the probability of this player having three hits out of </text:span><text:span text:style-name="T22">five</text:span><text:span text:style-name="T19">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65"/>
      <text:p text:style-name="P65"><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text:bookmark-start text:name="__DdeLink__39918_1544706921"/><text:bookmark-start text:name="__DdeLink__40682_1544706921"/><text:bookmark-start text:name="__DdeLink__40671_29309981"/>%mathpiper,title="Shooting at a target."</text:p>
      <text:p text:style-name="P77"/>
      <text:p text:style-name="P38">numberOfTrials <text:span text:style-name="T99">:=</text:span> <text:span text:style-name="T43">40</text:span>;</text:p>
      <text:p text:style-name="P77"/>
      <text:p text:style-name="P38">numberOfShots <text:span text:style-name="T99">:=</text:span> <text:span text:style-name="T43">5</text:span>;</text:p>
      <text:p text:style-name="P77"/>
      <text:p text:style-name="P38">successCounter <text:span text:style-name="T99">:=</text:span> <text:span text:style-name="T43">0</text:span>;</text:p>
      <text:p text:style-name="P77"/>
      <text:p text:style-name="P38"><text:span text:style-name="T101">Repeat</text:span><text:span text:style-name="T24">(</text:span>numberOfTrials<text:span text:style-name="T24">)</text:span></text:p>
      <text:p text:style-name="Standard">{</text:p>
      <text:p text:style-name="P38"><text:s text:c="4"/>sampleList <text:span text:style-name="T99">:=</text:span> <text:span text:style-name="T73">BuildList(</text:span><text:span text:style-name="T101">RandomPickWeighted</text:span><text:span text:style-name="T24">(</text:span></text:p>
      <text:p text:style-name="P38"><text:s text:c="8"/><text:span text:style-name="T24">[[</text:span><text:span text:style-name="T131">_</text:span>BLACK,<text:span text:style-name="T43">15</text:span><text:span text:style-name="T24">/</text:span><text:span text:style-name="T43">100</text:span><text:span text:style-name="T24">]</text:span>, <text:span text:style-name="T24">[</text:span><text:span text:style-name="T131">_</text:span>WHITE,<text:span text:style-name="T43">55</text:span><text:span text:style-name="T24">/</text:span><text:span text:style-name="T43">100</text:span><text:span text:style-name="T24">]</text:span>, <text:span text:style-name="T24">[</text:span><text:span text:style-name="T131">_</text:span>MISS,<text:span text:style-name="T43">30</text:span><text:span text:style-name="T24">/</text:span><text:span text:style-name="T43">100</text:span><text:span text:style-name="T24">]])</text:span>, </text:p>
      <text:p text:style-name="P111"><text:span text:style-name="T24"><text:s text:c="8"/></text:span><text:span text:style-name="T116">var</text:span><text:span text:style-name="T24">,</text:span><text:span text:style-name="T44">1</text:span><text:span text:style-name="T24">,</text:span><text:span text:style-name="T116">numberOfShots</text:span><text:span text:style-name="T24">,</text:span><text:span text:style-name="T44">1</text:span><text:span text:style-name="T24">);</text:span></text:p>
      <text:p text:style-name="P38"><text:s text:c="4"/><text:span text:style-name="T85">//Print the list of simulated throws (comment</text:span></text:p>
      <text:p text:style-name="P38"><text:s text:c="4"/><text:span text:style-name="T85">//this line out for a large number of trials).</text:span></text:p>
      <text:p text:style-name="P38"><text:s text:c="4"/><text:span text:style-name="T108">Write</text:span><text:span text:style-name="T24">(</text:span>sampleList<text:span text:style-name="T24">)</text:span>;</text:p>
      <text:p text:style-name="P38"><text:s text:c="4"/></text:p>
      <text:p text:style-name="P38"><text:s text:c="4"/></text:p>
      <text:p text:style-name="Standard"><text:s text:c="4"/><text:span text:style-name="T85">/*</text:span></text:p>
      <text:p text:style-name="P74"><text:s text:c="6"/>If the list contains 1 hit in the black and 3 hits</text:p>
      <text:p text:style-name="P74"><text:s text:c="6"/>in the white, increment the successCounter.</text:p>
      <text:p text:style-name="P29"><text:s text:c="4"/><text:span text:style-name="T88">*/</text:span></text:p>
      <text:p text:style-name="P38"><text:s text:c="4"/><text:span text:style-name="T110">If</text:span><text:span text:style-name="T24">(</text:span><text:span text:style-name="T73">Count</text:span><text:span text:style-name="T24">(</text:span>sampleList,<text:span text:style-name="T214">_</text:span>BLACK<text:span text:style-name="T24">) =?</text:span> <text:span text:style-name="T43">1</text:span> <text:span text:style-name="T108">And?</text:span> <text:span text:style-name="T73">Count</text:span><text:span text:style-name="T24">(</text:span>sampleList,<text:span text:style-name="T214">_</text:span>WHITE<text:span text:style-name="T24">)</text:span> <text:span text:style-name="T24">=?</text:span> <text:span text:style-name="T43">3</text:span><text:span text:style-name="T33">)</text:span></text:p>
      <text:p text:style-name="Standard"><text:s text:c="6"/>{</text:p>
      <text:p text:style-name="P38"><text:s text:c="8"/>successCounter<text:span text:style-name="T24">++</text:span>;</text:p>
      <text:p text:style-name="P38"><text:s/></text:p>
      <text:p text:style-name="P38"><text:s text:c="8"/><text:span text:style-name="T108">WriteString</text:span><text:span text:style-name="T24">(</text:span><text:span text:style-name="T103">" - "</text:span><text:span text:style-name="T24">)</text:span>;</text:p>
      <text:p text:style-name="P38"><text:soft-page-break/><text:s text:c="8"/><text:span text:style-name="T108">WriteString</text:span><text:span text:style-name="T24">(</text:span><text:span text:style-name="T103">" success."</text:span><text:span text:style-name="T24">)</text:span>; </text:p>
      <text:p text:style-name="Standard"><text:s text:c="6"/>};</text:p>
      <text:p text:style-name="P38"><text:s text:c="4"/></text:p>
      <text:p text:style-name="P38"><text:s text:c="4"/><text:span text:style-name="T73">NewLine</text:span><text:span text:style-name="T24">()</text:span>;</text:p>
      <text:p text:style-name="P38"><text:s text:c="4"/></text:p>
      <text:p text:style-name="Standard">};</text:p>
      <text:p text:style-name="P77"/>
      <text:p text:style-name="P38"><text:span text:style-name="T73">NewLine</text:span><text:span text:style-name="T24">()</text:span>;</text:p>
      <text:p text:style-name="P38"><text:span text:style-name="T73">Echo</text:span><text:span text:style-name="T24">(</text:span><text:span text:style-name="T103">"The number of trials is: "</text:span>, numberOfTrials<text:span text:style-name="T24">)</text:span>;</text:p>
      <text:p text:style-name="P38"><text:span text:style-name="T73">Echo</text:span><text:span text:style-name="T24">(</text:span><text:span text:style-name="T103">"The number of shots per trial is: "</text:span>, numberOfShots<text:span text:style-name="T24">)</text:span>;</text:p>
      <text:p text:style-name="P38"><text:span text:style-name="T73">Echo</text:span><text:span text:style-name="T24">(</text:span><text:span text:style-name="T103">"The number of trials that have 1 black hit and 3 white hits: "</text:span>, </text:p>
      <text:p text:style-name="P38"><text:s text:c="4"/>successCounter, <text:span text:style-name="T103">"/ "</text:span>, numberOfTrials<text:span text:style-name="T24">)</text:span>;</text:p>
      <text:p text:style-name="P38"><text:span text:style-name="T73">Echo</text:span><text:span text:style-name="T24">(</text:span><text:span text:style-name="T103">"The probability of having 1 black hit and 3 white hits: "</text:span>, </text:p>
      <text:p text:style-name="P38"><text:s text:c="4"/><text:span text:style-name="T73">NM(</text:span>successCounter<text:span text:style-name="T24">/</text:span>numberOfTrials<text:span text:style-name="T24">)</text:span> <text:span text:style-name="T24">)</text:span>;</text:p>
      <text:p text:style-name="P77"/>
      <text:p text:style-name="P65">%/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bookmark-end text:name="__DdeLink__39918_1544706921"/><text:bookmark-end text:name="__DdeLink__40682_1544706921"/><text:bookmark-end text:name="__DdeLink__40671_29309981"/></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 text:c="6"/>[_WHITE,_BLACK,_WHITE,_MISS,_WHITE] - success</text:p>
      <text:p text:style-name="P38"><text:soft-page-break/><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10"><text:span text:style-name="T19">. <text:s text:c="2"/></text:span>%/output</text:p>
      <text:p text:style-name="P88">This program generated 40 simulated sets of <text:span text:style-name="T25">five</text:span> shots. <text:s/><text:span text:style-name="T25">Six</text:span> of the 40 sets contained <text:s/>one hit in the black and three hits in the white<text:span text:style-name="T189">,</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4"/>
      <text:p text:style-name="P65"><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text:bookmark-start text:name="__DdeLink__39920_1544706921"/><text:bookmark-start text:name="__DdeLink__40684_1544706921"/><text:bookmark-start text:name="__DdeLink__40676_29309981"/>%mathpiper,title="Two stacks of pennies."</text:p>
      <text:p text:style-name="P77"/>
      <text:p text:style-name="P38">numberOfTrials <text:span text:style-name="T99">:=</text:span> <text:span text:style-name="T43">20</text:span>;</text:p>
      <text:p text:style-name="P77"/>
      <text:p text:style-name="P38">emptyStackCounter <text:span text:style-name="T99">:=</text:span> <text:span text:style-name="T43">0</text:span>;</text:p>
      <text:p text:style-name="P77"/>
      <text:p text:style-name="P38"><text:span text:style-name="T101">Repeat</text:span><text:span text:style-name="T24">(</text:span>numberOfTrials<text:span text:style-name="T24">)</text:span></text:p>
      <text:p text:style-name="Standard">{</text:p>
      <text:p text:style-name="P38"><text:s text:c="4"/><text:span text:style-name="T85">//Create two stacks of 10 pennies.</text:span></text:p>
      <text:p text:style-name="P38"><text:s text:c="4"/>stack1 <text:span text:style-name="T99">:=</text:span> <text:span text:style-name="T43">10</text:span>; stack2 <text:span text:style-name="T99">:=</text:span> <text:span text:style-name="T43">10</text:span>;</text:p>
      <text:p text:style-name="P38"><text:s text:c="4"/></text:p>
      <text:p text:style-name="P38"><text:s text:c="4"/>maxFlips <text:span text:style-name="T99">:=</text:span> <text:span text:style-name="T43">50</text:span>;</text:p>
      <text:p text:style-name="P38"><text:s text:c="4"/></text:p>
      <text:p text:style-name="P38"><text:s text:c="4"/>emptyMessage <text:span text:style-name="T99">:=</text:span> <text:span text:style-name="T103">""</text:span>;</text:p>
      <text:p text:style-name="P38"><text:s text:c="4"/></text:p>
      <text:p text:style-name="Standard"><text:s text:c="4"/><text:span text:style-name="T85">/*</text:span></text:p>
      <text:p text:style-name="P74"><text:s text:c="5"/>Flip a coin (let's say it's a quarter) up to maxFlips times. <text:s/>If</text:p>
      <text:p text:style-name="P74"><text:s text:c="5"/>it comes up heads remove a penny from stack 2 and places it on</text:p>
      <text:p text:style-name="P74"><text:s text:c="5"/>stack 1. <text:s/>If it comes up tails, remove a penny from stack 1 and</text:p>
      <text:p text:style-name="P74"><text:s text:c="5"/>place it on stack 2. <text:s/>If either stack reaches 0 before maxFlips</text:p>
      <text:p text:style-name="P74"><text:s text:c="5"/>have been flipped, break out of the loop.</text:p>
      <text:p text:style-name="P28"><text:s text:c="4"/><text:span text:style-name="T88">*/</text:span></text:p>
      <text:p text:style-name="P38"><text:s text:c="4"/>numberOfFlips <text:span text:style-name="T99">:=</text:span> <text:span text:style-name="T101">Repeat</text:span><text:span text:style-name="T24">(</text:span>maxFlips<text:span text:style-name="T24">)</text:span></text:p>
      <text:p text:style-name="Standard"><text:soft-page-break/><text:s text:c="4"/>{</text:p>
      <text:p text:style-name="P38"><text:s text:c="8"/>flip <text:span text:style-name="T99">:=</text:span> <text:span text:style-name="T101">RandomPickWeighted</text:span><text:span text:style-name="T24">([[</text:span><text:span text:style-name="T131">_</text:span>HEAD,<text:span text:style-name="T43">1</text:span><text:span text:style-name="T24">/</text:span><text:span text:style-name="T43">2</text:span><text:span text:style-name="T24">]</text:span>,<text:span text:style-name="T24">[</text:span><text:span text:style-name="T131">_</text:span>TAIL,<text:span text:style-name="T43">1</text:span><text:span text:style-name="T24">/</text:span><text:span text:style-name="T43">2</text:span><text:span text:style-name="T24">]])</text:span>;</text:p>
      <text:p text:style-name="P38"><text:s text:c="8"/></text:p>
      <text:p text:style-name="P47"><text:s text:c="8"/><text:span text:style-name="T110">If</text:span><text:span text:style-name="T41">(</text:span>flip <text:span text:style-name="T24">=?</text:span> <text:span text:style-name="T214">_</text:span>HEAD<text:span text:style-name="T33">)</text:span> </text:p>
      <text:p text:style-name="P51"><text:s text:c="8"/>{</text:p>
      <text:p text:style-name="P47"><text:span text:style-name="T164"><text:s text:c="12"/></text:span>stack1<text:span text:style-name="T24">++</text:span>; </text:p>
      <text:p text:style-name="P47"><text:s text:c="12"/>stack2<text:span text:style-name="T24">--</text:span>;</text:p>
      <text:p text:style-name="P47"><text:s text:c="8"/>}</text:p>
      <text:p text:style-name="P47"><text:s text:c="8"/><text:span text:style-name="T110">Else</text:span> </text:p>
      <text:p text:style-name="P47"><text:s text:c="8"/><text:span text:style-name="T164">{</text:span></text:p>
      <text:p text:style-name="P47"><text:span text:style-name="T164"><text:s text:c="12"/></text:span>stack1<text:span text:style-name="T24">--</text:span>; </text:p>
      <text:p text:style-name="P47"><text:s text:c="12"/>stack2<text:span text:style-name="T24">++</text:span>;</text:p>
      <text:p text:style-name="P47"><text:s text:c="8"/>};</text:p>
      <text:p text:style-name="P38"><text:s text:c="8"/></text:p>
      <text:p text:style-name="P38"><text:s text:c="8"/><text:span text:style-name="T110">If</text:span><text:span text:style-name="T24">(</text:span>stack1 <text:span text:style-name="T24">=?</text:span> <text:span text:style-name="T43">0</text:span> <text:span text:style-name="T108">Or?</text:span> stack2 <text:span text:style-name="T24">=?</text:span> <text:span text:style-name="T43">0</text:span><text:span text:style-name="T33">)</text:span> </text:p>
      <text:p text:style-name="P47"><text:s text:c="8"/><text:span text:style-name="T164">{</text:span></text:p>
      <text:p text:style-name="P47"><text:span text:style-name="T164"><text:s text:c="12"/></text:span>emptyStackCounter<text:span text:style-name="T24">++</text:span>; </text:p>
      <text:p text:style-name="P47"><text:s text:c="12"/>emptyMessage <text:span text:style-name="T99">:=</text:span> <text:span text:style-name="T103">" - Empty"</text:span>; </text:p>
      <text:p text:style-name="P47"><text:span text:style-name="T101"><text:s text:c="12"/>Break</text:span><text:span text:style-name="T24">();</text:span></text:p>
      <text:p text:style-name="P47"><text:span text:style-name="T24"><text:s text:c="8"/></text:span>};</text:p>
      <text:p text:style-name="Standard"><text:s text:c="4"/>};</text:p>
      <text:p text:style-name="P38"><text:s text:c="4"/></text:p>
      <text:p text:style-name="P38"><text:s text:c="4"/><text:span text:style-name="T85">//Print the state of the stacks after each flip (comment</text:span></text:p>
      <text:p text:style-name="P38"><text:s text:c="4"/><text:span text:style-name="T85">//this line out for a large number of trials).</text:span></text:p>
      <text:p text:style-name="P38"><text:s text:c="4"/><text:span text:style-name="T73">Echo</text:span><text:span text:style-name="T24">(</text:span><text:span text:style-name="T103">"Stack 1: "</text:span>, <text:span text:style-name="T101">PadLeft</text:span><text:span text:style-name="T24">(</text:span>stack1,<text:span text:style-name="T43">2</text:span><text:span text:style-name="T24">)</text:span>, </text:p>
      <text:p text:style-name="P38"><text:s text:c="8"/><text:span text:style-name="T103">" <text:s text:c="3"/>Stack 2: "</text:span>, <text:span text:style-name="T101">PadLeft</text:span><text:span text:style-name="T24">(</text:span>stack2,<text:span text:style-name="T43">2</text:span><text:span text:style-name="T24">)</text:span>, </text:p>
      <text:p text:style-name="P38"><text:s text:c="8"/><text:span text:style-name="T103">" <text:s text:c="3"/>Number of flips: "</text:span>, <text:span text:style-name="T101">PadLeft</text:span><text:span text:style-name="T24">(</text:span>numberOfFlips,<text:span text:style-name="T43">3</text:span><text:span text:style-name="T24">)</text:span>, emptyMessage<text:span text:style-name="T24">)</text:span>;</text:p>
      <text:p text:style-name="Standard">};</text:p>
      <text:p text:style-name="P77"/>
      <text:p text:style-name="P38"><text:span text:style-name="T73">NewLine</text:span><text:span text:style-name="T24">()</text:span>;</text:p>
      <text:p text:style-name="P38"><text:span text:style-name="T73">Echo</text:span><text:span text:style-name="T24">(</text:span><text:span text:style-name="T103">"The number of trials is: "</text:span>, numberOfTrials<text:span text:style-name="T24">)</text:span>;</text:p>
      <text:p text:style-name="P38"><text:span text:style-name="T73">Echo</text:span><text:span text:style-name="T24">(</text:span><text:span text:style-name="T103">"The maximum flips per trial: "</text:span>, maxFlips<text:span text:style-name="T24">)</text:span>;</text:p>
      <text:p text:style-name="P38"><text:span text:style-name="T73">Echo</text:span><text:span text:style-name="T24">(</text:span><text:span text:style-name="T103">"The number of trials that resulted in an empty stack: "</text:span>, </text:p>
      <text:p text:style-name="P38"><text:s text:c="4"/>emptyStackCounter, <text:span text:style-name="T103">"/ "</text:span>, numberOfTrials<text:span text:style-name="T24">)</text:span>;</text:p>
      <text:p text:style-name="P38"><text:span text:style-name="T73">Echo</text:span><text:span text:style-name="T24">(</text:span><text:span text:style-name="T103">"The probability of having an empty stack: "</text:span>, </text:p>
      <text:p text:style-name="P38"><text:s text:c="4"/><text:span text:style-name="T73">NM(</text:span>emptyStackCounter<text:span text:style-name="T24">/</text:span>numberOfTrials<text:span text:style-name="T24">)</text:span> <text:span text:style-name="T24">)</text:span>;</text:p>
      <text:p text:style-name="P77"/>
      <text:p text:style-name="P65">%/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bookmark-end text:name="__DdeLink__39920_1544706921"/><text:bookmark-end text:name="__DdeLink__40684_1544706921"/><text:bookmark-end text:name="__DdeLink__40676_29309981"/></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Stack 1: 14 <text:s text:c="3"/>Stack 2: 06 <text:s text:c="3"/>Number of flips: <text:span text:style-name="T79">050</text:span></text:p>
      <text:p text:style-name="P38"><text:s text:c="6"/>Stack 1: 08 <text:s text:c="3"/>Stack 2: 12 <text:s text:c="3"/>Number of flips: <text:span text:style-name="T79">050</text:span></text:p>
      <text:p text:style-name="P38"><text:s text:c="6"/>Stack 1: 20 <text:s text:c="3"/>Stack 2: 00 <text:s text:c="3"/>Number of flips: <text:span text:style-name="T45">037</text:span> - Empty</text:p>
      <text:p text:style-name="P38"><text:s text:c="6"/>Stack 1: 20 <text:s text:c="3"/>Stack 2: 00 <text:s text:c="3"/>Number of flips: <text:span text:style-name="T45">023</text:span> - Empty</text:p>
      <text:p text:style-name="P38"><text:s text:c="6"/>Stack 1: 10 <text:s text:c="3"/>Stack 2: 10 <text:s text:c="3"/>Number of flips: <text:span text:style-name="T79">050</text:span></text:p>
      <text:p text:style-name="P38"><text:s text:c="6"/>Stack 1: 04 <text:s text:c="3"/>Stack 2: 16 <text:s text:c="3"/>Number of flips: <text:span text:style-name="T79">050</text:span></text:p>
      <text:p text:style-name="P38"><text:s text:c="6"/>Stack 1: 02 <text:s text:c="3"/>Stack 2: 18 <text:s text:c="3"/>Number of flips: <text:span text:style-name="T79">050</text:span></text:p>
      <text:p text:style-name="P38"><text:s text:c="6"/>Stack 1: 02 <text:s text:c="3"/>Stack 2: 18 <text:s text:c="3"/>Number of flips: <text:span text:style-name="T79">050</text:span></text:p>
      <text:p text:style-name="P38"><text:s text:c="6"/>Stack 1: 04 <text:s text:c="3"/>Stack 2: 16 <text:s text:c="3"/>Number of flips: <text:span text:style-name="T79">050</text:span></text:p>
      <text:p text:style-name="P38"><text:s text:c="6"/>Stack 1: 06 <text:s text:c="3"/>Stack 2: 14 <text:s text:c="3"/>Number of flips: <text:span text:style-name="T79">050</text:span></text:p>
      <text:p text:style-name="P38"><text:s text:c="6"/>Stack 1: 20 <text:s text:c="3"/>Stack 2: 00 <text:s text:c="3"/>Number of flips: <text:span text:style-name="T45">035</text:span> - Empty</text:p>
      <text:p text:style-name="P38"><text:s text:c="6"/>Stack 1: 14 <text:s text:c="3"/>Stack 2: 06 <text:s text:c="3"/>Number of flips: <text:span text:style-name="T79">050</text:span></text:p>
      <text:p text:style-name="P38"><text:s text:c="6"/>Stack 1: 00 <text:s text:c="3"/>Stack 2: 20 <text:s text:c="3"/>Number of flips: <text:span text:style-name="T45">031</text:span> - Empty</text:p>
      <text:p text:style-name="P38"><text:soft-page-break/><text:s text:c="6"/>Stack 1: 12 <text:s text:c="3"/>Stack 2: 08 <text:s text:c="3"/>Number of flips: <text:span text:style-name="T79">050</text:span></text:p>
      <text:p text:style-name="P38"><text:s text:c="6"/>Stack 1: 08 <text:s text:c="3"/>Stack 2: 12 <text:s text:c="3"/>Number of flips: <text:span text:style-name="T79">050</text:span></text:p>
      <text:p text:style-name="P38"><text:s text:c="6"/>Stack 1: 00 <text:s text:c="3"/>Stack 2: 20 <text:s text:c="3"/>Number of flips: <text:span text:style-name="T45">023</text:span> - Empty</text:p>
      <text:p text:style-name="P38"><text:s text:c="6"/>Stack 1: 04 <text:s text:c="3"/>Stack 2: 16 <text:s text:c="3"/>Number of flips: <text:span text:style-name="T79">050</text:span></text:p>
      <text:p text:style-name="P38"><text:s text:c="6"/>Stack 1: 04 <text:s text:c="3"/>Stack 2: 16 <text:s text:c="3"/>Number of flips: <text:span text:style-name="T79">050</text:span></text:p>
      <text:p text:style-name="P38"><text:s text:c="6"/>Stack 1: 08 <text:s text:c="3"/>Stack 2: 12 <text:s text:c="3"/>Number of flips: <text:span text:style-name="T79">050</text:span></text:p>
      <text:p text:style-name="P38"><text:s text:c="6"/>Stack 1: 08 <text:s text:c="3"/>Stack 2: 12 <text:s text:c="3"/>Number of flips: <text:span text:style-name="T79">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11">. <text:s text:c="2"/><text:span text:style-name="T76">%/output</text:span></text:p>
      <text:p text:style-name="P88">In this simulation, 20 trials were conducted<text:span text:style-name="T189">,</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89">,</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88">The stacks of pennies example<text:span text:style-name="T189">,</text:span> which was used in the previous section<text:span text:style-name="T189">,</text:span> may have appeared to be pointless, but actually there are numerous situations in the physical world <text:span text:style-name="T222">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8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65"/>
      <text:p text:style-name="P65"><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text:bookmark-start text:name="__DdeLink__39923_1544706921"/><text:bookmark-start text:name="__DdeLink__40759_1544706921"/><text:bookmark-start text:name="__DdeLink__40751_29309981"/><text:bookmark-start text:name="__DdeLink__40754_29309981"/><text:bookmark-start text:name="__DdeLink__21774_598182148"/>%mathpiper,title="Pop vending machine."</text:p>
      <text:p text:style-name="P77"/>
      <text:p text:style-name="P38">daysToEmptyList <text:span text:style-name="T99">:=</text:span> <text:span text:style-name="T24">[]</text:span>;</text:p>
      <text:p text:style-name="P77"/>
      <text:p text:style-name="P38">numberOfTrials <text:span text:style-name="T99">:=</text:span> <text:span text:style-name="T43">10</text:span>;</text:p>
      <text:p text:style-name="P77"/>
      <text:p text:style-name="P38">daysBetweenRestocking <text:span text:style-name="T99">:=</text:span> <text:span text:style-name="T43">3</text:span>;</text:p>
      <text:p text:style-name="P77"/>
      <text:p text:style-name="P38">machine<text:span text:style-name="T15">Bottle</text:span>Capacity <text:span text:style-name="T99">:=</text:span> <text:span text:style-name="T43">50</text:span>;</text:p>
      <text:p text:style-name="P77"/>
      <text:p text:style-name="P38"><text:span text:style-name="T101">Repeat</text:span><text:span text:style-name="T24">(</text:span>numberOfTrials<text:span text:style-name="T24">)</text:span></text:p>
      <text:p text:style-name="Standard">{</text:p>
      <text:p text:style-name="P38"><text:s text:c="4"/><text:span text:style-name="T85">//Fill the machine to capacity before starting the trial.</text:span></text:p>
      <text:p text:style-name="P38"><text:s text:c="4"/><text:span text:style-name="T15">bottle</text:span>sInMachine <text:span text:style-name="T99">:=</text:span> machine<text:span text:style-name="T15">Bottle</text:span>Capacity;</text:p>
      <text:p text:style-name="P38"><text:s text:c="4"/></text:p>
      <text:p text:style-name="P38"><text:s text:c="4"/>daysToEmptyCounter <text:span text:style-name="T99">:=</text:span> <text:span text:style-name="T43">0</text:span>;</text:p>
      <text:p text:style-name="P38"><text:soft-page-break/><text:s text:c="4"/></text:p>
      <text:p text:style-name="P38"><text:s text:c="4"/><text:span text:style-name="T73">Echo</text:span><text:span text:style-name="T24">(</text:span><text:span text:style-name="T103">"New Trial"</text:span><text:span text:style-name="T24">)</text:span>;</text:p>
      <text:p text:style-name="P38"><text:s text:c="4"/></text:p>
      <text:p text:style-name="P38"><text:s text:c="4"/><text:span text:style-name="T85">//Run the simulation in an infinite loop until the machine is empty.</text:span></text:p>
      <text:p text:style-name="P38"><text:s text:c="4"/><text:span text:style-name="T101">Repeat</text:span><text:span text:style-name="T24">()</text:span></text:p>
      <text:p text:style-name="Standard"><text:s text:c="4"/>{</text:p>
      <text:p text:style-name="P38"><text:s text:c="8"/><text:span text:style-name="T85">//Simulate a 24 hour period.</text:span></text:p>
      <text:p text:style-name="P38"><text:s text:c="8"/><text:span text:style-name="T101">Repeat</text:span><text:span text:style-name="T24">(</text:span><text:span text:style-name="T43">24</text:span><text:span text:style-name="T24">)</text:span></text:p>
      <text:p text:style-name="Standard"><text:s text:c="8"/>{</text:p>
      <text:p text:style-name="P38"><text:s text:c="12"/><text:span text:style-name="T85">//Determine the number of bottles that were purchased during this hour.</text:span></text:p>
      <text:p text:style-name="P38"><text:s text:c="12"/>numberOf<text:span text:style-name="T15">Bottle</text:span>sPurchasedThisHour <text:span text:style-name="T99">:=</text:span> <text:span text:style-name="T101">RandomPickWeighted</text:span><text:span text:style-name="T24">([</text:span></text:p>
      <text:p text:style-name="P38"><text:s text:c="16"/><text:span text:style-name="T24">[</text:span><text:span text:style-name="T43">0</text:span>,<text:span text:style-name="T43">60</text:span><text:span text:style-name="T24">/</text:span><text:span text:style-name="T43">100</text:span><text:span text:style-name="T24">]</text:span>,</text:p>
      <text:p text:style-name="P38"><text:s text:c="16"/><text:span text:style-name="T24">[</text:span><text:span text:style-name="T43">1</text:span>,<text:span text:style-name="T43">20</text:span><text:span text:style-name="T24">/</text:span><text:span text:style-name="T43">100</text:span><text:span text:style-name="T24">]</text:span>,</text:p>
      <text:p text:style-name="P38"><text:s text:c="16"/><text:span text:style-name="T24">[</text:span><text:span text:style-name="T43">2</text:span>,<text:span text:style-name="T43">15</text:span><text:span text:style-name="T24">/</text:span><text:span text:style-name="T43">100</text:span><text:span text:style-name="T24">]</text:span>,</text:p>
      <text:p text:style-name="P38"><text:s text:c="16"/><text:span text:style-name="T24">[</text:span><text:span text:style-name="T43">3</text:span>,<text:span text:style-name="T43">05</text:span><text:span text:style-name="T24">/</text:span><text:span text:style-name="T43">100</text:span><text:span text:style-name="T24">]])</text:span>;</text:p>
      <text:p text:style-name="P38"><text:s text:c="12"/></text:p>
      <text:p text:style-name="P38"><text:s text:c="12"/><text:span text:style-name="T15">bottle</text:span>sInMachine <text:span text:style-name="T99">:=</text:span> bottlesInMachine<text:span text:style-name="T24">-</text:span>numberOf<text:span text:style-name="T15">Bottle</text:span>sPurchasedThisHour;</text:p>
      <text:p text:style-name="P38"><text:s text:c="12"/></text:p>
      <text:p text:style-name="P38"><text:s text:c="12"/><text:span text:style-name="T85">//If the machine has become empty, end the 24 hour simulation.</text:span></text:p>
      <text:p text:style-name="P48"><text:s text:c="12"/><text:span text:style-name="T111">If</text:span><text:span text:style-name="T24">(</text:span>bottlesInMachine <text:span text:style-name="T24">&lt;=?</text:span> <text:span text:style-name="T43">0</text:span><text:span text:style-name="T34">)</text:span></text:p>
      <text:p text:style-name="P48"><text:s text:c="12"/>{</text:p>
      <text:p text:style-name="P48"><text:s text:c="16"/>bottlesInMachine <text:span text:style-name="T99">:=</text:span> <text:span text:style-name="T43">0</text:span>; </text:p>
      <text:p text:style-name="P48"><text:span text:style-name="T101"><text:s text:c="16"/>Break</text:span><text:span text:style-name="T24">();</text:span></text:p>
      <text:p text:style-name="P48"><text:span text:style-name="T24"><text:s text:c="12"/></text:span>};</text:p>
      <text:p text:style-name="Standard"><text:s text:c="8"/>};</text:p>
      <text:p text:style-name="P38"><text:s text:c="8"/></text:p>
      <text:p text:style-name="P38"><text:s text:c="8"/></text:p>
      <text:p text:style-name="P38"><text:bookmark-start text:name="__DdeLink__21777_598182148"/><text:s text:c="8"/><text:span text:style-name="T73">Echo</text:span><text:span text:style-name="T24">(</text:span><text:span text:style-name="T103">"Day: "</text:span> , </text:p>
      <text:p text:style-name="P39"><text:s text:c="12"/><text:span text:style-name="T101">PadLeft</text:span><text:span text:style-name="T24">(</text:span>daysToEmptyCounter<text:span text:style-name="T15"> + </text:span><text:span text:style-name="T55">1</text:span>,<text:bookmark-start text:name="__DdeLink__18078_1214382579"/><text:span text:style-name="T43">2</text:span><text:bookmark-end text:name="__DdeLink__18078_1214382579"/><text:span text:style-name="T24">)</text:span>, </text:p>
      <text:p text:style-name="P38"><text:s text:c="12"/><text:span text:style-name="T103">" <text:s text:c="2"/></text:span><text:span text:style-name="T104">Bottle</text:span><text:span text:style-name="T103">s in machine: "</text:span>, </text:p>
      <text:p text:style-name="P38"><text:s text:c="12"/><text:span text:style-name="T101">PadLeft</text:span><text:span text:style-name="T24">(</text:span>bottlesInMachine,<text:span text:style-name="T43">2</text:span><text:span text:style-name="T24">))</text:span>;<text:bookmark-end text:name="__DdeLink__21777_598182148"/></text:p>
      <text:p text:style-name="P38"><text:s text:c="8"/></text:p>
      <text:p text:style-name="P38"><text:s text:c="8"/></text:p>
      <text:p text:style-name="P38"><text:s text:c="8"/><text:span text:style-name="T85">//If the machine has become empty, end this trial.</text:span></text:p>
      <text:p text:style-name="P38"><text:s text:c="8"/><text:span text:style-name="T111">If</text:span><text:span text:style-name="T24">(</text:span>bottlesInMachine <text:span text:style-name="T24">=?</text:span> <text:span text:style-name="T43">0</text:span><text:span text:style-name="T4">)</text:span> <text:span text:style-name="T101">Break</text:span><text:span text:style-name="T24">()</text:span>;</text:p>
      <text:p text:style-name="P38"><text:s text:c="8"/></text:p>
      <text:p text:style-name="Standard"><text:s text:c="8"/><text:span text:style-name="T85">/*</text:span></text:p>
      <text:p text:style-name="P74"><text:s text:c="9"/>Uncomment the following <text:span text:style-name="T4">code</text:span> to enable restocking.</text:p>
      <text:p text:style-name="P24"><text:s text:c="8"/><text:span text:style-name="T89">*/</text:span></text:p>
      <text:p text:style-name="Standard"><text:s text:c="8"/><text:span text:style-name="T85">/*</text:span></text:p>
      <text:p text:style-name="P76"><text:s text:c="9"/><text:span text:style-name="T4">If</text:span>(Modulo(daysToEmptyCounter,daysBetweenRestocking) =? 0<text:span text:style-name="T4">)</text:span></text:p>
      <text:p text:style-name="P76"><text:span text:style-name="T4"><text:s text:c="9"/>{</text:span> </text:p>
      <text:p text:style-name="P74"><text:s text:c="13"/>bottlesInMachine := machine<text:span text:style-name="T15">Bottle</text:span>Capacity;</text:p>
      <text:p text:style-name="P74"><text:s text:c="9"/><text:span text:style-name="T4">};</text:span></text:p>
      <text:p text:style-name="P24"><text:s text:c="8"/><text:span text:style-name="T89">*/</text:span></text:p>
      <text:p text:style-name="P38"><text:s text:c="8"/></text:p>
      <text:p text:style-name="P38"><text:s text:c="8"/>daysToEmptyCounter<text:span text:style-name="T24">++</text:span>;</text:p>
      <text:p text:style-name="Standard"><text:s text:c="4"/>};</text:p>
      <text:p text:style-name="P38"><text:s text:c="4"/></text:p>
      <text:p text:style-name="P38"><text:s text:c="4"/><text:span text:style-name="T73">NewLine</text:span><text:span text:style-name="T24">()</text:span>;</text:p>
      <text:p text:style-name="P38"><text:s text:c="4"/></text:p>
      <text:p text:style-name="P38"><text:s text:c="4"/><text:span text:style-name="T85">//Save the days to empty data in a list for later analysis.</text:span></text:p>
      <text:p text:style-name="P38"><text:s text:c="4"/>daysToEmptyList <text:span text:style-name="T99">:=</text:span> <text:span text:style-name="T73">Append</text:span><text:span text:style-name="T24">(</text:span>daysToEmptyList, daysToEmptyCounter<text:span text:style-name="T24">)</text:span>;</text:p>
      <text:p text:style-name="P38"><text:s text:c="4"/></text:p>
      <text:p text:style-name="Standard">};</text:p>
      <text:p text:style-name="P77"><text:soft-page-break/></text:p>
      <text:p text:style-name="P38"><text:span text:style-name="T73">Echo</text:span><text:span text:style-name="T24">(</text:span><text:span text:style-name="T103">"Days to empty data: "</text:span>, daysToEmptyList<text:span text:style-name="T24">)</text:span>;</text:p>
      <text:p text:style-name="P77"/>
      <text:p text:style-name="P38"><text:span text:style-name="T73">Echo</text:span><text:span text:style-name="T24">(</text:span><text:span text:style-name="T103">"Mean days to empty: "</text:span>, <text:span text:style-name="T73">NM(</text:span><text:span text:style-name="T101">Mean</text:span><text:span text:style-name="T24">(</text:span>daysToEmptyList<text:span text:style-name="T24">)))</text:span>;</text:p>
      <text:p text:style-name="P77"/>
      <text:p text:style-name="P77"/>
      <text:p text:style-name="P65">%/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bookmark-end text:name="__DdeLink__39923_1544706921"/><text:bookmark-end text:name="__DdeLink__40759_1544706921"/><text:bookmark-end text:name="__DdeLink__40751_29309981"/><text:bookmark-end text:name="__DdeLink__40754_29309981"/><text:bookmark-end text:name="__DdeLink__21774_598182148"/></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 text:c="6"/></text:p>
      <text:p text:style-name="P38"><text:soft-page-break/><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9"/><text:bookmark-start text:name="DDE_LINK37"/>[3,4,3,3,2,2,2,2,3,2<text:bookmark-end text:name="DDE_LINK39"/><text:bookmark-end text:name="DDE_LINK37"/>] </text:p>
      <text:p text:style-name="P38"><text:s text:c="6"/>Mean days to empty: 2.6 </text:p>
      <text:p text:style-name="P38">. <text:s text:c="2"/><text:span text:style-name="T76">%/output</text:span></text:p>
      <text:p text:style-name="P110"/>
      <text:p text:style-name="Text_20_body">This simulation conducted 10 trials and the number of days it took to empty the vending machine in each trial was placed into <text:span text:style-name="T25">daysToEmptyList</text:span>. <text:s/>A more informative view of the data in this list can be obtained by sending it to the Histogram() function:</text:p>
      <text:p text:style-name="Preformatted_20_Text"/>
      <text:p text:style-name="Preformatted_20_Text">In&gt; <text:bookmark-start text:name="__DdeLink__18497_1964534394"/><text:bookmark-start text:name="__DdeLink__23557_1323898305"/><text:bookmark-start text:name="__DdeLink__39997_1544706921"/><text:bookmark-start text:name="__DdeLink__40761_1544706921"/>Histogram(daysToEmptyList, title: "Days Until Empty", xAxisLabel: "Days", yAxisLabel: "Count", seriesTitle: "Day Data")<text:bookmark-end text:name="__DdeLink__18497_1964534394"/><text:bookmark-end text:name="__DdeLink__23557_1323898305"/><text:bookmark-end text:name="__DdeLink__39997_1544706921"/><text:bookmark-end text:name="__DdeLink__40761_1544706921"/></text:p>
      <text:p text:style-name="P57">Result: org.jfree.chart.ChartPanel</text:p>
      <text:p text:style-name="Text_20_body"><draw:frame draw:style-name="fr2" draw:name="graphics31" text:anchor-type="paragraph" svg:width="5.2291in" svg:height="2.9791in" draw:z-index="36"><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89">,</text:span> <text:span text:style-name="T223">that</text:span> simulates a shuffled deck of 52 cards with a list of numbers between 1 and 52 inclusive that have been placed into a random order:</text:p>
      <text:p text:style-name="Preformatted_20_Text"/>
      <text:p text:style-name="Preformatted_20_Text"><text:soft-page-break/>In&gt; <text:bookmark-start text:name="__DdeLink__19463_85874061"/><text:bookmark-start text:name="__DdeLink__51005_1285229149"/><text:bookmark-start text:name="__DdeLink__23559_1323898305"/><text:bookmark-start text:name="__DdeLink__39999_1544706921"/><text:bookmark-start text:name="__DdeLink__40763_1544706921"/>ShuffledDeckNoSuits()<text:bookmark-end text:name="__DdeLink__19463_85874061"/><text:bookmark-end text:name="__DdeLink__51005_1285229149"/><text:bookmark-end text:name="__DdeLink__23559_1323898305"/><text:bookmark-end text:name="__DdeLink__39999_1544706921"/><text:bookmark-end text:name="__DdeLink__40763_1544706921"/></text:p>
      <text:p text:style-name="P57">Result: [3,3,3,10,11,2,8,1,8,4,11,5,5,13,13,10,3,8,6,7,2,12,6,9,4,9,8,2,12,1,7,12,4,9,11,13,2,13,10,7,6,7,11,4,10,6,5,1,5,1,9,12]</text:p>
      <text:p text:style-name="P57"/>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65"><text:bookmark-start text:name="__DdeLink__18499_1964534394"/><text:bookmark-start text:name="__DdeLink__51007_1285229149"/><text:bookmark-start text:name="__DdeLink__23561_1323898305"/><text:bookmark-start text:name="__DdeLink__40001_1544706921"/><text:bookmark-start text:name="__DdeLink__40765_1544706921"/><text:bookmark-start text:name="__DdeLink__40756_29309981"/>%mathpiper,title="Cards: two of a kind."</text:p>
      <text:p text:style-name="P77"/>
      <text:p text:style-name="P38">pairsCount <text:span text:style-name="T99">:=</text:span> <text:span text:style-name="T43">0</text:span>;</text:p>
      <text:p text:style-name="P77"/>
      <text:p text:style-name="P38">numberOfTrials <text:span text:style-name="T99">:=</text:span> <text:span text:style-name="T43">40</text:span>;</text:p>
      <text:p text:style-name="P77"/>
      <text:p text:style-name="P38"><text:span text:style-name="T101">Repeat</text:span><text:span text:style-name="T24">(</text:span>numberOfTrials<text:span text:style-name="T24">)</text:span></text:p>
      <text:p text:style-name="Standard">{</text:p>
      <text:p text:style-name="P38"><text:s text:c="4"/>deck <text:span text:style-name="T99">:=</text:span> <text:span text:style-name="T101">ShuffledDeckNoSuits</text:span><text:span text:style-name="T24">()</text:span>;</text:p>
      <text:p text:style-name="P38"><text:s text:c="4"/></text:p>
      <text:p text:style-name="P38"><text:s text:c="4"/>hand <text:span text:style-name="T99">:=</text:span> <text:span text:style-name="T73">Take</text:span><text:span text:style-name="T24">(</text:span>deck,<text:span text:style-name="T43">5</text:span><text:span text:style-name="T24">)</text:span>;</text:p>
      <text:p text:style-name="P38"><text:s text:c="4"/></text:p>
      <text:p text:style-name="P38"><text:s text:c="4"/><text:span text:style-name="T108">Write</text:span><text:span text:style-name="T24">(</text:span>hand<text:span text:style-name="T24">)</text:span>;</text:p>
      <text:p text:style-name="P38"><text:s text:c="4"/></text:p>
      <text:p text:style-name="P38"><text:s text:c="4"/>handPairCount <text:span text:style-name="T99">:=</text:span> <text:span text:style-name="T43">0</text:span>;</text:p>
      <text:p text:style-name="P38"><text:s text:c="4"/></text:p>
      <text:p text:style-name="P38"><text:s text:c="4"/><text:span text:style-name="T73">ForEach</text:span><text:span text:style-name="T24">(</text:span>card, <text:span text:style-name="T43">1</text:span> .. <text:span text:style-name="T43">13</text:span><text:span text:style-name="T24">)</text:span></text:p>
      <text:p text:style-name="Standard"><text:s text:c="6"/>{</text:p>
      <text:p text:style-name="P38"><text:s text:c="8"/><text:span text:style-name="T111">If</text:span><text:span text:style-name="T24">(</text:span><text:span text:style-name="T73">Count</text:span><text:span text:style-name="T24">(</text:span>hand,card<text:span text:style-name="T24">)</text:span> <text:span text:style-name="T24">=?</text:span> <text:span text:style-name="T43">2</text:span><text:span text:style-name="T34">)</text:span> handPairCount<text:span text:style-name="T24">++</text:span>;</text:p>
      <text:p text:style-name="Standard"><text:s text:c="6"/>};</text:p>
      <text:p text:style-name="P38"><text:s text:c="4"/></text:p>
      <text:p text:style-name="P48"><text:s text:c="4"/><text:span text:style-name="T111">If</text:span><text:span text:style-name="T24">(</text:span>handPairCount <text:span text:style-name="T24">=?</text:span> <text:span text:style-name="T43">1</text:span><text:span text:style-name="T34">)</text:span> </text:p>
      <text:p text:style-name="P48"><text:s text:c="4"/>{</text:p>
      <text:p text:style-name="P48"><text:s text:c="8"/>pairsCount<text:span text:style-name="T24">++</text:span>; </text:p>
      <text:p text:style-name="P48"><text:span text:style-name="T108"><text:s text:c="8"/>WriteString</text:span><text:span text:style-name="T24">(</text:span><text:span text:style-name="T103">" - pair"</text:span><text:span text:style-name="T24">)</text:span>;</text:p>
      <text:p text:style-name="P48"><text:s text:c="4"/>};</text:p>
      <text:p text:style-name="P38"><text:s text:c="4"/></text:p>
      <text:p text:style-name="P38"><text:s text:c="4"/><text:span text:style-name="T73">NewLine</text:span><text:span text:style-name="T24">()</text:span>;</text:p>
      <text:p text:style-name="Standard">};</text:p>
      <text:p text:style-name="P77"/>
      <text:p text:style-name="P38"><text:span text:style-name="T73">NewLine</text:span><text:span text:style-name="T24">()</text:span>;</text:p>
      <text:p text:style-name="P38"><text:span text:style-name="T73">Echo</text:span><text:span text:style-name="T24">(</text:span><text:span text:style-name="T103">"Number of trials: "</text:span>, numberOfTrials<text:span text:style-name="T24">)</text:span>;</text:p>
      <text:p text:style-name="P38"><text:span text:style-name="T73">Echo</text:span><text:span text:style-name="T24">(</text:span><text:span text:style-name="T103">"Probability of receiving a single pair: "</text:span>, </text:p>
      <text:p text:style-name="P38"><text:s text:c="4"/><text:span text:style-name="T73">NM(</text:span>pairsCount<text:span text:style-name="T24">/</text:span>numberOfTrials<text:span text:style-name="T24">)</text:span> <text:span text:style-name="T24">)</text:span>;</text:p>
      <text:p text:style-name="P77"/>
      <text:p text:style-name="P65">%/mathpiper<text:bookmark-end text:name="__DdeLink__18499_1964534394"/><text:bookmark-end text:name="__DdeLink__51007_1285229149"/><text:bookmark-end text:name="__DdeLink__23561_1323898305"/><text:bookmark-end text:name="__DdeLink__40001_1544706921"/><text:bookmark-end text:name="__DdeLink__40765_1544706921"/><text:bookmark-end text:name="__DdeLink__40756_29309981"/></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5,1,7,8,6]</text:p>
      <text:p text:style-name="P38"><text:soft-page-break/><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14">.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65"><text:bookmark-start text:name="__DdeLink__18940_1802316332"/><text:bookmark-start text:name="__DdeLink__18864_1802316332"/><text:bookmark-start text:name="__DdeLink__18788_1802316332"/><text:bookmark-start text:name="__DdeLink__51009_1285229149"/><text:bookmark-start text:name="__DdeLink__23563_1323898305"/><text:bookmark-start text:name="__DdeLink__40003_1544706921"/><text:bookmark-start text:name="__DdeLink__40839_1544706921"/><text:bookmark-start text:name="__DdeLink__40760_29309981"/>%mathpiper,title="Cards: two pairs vs. three of a kind."</text:p>
      <text:p text:style-name="P77"/>
      <text:p text:style-name="P38">pairsCount <text:span text:style-name="T99">:=</text:span> <text:span text:style-name="T43">0</text:span>;</text:p>
      <text:p text:style-name="P77"/>
      <text:p text:style-name="P38">threeOfAKindCount <text:span text:style-name="T99">:=</text:span> <text:span text:style-name="T43">0</text:span>;</text:p>
      <text:p text:style-name="P77"/>
      <text:p text:style-name="P38">numberOfTrials <text:span text:style-name="T99">:=</text:span> <text:span text:style-name="T43">1000</text:span>;</text:p>
      <text:p text:style-name="P77"/>
      <text:p text:style-name="P38"><text:soft-page-break/><text:span text:style-name="T101">Repeat</text:span><text:span text:style-name="T24">(</text:span>numberOfTrials<text:span text:style-name="T24">)</text:span></text:p>
      <text:p text:style-name="Standard">{</text:p>
      <text:p text:style-name="P38"><text:s text:c="4"/>deck <text:span text:style-name="T99">:=</text:span> <text:span text:style-name="T101">ShuffledDeckNoSuits</text:span><text:span text:style-name="T24">()</text:span>;</text:p>
      <text:p text:style-name="P77"/>
      <text:p text:style-name="P38"><text:s text:c="4"/>hand <text:span text:style-name="T99">:=</text:span> <text:span text:style-name="T73">Take</text:span><text:span text:style-name="T24">(</text:span>deck, <text:span text:style-name="T43">5</text:span><text:span text:style-name="T24">)</text:span>;</text:p>
      <text:p text:style-name="P38"><text:s text:c="4"/></text:p>
      <text:p text:style-name="P38"><text:s text:c="4"/><text:span text:style-name="T85">//Echo(hand);</text:span></text:p>
      <text:p text:style-name="P38"><text:s text:c="4"/></text:p>
      <text:p text:style-name="P38"><text:s text:c="4"/>handPairCount <text:span text:style-name="T99">:=</text:span> <text:span text:style-name="T43">0</text:span>;</text:p>
      <text:p text:style-name="P38"><text:s text:c="4"/></text:p>
      <text:p text:style-name="P38"><text:s text:c="4"/>handThreeOfAKindCount <text:span text:style-name="T99">:=</text:span> <text:span text:style-name="T43">0</text:span>;</text:p>
      <text:p text:style-name="P38"><text:s text:c="4"/></text:p>
      <text:p text:style-name="P38"><text:s text:c="4"/><text:span text:style-name="T73">ForEach</text:span><text:span text:style-name="T24">(</text:span>card, <text:span text:style-name="T43">1</text:span> .. <text:span text:style-name="T43">13</text:span><text:span text:style-name="T24">)</text:span></text:p>
      <text:p text:style-name="Standard"><text:s text:c="6"/>{</text:p>
      <text:p text:style-name="P38"><text:s text:c="8"/><text:span text:style-name="T111">If</text:span><text:span text:style-name="T24">(</text:span><text:span text:style-name="T73">Count</text:span><text:span text:style-name="T24">(</text:span>hand, card<text:span text:style-name="T24">)</text:span> <text:span text:style-name="T24">=?</text:span> <text:span text:style-name="T43">2</text:span><text:span text:style-name="T34">)</text:span> handPairCount<text:span text:style-name="T24">++</text:span>;</text:p>
      <text:p text:style-name="P38"><text:s text:c="8"/></text:p>
      <text:p text:style-name="P38"><text:s text:c="8"/><text:span text:style-name="T111">If</text:span><text:span text:style-name="T108">(</text:span><text:span text:style-name="T73">Count</text:span><text:span text:style-name="T24">(</text:span>hand, card<text:span text:style-name="T24">)</text:span> <text:span text:style-name="T24">=?</text:span> <text:span text:style-name="T43">3</text:span><text:span text:style-name="T34">)</text:span> handThreeOfAKindCount<text:span text:style-name="T24">++</text:span>;</text:p>
      <text:p text:style-name="Standard"><text:s text:c="6"/>};</text:p>
      <text:p text:style-name="P38"><text:s text:c="4"/></text:p>
      <text:p text:style-name="P48"><text:s text:c="4"/><text:span text:style-name="T111">If</text:span><text:span text:style-name="T24">(</text:span>handPairCount <text:span text:style-name="T24">=?</text:span> <text:span text:style-name="T43">2</text:span><text:span text:style-name="T34">)</text:span> pairsCount<text:span text:style-name="T24">++</text:span>;</text:p>
      <text:p text:style-name="P38"><text:s text:c="4"/></text:p>
      <text:p text:style-name="P48"><text:s text:c="4"/><text:span text:style-name="T111">If</text:span><text:span text:style-name="T24">(</text:span>handThreeOfAKindCount <text:span text:style-name="T24">=?</text:span> <text:span text:style-name="T43">1</text:span><text:span text:style-name="T34">)</text:span> threeOfAKindCount<text:span text:style-name="T24">++</text:span>;</text:p>
      <text:p text:style-name="Standard">};</text:p>
      <text:p text:style-name="P77"/>
      <text:p text:style-name="P38"><text:span text:style-name="T73">Echo</text:span><text:span text:style-name="T24">(</text:span><text:span text:style-name="T103">"Probability of two pairs: "</text:span>, <text:span text:style-name="T73">NM(</text:span>pairsCount<text:span text:style-name="T24">/</text:span>numberOfTrials<text:span text:style-name="T24">)</text:span> <text:span text:style-name="T24">)</text:span>;</text:p>
      <text:p text:style-name="P38"><text:span text:style-name="T73">Echo</text:span><text:span text:style-name="T24">(</text:span><text:span text:style-name="T103">"Probability of three of a kind: "</text:span>, </text:p>
      <text:p text:style-name="P38"><text:s text:c="4"/><text:span text:style-name="T73">NM(</text:span>threeOfAKindCount<text:span text:style-name="T24">/</text:span>numberOfTrials<text:span text:style-name="T24">)</text:span> <text:span text:style-name="T24">)</text:span>;</text:p>
      <text:p text:style-name="P77"/>
      <text:p text:style-name="P65">%/mathpiper<text:bookmark-end text:name="__DdeLink__18940_1802316332"/><text:bookmark-end text:name="__DdeLink__18864_1802316332"/><text:bookmark-end text:name="__DdeLink__18788_1802316332"/><text:bookmark-end text:name="__DdeLink__51009_1285229149"/><text:bookmark-end text:name="__DdeLink__23563_1323898305"/><text:bookmark-end text:name="__DdeLink__40003_1544706921"/><text:bookmark-end text:name="__DdeLink__40839_1544706921"/><text:bookmark-end text:name="__DdeLink__40760_29309981"/></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Probability of two pairs: 0.071 </text:p>
      <text:p text:style-name="P38"><text:s text:c="6"/>Probability of three of a kind: 0.025</text:p>
      <text:p text:style-name="P110"><text:span text:style-name="T19">. <text:s text:c="2"/></text:span><text:span text:style-name="T82">%/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65"/>
      <text:p text:style-name="P65"><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text:bookmark-start text:name="__DdeLink__40005_1544706921"/><text:bookmark-start text:name="__DdeLink__40841_1544706921"/>%mathpiper</text:p>
      <text:p text:style-name="P77"/>
      <text:p text:style-name="P38">deck <text:span text:style-name="T99">:=</text:span> <text:span text:style-name="T24">[]</text:span>;</text:p>
      <text:p text:style-name="P77"/>
      <text:p text:style-name="P38">cardNames <text:span text:style-name="T99">:=</text:span> <text:span text:style-name="T108">Concat</text:span><text:span text:style-name="T24">(</text:span><text:span text:style-name="T43">2</text:span> .. <text:span text:style-name="T43">10</text:span>, <text:span text:style-name="T24">[</text:span><text:span text:style-name="T132">_</text:span>J,<text:span text:style-name="T215">_</text:span>Q,<text:span text:style-name="T215">_</text:span>K,<text:span text:style-name="T215">_</text:span>A<text:span text:style-name="T24">])</text:span>;</text:p>
      <text:p text:style-name="P77"/>
      <text:p text:style-name="P38">suitNames <text:span text:style-name="T99">:=</text:span> <text:span text:style-name="T24">[</text:span><text:span text:style-name="T132">_</text:span>CLUB,<text:span text:style-name="T215">_</text:span>DIAMOND,<text:span text:style-name="T215">_</text:span>HEART,<text:span text:style-name="T215">_</text:span>SPADE<text:span text:style-name="T24">]</text:span>;</text:p>
      <text:p text:style-name="P77"/>
      <text:p text:style-name="P38"><text:span text:style-name="T73">ForEach</text:span><text:span text:style-name="T24">(</text:span>card,cardNames<text:span text:style-name="T24">)</text:span></text:p>
      <text:p text:style-name="Standard">{</text:p>
      <text:p text:style-name="P38"><text:soft-page-break/><text:s text:c="4"/><text:span text:style-name="T73">ForEach</text:span><text:span text:style-name="T24">(</text:span>suit,suitNames<text:span text:style-name="T24">)</text:span></text:p>
      <text:p text:style-name="Standard"><text:s text:c="4"/>{</text:p>
      <text:p text:style-name="P38"><text:s text:c="8"/>unboundSymbol <text:span text:style-name="T99">:=</text:span> <text:span text:style-name="T108">ToAtom(ToString(</text:span>card<text:span text:style-name="T24">)</text:span> <text:span text:style-name="T165">~</text:span> <text:span text:style-name="T108">ToString(</text:span>suit<text:span text:style-name="T24">))</text:span>;</text:p>
      <text:p text:style-name="P38"><text:s text:c="8"/></text:p>
      <text:p text:style-name="P38"><text:s text:c="8"/>deck <text:span text:style-name="T99">:=</text:span> <text:span text:style-name="T73">Append</text:span><text:span text:style-name="T24">(</text:span>deck, unboundSymbol<text:span text:style-name="T24">)</text:span>;</text:p>
      <text:p text:style-name="Standard"><text:s text:c="4"/>};</text:p>
      <text:p text:style-name="Standard">};</text:p>
      <text:p text:style-name="P77"/>
      <text:p text:style-name="P38">shuffledDeck <text:span text:style-name="T99">:=</text:span> <text:span text:style-name="T101">Shuffle</text:span><text:span text:style-name="T24">(</text:span>deck<text:span text:style-name="T24">)</text:span>;</text:p>
      <text:p text:style-name="P77"/>
      <text:p text:style-name="P109">%/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bookmark-end text:name="__DdeLink__40005_1544706921"/><text:bookmark-end text:name="__DdeLink__40841_154470692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65"/>
      <text:p text:style-name="P65"><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text:bookmark-start text:name="__DdeLink__40008_1544706921"/><text:bookmark-start text:name="__DdeLink__40844_1544706921"/><text:bookmark-start text:name="__DdeLink__40763_29309981"/><text:bookmark-start text:name="__DdeLink__41003_29309981"/><text:bookmark-start text:name="__DdeLink__21550_598182148"/>%mathpiper,title="Random walk."</text:p>
      <text:p text:style-name="P77"/>
      <text:p text:style-name="P38">targetPosition <text:span text:style-name="T99">:=</text:span> <text:span text:style-name="T24">[</text:span><text:span text:style-name="T43">2</text:span>,<text:span text:style-name="T43">1</text:span><text:span text:style-name="T24">]</text:span>;</text:p>
      <text:p text:style-name="P77"/>
      <text:p text:style-name="P38">successCount <text:span text:style-name="T99">:=</text:span> <text:span text:style-name="T43">0</text:span>;</text:p>
      <text:p text:style-name="P77"/>
      <text:p text:style-name="P38">numberOfTrials <text:span text:style-name="T99">:=</text:span> <text:span text:style-name="T43">40</text:span>;</text:p>
      <text:p text:style-name="P77"/>
      <text:p text:style-name="P38">numberOfSteps <text:span text:style-name="T99">:=</text:span> <text:span text:style-name="T43">12</text:span>;</text:p>
      <text:p text:style-name="P77"/>
      <text:p text:style-name="P38"><text:span text:style-name="T101">Repeat</text:span><text:span text:style-name="T24">(</text:span>numberOfTrials<text:span text:style-name="T24">)</text:span></text:p>
      <text:p text:style-name="Standard">{</text:p>
      <text:p text:style-name="P38"><text:s text:c="4"/>currentPosition <text:span text:style-name="T99">:=</text:span> <text:span text:style-name="T24">[</text:span><text:span text:style-name="T43">0</text:span>,<text:span text:style-name="T43">0</text:span><text:span text:style-name="T24">]</text:span>;</text:p>
      <text:p text:style-name="P38"><text:s text:c="4"/></text:p>
      <text:p text:style-name="P38"><text:s text:c="4"/>walkPath <text:span text:style-name="T99">:=</text:span> <text:span text:style-name="T24">[]</text:span>;</text:p>
      <text:p text:style-name="P38"><text:s text:c="4"/></text:p>
      <text:p text:style-name="P38"><text:s text:c="4"/><text:span text:style-name="T101">Repeat</text:span><text:span text:style-name="T24">(</text:span>numberOfSteps<text:span text:style-name="T24">)</text:span></text:p>
      <text:p text:style-name="Standard"><text:s text:c="6"/>{</text:p>
      <text:p text:style-name="P38"><text:s text:c="8"/><text:bookmark-start text:name="DDE_LINK41"/>step<text:span text:style-name="T99">:=</text:span> <text:span text:style-name="T101">RandomPickWeighted</text:span><text:span text:style-name="T24">([</text:span></text:p>
      <text:p text:style-name="P38"><text:s text:c="12"/><text:span text:style-name="T24">[</text:span> <text:span text:style-name="T24">[</text:span><text:span text:style-name="T43">1</text:span>,<text:span text:style-name="T43">0</text:span><text:span text:style-name="T24">]</text:span>, <text:span text:style-name="T43">1</text:span><text:span text:style-name="T24">/</text:span><text:span text:style-name="T43">4</text:span><text:span text:style-name="T24">]</text:span>,</text:p>
      <text:p text:style-name="P38"><text:s text:c="12"/><text:span text:style-name="T24">[</text:span> <text:span text:style-name="T24">[-</text:span><text:span text:style-name="T43">1</text:span>,<text:span text:style-name="T43">0</text:span><text:span text:style-name="T24">]</text:span>, <text:span text:style-name="T43">1</text:span><text:span text:style-name="T24">/</text:span><text:span text:style-name="T43">4</text:span><text:span text:style-name="T24">]</text:span>,</text:p>
      <text:p text:style-name="P38"><text:s text:c="12"/><text:span text:style-name="T24">[</text:span> <text:span text:style-name="T24">[</text:span><text:span text:style-name="T43">0</text:span>,<text:span text:style-name="T43">1</text:span><text:span text:style-name="T24">]</text:span>, <text:span text:style-name="T43">1</text:span><text:span text:style-name="T24">/</text:span><text:span text:style-name="T43">4</text:span><text:span text:style-name="T24">]</text:span>,</text:p>
      <text:p text:style-name="P38"><text:s text:c="12"/><text:span text:style-name="T24">[</text:span> <text:span text:style-name="T24">[</text:span><text:span text:style-name="T43">0</text:span>,<text:span text:style-name="T24">-</text:span><text:span text:style-name="T43">1</text:span><text:span text:style-name="T24">]</text:span>, <text:span text:style-name="T43">1</text:span><text:span text:style-name="T24">/</text:span><text:span text:style-name="T43">4</text:span><text:span text:style-name="T24">]])</text:span>;<text:bookmark-end text:name="DDE_LINK41"/></text:p>
      <text:p text:style-name="P38"><text:s text:c="8"/></text:p>
      <text:p text:style-name="P38"><text:s text:c="8"/>currentPosition <text:span text:style-name="T99">:=</text:span> currentPosition <text:span text:style-name="T24">+</text:span> step;</text:p>
      <text:p text:style-name="P38"><text:soft-page-break/><text:s text:c="8"/></text:p>
      <text:p text:style-name="P38"><text:s text:c="8"/>walkPath <text:span text:style-name="T99">:=</text:span> <text:span text:style-name="T73">Append</text:span><text:span text:style-name="T24">(</text:span>walkPath, currentPosition<text:span text:style-name="T24">)</text:span>;</text:p>
      <text:p text:style-name="Standard"><text:s text:c="6"/>};</text:p>
      <text:p text:style-name="P38"><text:s text:c="4"/></text:p>
      <text:p text:style-name="P38"><text:s text:c="4"/><text:span text:style-name="T108">Write</text:span><text:span text:style-name="T24">(</text:span>walkPath<text:span text:style-name="T24">)</text:span>;</text:p>
      <text:p text:style-name="P38"><text:s text:c="4"/></text:p>
      <text:p text:style-name="P38"><text:s text:c="4"/><text:span text:style-name="T111">If</text:span><text:span text:style-name="T108">(</text:span><text:span text:style-name="T73">Contains?</text:span><text:span text:style-name="T24">(</text:span>walkPath, targetPosition<text:span text:style-name="T24">)</text:span><text:span text:style-name="T42">)</text:span> </text:p>
      <text:p text:style-name="P48"><text:s text:c="4"/>{</text:p>
      <text:p text:style-name="P48"><text:s text:c="8"/>successCount<text:span text:style-name="T24">++</text:span>; </text:p>
      <text:p text:style-name="P48"><text:span text:style-name="T108"><text:s text:c="8"/>WriteString</text:span><text:span text:style-name="T24">(</text:span><text:span text:style-name="T103">" - Success"</text:span><text:span text:style-name="T24">)</text:span>;</text:p>
      <text:p text:style-name="P48"><text:s text:c="4"/>};</text:p>
      <text:p text:style-name="P38"><text:s text:c="8"/></text:p>
      <text:p text:style-name="P38"><text:s text:c="4"/><text:span text:style-name="T73">NewLine</text:span><text:span text:style-name="T24">()</text:span>;</text:p>
      <text:p text:style-name="Standard">};</text:p>
      <text:p text:style-name="P77"/>
      <text:p text:style-name="P38"><text:span text:style-name="T73">NewLine</text:span><text:span text:style-name="T24">()</text:span>;</text:p>
      <text:p text:style-name="P38"><text:span text:style-name="T73">Echo</text:span><text:span text:style-name="T24">(</text:span><text:span text:style-name="T103">"Number of trials: "</text:span>, numberOfTrials<text:span text:style-name="T24">)</text:span>;</text:p>
      <text:p text:style-name="P38"><text:span text:style-name="T73">Echo</text:span><text:span text:style-name="T24">(</text:span><text:span text:style-name="T103">"The last walk path: "</text:span>, walkPath<text:span text:style-name="T24">)</text:span>;</text:p>
      <text:p text:style-name="P38"><text:span text:style-name="T73">Echo</text:span><text:span text:style-name="T24">(</text:span><text:span text:style-name="T103">"Number of successes: "</text:span>, successCount<text:span text:style-name="T24">)</text:span>;</text:p>
      <text:p text:style-name="P38"><text:span text:style-name="T73">Echo</text:span><text:span text:style-name="T24">(</text:span><text:span text:style-name="T103">"Probability of a success: "</text:span>, <text:span text:style-name="T73">NM(</text:span>successCount<text:span text:style-name="T24">/</text:span>numberOfTrials<text:span text:style-name="T24">))</text:span>;</text:p>
      <text:p text:style-name="P77"/>
      <text:p text:style-name="P77"/>
      <text:p text:style-name="P65">%/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bookmark-end text:name="__DdeLink__40008_1544706921"/><text:bookmark-end text:name="__DdeLink__40844_1544706921"/><text:bookmark-end text:name="__DdeLink__40763_29309981"/><text:bookmark-end text:name="__DdeLink__41003_29309981"/><text:bookmark-end text:name="__DdeLink__21550_598182148"/></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55"><text:s text:c="6"/>[[0,1],[0,0],[0,-1],[-1,-1],[-1,0],[-1,-1],[-2,-1],[-1,-1],[0,-1],[1,-1],[2,-1],[3,-1]]</text:p>
      <text:p text:style-name="P55"><text:s text:c="6"/>[[0,-1],[0,-2],[-1,-2],[-1,-1],[-1,-2],[-1,-1],[-1,0],[-1,1],[-1,0],[-1,1],[-2,1],[-2,0]]</text:p>
      <text:p text:style-name="P55"><text:s text:c="6"/>[[1,0],[0,0],[-1,0],[-2,0],[-2,-1],[-3,-1],[-3,0],[-2,0],[-2,-1],[-3,-1],[-2,-1],[-3,-1]]</text:p>
      <text:p text:style-name="P55"><text:s text:c="6"/>[[1,0],[1,1],[1,0],[0,0],[0,1],[0,2],[-1,2],[-1,1],[0,1],[-1,1],[0,1],[0,0]]</text:p>
      <text:p text:style-name="P55"><text:s text:c="6"/>[[0,-1],[0,-2],[0,-1],[1,-1],[0,-1],[1,-1],[2,-1],[3,-1],[3,0],[3,1],[2,1],[2,2]] - Success</text:p>
      <text:p text:style-name="P55"><text:s text:c="6"/>[[1,0],[1,1],[1,0],[2,0],[2,1],[3,1],[4,1],[4,0],[4,-1],[4,-2],[4,-3],[4,-4]] - Success</text:p>
      <text:p text:style-name="P55"><text:s text:c="6"/>[[0,1],[0,2],[-1,2],[-1,3],[-1,4],[-1,3],[0,3],[1,3],[1,4],[0,4],[0,3],[-1,3]]</text:p>
      <text:p text:style-name="P55"><text:s text:c="6"/>[[1,0],[2,0],[1,0],[2,0],[2,1],[1,1],[0,1],[0,2],[1,2],[1,1],[0,1],[-1,1]] - Success</text:p>
      <text:p text:style-name="P55"><text:s text:c="6"/>[[1,0],[2,0],[2,1],[2,2],[1,2],[1,1],[2,1],[3,1],[2,1],[2,2],[2,3],[1,3]] - Success</text:p>
      <text:p text:style-name="P55"><text:s text:c="6"/>[[-1,0],[-2,0],[-2,-1],[-1,-1],[-2,-1],[-1,-1],[-2,-1],[-1,-1],[-1,0],[-1,1],[-1,0],[-2,0]]</text:p>
      <text:p text:style-name="P55"><text:s text:c="6"/>[[0,-1],[0,-2],[-1,-2],[-1,-1],[-1,-2],[-1,-3],[-1,-4],[-1,-5],[-1,-4],[-1,-5],[-1,-4],[0,-4]]</text:p>
      <text:p text:style-name="P55"><text:s text:c="6"/>[[1,0],[1,1],[0,1],[-1,1],[-1,0],[-1,1],[-1,2],[-1,3],[-1,2],[-1,1],[-2,1],[-2,0]]</text:p>
      <text:p text:style-name="P55"><text:s text:c="6"/>[[0,-1],[0,-2],[-1,-2],[-1,-3],[-1,-2],[0,-2],[-1,-2],[-1,-1],[-2,-1],[-2,0],[-2,1],[-3,1]]</text:p>
      <text:p text:style-name="P55"><text:s text:c="6"/>[[1,0],[1,1],[1,0],[1,-1],[2,-1],[3,-1],[3,0],[3,1],[3,0],[3,1],[2,1],[3,1]] - Success</text:p>
      <text:p text:style-name="P55"><text:s text:c="6"/>[[1,0],[1,1],[0,1],[0,0],[0,1],[0,0],[0,1],[0,0],[1,0],[0,0],[-1,0],[-2,0]]</text:p>
      <text:p text:style-name="P55"><text:s text:c="6"/>[[0,1],[-1,1],[0,1],[0,2],[1,2],[1,3],[2,3],[2,4],[2,3],[2,2],[1,2],[2,2]]</text:p>
      <text:p text:style-name="P55"><text:s text:c="6"/>[[-1,0],[-1,-1],[-1,-2],[-2,-2],[-2,-1],[-2,-2],[-2,-3],[-3,-3],[-3,-2],[-2,-2],[-3,-2],[-4,-2]]</text:p>
      <text:p text:style-name="P55"><text:s text:c="6"/>[[0,1],[0,2],[-1,2],[-1,3],[-2,3],[-1,3],[0,3],[1,3],[1,2],[1,3],[2,3],[2,4]]</text:p>
      <text:p text:style-name="P55"><text:s text:c="6"/>[[1,0],[2,0],[2,1],[1,1],[2,1],[2,0],[2,-1],[2,0],[1,0],[2,0],[2,1],[2,0]] - Success</text:p>
      <text:p text:style-name="P55"><text:s text:c="6"/>[[0,1],[0,2],[-1,2],[-1,1],[0,1],[-1,1],[-2,1],[-2,0],[-2,1],[-1,1],[0,1],[-1,1]]</text:p>
      <text:p text:style-name="P55"><text:s text:c="6"/>[[1,0],[1,1],[2,1],[3,1],[2,1],[2,2],[2,1],[3,1],[4,1],[5,1],[4,1],[5,1]] - Success</text:p>
      <text:p text:style-name="P55"><text:s text:c="6"/>[[0,1],[0,0],[0,-1],[-1,-1],[-2,-1],[-2,0],[-2,-1],[-2,-2],[-2,-3],[-1,-3],[-2,-3],[-2,-4]]</text:p>
      <text:p text:style-name="P55"><text:s text:c="6"/>[[0,1],[0,2],[0,1],[0,0],[0,-1],[0,-2],[0,-3],[0,-2],[1,-2],[2,-2],[2,-1],[2,-2]]</text:p>
      <text:p text:style-name="P55"><text:s text:c="6"/>[[0,-1],[-1,-1],[-1,0],[-1,-1],[0,-1],[-1,-1],[-1,-2],[-2,-2],[-3,-2],[-3,-1],[-3,-2],[-4,-2]]</text:p>
      <text:p text:style-name="P55"><text:s text:c="6"/>[[0,1],[0,2],[-1,2],[0,2],[-1,2],[-1,3],[-1,2],[-2,2],[-2,3],[-3,3],[-3,4],[-3,3]]</text:p>
      <text:p text:style-name="P55"><text:s text:c="6"/>[[0,1],[0,2],[0,3],[1,3],[1,2],[1,1],[2,1],[2,2],[3,2],[3,1],[2,1],[3,1]] - Success</text:p>
      <text:p text:style-name="P55"><text:s text:c="6"/>[[0,-1],[0,-2],[1,-2],[1,-3],[2,-3],[2,-2],[2,-1],[2,0],[2,1],[3,1],[3,2],[3,1]] - Success</text:p>
      <text:p text:style-name="P55"><text:s text:c="6"/>[[-1,0],[-2,0],[-3,0],[-3,1],[-3,2],[-4,2],[-4,3],[-4,2],[-3,2],[-3,3],[-4,3],[-5,3]]</text:p>
      <text:p text:style-name="P55"><text:s text:c="6"/>[[0,1],[-1,1],[0,1],[-1,1],[-1,2],[-1,3],[0,3],[0,2],[1,2],[0,2],[0,1],[1,1]]</text:p>
      <text:p text:style-name="P55"><text:s text:c="6"/>[[-1,0],[0,0],[-1,0],[-2,0],[-2,1],[-2,2],[-3,2],[-2,2],[-1,2],[0,2],[1,2],[1,3]]</text:p>
      <text:p text:style-name="P55"><text:s text:c="6"/>[[0,1],[0,0],[-1,0],[-2,0],[-3,0],[-4,0],[-4,-1],[-5,-1],[-6,-1],[-6,-2],[-5,-2],[-4,-2]]</text:p>
      <text:p text:style-name="P55"><text:s text:c="6"/>[[0,-1],[-1,-1],[-1,0],[-1,1],[0,1],[1,1],[1,2],[0,2],[0,3],[0,4],[-1,4],[0,4]]</text:p>
      <text:p text:style-name="P55"><text:s text:c="6"/>[[0,-1],[0,0],[-1,0],[-1,-1],[0,-1],[1,-1],[0,-1],[0,-2],[1,-2],[1,-1],[0,-1],[1,-1]]</text:p>
      <text:p text:style-name="P55"><text:s text:c="6"/>[[-1,0],[-1,1],[-1,0],[-1,1],[0,1],[1,1],[2,1],[2,2],[2,3],[2,2],[2,3],[1,3]] - Success</text:p>
      <text:p text:style-name="P55"><text:s text:c="6"/>[[-1,0],[-1,-1],[-1,-2],[0,-2],[1,-2],[2,-2],[1,-2],[2,-2],[2,-3],[3,-3],[4,-3],[5,-3]]</text:p>
      <text:p text:style-name="P55"><text:s text:c="6"/>[[0,-1],[1,-1],[2,-1],[1,-1],[1,0],[2,0],[2,1],[1,1],[1,0],[2,0],[3,0],[3,-1]] - Success</text:p>
      <text:p text:style-name="P55"><text:soft-page-break/><text:s text:c="6"/>[[0,1],[0,2],[-1,2],[-2,2],[-2,1],[-1,1],[0,1],[0,0],[0,1],[1,1],[1,2],[0,2]]</text:p>
      <text:p text:style-name="P55"><text:s text:c="6"/>[[0,1],[0,2],[0,3],[-1,3],[-1,4],[0,4],[1,4],[2,4],[3,4],[4,4],[4,3],[4,2]]</text:p>
      <text:p text:style-name="P55"><text:s text:c="6"/>[[1,0],[0,0],[0,-1],[0,-2],[0,-3],[0,-2],[0,-3],[-1,-3],[0,-3],[0,-4],[1,-4],[1,-3]]</text:p>
      <text:p text:style-name="P55"><text:s text:c="6"/>[[0,1],[0,2],[0,3],[0,2],[0,3],[1,3],[1,4],[2,4],[1,4],[0,4],[-1,4],[-1,5]]</text:p>
      <text:p text:style-name="P55"><text:s text:c="6"/></text:p>
      <text:p text:style-name="P55"><text:s text:c="6"/></text:p>
      <text:p text:style-name="P55"><text:s text:c="6"/>The last walk path: [[0,1],[0,2],[0,3],[0,2],[0,3],[1,3],[1,4],[2,4],[1,4],[0,4],[-1,4],[-1,5]] </text:p>
      <text:p text:style-name="P38"><text:s text:c="6"/>Number of trials: 40 </text:p>
      <text:p text:style-name="P38"><text:tab/>Number of successes: 11 </text:p>
      <text:p text:style-name="P38"><text:s text:c="6"/>Probability of a success: 0.275</text:p>
      <text:p text:style-name="P111">. <text:s text:c="2"/><text:span text:style-name="T76">%/output</text:span></text:p>
      <text:p text:style-name="P88">The walk produced from a given trial can be plotted in the GeoGebra plugin by <text:span text:style-name="T45">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7">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text:bookmark-start text:name="__DdeLink__41005_29309981"/>GeoGebraPlot(walkPath, lines: True)<text:bookmark-end text:name="__DdeLink__19470_85874061"/><text:bookmark-end text:name="DDE_LINK59"/><text:bookmark-end text:name="DDE_LINK56"/><text:bookmark-end text:name="__DdeLink__18506_1964534394"/><text:bookmark-end text:name="__DdeLink__51097_1285229149"/><text:bookmark-end text:name="__DdeLink__41005_29309981"/></text:p>
      <text:p text:style-name="P57">Result: True</text:p>
      <text:p text:style-name="P88"/>
      <text:p text:style-name="P88"><draw:frame draw:style-name="fr2" draw:name="graphics32" text:anchor-type="paragraph" svg:width="3.4634in" svg:height="2.0535in" draw:z-index="37"><draw:image xlink:href="Pictures/100000000000040F00000268EB6C7349.png" xlink:type="simple" xlink:show="embed" xlink:actuate="onLoad"/></draw:frame></text:p>
      <text:p text:style-name="P88">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5">book_2_section_7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7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ext:soft-page-break/>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p text:style-name="P103">For the following exercises, create a Monte Carlo simulation to solve the problem that is presented in each exercise.</text:p>
      <text:h text:style-name="P135"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0">been born in the same month</text:span>?</text:p>
      <text:h text:style-name="P135"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83"><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83"/>
      <text:p text:style-name="P83">1) What is the probability that on any given day all of Bill's cars are broken? <text:span text:style-name="T12">(Hint: You can either write a program to determine the probability or you can calculate it.)</text:span></text:p>
      <text:p text:style-name="P83"/>
      <text:p text:style-name="P83">2) <text:span text:style-name="T12">What is the average number of days in a year that</text:span> Bill <text:span text:style-name="T223">is </text:span>without a functioning car? (Hint: Have each trial simulate 365 days and during each day determine if each car is BROKEN or RUNNING like this:</text:p>
      <text:p text:style-name="Preformatted_20_Text"><text:s text:c="6"/></text:p>
      <text:p text:style-name="Preformatted_20_Text"><text:bookmark-start text:name="__DdeLink__21675_2064388910"/><text:bookmark-start text:name="__DdeLink__21229_511911526"/><text:bookmark-start text:name="__DdeLink__21547_598182148"/><text:bookmark-start text:name="__DdeLink__51099_1285229149"/>carA := RandomPickWeighted([[<text:span text:style-name="T5">_</text:span>BROKEN,10/100],[<text:span text:style-name="T5">_</text:span>RUNNING,90/100]]);<text:bookmark-end text:name="__DdeLink__51099_1285229149"/></text:p>
      <text:p text:style-name="Preformatted_20_Text">carB := RandomPickWeighted([[<text:span text:style-name="T5">_</text:span>BROKEN,12/100],[<text:span text:style-name="T5">_</text:span>RUNNING,88/100]]);</text:p>
      <text:p text:style-name="Preformatted_20_Text">carC := RandomPickWeighted([[<text:span text:style-name="T5">_</text:span>BROKEN,15/100],[<text:span text:style-name="T5">_</text:span>RUNNING,85/100]]);<text:bookmark-end text:name="__DdeLink__18893_1230433501"/><text:bookmark-end text:name="__DdeLink__18873_1513516396"/><text:bookmark-end text:name="__DdeLink__21675_2064388910"/><text:bookmark-end text:name="__DdeLink__21229_511911526"/><text:bookmark-end text:name="__DdeLink__21547_598182148"/></text:p>
      <text:h text:style-name="Heading_20_3" text:outline-level="3"><text:bookmark-start text:name="__RefHeading__20648_1920141495"/><text:soft-page-break/>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5">input</text:span> and view it without having to use special input and output oriented functions. <text:s/>However, sometimes it is useful to use functions to obtain input from the user and output information to the user and MathPiper() has the <text:span text:style-name="T25">AskUser()</text:span> and <text:span text:style-name="T25">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08">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9"><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21506_2064388910"/><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57">Result: "42"</text:p>
      <text:p text:style-name="Preformatted_20_Text"/>
      <text:p text:style-name="Preformatted_20_Text">In&gt; inputValue</text:p>
      <text:p text:style-name="P57">Result: "42"<text:bookmark-end text:name="__DdeLink__21506_2064388910"/><text:bookmark-end text:name="__DdeLink__19046_1230433501"/></text:p>
      <text:p text:style-name="Preformatted_20_Text"/>
      <text:p text:style-name="Text_20_body">When the dialog window was displayed, the number <text:span text:style-name="T25">42</text:span> was entered and the number was returned by the function as the string "42". <text:s/>If you want to treat the input value as a <text:span text:style-name="T25">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57">Result: 42</text:p>
      <text:p text:style-name="P57"/>
      <text:p text:style-name="Text_20_body">The ToAtom() function can also be used to turn a string into an unbound variable symbol:</text:p>
      <text:p text:style-name="Preformatted_20_Text"/>
      <text:p text:style-name="Preformatted_20_Text">In&gt; ToAtom("a")</text:p>
      <text:p text:style-name="P57">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08">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1508_2064388910"/><text:bookmark-start text:name="__DdeLink__19048_1230433501"/><text:bookmark-start text:name="__DdeLink__18218_590199307"/><text:bookmark-start text:name="__DdeLink__51103_1285229149"/><text:bookmark-start text:name="__DdeLink__23576_1323898305"/>TellUser("Message from the program: 2 + 3 = " <text:span text:style-name="T166">~</text:span> ToString(2 + 3) )<text:bookmark-end text:name="__DdeLink__21508_2064388910"/><text:bookmark-end text:name="__DdeLink__19048_1230433501"/><text:bookmark-end text:name="__DdeLink__18218_590199307"/><text:bookmark-end text:name="__DdeLink__51103_1285229149"/><text:bookmark-end text:name="__DdeLink__23576_1323898305"/></text:p>
      <text:p text:style-name="P57">Result: True</text:p>
      <text:p text:style-name="Text_20_body"/>
      <text:p text:style-name="Text_20_body"><draw:frame draw:style-name="fr2" draw:name="graphics34" text:anchor-type="paragraph" svg:width="3.2602in" svg:height="1.2291in" draw:z-index="40"><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65"/>
      <text:p text:style-name="P65"><text:bookmark-start text:name="__DdeLink__21510_2064388910"/><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text:bookmark-start text:name="__DdeLink__40766_29309981"/>%mathpiper</text:p>
      <text:p text:style-name="P77"/>
      <text:p text:style-name="P38"><text:span text:style-name="T101">Repeat</text:span><text:span text:style-name="T24">()</text:span></text:p>
      <text:p text:style-name="Standard">{</text:p>
      <text:p text:style-name="P38"><text:s text:c="4"/>time <text:span text:style-name="T99">:=</text:span> <text:span text:style-name="T73">Time</text:span><text:span text:style-name="T24">()</text:span> inputValue <text:span text:style-name="T99">:=</text:span> <text:span text:style-name="T101">AskUser</text:span><text:span text:style-name="T24">(</text:span><text:span text:style-name="T103">"Enter an integer (or q to quit)."</text:span><text:span text:style-name="T24">)</text:span>;</text:p>
      <text:p text:style-name="P77"/>
      <text:p text:style-name="P48"><text:soft-page-break/><text:s text:c="4"/><text:span text:style-name="T111">If</text:span><text:span text:style-name="T24">(</text:span>inputValue <text:span text:style-name="T24">=?</text:span> <text:span text:style-name="T103">"q"</text:span> <text:span text:style-name="T108">Or?</text:span> inputValue <text:span text:style-name="T24">=?</text:span> <text:span text:style-name="T103">"Q"</text:span><text:span text:style-name="T42">)</text:span> </text:p>
      <text:p text:style-name="P48"><text:span text:style-name="T101"><text:s text:c="4"/></text:span><text:span text:style-name="T4">{</text:span></text:p>
      <text:p text:style-name="P48"><text:span text:style-name="T102"><text:s text:c="8"/></text:span><text:span text:style-name="T101">Break</text:span><text:span text:style-name="T24">()</text:span>;</text:p>
      <text:p text:style-name="P48"><text:s text:c="4"/><text:span text:style-name="T4">};</text:span></text:p>
      <text:p text:style-name="P38"><text:s text:c="4"/></text:p>
      <text:p text:style-name="P38"><text:s text:c="4"/>integerValue <text:span text:style-name="T99">:=</text:span> <text:span text:style-name="T108">ToAtom(</text:span>inputValue<text:span text:style-name="T24">)</text:span>;</text:p>
      <text:p text:style-name="P38"><text:s text:c="4"/></text:p>
      <text:p text:style-name="P48"><text:s text:c="4"/><text:span text:style-name="T111">If</text:span><text:span text:style-name="T108">(Not?</text:span> <text:span text:style-name="T108">Integer?</text:span><text:span text:style-name="T24">(</text:span>integerValue<text:span text:style-name="T24">))</text:span></text:p>
      <text:p text:style-name="P48"><text:s text:c="4"/>{</text:p>
      <text:p text:style-name="P48"><text:span text:style-name="T101"><text:s text:c="8"/>TellUser</text:span><text:span text:style-name="T24">(</text:span><text:span text:style-name="T103">"You must enter an integer."</text:span><text:span text:style-name="T24">)</text:span>;</text:p>
      <text:p text:style-name="P48"><text:span text:style-name="T101"><text:s text:c="8"/>Continue</text:span><text:span text:style-name="T24">()</text:span>;</text:p>
      <text:p text:style-name="P48"><text:s text:c="4"/>};</text:p>
      <text:p text:style-name="P38"><text:s text:c="4"/></text:p>
      <text:p text:style-name="P38"><text:s text:c="4"/><text:span text:style-name="T101">TellUser</text:span><text:span text:style-name="T24">(</text:span><text:span text:style-name="T103">"The integer you entered is "</text:span> <text:span text:style-name="T166">~</text:span> <text:span text:style-name="T108">ToString(</text:span>integerValue<text:span text:style-name="T24">)</text:span> <text:span text:style-name="T166">~</text:span> <text:span text:style-name="T103">"."</text:span> <text:span text:style-name="T166">~</text:span> <text:span text:style-name="T73">Nl</text:span><text:span text:style-name="T24">()</text:span> <text:span text:style-name="T166">~</text:span></text:p>
      <text:p text:style-name="P38"><text:s text:c="4"/><text:span text:style-name="T103">"It took you "</text:span> <text:span text:style-name="T166">~</text:span> <text:span text:style-name="T108">ToString(</text:span><text:span text:style-name="T73">RoundTo</text:span><text:span text:style-name="T24">(</text:span>time,<text:span text:style-name="T43">3</text:span><text:span text:style-name="T24">))</text:span> <text:span text:style-name="T166">~</text:span> <text:span text:style-name="T103">" seconds to enter the number."</text:span> <text:span text:style-name="T24">)</text:span>;</text:p>
      <text:p text:style-name="Standard">};</text:p>
      <text:p text:style-name="P77"/>
      <text:p text:style-name="P109">%/mathpiper<text:bookmark-end text:name="__DdeLink__21510_2064388910"/><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bookmark-end text:name="__DdeLink__40766_29309981"/></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0">,</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5">book_2_section_8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8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p text:style-name="P103">For the following exercises, use the AskUser() and TellUser() functions in <text:soft-page-break/>an infinite Repeat() loop.</text:p>
      <text:h text:style-name="P135"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75">5</text:span> problems to solve, and then <text:span text:style-name="T229">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5">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2">http://en.wiktionary.org/wiki/applied_mathematics</text:span></text:a></text:p>
      <text:p text:style-name="P88">The applied mathematics that is used in science, technology, and engineering is full of <text:span text:style-name="T25">formulas</text:span><text:span text:style-name="T116">,</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14"><draw:object xlink:href="./Object 89" xlink:type="simple" xlink:show="embed" xlink:actuate="onLoad"/><draw:image xlink:href="./ObjectReplacements/Object 89" xlink:type="simple" xlink:show="embed" xlink:actuate="onLoad"/></draw:frame></text:p>
      <text:p text:style-name="P90">or</text:p>
      <text:p text:style-name="P22"><draw:frame draw:style-name="fr4" draw:name="Object89" text:anchor-type="as-char" svg:width="0.689in" svg:height="0.3307in" draw:z-index="117"><draw:object xlink:href="./Object 90" xlink:type="simple" xlink:show="embed" xlink:actuate="onLoad"/><draw:image xlink:href="./ObjectReplacements/Object 90" xlink:type="simple" xlink:show="embed" xlink:actuate="onLoad"/></draw:frame></text:p>
      <text:p text:style-name="P25"/>
      <text:p text:style-name="P20"><text:span text:style-name="T57">In this formula, </text:span><text:span text:style-name="T63">d</text:span><text:span text:style-name="T57">, </text:span><text:span text:style-name="T63">v</text:span><text:span text:style-name="T57">, and </text:span><text:span text:style-name="T63">t</text:span><text:span text:style-name="T57"> are all </text:span><text:span text:style-name="T59">variables</text:span><text:span text:style-name="T68">, </text:span><text:span text:style-name="T57">which means that the </text:span><text:span text:style-name="T59">values</text:span><text:span text:style-name="T57"> they represent can </text:span><text:span text:style-name="T59">vary</text:span><text:span text:style-name="T57">. <text:s/></text:span></text:p>
      <text:p text:style-name="P88">Let's put this formula into <text:span text:style-name="T192">a program</text:span>. <text:s/>The following program deals with a car that has been traveling at a speed of 55 miles-per-hour for 1 hour. <text:s/>The program uses the above formula to <text:span text:style-name="T191">calculate the</text:span> <text:span text:style-name="T25">distance</text:span> the car traveled during this <text:span text:style-name="T25">hour</text:span>:</text:p>
      <text:p text:style-name="P54"/>
      <text:p text:style-name="P63"><text:bookmark-start text:name="__DdeLink__21586_2064388910"/><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77"/>
      <text:p text:style-name="P38">v <text:span text:style-name="T99">:=</text:span> <text:span text:style-name="T43">55</text:span>.<text:span text:style-name="T43">0</text:span>; <text:span text:style-name="T85">//Miles per hour.</text:span></text:p>
      <text:p text:style-name="P77"/>
      <text:p text:style-name="P38">t <text:span text:style-name="T99">:=</text:span> <text:span text:style-name="T43">1</text:span>.<text:span text:style-name="T43">0</text:span>; <text:span text:style-name="T85">//Hour.</text:span></text:p>
      <text:p text:style-name="P77"/>
      <text:p text:style-name="P38">d <text:span text:style-name="T99">:=</text:span> v<text:span text:style-name="T24">*</text:span>t;</text:p>
      <text:p text:style-name="P77"/>
      <text:p text:style-name="P38"><text:span text:style-name="T73">Echo</text:span><text:span text:style-name="T24">(</text:span><text:span text:style-name="T103">"The speed of the car is "</text:span>, v, <text:span text:style-name="T103">"miles per hour."</text:span><text:span text:style-name="T24">)</text:span>;</text:p>
      <text:p text:style-name="P38"><text:span text:style-name="T73">Echo</text:span><text:span text:style-name="T24">(</text:span><text:span text:style-name="T103">"The amount of time the car has been traveling at this speed is "</text:span>, t, <text:span text:style-name="T103">"hour."</text:span><text:span text:style-name="T24">)</text:span>;</text:p>
      <text:p text:style-name="P38"><text:span text:style-name="T73">Echo</text:span><text:span text:style-name="T24">(</text:span><text:span text:style-name="T103">"Therefore, the distance traveled is "</text:span>, d, <text:span text:style-name="T103">"miles."</text:span><text:span text:style-name="T24">)</text:span>;</text:p>
      <text:p text:style-name="P77"/>
      <text:p text:style-name="P65">%/mathpiper<text:bookmark-end text:name="__DdeLink__21586_2064388910"/><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77"/>
      <text:p text:style-name="P38"><text:s text:c="4"/><text:span text:style-name="T76">%output,preserve="false"</text:span></text:p>
      <text:p text:style-name="P38"><text:s text:c="6"/><text:span text:style-name="T76">Result:</text:span> True</text:p>
      <text:p text:style-name="P38"><text:s text:c="6"/></text:p>
      <text:p text:style-name="P38"><text:soft-page-break/><text:s text:c="6"/><text:span text:style-name="T93">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11">. <text:s text:c="2"/><text:span text:style-name="T76">%/output</text:span></text:p>
      <text:p text:style-name="P88"><text:span text:style-name="T116">As indicated in the </text:span><text:span text:style-name="T116"><draw:frame draw:style-name="fr4" draw:name="Object99" text:anchor-type="as-char" svg:width="0.4457in" svg:height="0.1984in" draw:z-index="118"><draw:object xlink:href="./Object 100" xlink:type="simple" xlink:show="embed" xlink:actuate="onLoad"/><draw:image xlink:href="./ObjectReplacements/Object 100" xlink:type="simple" xlink:show="embed" xlink:actuate="onLoad"/></draw:frame></text:span><text:span text:style-name="T116">diagram, all values on the </text:span><text:span text:style-name="T25">right</text:span><text:span text:style-name="T116"> side of the = sign </text:span><text:span text:style-name="T25">must be known</text:span><text:span text:style-name="T116"> before the "jump" can take place and i</text:span>n this program the value <text:span text:style-name="T25">55.0</text:span> is assigned to the variable <text:span text:style-name="T25">v</text:span> and the value <text:span text:style-name="T25">1.0</text:span> is assigned to the variable <text:span text:style-name="T25">t</text:span><text:span text:style-name="T116">.</text:span><text:span text:style-name="T120"> </text:span><text:span text:style-name="T116">This means that the</text:span> car traveled <text:span text:style-name="T45">55</text:span> miles during 1 hour of traveling at 55 miles-per-hour.</text:p>
      <text:p text:style-name="P88">Notice that the values that are used in this program are <text:span text:style-name="T25">real numbers</text:span>. <text:s/>Most <text:s/>calculations that are made with <text:span text:style-name="T25">science</text:span> and <text:span text:style-name="T25">engineering formulas</text:span> are done with real numbers. <text:s/>The reason for this is that most phenomenon in the physical universe are continuous and therefore science and engineering formulas need to use <text:span text:style-name="T25">continuous variables</text:span> to represent these phenomenon.</text:p>
      <text:h text:style-name="P134" text:outline-level="2"><text:bookmark-start text:name="__RefHeading__20670_1920141495"/>Rearranging Formulas With The == Operator And The Solve() Function<text:bookmark-end text:name="__RefHeading__20670_1920141495"/></text:h>
      <text:p text:style-name="Text_20_body"><text:span text:style-name="T57">In the previous section, the formula</text:span><text:span text:style-name="T57"><draw:frame draw:style-name="fr4" draw:name="Object91" text:anchor-type="as-char" svg:width="0.4457in" svg:height="0.1984in" draw:z-index="119"><draw:object xlink:href="./Object 92" xlink:type="simple" xlink:show="embed" xlink:actuate="onLoad"/><draw:image xlink:href="./ObjectReplacements/Object 92" xlink:type="simple" xlink:show="embed" xlink:actuate="onLoad"/></draw:frame></text:span><text:span text:style-name="T57">was used with the known values of </text:span><text:span text:style-name="T59">speed</text:span><text:span text:style-name="T57"> and </text:span><text:span text:style-name="T59">time</text:span><text:span text:style-name="T57"> to </text:span><text:span text:style-name="T69">calculate</text:span><text:span text:style-name="T57"> a </text:span><text:span text:style-name="T59">distance</text:span><text:span text:style-name="T57">. <text:s/>However, </text:span><text:span text:style-name="T72">what if we were interested in knowing the speed or the time?</text:span><text:span text:style-name="T57"> A</text:span><text:span text:style-name="T69"> useful</text:span><text:span text:style-name="T57"> property of formulas is that they can be </text:span><text:span text:style-name="T59">rearranged</text:span><text:span text:style-name="T57">.</text:span></text:p>
      <text:p text:style-name="Text_20_body"><text:span text:style-name="T57">The process of </text:span><text:span text:style-name="T69">rearranging</text:span><text:span text:style-name="T57"> a formula so that it </text:span><text:span text:style-name="T69">calculates a desired value</text:span><text:span text:style-name="T57"> is called </text:span><text:span text:style-name="T45">solving</text:span><text:span text:style-name="T59"> the formula for a given variable</text:span><text:span text:style-name="T57">. <text:s/>All computer algebra systems are able to solve formulas for a given variable</text:span><text:span text:style-name="T70">,</text:span><text:span text:style-name="T57"> and in MathPiper, the </text:span><text:span text:style-name="T59">Solve()</text:span><text:span text:style-name="T57">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08">Solve(equation, variable)</text:p>
          </table:table-cell>
        </table:table-row>
      </table:table>
      <text:p text:style-name="P35"/>
      <text:p text:style-name="Text_20_body"><text:span text:style-name="T57">The first argument to Solve() is a </text:span><text:span text:style-name="T59">symbolic equation</text:span><text:span text:style-name="T61">,</text:span><text:span text:style-name="T57"> and the second argument is the </text:span><text:span text:style-name="T59">unbound variable in the equation that is to be solved </text:span><text:span text:style-name="T61">for. </text:span><text:span text:style-name="T57">In MathPiper, the </text:span><text:span text:style-name="T59">==</text:span><text:span text:style-name="T57"> "equals" operator is used to symbolically define an equation and in the following example, Solve() is used to solve the formula</text:span><text:span text:style-name="T57"><draw:frame draw:style-name="fr4" draw:name="Object92" text:anchor-type="as-char" svg:width="0.4457in" svg:height="0.1984in" draw:z-index="120"><draw:object xlink:href="./Object 93" xlink:type="simple" xlink:show="embed" xlink:actuate="onLoad"/><draw:image xlink:href="./ObjectReplacements/Object 93" xlink:type="simple" xlink:show="embed" xlink:actuate="onLoad"/></draw:frame></text:span><text:span text:style-name="T57">for v (Note: make sure the variables in the equation are unbound):</text:span></text:p>
      <text:p text:style-name="P35"/>
      <text:p text:style-name="P35"><text:bookmark-start text:name="__DdeLink__19129_1230433501"/><text:bookmark-start text:name="__DdeLink__18217_200850574"/><text:bookmark-start text:name="__DdeLink__18034_590199307"/><text:bookmark-start text:name="__DdeLink__18298_590199307"/>In&gt; <text:bookmark-start text:name="__DdeLink__21588_2064388910"/><text:bookmark-start text:name="__DdeLink__51113_1285229149"/><text:bookmark-start text:name="__DdeLink__23654_1323898305"/><text:bookmark-start text:name="__DdeLink__41082_29309981"/>Solve(<text:span text:style-name="T216">_</text:span>d == <text:span text:style-name="T216">_</text:span>v*<text:span text:style-name="T216">_</text:span>t, <text:span text:style-name="T216">_</text:span>v)<text:bookmark-end text:name="__DdeLink__21588_2064388910"/><text:bookmark-end text:name="__DdeLink__51113_1285229149"/><text:bookmark-end text:name="__DdeLink__23654_1323898305"/><text:bookmark-end text:name="__DdeLink__41082_29309981"/></text:p>
      <text:p text:style-name="P57">Result: [<text:span text:style-name="T216">_</text:span>v==<text:span text:style-name="T216">_</text:span>d/<text:span text:style-name="T216">_</text:span>t<text:bookmark-end text:name="__DdeLink__18217_200850574"/><text:bookmark-end text:name="__DdeLink__18034_590199307"/><text:bookmark-end text:name="__DdeLink__18298_590199307"/>]<text:bookmark-end text:name="__DdeLink__19129_1230433501"/></text:p>
      <text:p text:style-name="P57"/>
      <text:p text:style-name="Text_20_body"><text:span text:style-name="T57">Notice how the formula</text:span><text:span text:style-name="T57"><draw:frame draw:style-name="fr4" draw:name="Object93" text:anchor-type="as-char" svg:width="0.4457in" svg:height="0.1984in" draw:z-index="122"><draw:object xlink:href="./Object 94" xlink:type="simple" xlink:show="embed" xlink:actuate="onLoad"/><draw:image xlink:href="./ObjectReplacements/Object 94" xlink:type="simple" xlink:show="embed" xlink:actuate="onLoad"/></draw:frame></text:span><text:span text:style-name="T57">is expressed as </text:span><text:span text:style-name="T60">_</text:span><text:span text:style-name="T59">d == </text:span><text:span text:style-name="T60">_</text:span><text:span text:style-name="T59">v*</text:span><text:span text:style-name="T60">_</text:span><text:span text:style-name="T59">t</text:span><text:span text:style-name="T57"> in text form using the </text:span><text:span text:style-name="T59">==</text:span><text:span text:style-name="T57"> operator. <text:s/>The </text:span><text:span text:style-name="T59">result</text:span><text:span text:style-name="T57"> that is returned by Solve() is a </text:span><text:span text:style-name="T59">symbolic equation</text:span><text:span text:style-name="T70">, </text:span><text:span text:style-name="T57">which is also in </text:span><text:span text:style-name="T59">text form</text:span><text:span text:style-name="T70">, </text:span><text:span text:style-name="T57">and in this case it is </text:span><text:span text:style-name="T71">_</text:span><text:span text:style-name="T76">v==</text:span><text:span text:style-name="T84">_</text:span><text:span text:style-name="T76">d/</text:span><text:span text:style-name="T84">_</text:span><text:span text:style-name="T76">t</text:span><text:span text:style-name="T57"> . <text:s/>The result is </text:span><text:span text:style-name="T57">returned in a </text:span><text:span text:style-name="T59">list</text:span><text:span text:style-name="T57"> because sometimes equations have </text:span><text:span text:style-name="T59">more than one solution</text:span><text:span text:style-name="T57"> </text:span><text:soft-page-break/><text:span text:style-name="T57">and </text:span><text:span text:style-name="T59">all of these solutions</text:span><text:span text:style-name="T57"> are returned in the </text:span><text:span text:style-name="T59">result list</text:span><text:span text:style-name="T57">. <text:s/>Of course, a human could have easily solved this equation using the laws of algebra, but the Solve() function can also solve equations much larger than this one considerably quicker than a human can.</text:span></text:p>
      <text:p text:style-name="Text_20_body"><text:span text:style-name="T57">The following example shows the formula</text:span><text:span text:style-name="T57"><draw:frame draw:style-name="fr4" draw:name="Object94" text:anchor-type="as-char" svg:width="0.4457in" svg:height="0.1984in" draw:z-index="125"><draw:object xlink:href="./Object 95" xlink:type="simple" xlink:show="embed" xlink:actuate="onLoad"/><draw:image xlink:href="./ObjectReplacements/Object 95" xlink:type="simple" xlink:show="embed" xlink:actuate="onLoad"/></draw:frame></text:span><text:span text:style-name="T57">being solved for </text:span><text:span text:style-name="T59">t</text:span><text:span text:style-name="T57">. <text:s/>The result is assigned to the variable </text:span><text:span text:style-name="T59">solutionsList</text:span><text:span text:style-name="T57"> and then the solution is obtained from this list and assigned to the variable </text:span><text:span text:style-name="T59">solution</text:span><text:span text:style-name="T61">:</text:span></text:p>
      <text:p text:style-name="P35"/>
      <text:p text:style-name="P35"><text:bookmark-start text:name="__DdeLink__21596_2064388910"/><text:bookmark-start text:name="__DdeLink__18219_200850574"/><text:bookmark-start text:name="__DdeLink__18036_590199307"/><text:bookmark-start text:name="__DdeLink__18300_590199307"/>In&gt; <text:bookmark-start text:name="__DdeLink__23656_1323898305"/>solutionsList := Solve(<text:span text:style-name="T216">_</text:span>d == <text:span text:style-name="T216">_</text:span>v*<text:span text:style-name="T216">_</text:span>t, <text:span text:style-name="T216">_</text:span>t)<text:bookmark-end text:name="__DdeLink__23656_1323898305"/></text:p>
      <text:p text:style-name="P57">Result: [<text:span text:style-name="T217">_</text:span>t==<text:span text:style-name="T217">_</text:span>d/<text:span text:style-name="T217">_</text:span>v]</text:p>
      <text:p text:style-name="P35"/>
      <text:p text:style-name="P35">In&gt; <text:bookmark-start text:name="__DdeLink__23732_1323898305"/>solution := solutionsList[1];<text:bookmark-end text:name="__DdeLink__23732_1323898305"/></text:p>
      <text:p text:style-name="P57">Result: <text:span text:style-name="T217">_</text:span>t==<text:span text:style-name="T217">_</text:span>d/<text:span text:style-name="T217">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26"><draw:object xlink:href="./Object 96" xlink:type="simple" xlink:show="embed" xlink:actuate="onLoad"/><draw:image xlink:href="./ObjectReplacements/Object 96" xlink:type="simple" xlink:show="embed" xlink:actuate="onLoad"/></draw:frame>for the variable <text:span text:style-name="T25">d</text:span> and the result is the original<draw:frame draw:style-name="fr4" draw:name="Object95" text:anchor-type="as-char" svg:width="0.4457in" svg:height="0.1984in" draw:z-index="127"><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3734_1323898305"/>Solve(solution, <text:span text:style-name="T217">_</text:span>d)<text:bookmark-end text:name="__DdeLink__23734_1323898305"/></text:p>
      <text:p text:style-name="P57">Result: [<text:span text:style-name="T217">_</text:span>d==<text:span text:style-name="T217">_</text:span>t*<text:span text:style-name="T217">_</text:span>v]<text:bookmark-end text:name="__DdeLink__21596_2064388910"/></text:p>
      <text:p text:style-name="P35"/>
      <text:h text:style-name="P134" text:outline-level="2"><text:bookmark-start text:name="__RefHeading__20672_1920141495"/>Turning A Formula Into An Explicit Function; Independent And Dependent Variables<text:bookmark-end text:name="__RefHeading__20672_1920141495"/></text:h>
      <text:p text:style-name="Text_20_body"><text:span text:style-name="T57">Earlier we wrote a program that used the formula</text:span><text:span text:style-name="T57"><draw:frame draw:style-name="fr4" draw:name="Object96" text:anchor-type="as-char" svg:width="0.4457in" svg:height="0.1984in" draw:z-index="129"><draw:object xlink:href="./Object 97" xlink:type="simple" xlink:show="embed" xlink:actuate="onLoad"/><draw:image xlink:href="./ObjectReplacements/Object 97" xlink:type="simple" xlink:show="embed" xlink:actuate="onLoad"/></draw:frame></text:span><text:span text:style-name="T57">to calculate how far a car that was moving at a speed of 55 miles-per-hour had traveled after traveling for 1 hour. <text:s/>However, what if we wanted to calculate how far the car will travel during </text:span><text:span text:style-name="T59">any time</text:span><text:span text:style-name="T57"> greater than or equal to 0 hours? <text:s/>The program we wrote could be made to do this by </text:span><text:span text:style-name="T59">manually changing</text:span><text:span text:style-name="T57"> the value that is being assigned to </text:span><text:span text:style-name="T63">t</text:span><text:span text:style-name="T64"> </text:span><text:span text:style-name="T57">and then </text:span><text:span text:style-name="T59">rerunning</text:span><text:span text:style-name="T57"> it</text:span><text:span text:style-name="T70">. However, </text:span><text:span text:style-name="T57">a better approach is to turn</text:span><text:span text:style-name="T57"><draw:frame draw:style-name="fr4" draw:name="Object97" text:anchor-type="as-char" svg:width="0.4457in" svg:height="0.1984in" draw:z-index="130"><draw:object xlink:href="./Object 98" xlink:type="simple" xlink:show="embed" xlink:actuate="onLoad"/><draw:image xlink:href="./ObjectReplacements/Object 98" xlink:type="simple" xlink:show="embed" xlink:actuate="onLoad"/></draw:frame></text:span><text:span text:style-name="T57">into an </text:span><text:span text:style-name="T59">executable mathematical function</text:span><text:span text:style-name="T57">. <text:s/>Here is a definition of a mathematical function:</text:span></text:p>
      <text:p text:style-name="Text_20_body_20_indent"><text:span text:style-name="T57">In traditional calculus, a function is defined as a relation between two terms called </text:span><text:a xlink:type="simple" xlink:href="http://en.wikipedia.org/wiki/Variable_%28mathematics%29">variables</text:a><text:span text:style-name="T57"> because their values vary. Call the terms, for example, </text:span><text:span text:style-name="T62">x</text:span><text:span text:style-name="T57"> and </text:span><text:span text:style-name="T62">y</text:span><text:span text:style-name="T57">. If every value of </text:span><text:span text:style-name="T62">x</text:span><text:span text:style-name="T57"> is associated with exactly one value of </text:span><text:span text:style-name="T62">y</text:span><text:span text:style-name="T57">, then </text:span><text:span text:style-name="T62">y</text:span><text:span text:style-name="T57"> is said to be a function of </text:span><text:span text:style-name="T62">x</text:span><text:span text:style-name="T57">. It is customary to use </text:span><text:span text:style-name="T62">x</text:span><text:span text:style-name="T57"> for what is called the "</text:span><text:span text:style-name="T58">independent variable,</text:span><text:span text:style-name="T57">" and </text:span><text:span text:style-name="T62">y</text:span><text:span text:style-name="T57"> for what is called the "</text:span><text:span text:style-name="T58">dependent variable</text:span><text:span text:style-name="T57">" because its value depends on the value of </text:span><text:span text:style-name="T62">x</text:span><text:span text:style-name="T57">.</text:span><text:bookmark text:name="cite_ref-Thompson_0-0"/><text:a xlink:type="simple" xlink:href="http://en.wikipedia.org/wiki/Dependent_and_independent_variables#cite_note-Thompson-0">[1]</text:a><text:span text:style-name="T57"> Therefore, </text:span><text:span text:style-name="T62">y</text:span><text:span text:style-name="T57"> = </text:span><text:span text:style-name="T62">x</text:span><text:span text:style-name="T65">2</text:span><text:span text:style-name="T57"> means that </text:span><text:span text:style-name="T62">y</text:span><text:span text:style-name="T57">, the dependent variable, is the square of </text:span><text:span text:style-name="T62">x</text:span><text:span text:style-name="T57">,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7">The most common way to denote a "</text:span><text:a xlink:type="simple" xlink:href="http://en.wikipedia.org/wiki/Function_%28mathematics%29">function</text:a><text:span text:style-name="T57">" is to replace </text:span><text:span text:style-name="T62">y</text:span><text:span text:style-name="T57">, the dependent </text:span><text:span text:style-name="T57">variable, by </text:span><text:span text:style-name="T62">f</text:span><text:span text:style-name="T57">(</text:span><text:span text:style-name="T62">x</text:span><text:span text:style-name="T57">), where </text:span><text:span text:style-name="T62">f</text:span><text:span text:style-name="T57"> is the first letter of the word "function." Thus, </text:span><text:span text:style-name="T62">y</text:span><text:span text:style-name="T57"> = </text:span><text:span text:style-name="T62">f</text:span><text:span text:style-name="T57">(</text:span><text:span text:style-name="T62">x</text:span><text:span text:style-name="T57">) = </text:span><text:span text:style-name="T62">x</text:span><text:span text:style-name="T65">2</text:span><text:span text:style-name="T57"> means that </text:span><text:span text:style-name="T62">y</text:span><text:span text:style-name="T57">, a dependent variable, a function of </text:span><text:span text:style-name="T62">x</text:span><text:span text:style-name="T57">, is the square of </text:span><text:span text:style-name="T62">x</text:span><text:span text:style-name="T57">. </text:span><text:span text:style-name="T57">Also, in this form, the expression is called an "explicit" function of </text:span><text:span text:style-name="T62">x</text:span><text:span text:style-name="T57">, </text:span><text:span text:style-name="T57">contrasted with </text:span><text:span text:style-name="T62">x</text:span><text:span text:style-name="T65">2</text:span><text:span text:style-name="T57"> − </text:span><text:span text:style-name="T62">y</text:span><text:span text:style-name="T57"> = 0, which is called an "implicit" function. <text:s/></text:span><text:a xlink:type="simple" xlink:href="http://en.wikipedia.org/wiki/Dependent_and_independent_variables">http://en.wikipedia.org/wiki/Dependent_and_independent_variables</text:a></text:p>
      <text:p text:style-name="P88"><text:soft-page-break/>Turning our formula into an <text:span text:style-name="T25">executable explicit function</text:span> is easy and here is how it is done:</text:p>
      <text:p text:style-name="P35"/>
      <text:p text:style-name="P35"><text:bookmark-start text:name="DDE_LINK18"/>In&gt; <text:bookmark-start text:name="__DdeLink__21598_2064388910"/><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21598_2064388910"/><text:bookmark-end text:name="__DdeLink__19131_1230433501"/><text:bookmark-end text:name="__DdeLink__18221_200850574"/><text:bookmark-end text:name="__DdeLink__51115_1285229149"/><text:bookmark-end text:name="__DdeLink__23736_1323898305"/></text:p>
      <text:p text:style-name="P57">Result: True</text:p>
      <text:p text:style-name="P35"/>
      <text:p text:style-name="Text_20_body"><text:span text:style-name="T57">In English this function reads "</text:span><text:span text:style-name="T59">f of t equals 55 times t.</text:span><text:span text:style-name="T57">" <text:s/>Since we are currently only interested in using this function when the </text:span><text:span text:style-name="T59">speed</text:span><text:span text:style-name="T57"> of the car is </text:span><text:span text:style-name="T59">55</text:span><text:span text:style-name="T57"> miles-per-hour, we simply use the </text:span><text:span text:style-name="T45">constant</text:span><text:span text:style-name="T57"> </text:span><text:span text:style-name="T59">55</text:span><text:span text:style-name="T57"> in place of the </text:span><text:span text:style-name="T45">variable</text:span><text:span text:style-name="T57"> </text:span><text:span text:style-name="T63">v</text:span><text:span text:style-name="T57">. <text:s/>In this function, </text:span><text:span text:style-name="T63">t</text:span><text:span text:style-name="T57"> is the </text:span><text:span text:style-name="T59">independent variable</text:span><text:span text:style-name="T57"> and </text:span><text:span text:style-name="T63">d</text:span><text:span text:style-name="T57"> (which is now represented by </text:span><text:span text:style-name="T59">f(t)</text:span><text:span text:style-name="T57">) is the </text:span><text:span text:style-name="T59">dependent variable</text:span><text:span text:style-name="T57">. <text:s/>Now that this function has been defined, it can be used to calculate how far the car will travel for various times:</text:span></text:p>
      <text:p text:style-name="P35"/>
      <text:p text:style-name="P35">In&gt; f(1)</text:p>
      <text:p text:style-name="P57">Result: 55</text:p>
      <text:p text:style-name="P35"/>
      <text:p text:style-name="P35">In&gt; f(2)</text:p>
      <text:p text:style-name="P57">Result: 110</text:p>
      <text:p text:style-name="P35"/>
      <text:p text:style-name="P35">In&gt; f(5)</text:p>
      <text:p text:style-name="P57">Result: 275</text:p>
      <text:p text:style-name="P35"/>
      <text:p text:style-name="P35">In&gt; <text:bookmark-start text:name="__DdeLink__23738_1323898305"/>f(2.3)<text:bookmark-end text:name="__DdeLink__23738_1323898305"/></text:p>
      <text:p text:style-name="P57">Result: 126.5</text:p>
      <text:p text:style-name="P35"/>
      <text:p text:style-name="P35">In&gt; f(7.75)</text:p>
      <text:p text:style-name="P57">Result: 426.25</text:p>
      <text:p text:style-name="P57"/>
      <text:p text:style-name="P88">The <text:span text:style-name="T25">BuildList()</text:span> function can be used with <text:span text:style-name="T25">f(t)</text:span> to obtain a list that has multiple distances in it:</text:p>
      <text:p text:style-name="Preformatted_20_Text"/>
      <text:p text:style-name="Preformatted_20_Text">In&gt; <text:bookmark-start text:name="__DdeLink__21600_2064388910"/><text:bookmark-start text:name="__DdeLink__19207_1230433501"/><text:bookmark-start text:name="__DdeLink__18298_200850574"/><text:bookmark-start text:name="__DdeLink__23740_1323898305"/>BuildList(f(t),t,1,10,1)<text:bookmark-end text:name="__DdeLink__21600_2064388910"/><text:bookmark-end text:name="__DdeLink__19207_1230433501"/><text:bookmark-end text:name="__DdeLink__18298_200850574"/><text:bookmark-end text:name="__DdeLink__23740_1323898305"/></text:p>
      <text:p text:style-name="P57">Result: [55,110,165,220,275,330,385,440,495,550]</text:p>
      <text:p text:style-name="P35"/>
      <text:p text:style-name="P88">If an <text:span text:style-name="T25">unbound symbolic variable</text:span> is passed to this function instead of a <text:span text:style-name="T25">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17">_</text:span>t)<text:bookmark-end text:name="__DdeLink__23742_1323898305"/></text:p>
      <text:p text:style-name="P57">Result: 55*<text:span text:style-name="T217">_</text:span>t</text:p>
      <text:p text:style-name="P35"/>
      <text:p text:style-name="P35">In&gt; f(<text:span text:style-name="T217">_</text:span>x)</text:p>
      <text:p text:style-name="P57">Result: 55*<text:span text:style-name="T217">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88">A function has a set of values that can be <text:span text:style-name="T25">sent</text:span><text:span text:style-name="T116"> to it </text:span>(called its <text:span text:style-name="T25">domain</text:span>) and a <text:soft-page-break/>respective set of values that it can <text:span text:style-name="T25">return</text:span> (called its <text:span text:style-name="T25">range</text:span>). <text:s/>Here are definitions for the domain and range of a function:</text:p>
      <text:p text:style-name="Text_20_body_20_indent"><text:span text:style-name="T57">The </text:span><text:span text:style-name="Strong_20_Emphasis"><text:span text:style-name="T57">domain</text:span></text:span><text:span text:style-name="T57"> of a function is the complete set of possible values of the </text:span><text:span text:style-name="T59">independent variable</text:span><text:span text:style-name="T57"> in the function. <text:s/></text:span>The <text:span text:style-name="Strong_20_Emphasis">range</text:span> of a function is the complete set of all possible <text:span text:style-name="Strong_20_Emphasis">resulting values</text:span> of the <text:span text:style-name="T25">dependent variable</text:span> of a function, after we have substituted the values in the domain. <text:s/><text:a xlink:type="simple" xlink:href="http://www.intmath.com/Functions-and-graphs/2a_Domain-and-range.php">http://www.intmath.com/Functions-and-graphs/2a_Domain-and-range.php</text:a></text:p>
      <text:p text:style-name="P88">In the following program, a list of <text:span text:style-name="T25">domain values</text:span> that consists of the integers 0-10 inclusive is created<text:span text:style-name="T193">,</text:span> and then <text:span text:style-name="T25">these values are sent (each in turn) to the function</text:span><text:span text:style-name="T25"><draw:frame draw:style-name="fr4" draw:name="Object101" text:anchor-type="as-char" svg:width="0.7366in" svg:height="0.2008in" draw:z-index="132"><draw:object xlink:href="./Object 102" xlink:type="simple" xlink:show="embed" xlink:actuate="onLoad"/><draw:image xlink:href="./ObjectReplacements/Object 102" xlink:type="simple" xlink:show="embed" xlink:actuate="onLoad"/></draw:frame></text:span><text:span text:style-name="T25">for evaluation</text:span>. <text:s/>The results of each evaluation are placed into a <text:span text:style-name="T25">range values list</text:span> and then the function, the domain list, and the range list are printed.</text:p>
      <text:p text:style-name="Preformatted_20_Text"/>
      <text:p text:style-name="P63"><text:bookmark-start text:name="__DdeLink__21754_2064388910"/><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77"/>
      <text:p text:style-name="P38"><text:span text:style-name="T101">f</text:span><text:span text:style-name="T24">(</text:span>t<text:span text:style-name="T24">)</text:span> <text:span text:style-name="T99">:=</text:span> <text:span text:style-name="T43">55</text:span><text:span text:style-name="T24">*</text:span>t;</text:p>
      <text:p text:style-name="P77"/>
      <text:p text:style-name="P38">domainList <text:span text:style-name="T99">:=</text:span> <text:span text:style-name="T43">0</text:span> .. <text:span text:style-name="T43">10</text:span>;</text:p>
      <text:p text:style-name="P77"/>
      <text:p text:style-name="P38">rangeList <text:span text:style-name="T99">:=</text:span> <text:span text:style-name="T24">[]</text:span>;</text:p>
      <text:p text:style-name="P77"/>
      <text:p text:style-name="P38"><text:span text:style-name="T73">ForEach</text:span><text:span text:style-name="T24">(</text:span>domainValue, domainList<text:span text:style-name="T24">)</text:span></text:p>
      <text:p text:style-name="Standard">{</text:p>
      <text:p text:style-name="P38"><text:s text:c="4"/>rangeList <text:span text:style-name="T99">:=</text:span> <text:span text:style-name="T73">Append</text:span><text:span text:style-name="T24">(</text:span>rangeList, <text:span text:style-name="T101">f</text:span><text:span text:style-name="T24">(</text:span>domainValue<text:span text:style-name="T24">))</text:span>;</text:p>
      <text:p text:style-name="Standard">};</text:p>
      <text:p text:style-name="P77"/>
      <text:p text:style-name="P38"><text:bookmark-start text:name="DDE_LINK20"/><text:span text:style-name="T73">Echo</text:span><text:span text:style-name="T24">(</text:span><text:span text:style-name="T103">"The function is: f(t) = "</text:span>, <text:span text:style-name="T101">f</text:span><text:span text:style-name="T24">(</text:span><text:span text:style-name="T40">'</text:span>t<text:span text:style-name="T24">))</text:span>;</text:p>
      <text:p text:style-name="P38"><text:span text:style-name="T73">Echo</text:span><text:span text:style-name="T24">(</text:span><text:span text:style-name="T103">"Some of the function's domain values are: "</text:span>, domainList<text:span text:style-name="T24">)</text:span>;</text:p>
      <text:p text:style-name="P38"><text:span text:style-name="T73">Echo</text:span><text:span text:style-name="T24">(</text:span><text:span text:style-name="T103">"Some of the function's range values are: "</text:span>, rangeList<text:span text:style-name="T24">)</text:span>;<text:bookmark-end text:name="DDE_LINK20"/></text:p>
      <text:p text:style-name="P77"/>
      <text:p text:style-name="P65">%/mathpiper<text:bookmark-end text:name="__DdeLink__21754_2064388910"/><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77"/>
      <text:p text:style-name="P38"><text:s text:c="4"/><text:span text:style-name="T76">%output,preserve="false"</text:span></text:p>
      <text:p text:style-name="P38"><text:s text:c="6"/><text:span text:style-name="T76">Result:</text:span> True</text:p>
      <text:p text:style-name="P38"><text:s text:c="6"/></text:p>
      <text:p text:style-name="P38"><text:s text:c="6"/><text:span text:style-name="T93">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11">. <text:s text:c="2"/><text:span text:style-name="T76">%/output</text:span></text:p>
      <text:p text:style-name="P88">It is usually <text:span text:style-name="T25">impossible</text:span> to work with <text:span text:style-name="T25">all</text:span> the values in a function's <text:span text:style-name="T25">domain</text:span> and <text:span text:style-name="T25">range</text:span> because the <text:span text:style-name="T25">amount of values is too large</text:span>. <text:s/>Therefore, most programs that use executable mathematical functions only use a <text:span text:style-name="T25">small subset</text:span> of the function's domain and range values like this program does.</text:p>
      <text:p text:style-name="P88">In this program, the list of <text:span text:style-name="T25">numerical distances</text:span> are calculated and then placed into <text:span text:style-name="T25">rangeList</text:span><text:span text:style-name="T121">.</text:span> Having these values in a list is more convenient than working with them separately, but it is still somewhat <text:span text:style-name="T25">difficult to visualize</text:span> what the <text:soft-page-break/><text:span text:style-name="T25">relationship</text:span> is between the <text:span text:style-name="T25">range</text:span> and <text:span text:style-name="T25">domain</text:span> values when they are viewed in this <text:span text:style-name="T25">textual format</text:span>. <text:s/><text:span text:style-name="T3">Visualization of functions is covered in the next section</text:span>.</text:p>
      <text:h text:style-name="P134" text:outline-level="2"><text:bookmark-start text:name="__RefHeading__20676_1920141495"/>Plotting A Function<text:bookmark-end text:name="__RefHeading__20676_1920141495"/></text:h>
      <text:p text:style-name="P88"><text:span text:style-name="T25">Plotting</text:span> a function means to take a <text:span text:style-name="T25">sequence</text:span> of a function's <text:span text:style-name="T25">domain values</text:span>, <text:span text:style-name="T25">pair </text:span><text:span text:style-name="T116">them</text:span> with their respective <text:span text:style-name="T25">range values</text:span>, and then <text:span text:style-name="T25">show each pair as a graphic point</text:span> on a two dimensional graphical background. <text:s/>Each point's <text:span text:style-name="T79">domain value/range value</text:span><text:span text:style-name="T25"> </text:span><text:span text:style-name="T45">pair</text:span> is called its <text:span text:style-name="T25">coordinates</text:span><text:span text:style-name="T116"> and these coordinates determine where a given point is located on the plot.</text:span> <text:s/>In mathematical notation, the coordinates of a point are often placed inside of <text:span text:style-name="T25">parentheses</text:span> like this:</text:p>
      <text:p text:style-name="P90">(domain_value, range_value)</text:p>
      <text:p text:style-name="P9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88">The following sections show various ways to <text:span text:style-name="T25">plot</text:span> the function f(t) = 55*t.</text:p>
      <text:h text:style-name="P136" text:outline-level="3"><text:bookmark-start text:name="__RefHeading__20678_1920141495"/>Generating 11 Points With A ForEach Loop And Plotting Them With ScatterPlot()<text:span text:style-name="T14"> </text:span><text:bookmark-end text:name="__RefHeading__20678_1920141495"/></text:h>
      <text:p text:style-name="Text_20_body">In the following program, a list of <text:span text:style-name="T25">11</text:span> domain values (0-10) called <text:span text:style-name="T25">domainList</text:span> is created and then a <text:span text:style-name="T25">ForEach</text:span> loop is used to send each of these domain values in turn to the function<draw:frame draw:style-name="fr4" draw:name="Object102" text:anchor-type="as-char" svg:width="0.7366in" svg:height="0.2008in" draw:z-index="136"><draw:object xlink:href="./Object 103" xlink:type="simple" xlink:show="embed" xlink:actuate="onLoad"/><draw:image xlink:href="./ObjectReplacements/Object 103" xlink:type="simple" xlink:show="embed" xlink:actuate="onLoad"/></draw:frame>for evaluation. <text:s/>The resulting <text:span text:style-name="T25">range</text:span> values are placed into a list called <text:span text:style-name="T25">rangeList</text:span>. <text:s/>The contents of domainList and rangeList are printed and then sent to a function called <text:span text:style-name="T25">ScatterPlot()</text:span> for plotting in the JFreeChart plugin (the plot is shown below the program):</text:p>
      <text:p text:style-name="P65"/>
      <text:p text:style-name="P65"><text:bookmark-start text:name="__DdeLink__18950_1814553594"/><text:bookmark-start text:name="__DdeLink__21756_2064388910"/><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77"/>
      <text:p text:style-name="P38"><text:span text:style-name="T101">f</text:span><text:span text:style-name="T24">(</text:span>t<text:span text:style-name="T24">)</text:span> <text:span text:style-name="T99">:=</text:span> <text:span text:style-name="T43">55</text:span><text:span text:style-name="T24">*</text:span>t;</text:p>
      <text:p text:style-name="P77"/>
      <text:p text:style-name="P38">domainList <text:span text:style-name="T99">:=</text:span> <text:span text:style-name="T43">0</text:span> .. <text:span text:style-name="T43">10</text:span>;</text:p>
      <text:p text:style-name="P77"/>
      <text:p text:style-name="P38">rangeList <text:span text:style-name="T99">:=</text:span> <text:span text:style-name="T24">[]</text:span>;</text:p>
      <text:p text:style-name="P77"/>
      <text:p text:style-name="P38"><text:soft-page-break/><text:span text:style-name="T73">ForEach</text:span><text:span text:style-name="T24">(</text:span>domainValue, domainList<text:span text:style-name="T24">)</text:span></text:p>
      <text:p text:style-name="Standard">{</text:p>
      <text:p text:style-name="P38"><text:s text:c="4"/>rangeList <text:span text:style-name="T99">:=</text:span> <text:span text:style-name="T73">Append</text:span><text:span text:style-name="T24">(</text:span>rangeList, <text:span text:style-name="T101">f</text:span><text:span text:style-name="T24">(</text:span>domainValue<text:span text:style-name="T24">))</text:span>;</text:p>
      <text:p text:style-name="Standard">};</text:p>
      <text:p text:style-name="P77"/>
      <text:p text:style-name="P38"><text:span text:style-name="T73">Echo</text:span><text:span text:style-name="T24">(</text:span><text:span text:style-name="T103">"The function is: f(t) = "</text:span>, <text:span text:style-name="T101">f</text:span><text:span text:style-name="T24">(</text:span><text:span text:style-name="T40">'</text:span>t<text:span text:style-name="T24">))</text:span>;</text:p>
      <text:p text:style-name="P38"><text:span text:style-name="T73">Echo</text:span><text:span text:style-name="T24">(</text:span><text:span text:style-name="T103">"The domain values: "</text:span>, domainList<text:span text:style-name="T24">)</text:span>;</text:p>
      <text:p text:style-name="P38"><text:span text:style-name="T73">Echo</text:span><text:span text:style-name="T24">(</text:span><text:span text:style-name="T103">"The range values: "</text:span>, rangeList<text:span text:style-name="T24">)</text:span>;</text:p>
      <text:p text:style-name="P77"/>
      <text:p text:style-name="P38"><text:span text:style-name="T101">ScatterPlot</text:span><text:span text:style-name="T24">([</text:span>domainList, rangeList<text:span text:style-name="T24">]</text:span>, </text:p>
      <text:p text:style-name="P38"><text:s text:c="4"/>title: <text:span text:style-name="T103">"Plot Of Function f(t) = 55*t"</text:span>, </text:p>
      <text:p text:style-name="P38"><text:s text:c="4"/>xAxisLabel: <text:span text:style-name="T103">"Domain: Hours"</text:span>, </text:p>
      <text:p text:style-name="P38"><text:s text:c="4"/>yAxisLabel: <text:span text:style-name="T103">"Range: Miles Traveled"</text:span>, </text:p>
      <text:p text:style-name="P38"><text:s text:c="4"/>series1Title: <text:span text:style-name="T218">(</text:span><text:span text:style-name="T108">ToString(Length</text:span><text:span text:style-name="T24">(</text:span>domainList<text:span text:style-name="T24">)) </text:span><text:span text:style-name="T36">~ </text:span><text:span text:style-name="T103">" plotted points"</text:span><text:span text:style-name="T24">)</text:span><text:span text:style-name="T40">)</text:span>;</text:p>
      <text:p text:style-name="P77"/>
      <text:p text:style-name="P65">%/mathpiper<text:bookmark-end text:name="__DdeLink__21756_2064388910"/><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77"/>
      <text:p text:style-name="P38"><text:s text:c="4"/><text:span text:style-name="T76">%output,preserve="false"</text:span></text:p>
      <text:p text:style-name="P38"><text:s text:c="6"/><text:span text:style-name="T76">Result:</text:span> org.jfree.chart.ChartPanel</text:p>
      <text:p text:style-name="P38"><text:s text:c="6"/></text:p>
      <text:p text:style-name="P38"><text:s text:c="6"/><text:span text:style-name="T93">Side Effects:</text:span></text:p>
      <text:p text:style-name="P38"><text:s text:c="6"/>The function f(t) = 55*t </text:p>
      <text:p text:style-name="P38"><text:s text:c="6"/>The domain values: [0,1,2,3,4,5,6,7,8,9,10] </text:p>
      <text:p text:style-name="P38"><text:s text:c="6"/>The range values: [0,55,110,165,220,275,330,385,440,495,550]</text:p>
      <text:p text:style-name="P111"><text:bookmark-start text:name="DDE_LINK21"/><text:span text:style-name="T144">. <text:s text:c="2"/></text:span><text:span text:style-name="T77">%/output</text:span><text:bookmark-end text:name="__DdeLink__18950_1814553594"/><text:bookmark-end text:name="DDE_LINK21"/></text:p>
      <text:p text:style-name="P88">In this program, <text:span text:style-name="T25">ScatterPlot()</text:span> takes a <text:span text:style-name="T25">list</text:span> as its <text:span text:style-name="T25">first</text:span> argument. <text:s/>The list <text:span text:style-name="T116">contains</text:span> a <text:span text:style-name="T25">domain list</text:span> and its matching <text:span text:style-name="T25">range list</text:span> and these two lists <text:span text:style-name="T25">must have the same number of elements</text:span> in them or an error message will be printed. <text:s/>Notice that the ScatterPlot() function accepts the same <text:span text:style-name="T25">options</text:span> that the Histogram() function does.</text:p>
      <text:p text:style-name="P88">Here is the plot the program produces:</text:p>
      <text:p text:style-name="P88"/>
      <text:p text:style-name="P88"><draw:frame draw:style-name="fr2" draw:name="graphics11" text:anchor-type="paragraph" svg:width="5.4327in" svg:height="3.3783in" draw:z-index="16"><draw:image xlink:href="Pictures/100002010000025B00000177426D845E.png" xlink:type="simple" xlink:show="embed" xlink:actuate="onLoad"/></draw:frame><text:soft-page-break/></text:p>
      <text:p text:style-name="P88">In this plot, the <text:span text:style-name="T25">Domain axis</text:span> runs <text:span text:style-name="T25">horizontally</text:span> along the bottom of the plot and the <text:span text:style-name="T25">Range axis</text:span> runs <text:span text:style-name="T25">vertically</text:span> along the left side of the plot. <text:s/>Each domain/range pair of values is represented as a red point. <text:s/>The <text:span text:style-name="T25">domain value</text:span> for each of these <text:span text:style-name="T25">points</text:span> can be found by locating the number that is <text:span text:style-name="T25">directly below it</text:span> on <text:span text:style-name="T25">Domain axis</text:span><text:span text:style-name="T122">,</text:span> and the <text:span text:style-name="T25">range value</text:span> can be found by finding the number that is <text:span text:style-name="T25">directly to its left</text:span> on the <text:span text:style-name="T25">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8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5">blue cross hairs</text:span> will appear that look like this: </text:p>
      <text:p text:style-name="P88"><draw:frame draw:style-name="fr2" draw:name="graphics12" text:anchor-type="paragraph" svg:width="5.5366in" svg:height="3.4429in" draw:z-index="17"><draw:image xlink:href="Pictures/100002010000025B00000177742E6636.png" xlink:type="simple" xlink:show="embed" xlink:actuate="onLoad"/></draw:frame><text:soft-page-break/></text:p>
      <text:p text:style-name="P88">The blue cross hairs make it easier to determine the domain and range values for any given point. <text:s/>If you would like to know the <text:span text:style-name="T25">exact</text:span> domain and range values for a given point, simply place your mouse pointer <text:span text:style-name="T25">over the point</text:span> and let it <text:span text:style-name="T25">sit there for a few seconds</text:span> without clicking it or moving it. <text:s/>This is called "<text:span text:style-name="T25">hovering</text:span>" and when the mouse pointer is made to hover over a point, a small message will be displayed that contains the exact domain and range values for the point.</text:p>
      <text:h text:style-name="P135" text:outline-level="3"><text:bookmark-start text:name="__RefHeading__20682_1920141495"/>Generating 11 Points With BuildList() And Plotting Them With ScatterPlot()<text:bookmark-end text:name="__RefHeading__20682_1920141495"/></text:h>
      <text:p text:style-name="P88">The previous program shows how to use a <text:span text:style-name="T25">ForEach</text:span> loop to generate points with a function, but a more <text:span text:style-name="T25">convenient</text:span> way to do this is with the <text:span text:style-name="T25">BuildList()</text:span> function. <text:s/>The following program generates the <text:span text:style-name="T25">same data and plot</text:span> that the ForEach() based program did, except it uses a <text:span text:style-name="T25">BuildList()</text:span> function call to generate the domain list and another BuildList() function call to generate the range list:</text:p>
      <text:p text:style-name="P65"/>
      <text:p text:style-name="P65"><text:bookmark-start text:name="__DdeLink__21758_2064388910"/><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77"/>
      <text:p text:style-name="P38"><text:span text:style-name="T101">f</text:span><text:span text:style-name="T24">(</text:span>t<text:span text:style-name="T24">)</text:span> <text:span text:style-name="T99">:=</text:span> <text:span text:style-name="T43">55</text:span><text:span text:style-name="T24">*</text:span>t;</text:p>
      <text:p text:style-name="P77"/>
      <text:p text:style-name="P38">beginValue <text:span text:style-name="T99">:=</text:span> <text:span text:style-name="T43">0</text:span>;</text:p>
      <text:p text:style-name="P77"/>
      <text:p text:style-name="P38">endValue <text:span text:style-name="T99">:=</text:span> <text:span text:style-name="T43">10</text:span>;</text:p>
      <text:p text:style-name="P77"/>
      <text:p text:style-name="P38">stepAmount <text:span text:style-name="T99">:=</text:span> <text:span text:style-name="T43">1</text:span>;</text:p>
      <text:p text:style-name="P77"/>
      <text:p text:style-name="P38"><text:soft-page-break/>domainList <text:span text:style-name="T99">:=</text:span> <text:span text:style-name="T73">BuildList(</text:span>x,x,beginValue,endValue,stepAmount<text:span text:style-name="T24">)</text:span>;</text:p>
      <text:p text:style-name="P77"/>
      <text:p text:style-name="P38">rangeList <text:span text:style-name="T99">:=</text:span> <text:span text:style-name="T73">BuildList(</text:span><text:span text:style-name="T101">f</text:span><text:span text:style-name="T24">(</text:span>t<text:span text:style-name="T24">)</text:span>,t,beginValue,endValue,stepAmount<text:span text:style-name="T24">)</text:span>;</text:p>
      <text:p text:style-name="P77"/>
      <text:p text:style-name="P38"><text:span text:style-name="T73">Echo</text:span><text:span text:style-name="T24">(</text:span><text:span text:style-name="T103">"The function is: f(t) = "</text:span>, <text:span text:style-name="T101">f</text:span><text:span text:style-name="T24">(</text:span><text:span text:style-name="T40">'</text:span>t<text:span text:style-name="T24">))</text:span>;</text:p>
      <text:p text:style-name="P38"><text:span text:style-name="T73">Echo</text:span><text:span text:style-name="T24">(</text:span><text:span text:style-name="T103">"The domain values: "</text:span>, domainList<text:span text:style-name="T24">)</text:span>;</text:p>
      <text:p text:style-name="P38"><text:span text:style-name="T73">Echo</text:span><text:span text:style-name="T24">(</text:span><text:span text:style-name="T103">"The range values: "</text:span>, rangeList<text:span text:style-name="T24">)</text:span>;</text:p>
      <text:p text:style-name="P77"/>
      <text:p text:style-name="P38"><text:span text:style-name="T101">ScatterPlot</text:span><text:span text:style-name="T24">([</text:span>domainList,rangeList<text:span text:style-name="T24">]</text:span>, </text:p>
      <text:p text:style-name="P38"><text:s text:c="4"/>title: <text:span text:style-name="T103">"Plot Of Function f(t) = 55*t"</text:span>, </text:p>
      <text:p text:style-name="P38"><text:s text:c="4"/>xAxisLabel: <text:span text:style-name="T103">"Domain: Hours"</text:span>, </text:p>
      <text:p text:style-name="P38"><text:s text:c="4"/>yAxisLabel: <text:span text:style-name="T103">"Range: Miles Traveled"</text:span>, </text:p>
      <text:p text:style-name="P38"><text:s text:c="4"/>series1Title: <text:span text:style-name="T218">(</text:span><text:span text:style-name="T108">ToString(Length</text:span><text:span text:style-name="T24">(</text:span>domainList<text:span text:style-name="T24">)) </text:span><text:span text:style-name="T36">~ </text:span><text:span text:style-name="T103">" plotted points"</text:span><text:span text:style-name="T24">)</text:span><text:span text:style-name="T40">)</text:span>;</text:p>
      <text:p text:style-name="P77"/>
      <text:p text:style-name="P65">%/mathpiper<text:bookmark-end text:name="__DdeLink__21758_2064388910"/><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77"/>
      <text:p text:style-name="P38"><text:s text:c="4"/><text:span text:style-name="T76">%output,preserve="false"</text:span></text:p>
      <text:p text:style-name="P38"><text:s text:c="6"/><text:span text:style-name="T76">Result:</text:span> org.jfree.chart.ChartPanel</text:p>
      <text:p text:style-name="P38"><text:s text:c="6"/></text:p>
      <text:p text:style-name="P38"><text:s text:c="6"/><text:span text:style-name="T93">Side Effects:</text:span></text:p>
      <text:p text:style-name="P38"><text:s text:c="6"/>The function f(t) = 55*t </text:p>
      <text:p text:style-name="P38"><text:s text:c="6"/>The domain values: [0,1,2,3,4,5,6,7,8,9,10] </text:p>
      <text:p text:style-name="P38"><text:s text:c="6"/>The range values: [0,55,110,165,220,275,330,385,440,495,550]</text:p>
      <text:p text:style-name="P114">. <text:s text:c="2"/>%/output</text:p>
      <text:p text:style-name="P88">Here is the plot that this program generates. <text:s/>It is identical to the plot that was generated by the ForEach based code:</text:p>
      <text:p text:style-name="P88"/>
      <text:p text:style-name="P88"><draw:frame draw:style-name="fr2" draw:name="graphics13" text:anchor-type="paragraph" svg:width="5.2154in" svg:height="3.2429in" draw:z-index="18"><draw:image xlink:href="Pictures/100002010000025B00000177426D845E.png" xlink:type="simple" xlink:show="embed" xlink:actuate="onLoad"/></draw:frame></text:p>
      <text:p text:style-name="P88">Notice that this program uses a variable called <text:span text:style-name="T25">stepAmount</text:span> to specify the <text:span text:style-name="T25">numerical distance</text:span> between the <text:span text:style-name="T25">domain axis values of the points</text:span> that are generated. <text:s/>As can be seen in this plot, a <text:span text:style-name="T25">stepAmount</text:span> value of <text:span text:style-name="T25">1</text:span> produces a <text:soft-page-break/>fairly large space between the points. <text:s/>The <text:span text:style-name="T25">stepAmount</text:span> variable is used in the following sections to specify <text:span text:style-name="T25">increasingly smaller</text:span> distances between the domain axis values of the points until the <text:span text:style-name="T25">visual space</text:span> that is between them is eliminated.</text:p>
      <text:h text:style-name="P135" text:outline-level="3"><text:bookmark-start text:name="__RefHeading__20684_1920141495"/>Generating More Accurate Plots With BuildList() And ScatterPlot()<text:bookmark-end text:name="__RefHeading__20684_1920141495"/></text:h>
      <text:p text:style-name="P88">The plots of the function<draw:frame draw:style-name="fr4" draw:name="Object103" text:anchor-type="as-char" svg:width="0.7366in" svg:height="0.2008in" draw:z-index="115"><draw:object xlink:href="./Object 104" xlink:type="simple" xlink:show="embed" xlink:actuate="onLoad"/><draw:image xlink:href="./ObjectReplacements/Object 104" xlink:type="simple" xlink:show="embed" xlink:actuate="onLoad"/></draw:frame>in the previous sections were a good start, but the <text:span text:style-name="T25">space</text:span> between the points was somewhat <text:span text:style-name="T25">large</text:span>. <text:s/><text:span text:style-name="T228">A</text:span> plot that has its points <text:span text:style-name="T25">closer together</text:span> would <text:span text:style-name="T228">make it easier to visualize the function.</text:span> The following plot contains <text:span text:style-name="T25">21</text:span> points instead of <text:span text:style-name="T25">11</text:span> and it was generated with the BuildList() based program by setting the variable <text:span text:style-name="T25">stepAmount</text:span> to <text:span text:style-name="T25">.5</text:span>:</text:p>
      <text:p text:style-name="P88"/>
      <text:p text:style-name="P88"><draw:frame draw:style-name="fr2" draw:name="graphics14" text:anchor-type="paragraph" svg:width="5.3571in" svg:height="3.3311in" draw:z-index="19"><draw:image xlink:href="Pictures/100002010000025B00000177A3F60A21.png" xlink:type="simple" xlink:show="embed" xlink:actuate="onLoad"/></draw:frame></text:p>
      <text:p text:style-name="P88">This plot is better, but there are still fairly large spaces between the points. <text:s/>Let's <text:span text:style-name="T25">decrease the spaces between the points further</text:span> by setting <text:span text:style-name="T25">stepAmount</text:span> to <text:span text:style-name="T25">.25</text:span>:</text:p>
      <text:p text:style-name="P88"/>
      <text:p text:style-name="P88"><draw:frame draw:style-name="fr2" draw:name="graphics15" text:anchor-type="paragraph" svg:width="5.3571in" svg:height="3.3311in" draw:z-index="20"><draw:image xlink:href="Pictures/100002010000025B000001775C8B6C1F.png" xlink:type="simple" xlink:show="embed" xlink:actuate="onLoad"/></draw:frame><text:soft-page-break/></text:p>
      <text:p text:style-name="P88">This plot has <text:span text:style-name="T25">41</text:span> points and the <text:span text:style-name="T25">spaces between the points have almost disappeared</text:span>. <text:s/>Setting <text:span text:style-name="T25">stepAmount</text:span> to <text:span text:style-name="T25">.1</text:span> produces <text:span text:style-name="T25">101</text:span> points and the plot that is produced does <text:span text:style-name="T25">not have any visual space between the points</text:span>:</text:p>
      <text:p text:style-name="P88"/>
      <text:p text:style-name="P88"><draw:frame draw:style-name="fr2" draw:name="graphics16" text:anchor-type="paragraph" svg:width="5.3098in" svg:height="3.302in" draw:z-index="21"><draw:image xlink:href="Pictures/100002010000025B000001776C48F862.png" xlink:type="simple" xlink:show="embed" xlink:actuate="onLoad"/></draw:frame></text:p>
      <text:p text:style-name="P88">Even though there are an <text:span text:style-name="T25">infinite number of points</text:span> that could be plotted for a function, this plot shows that <text:span text:style-name="T25">only enough of them</text:span> need to be plotted so that there are <text:span text:style-name="T25">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88">The ScatterPlot() based programs in the previous sections were fairly good for creating plots, but there are other plotting functions in MathPiper that can plot mathematical functions with <text:span text:style-name="T25">less code needed to be typed</text:span>. <text:s/>One of these functions is <text:span text:style-name="T25">Plot2D()</text:span> and here is an example of Plot2D() being used to <text:span text:style-name="T25">print</text:span> (domain,range) points for the function<draw:frame draw:style-name="fr4" draw:name="Object104" text:anchor-type="as-char" svg:width="0.7366in" svg:height="0.2008in" draw:z-index="131"><draw:object xlink:href="./Object 105" xlink:type="simple" xlink:show="embed" xlink:actuate="onLoad"/><draw:image xlink:href="./ObjectReplacements/Object 105" xlink:type="simple" xlink:show="embed" xlink:actuate="onLoad"/></draw:frame>:</text:p>
      <text:p text:style-name="P65"/>
      <text:p text:style-name="P65"><text:bookmark-start text:name="__DdeLink__21832_2064388910"/><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77"/>
      <text:p text:style-name="P38"><text:span text:style-name="T101">f</text:span><text:span text:style-name="T24">(</text:span>t<text:span text:style-name="T24">)</text:span> <text:span text:style-name="T99">:=</text:span> <text:span text:style-name="T43">55</text:span><text:span text:style-name="T24">*</text:span>t;</text:p>
      <text:p text:style-name="P77"/>
      <text:p text:style-name="P38"><text:span text:style-name="T73">Plot2D</text:span><text:span text:style-name="T24">(</text:span><text:span text:style-name="T101">f</text:span><text:span text:style-name="T24">(</text:span><text:span text:style-name="T133">_</text:span>t<text:span text:style-name="T24">)</text:span>, <text:span text:style-name="T43">0</text:span>:<text:span text:style-name="T43">10</text:span>, output: data<text:span text:style-name="T24">)</text:span>;</text:p>
      <text:p text:style-name="P77"/>
      <text:p text:style-name="P65">%/mathpiper<text:bookmark-end text:name="__DdeLink__21832_2064388910"/><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77"/>
      <text:p text:style-name="P38"><text:s text:c="4"/><text:span text:style-name="T76">%output,preserve="false"</text:span></text:p>
      <text:p text:style-name="P38"><text:s text:c="6"/><text:span text:style-name="T76">Result:</text:span> [[[0,0],<text:span text:style-name="T112">[</text:span><text:span text:style-name="T43">0.4166666668</text:span><text:span text:style-name="T112">,</text:span><text:span text:style-name="T76">22.91666667</text:span><text:span text:style-name="T11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11">. <text:s text:c="2"/><text:span text:style-name="T76">%/output</text:span></text:p>
      <text:p text:style-name="P88">The <text:span text:style-name="T25">first</text:span> argument to Plot2D() is the <text:span text:style-name="T25">function to be plotted</text:span> and the <text:span text:style-name="T25">second</text:span> argument specifies the span of <text:span text:style-name="T25">domain values to plot over</text:span>. <text:s/>The value to the <text:s/><text:span text:style-name="T25">left</text:span> of the colon indicates the <text:span text:style-name="T25">smallest</text:span> domain value in the plot and the value to the <text:span text:style-name="T25">right</text:span> of the colon specifies the <text:span text:style-name="T25">largest</text:span> domain value in the plot. <text:s/>Therefore, <text:span text:style-name="T25">0:10</text:span> means the plot starts at <text:span text:style-name="T25">0</text:span> in the domain and plots up through <text:span text:style-name="T25">10</text:span>.</text:p>
      <text:p text:style-name="Text_20_body">Notice that unlike the ScatterPlot() based programs (which used <text:span text:style-name="T25">separate lists</text:span> for the <text:span text:style-name="T25">domain</text:span> and <text:span text:style-name="T25">range</text:span> values) <text:span text:style-name="T25">Plot2D() places each domain value and its respective range value into a sublist</text:span>. <text:s/>For example, the domain and range value for the first point after [0,0] is<text:span text:style-name="T145"> </text:span><text:span text:style-name="T115">[</text:span><text:span text:style-name="T54">0.4166666668</text:span><text:span text:style-name="T115">,</text:span><text:span text:style-name="T81">22.91666667</text:span><text:span text:style-name="T115">]</text:span><text:span text:style-name="T145">. <text:s/>Also notice that the domain values are </text:span><text:span text:style-name="T146">not integers</text:span><text:span text:style-name="T145">, but rather they are </text:span><text:span text:style-name="T147">decimal</text:span><text:span text:style-name="T146"> numbers</text:span><text:span text:style-name="T145"> that have been selected because they will produce a plot with </text:span><text:span text:style-name="T146">no gaps</text:span><text:span text:style-name="T145"> visible between the points.</text:span></text:p>
      <text:p text:style-name="Text_20_body"><text:span text:style-name="T145">Finally, the option </text:span><text:span text:style-name="T146">output</text:span><text:span text:style-name="T145"> has been set to </text:span><text:span text:style-name="T146">data</text:span><text:span text:style-name="T145"> to have Plot2D() </text:span><text:span text:style-name="T146">print</text:span><text:span text:style-name="T145"> its points instead of graphically plotting them.</text:span></text:p>
      <text:h text:style-name="Heading_20_3" text:outline-level="3"><text:bookmark-start text:name="__RefHeading__20688_1920141495"/>Plotting A Function With Plot2D()<text:bookmark-end text:name="__RefHeading__20688_1920141495"/></text:h>
      <text:p text:style-name="P88">The following program uses Plot2D() to display a <text:span text:style-name="T25">graphical plot</text:span> of the function<draw:frame draw:style-name="fr4"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65"/>
      <text:p text:style-name="P65"><text:bookmark-start text:name="DDE_LINK62"/><text:bookmark-start text:name="__DdeLink__18047_590199307"/><text:bookmark-start text:name="__DdeLink__18459_590199307"/><text:bookmark-start text:name="__DdeLink__51205_1285229149"/><text:bookmark-start text:name="__DdeLink__23905_1323898305"/><text:soft-page-break/>%mathpiper</text:p>
      <text:p text:style-name="P77"/>
      <text:p text:style-name="P38"><text:span text:style-name="T101">f</text:span><text:span text:style-name="T24">(</text:span>t<text:span text:style-name="T24">)</text:span> <text:span text:style-name="T99">:=</text:span> <text:span text:style-name="T43">55</text:span><text:span text:style-name="T24">*</text:span>t;</text:p>
      <text:p text:style-name="P77"/>
      <text:p text:style-name="P38"><text:span text:style-name="T73">Plot2D</text:span><text:span text:style-name="T24">(</text:span><text:span text:style-name="T101">f</text:span><text:span text:style-name="T24">(</text:span><text:span text:style-name="T133">_</text:span>t<text:span text:style-name="T24">)</text:span>,<text:span text:style-name="T43">0</text:span>:<text:span text:style-name="T43">10</text:span><text:span text:style-name="T24">)</text:span>;</text:p>
      <text:p text:style-name="P77"/>
      <text:p text:style-name="P65">%/mathpiper<text:bookmark-end text:name="DDE_LINK62"/><text:bookmark-end text:name="__DdeLink__18047_590199307"/><text:bookmark-end text:name="__DdeLink__18459_590199307"/><text:bookmark-end text:name="__DdeLink__51205_1285229149"/><text:bookmark-end text:name="__DdeLink__23905_1323898305"/></text:p>
      <text:p text:style-name="P77"/>
      <text:p text:style-name="P38"><text:s text:c="4"/><text:span text:style-name="T76">%output,preserve="false"</text:span></text:p>
      <text:p text:style-name="P38"><text:s text:c="6"/><text:span text:style-name="T76">Result:</text:span> org.jfree.chart.ChartPanel</text:p>
      <text:p text:style-name="P110"><text:span text:style-name="T19">. <text:s text:c="2"/></text:span><text:span text:style-name="T82">%/output</text:span></text:p>
      <text:p text:style-name="P114"/>
      <text:p text:style-name="P88"><draw:frame draw:style-name="fr2" draw:name="graphics17" text:anchor-type="paragraph" svg:width="5.2909in" svg:height="3.0445in" draw:z-index="14"><draw:image xlink:href="Pictures/100002010000025B0000015B5D583550.png" xlink:type="simple" xlink:show="embed" xlink:actuate="onLoad"/></draw:frame></text:p>
      <text:p text:style-name="P88">This is a good looking plot, but it would be more informative if it had a <text:span text:style-name="T25">title</text:span> and <text:span text:style-name="T25">labels</text:span> for the domain axis, the range axis, and the data. <text:s/>Here is a program that adds this information:</text:p>
      <text:p text:style-name="P54"/>
      <text:p text:style-name="P63"><text:bookmark-start text:name="__DdeLink__21834_2064388910"/><text:bookmark-start text:name="__DdeLink__18383_200850574"/><text:bookmark-start text:name="__DdeLink__18461_590199307"/><text:bookmark-start text:name="__DdeLink__51207_1285229149"/><text:bookmark-start text:name="__DdeLink__23907_1323898305"/>%mathpiper</text:p>
      <text:p text:style-name="P77"/>
      <text:p text:style-name="P38"><text:span text:style-name="T101">f</text:span><text:span text:style-name="T24">(</text:span>t<text:span text:style-name="T24">)</text:span> <text:span text:style-name="T99">:=</text:span> <text:span text:style-name="T43">55</text:span> <text:span text:style-name="T24">*</text:span> t;</text:p>
      <text:p text:style-name="P77"/>
      <text:p text:style-name="P38"><text:span text:style-name="T73">Plot2D</text:span><text:span text:style-name="T24">(</text:span><text:span text:style-name="T101">f</text:span><text:span text:style-name="T24">(</text:span><text:span text:style-name="T133">_</text:span>t<text:span text:style-name="T24">)</text:span>,<text:span text:style-name="T43">0</text:span>:<text:span text:style-name="T43">10</text:span>,</text:p>
      <text:p text:style-name="P38"><text:s text:c="4"/>title: <text:span text:style-name="T103">"Plot Of Function f(t) = 55*t"</text:span>, </text:p>
      <text:p text:style-name="P38"><text:s text:c="4"/>xAxisLabel: <text:span text:style-name="T103">"Domain: Hours"</text:span>, </text:p>
      <text:p text:style-name="P38"><text:s text:c="4"/>yAxisLabel: <text:span text:style-name="T103">"Range: Miles Traveled"</text:span>, </text:p>
      <text:p text:style-name="P38"><text:s text:c="4"/>series1Title: <text:span text:style-name="T103">"Enough plotted points to display a solid line"</text:span><text:span text:style-name="T24">)</text:span>;</text:p>
      <text:p text:style-name="P77"/>
      <text:p text:style-name="P65">%/mathpiper<text:bookmark-end text:name="__DdeLink__21834_2064388910"/><text:bookmark-end text:name="__DdeLink__18383_200850574"/><text:bookmark-end text:name="__DdeLink__18461_590199307"/><text:bookmark-end text:name="__DdeLink__51207_1285229149"/><text:bookmark-end text:name="__DdeLink__23907_1323898305"/></text:p>
      <text:p text:style-name="P77"/>
      <text:p text:style-name="P38"><text:s text:c="4"/><text:span text:style-name="T76">%output,preserve="false"</text:span></text:p>
      <text:p text:style-name="P38"><text:s text:c="6"/><text:span text:style-name="T76">Result:</text:span> org.jfree.chart.ChartPanel</text:p>
      <text:p text:style-name="P111">. <text:s text:c="2"/><text:span text:style-name="T76">%/output</text:span></text:p>
      <text:p text:style-name="P88"><text:soft-page-break/></text:p>
      <text:p text:style-name="P88"><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88">The plots of the function<draw:frame draw:style-name="fr4" draw:name="Object108" text:anchor-type="as-char" svg:width="0.7366in" svg:height="0.2008in" draw:z-index="134"><draw:object xlink:href="./Object 109" xlink:type="simple" xlink:show="embed" xlink:actuate="onLoad"/><draw:image xlink:href="./ObjectReplacements/Object 109" xlink:type="simple" xlink:show="embed" xlink:actuate="onLoad"/></draw:frame>we have been working with enable a person to determine <text:span text:style-name="T25">how far</text:span> a car that is moving at a speed of <text:span text:style-name="T25">55</text:span> miles-per-hour has <text:span text:style-name="T25">traveled</text:span> during a given amount of <text:span text:style-name="T25">time</text:span>. <text:s/>This can be done by selecting an <text:span text:style-name="T25">hour</text:span> on the <text:span text:style-name="T25">domain axis</text:span>, locating the point on the line that is directly above this hour value, and then finding the <text:span text:style-name="T25">miles</text:span> value that is to the left of this point on the <text:span text:style-name="T25">range axis</text:span>. <text:s/>The blue cross hairs are useful when doing this.</text:p>
      <text:p text:style-name="P88">If you will recall, the function<text:span text:style-name="T25"><draw:frame draw:style-name="fr4" draw:name="Object110" text:anchor-type="as-char" svg:width="0.7366in" svg:height="0.2008in" draw:z-index="135"><draw:object xlink:href="./Object 111" xlink:type="simple" xlink:show="embed" xlink:actuate="onLoad"/><draw:image xlink:href="./ObjectReplacements/Object 111" xlink:type="simple" xlink:show="embed" xlink:actuate="onLoad"/></draw:frame></text:span><text:span text:style-name="T116">was developed from the formula</text:span><draw:frame draw:style-name="fr4" draw:name="Object109" text:anchor-type="as-char" svg:width="0.4457in" svg:height="0.1984in" draw:z-index="137"><draw:object xlink:href="./Object 110" xlink:type="simple" xlink:show="embed" xlink:actuate="onLoad"/><draw:image xlink:href="./ObjectReplacements/Object 110" xlink:type="simple" xlink:show="embed" xlink:actuate="onLoad"/></draw:frame>. <text:s/>Also, the <text:span text:style-name="T25">domain axis</text:span> of the plot indicates the <text:span text:style-name="T25">time</text:span> values that the <text:span text:style-name="T25">independent variable</text:span> <text:span text:style-name="T97">t</text:span> can be set to and the <text:span text:style-name="T25">range axis</text:span> indicates the <text:span text:style-name="T25">distance</text:span> values that the <text:span text:style-name="T25">dependent variable</text:span> <text:span text:style-name="T97">d</text:span> can have. <text:s/>But what about the <text:span text:style-name="T25">speed</text:span> variable <text:span text:style-name="T97">v </text:span><text:span text:style-name="T139">(which we set to 55)</text:span>? <text:s/>Where is it represented in the plots?</text:p>
      <text:p text:style-name="P88">In order to understand where <text:span text:style-name="T25">speed</text:span> is represented in the plot, one must first understand what speed <text:span text:style-name="T25">means</text:span>. <text:s/>The <text:span text:style-name="T25">speed</text:span> of a moving object is the <text:span text:style-name="T25">rate</text:span> at which the <text:span text:style-name="T25">distance</text:span> covered by the object <text:span text:style-name="T25">changes</text:span> with time. <text:s/>In the case of this car, the <text:span text:style-name="T25">rate</text:span> at which it is covering distance is <text:span text:style-name="T25">55</text:span> <text:span text:style-name="T25">miles</text:span> every <text:span text:style-name="T25">hour</text:span> or 55 miles-per-hour or<draw:frame draw:style-name="fr4" draw:name="Object114" text:anchor-type="as-char" svg:width="0.6602in" svg:height="0.4217in" draw:z-index="138"><draw:object xlink:href="./Object 115" xlink:type="simple" xlink:show="embed" xlink:actuate="onLoad"/><draw:image xlink:href="./ObjectReplacements/Object 115" xlink:type="simple" xlink:show="embed" xlink:actuate="onLoad"/></draw:frame>.</text:p>
      <text:p text:style-name="P88">On a plot, the <text:span text:style-name="T25">speed</text:span> of a moving object is represented by the <text:span text:style-name="T25">steepness</text:span> of the plotted <text:span text:style-name="T25">distance vs. time</text:span> line, and this <text:span text:style-name="T25">steepness</text:span> is referred to as the <text:span text:style-name="T25">slope</text:span> of the line. <text:s/>Just to be clear:</text:p>
      <text:p text:style-name="P93"><text:soft-page-break/></text:p>
      <text:p text:style-name="P93">Speed</text:p>
      <text:p text:style-name="P21">=</text:p>
      <text:p text:style-name="P93">The rate of change of distance</text:p>
      <text:p text:style-name="P21">=</text:p>
      <text:p text:style-name="P93">The steepness of a distance vs. time line</text:p>
      <text:p text:style-name="P21">=</text:p>
      <text:p text:style-name="P93">The slope of this line</text:p>
      <text:p text:style-name="P93"/>
      <text:p text:style-name="P88">The following plot shows how the <text:span text:style-name="T25">slope</text:span> <text:span text:style-name="T25">of a line</text:span> can be determined by performing a simple calculation on <text:span text:style-name="T25">two of the points</text:span> on the line.</text:p>
      <text:h text:style-name="Heading_20_4" text:outline-level="4"><text:bookmark-start text:name="__RefHeading__20692_1920141495"/>Calculating The Slope Using Two Adjacent Points<text:bookmark-end text:name="__RefHeading__20692_1920141495"/></text:h>
      <text:p text:style-name="P88">The following plot shows the <text:span text:style-name="T25">slope</text:span> of the line being calculated using two adjacent points:</text:p>
      <text:p text:style-name="P88"/>
      <text:p text:style-name="P88"><draw:frame draw:style-name="fr5" draw:name="Object106" text:anchor-type="paragraph" svg:x="0.2in" svg:y="0.002in" svg:width="6.6953in" svg:height="4.0339in" draw:z-index="74"><draw:object xlink:href="./Object 39" xlink:type="simple" xlink:show="embed" xlink:actuate="onLoad"/><draw:image xlink:href="./ObjectReplacements/Object 39" xlink:type="simple" xlink:show="embed" xlink:actuate="onLoad"/><svg:desc>OLE-object</svg:desc></draw:frame></text:p>
      <text:p text:style-name="P88">In this plot, the points <text:span text:style-name="T25">(5, 275)</text:span> and <text:span text:style-name="T25">(6, 330)</text:span> are used to calculate the <text:span text:style-name="T25">slope</text:span> of the line. <text:s/>First, the amount the <text:span text:style-name="T79">domain</text:span><text:span text:style-name="T76"> </text:span><text:span text:style-name="T79">value</text:span> <text:span text:style-name="T45">changed</text:span> between the two points is determined by calculating the <text:span text:style-name="T45">difference</text:span> between the <text:span text:style-name="T25">domain values </text:span><text:span text:style-name="T116">of the </text:span><text:soft-page-break/>two points. <text:s/>This <text:span text:style-name="T25">domain value difference</text:span> is called the <text:span text:style-name="T45">run</text:span> and in this case the calculation is <text:span text:style-name="T25">6 - 5 = 1</text:span>. <text:s/>Then, the amount the <text:span text:style-name="T79">range</text:span><text:span text:style-name="T76"> </text:span><text:span text:style-name="T79">value</text:span> <text:span text:style-name="T45">changed</text:span> between the two points is determined by calculating the <text:span text:style-name="T45">difference</text:span> between the <text:span text:style-name="T25">range values </text:span><text:span text:style-name="T116">of the </text:span>two points. <text:s/>This <text:span text:style-name="T25">range value difference</text:span> is called the <text:span text:style-name="T45">rise</text:span> and here the calculation is <text:span text:style-name="T25">330 - 275 = 55</text:span>. <text:s/>Finally, the <text:span text:style-name="T25">slope</text:span> is determined by <text:span text:style-name="T25">dividing</text:span> the <text:span text:style-name="T25">rise value</text:span> by the <text:span text:style-name="T25">run value</text:span> and this division is often referred to as calculating "<text:span text:style-name="T25">rise over run</text:span>." <text:s/>Here is the calculation:</text:p>
      <text:p text:style-name="P21"><draw:frame draw:style-name="fr4" draw:name="Object111" text:anchor-type="as-char" svg:width="2.4681in" svg:height="0.7083in" draw:z-index="139"><draw:object xlink:href="./Object 112" xlink:type="simple" xlink:show="embed" xlink:actuate="onLoad"/><draw:image xlink:href="./ObjectReplacements/Object 112" xlink:type="simple" xlink:show="embed" xlink:actuate="onLoad"/></draw:frame></text:p>
      <text:p text:style-name="P88"/>
      <text:p text:style-name="P88">This calculation on <text:span text:style-name="T25">two adjacent points</text:span> indicates that the <text:span text:style-name="T25">slope</text:span> of the line is <text:span text:style-name="T25">55</text:span>, but would the same slope be arrived at if the <text:span text:style-name="T25">rise over run</text:span> calculation was performed on two points that are <text:span text:style-name="T25">not adjacent</text:span>? <text:s/>Let's find out.</text:p>
      <text:h text:style-name="P147" text:outline-level="4"><text:bookmark-start text:name="__RefHeading__20694_1920141495"/>Calculating The Slope Using Two Points that Are Not Adjacent<text:bookmark-end text:name="__RefHeading__20694_1920141495"/></text:h>
      <text:p text:style-name="P88">The following plot shows the <text:span text:style-name="T25">slope</text:span> of the line being calculated with two points that are <text:span text:style-name="T25">not adjacent</text:span>:</text:p>
      <text:p text:style-name="P88"><draw:frame draw:style-name="fr5" draw:name="Object107" text:anchor-type="paragraph" svg:x="0.1807in" svg:y="0.0035in" svg:width="6.5634in" svg:height="4.1862in" draw:z-index="75"><draw:object xlink:href="./Object 43" xlink:type="simple" xlink:show="embed" xlink:actuate="onLoad"/><draw:image xlink:href="./ObjectReplacements/Object 43" xlink:type="simple" xlink:show="embed" xlink:actuate="onLoad"/><svg:desc>OLE-object</svg:desc></draw:frame></text:p>
      <text:p text:style-name="P88">In this plot, the points <text:span text:style-name="T25">(5, 275)</text:span> and <text:span text:style-name="T25">(7, 385)</text:span> are used to calculate the <text:span text:style-name="T25">slope</text:span> of the line. <text:s/>The domain axis <text:span text:style-name="T45">run</text:span> between the two points is <text:span text:style-name="T45">2</text:span> and the range axis <text:soft-page-break/><text:span text:style-name="T45">rise</text:span> between the two points is <text:span text:style-name="T45">110</text:span>. <text:s/>Here is the calculation of the <text:span text:style-name="T25">slope</text:span> of the line:</text:p>
      <text:p text:style-name="P88"/>
      <text:p text:style-name="P21"><draw:frame draw:style-name="fr4" draw:name="Object112" text:anchor-type="as-char" svg:width="2.6201in" svg:height="0.711in" draw:z-index="154"><draw:object xlink:href="./Object 113" xlink:type="simple" xlink:show="embed" xlink:actuate="onLoad"/><draw:image xlink:href="./ObjectReplacements/Object 113" xlink:type="simple" xlink:show="embed" xlink:actuate="onLoad"/></draw:frame></text:p>
      <text:p text:style-name="P88"/>
      <text:p text:style-name="P88">Even when two points that are <text:span text:style-name="T25">not adjacent</text:span> are used to calculate the slope, it is <text:span text:style-name="T25">still determined</text:span> to be 55! <text:s/>Does this mean that a slope of 55 would be arrived at if <text:span text:style-name="T25">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88">The following program calculates 11 points on the line that is defined by<draw:frame draw:style-name="fr4" draw:name="Object113" text:anchor-type="as-char" svg:width="0.5366in" svg:height="0.2008in" draw:z-index="156"><draw:object xlink:href="./Object 114" xlink:type="simple" xlink:show="embed" xlink:actuate="onLoad"/><draw:image xlink:href="./ObjectReplacements/Object 114" xlink:type="simple" xlink:show="embed" xlink:actuate="onLoad"/></draw:frame>. <text:s/><text:span text:style-name="T25">Eight pairs</text:span> of points are then <text:span text:style-name="T25">randomly chosen</text:span> from the 11 and then the rise-over-run <text:span text:style-name="T25">slope calculation</text:span> is performed on them:</text:p>
      <text:p text:style-name="P54"/>
      <text:p text:style-name="P63"><text:bookmark-start text:name="__DdeLink__21836_2064388910"/><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text:bookmark-start text:name="__DdeLink__40768_29309981"/>%mathpiper</text:p>
      <text:p text:style-name="P77"/>
      <text:p text:style-name="P38"><text:span text:style-name="T101">f</text:span><text:span text:style-name="T24">(</text:span>t<text:span text:style-name="T24">)</text:span> <text:span text:style-name="T99">:=</text:span> <text:span text:style-name="T43">55</text:span><text:span text:style-name="T24">*</text:span>t;</text:p>
      <text:p text:style-name="P77"/>
      <text:p text:style-name="P38">beginValue <text:span text:style-name="T99">:=</text:span> <text:span text:style-name="T43">0</text:span>;</text:p>
      <text:p text:style-name="P77"/>
      <text:p text:style-name="P38">endValue <text:span text:style-name="T99">:=</text:span> <text:span text:style-name="T43">10</text:span>;</text:p>
      <text:p text:style-name="P77"/>
      <text:p text:style-name="P38">stepAmount <text:span text:style-name="T99">:=</text:span> <text:span text:style-name="T43">1</text:span>;</text:p>
      <text:p text:style-name="P77"/>
      <text:p text:style-name="P74">//Create the points list and print it.</text:p>
      <text:p text:style-name="P38">pointsList <text:span text:style-name="T99">:=</text:span> <text:span text:style-name="T73">BuildList(</text:span><text:span text:style-name="T24">[</text:span>t,<text:span text:style-name="T101">f</text:span><text:span text:style-name="T24">(</text:span>t<text:span text:style-name="T24">)]</text:span>,t,beginValue,endValue,stepAmount<text:span text:style-name="T24">)</text:span>;</text:p>
      <text:p text:style-name="P38"/>
      <text:p text:style-name="P38"><text:span text:style-name="T73">Echo</text:span><text:span text:style-name="T24">(</text:span><text:span text:style-name="T103">"The "</text:span>,<text:span text:style-name="T108">ToString(</text:span><text:span text:style-name="T108">Length</text:span><text:span text:style-name="T24">(</text:span>pointsList<text:span text:style-name="T24">))</text:span>,<text:span text:style-name="T103">" points in the plot:"</text:span><text:span text:style-name="T24">)</text:span>;</text:p>
      <text:p text:style-name="P38"/>
      <text:p text:style-name="P38"><text:span text:style-name="T73">TableForm</text:span><text:span text:style-name="T24">(</text:span>pointsList<text:span text:style-name="T24">)</text:span>;</text:p>
      <text:p text:style-name="P77"/>
      <text:p text:style-name="P38"><text:span text:style-name="T73">NewLine</text:span><text:span text:style-name="T24">()</text:span>;</text:p>
      <text:p text:style-name="P77"/>
      <text:p text:style-name="P77"/>
      <text:p text:style-name="P30">/*</text:p>
      <text:p text:style-name="P74"><text:s/>In this loop, 8 unique pairs of points are randomly selected from </text:p>
      <text:p text:style-name="P74"><text:s/>pointsList and each of these pairs is used to calculate the slope </text:p>
      <text:p text:style-name="P74"><text:s/>of the line they are on.</text:p>
      <text:p text:style-name="P31">*/</text:p>
      <text:p text:style-name="P38"><text:span text:style-name="T101">Repeat</text:span><text:span text:style-name="T24">(</text:span><text:span text:style-name="T43">8</text:span><text:span text:style-name="T24">)</text:span></text:p>
      <text:p text:style-name="Standard">{</text:p>
      <text:p text:style-name="P38"><text:s text:c="4"/><text:span text:style-name="T85">//Randomly select two unique points from pointsList.</text:span></text:p>
      <text:p text:style-name="P38"><text:s text:c="4"/>randomIndex1 <text:span text:style-name="T99">:=</text:span> <text:span text:style-name="T43">0</text:span>;</text:p>
      <text:p text:style-name="P38"><text:s text:c="4"/></text:p>
      <text:p text:style-name="P38"><text:s text:c="4"/>randomIndex2 <text:span text:style-name="T99">:=</text:span> <text:span text:style-name="T43">0</text:span>;</text:p>
      <text:p text:style-name="P38"><text:soft-page-break/><text:s text:c="4"/></text:p>
      <text:p text:style-name="P38"><text:s text:c="4"/><text:span text:style-name="T108">While</text:span><text:span text:style-name="T24">(</text:span>randomIndex1 <text:span text:style-name="T24">=?</text:span> randomIndex2<text:span text:style-name="T24">)</text:span></text:p>
      <text:p text:style-name="Standard"><text:s text:c="6"/>{</text:p>
      <text:p text:style-name="P38"><text:s text:c="8"/>randomIndex1 <text:span text:style-name="T99">:=</text:span> <text:span text:style-name="T101">RandomInteger</text:span><text:span text:style-name="T24">(</text:span><text:span text:style-name="T108">Length</text:span><text:span text:style-name="T24">(</text:span>pointsList<text:span text:style-name="T24">))</text:span>;</text:p>
      <text:p text:style-name="P38"><text:s text:c="8"/></text:p>
      <text:p text:style-name="P38"><text:s text:c="8"/>randomIndex2 <text:span text:style-name="T99">:=</text:span> <text:span text:style-name="T101">RandomInteger</text:span><text:span text:style-name="T24">(</text:span><text:span text:style-name="T108">Length</text:span><text:span text:style-name="T24">(</text:span>pointsList<text:span text:style-name="T24">))</text:span>;</text:p>
      <text:p text:style-name="Standard"><text:s text:c="6"/>};</text:p>
      <text:p text:style-name="P77"/>
      <text:p text:style-name="P38"><text:s text:c="4"/>point1 <text:span text:style-name="T99">:=</text:span> pointsList[randomIndex1];</text:p>
      <text:p text:style-name="P38"><text:s/></text:p>
      <text:p text:style-name="P38"><text:s text:c="4"/>point2 <text:span text:style-name="T99">:=</text:span> pointsList[randomIndex2];</text:p>
      <text:p text:style-name="P38"><text:s text:c="4"/></text:p>
      <text:p text:style-name="P38"><text:s text:c="4"/></text:p>
      <text:p text:style-name="P38"><text:s text:c="4"/></text:p>
      <text:p text:style-name="P38"><text:s text:c="4"/><text:span text:style-name="T85">//Make sure that the point with the smallest domain value is placed in point1.</text:span></text:p>
      <text:p text:style-name="P48"><text:s text:c="4"/><text:span text:style-name="T111">If</text:span><text:span text:style-name="T24">(</text:span>point1[<text:span text:style-name="T43">1</text:span>] <text:span text:style-name="T24">&gt;?</text:span> point2[<text:span text:style-name="T43">1</text:span>]<text:span text:style-name="T34">)</text:span> </text:p>
      <text:p text:style-name="P48"><text:s text:c="4"/>{</text:p>
      <text:p text:style-name="P48"><text:s text:c="8"/>tmp <text:span text:style-name="T99">:=</text:span> point1; </text:p>
      <text:p text:style-name="P48"><text:s text:c="8"/>point1 <text:span text:style-name="T99">:=</text:span> point2; </text:p>
      <text:p text:style-name="P48"><text:s text:c="8"/>point2 <text:span text:style-name="T99">:=</text:span> tmp;</text:p>
      <text:p text:style-name="P48"><text:s text:c="4"/>};</text:p>
      <text:p text:style-name="P77"/>
      <text:p text:style-name="P38"><text:s text:c="4"/></text:p>
      <text:p text:style-name="P38"><text:s text:c="4"/><text:span text:style-name="T73">Echo</text:span><text:span text:style-name="T24">(</text:span><text:span text:style-name="T103">"Point1: "</text:span>, point1<text:span text:style-name="T24">)</text:span>;</text:p>
      <text:p text:style-name="P38"><text:s text:c="4"/><text:span text:style-name="T73">Echo</text:span><text:span text:style-name="T24">(</text:span><text:span text:style-name="T103">"Point2: "</text:span>, point2<text:span text:style-name="T24">)</text:span>;</text:p>
      <text:p text:style-name="P38"><text:s text:c="4"/></text:p>
      <text:p text:style-name="P38"><text:s text:c="4"/>rise <text:span text:style-name="T99">:=</text:span> point2[<text:span text:style-name="T43">2</text:span>] <text:span text:style-name="T24">-</text:span> point1[<text:span text:style-name="T43">2</text:span>];</text:p>
      <text:p text:style-name="P38"><text:s text:c="4"/></text:p>
      <text:p text:style-name="P38"><text:s text:c="4"/>run <text:span text:style-name="T99">:=</text:span> point2[<text:span text:style-name="T43">1</text:span>] <text:span text:style-name="T24">-</text:span> point1[<text:span text:style-name="T43">1</text:span>];</text:p>
      <text:p text:style-name="P38"><text:s text:c="4"/></text:p>
      <text:p text:style-name="P38"><text:s text:c="4"/><text:span text:style-name="T73">Echo</text:span><text:span text:style-name="T24">(</text:span><text:span text:style-name="T103">"Rise = Point2y - Point1y = "</text:span> <text:span text:style-name="T167">~</text:span> </text:p>
      <text:p text:style-name="P38"><text:s text:c="8"/><text:span text:style-name="T108">ToString(</text:span>point2[<text:span text:style-name="T43">2</text:span>]<text:span text:style-name="T24">) </text:span><text:span text:style-name="T37">~ </text:span><text:span text:style-name="T103">" - " </text:span><text:span text:style-name="T105">~</text:span></text:p>
      <text:p text:style-name="P40"><text:s text:c="8"/><text:span text:style-name="T108">ToString(</text:span>point1[<text:span text:style-name="T43">2</text:span>]<text:span text:style-name="T24">) </text:span><text:span text:style-name="T37">~ </text:span><text:span text:style-name="T103">" = "</text:span>, rise<text:span text:style-name="T24">)</text:span>;</text:p>
      <text:p text:style-name="P38"><text:s text:c="4"/><text:span text:style-name="T73">Echo</text:span><text:span text:style-name="T24">(</text:span><text:span text:style-name="T103">"Run = Point2x - Point1x = "</text:span> <text:span text:style-name="T167">~</text:span> </text:p>
      <text:p text:style-name="P40"><text:s text:c="8"/><text:span text:style-name="T108">ToString(</text:span>point2[<text:span text:style-name="T43">1</text:span>]<text:span text:style-name="T24">) </text:span><text:span text:style-name="T37">~ </text:span><text:span text:style-name="T103">" - " </text:span><text:span text:style-name="T167">~</text:span></text:p>
      <text:p text:style-name="P38"><text:s text:c="8"/><text:span text:style-name="T108">ToString(</text:span>point1[<text:span text:style-name="T43">1</text:span>]<text:span text:style-name="T24">)</text:span> <text:span text:style-name="T167">~ </text:span><text:span text:style-name="T103">" = "</text:span>, run<text:span text:style-name="T24">)</text:span>;</text:p>
      <text:p text:style-name="P38"><text:s text:c="4"/><text:span text:style-name="T73">Echo</text:span><text:span text:style-name="T24">(</text:span><text:span text:style-name="T103">"Slope = rise/run = " </text:span><text:span text:style-name="T167">~</text:span> </text:p>
      <text:p text:style-name="P38"><text:s text:c="8"/><text:span text:style-name="T108">ToString(</text:span>rise<text:span text:style-name="T24">)</text:span> <text:span text:style-name="T167">~</text:span> <text:span text:style-name="T103">"/" </text:span><text:span text:style-name="T167">~</text:span></text:p>
      <text:p text:style-name="P38"><text:s text:c="8"/><text:span text:style-name="T108">ToString(</text:span>run<text:span text:style-name="T24">) </text:span><text:span text:style-name="T37">~</text:span> <text:span text:style-name="T103">" = ***" </text:span><text:span text:style-name="T105">~</text:span></text:p>
      <text:p text:style-name="P38"><text:s text:c="8"/><text:span text:style-name="T108">ToString(</text:span>rise<text:span text:style-name="T24">/</text:span>run<text:span text:style-name="T24">) </text:span><text:span text:style-name="T37">~</text:span> <text:span text:style-name="T103">"***"</text:span><text:span text:style-name="T24">)</text:span>;</text:p>
      <text:p text:style-name="P38"><text:s text:c="4"/></text:p>
      <text:p text:style-name="P38"><text:s text:c="4"/><text:span text:style-name="T73">NewLine</text:span><text:span text:style-name="T24">()</text:span>;</text:p>
      <text:p text:style-name="Standard">};</text:p>
      <text:p text:style-name="P77"/>
      <text:p text:style-name="P109">%/mathpiper<text:bookmark-end text:name="__DdeLink__21836_2064388910"/><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bookmark-end text:name="__DdeLink__40768_29309981"/></text:p>
      <text:p text:style-name="P77"/>
      <text:p text:style-name="P38"><text:s text:c="4"/><text:span text:style-name="T76">%output,preserve="false"</text:span></text:p>
      <text:p text:style-name="P38"><text:s text:c="6"/><text:span text:style-name="T76">Result:</text:span> 8</text:p>
      <text:p text:style-name="P38"><text:s text:c="6"/></text:p>
      <text:p text:style-name="P38"><text:s text:c="6"/><text:span text:style-name="T93">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oft-page-break/><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11">. <text:s text:c="2"/><text:span text:style-name="T76">%/output</text:span></text:p>
      <text:p text:style-name="P88"><text:soft-page-break/>Notice that <text:span text:style-name="T25">no matter which pair of points is selected,</text:span> the <text:span text:style-name="T25">slope</text:span><text:span text:style-name="T194">, </text:span>which is calculated using the points<text:span text:style-name="T194">,</text:span> is <text:span text:style-name="T25">always 55</text:span>! <text:s/>Something interesting is going on here<text:span text:style-name="T194">,</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5">book_2_section_9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9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h text:style-name="P135" text:outline-level="3"><text:bookmark-start text:name="__RefHeading__20700_1920141495"/>Exercise 1<text:bookmark-end text:name="__RefHeading__20700_1920141495"/></text:h>
      <text:p text:style-name="Preformatted_20_Text">Solve the following equations using the <text:span text:style-name="T25">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35">20) Solve -5(1 - 5 x) + 5(-8 x - 2) = -4 x - 8 x for x.</text:p>
      <text:h text:style-name="P135" text:outline-level="3"><text:bookmark-start text:name="__RefHeading__20702_1920141495"/>Exercise 2<text:bookmark-end text:name="__RefHeading__20702_1920141495"/></text:h>
      <text:p text:style-name="Preformatted_20_Text">Create an executable mathematical function called <text:span text:style-name="T25">f(d)</text:span> that implements <text:span text:style-name="T25">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5">f(d)</text:span> from d=0 to d=500 using <text:span text:style-name="T25">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5">f(d)</text:span> from d=0 to d=500 using <text:span text:style-name="T25">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5">static</text:span><text:span text:style-name="T194">,</text:span><text:span text:style-name="T195"> </text:span>which means that we could not change the value of the function's parameters using the GUI and have it replotted as the change was happening. <text:s/>This section discusses the <text:span text:style-name="T25">GeoGebra</text:span> plugin<text:span text:style-name="T195">,</text:span> which enables the user to interact with mathematical objects such as functions, points, lines, triangles, circles, etc. <text:span text:style-name="T25">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5">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6"><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1157860550" text:style-name="L3">
        <text:list-item>
          <text:p text:style-name="P133"><text:span text:style-name="T25">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33"><text:span text:style-name="T25">Toolbar Buttons</text:span> - Each button performs an action such as adding points to the drawing area and drawing a line through two points. <text:span text:style-name="T45">When a button is selected, a blue square is drawn around it.</text:span> <text:s/>Each button has multiple modes it can be set to<text:span text:style-name="T195">,</text:span> and these modes are accessed by clicking on the small inverted triangle that is at the lower right corner of each button.</text:p>
        </text:list-item>
        <text:list-item>
          <text:p text:style-name="P133"><text:span text:style-name="T25">Independent (Free) And Dependent Object Lists</text:span> - <text:s/>As mathematical objects are created, they are listed here. <text:s/>Any mathematical object in this area can be configured by right clicking on it. <text:s/>Also, these mathematical objects can be <text:span text:style-name="T25">hidden</text:span> and <text:span text:style-name="T25">unhidden</text:span> by clicking on the <text:span text:style-name="T25">small circle</text:span> that is shown to the <text:span text:style-name="T25">left</text:span> of each object.</text:p>
        </text:list-item>
        <text:list-item>
          <text:p text:style-name="P133"><text:span text:style-name="T25">Input Text Field</text:span> - This text field enables GeoGebra commands to be entered one at a time.</text:p>
        </text:list-item>
        <text:list-item>
          <text:p text:style-name="P133"><text:span text:style-name="T25">Domain Axis</text:span> - The <text:span text:style-name="T25">horizontal</text:span> axis that is on the bottom of the drawing pad. <text:s/>It is also referred to as the <text:span text:style-name="T25">x</text:span> axis.</text:p>
        </text:list-item>
        <text:list-item>
          <text:p text:style-name="P133"><text:span text:style-name="T25">Range Axis</text:span> - The <text:span text:style-name="T25">vertical</text:span> axis that is on the left side of the drawing pad. <text:s/>It is also referred to as the <text:span text:style-name="T25">y</text:span> axis.</text:p>
        </text:list-item>
        <text:list-item>
          <text:p text:style-name="P133"><text:span text:style-name="T25">Undo, Redo, And Reset Buttons</text:span> - The undo and redo buttons simply undo and redo actions that have been performed in GeoGebra. <text:s/>The reset button erases all entered work.</text:p>
        </text:list-item>
        <text:list-item>
          <text:p text:style-name="P133"><text:span text:style-name="T25">Object Select/Move Button</text:span> - When this button is selected, the mouse pointer can be used to select mathematical objects in the drawing pad and move them if desired.</text:p>
        </text:list-item>
        <text:list-item>
          <text:p text:style-name="P133"><draw:frame draw:style-name="fr3" draw:name="graphics1" text:anchor-type="paragraph" svg:x="0.7752in" svg:y="-0.0264in" svg:width="0.4898in" svg:height="0.5in" draw:z-index="22"><draw:image xlink:href="Pictures/100000000000002F00000030675A2A9D.png" xlink:type="simple" xlink:show="embed" xlink:actuate="onLoad"/></draw:frame><text:span text:style-name="T25">Drawing Pad Move/Zoom Button</text:span> - This button enables the drawing pad to be moved in any direction. <text:s/>It also has modes that enable the drawing pad to be zoomed into and out of.</text:p>
        </text:list-item>
        <text:list-item>
          <text:p text:style-name="P133"><draw:frame draw:style-name="fr3" draw:name="graphics19" text:anchor-type="paragraph" svg:x="0.7752in" svg:y="-0.0161in" svg:width="0.4898in" svg:height="0.4898in" draw:z-index="24"><draw:image xlink:href="Pictures/100000000000002F0000002FE9971B9F.png" xlink:type="simple" xlink:show="embed" xlink:actuate="onLoad"/></draw:frame><text:span text:style-name="T25">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3"><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5">(2,3)</text:span> into the input text field like this:</text:p>
      <text:p text:style-name="Preformatted_20_Text"/>
      <text:p text:style-name="Text_20_body"><draw:frame draw:style-name="fr3" draw:name="graphics21" text:anchor-type="paragraph" svg:x="0.1744in" svg:y="0in" svg:width="3.1665in" svg:height="0.3126in" draw:z-index="26"><draw:image xlink:href="Pictures/10000000000001300000001EA2726074.png" xlink:type="simple" xlink:show="embed" xlink:actuate="onLoad"/></draw:frame></text:p>
      <text:p text:style-name="Text_20_body">and then press the <text:span text:style-name="T25">&lt;Enter&gt;</text:span> button on your <text:span text:style-name="T25">keyboard</text:span>, a <text:span text:style-name="T25">blue point</text:span> will be plotted at location <text:span text:style-name="T25">(2,3)</text:span> on the drawing pad:</text:p>
      <text:p text:style-name="Text_20_body"/>
      <text:p text:style-name="Text_20_body"><draw:frame draw:style-name="fr2" draw:name="graphics22" text:anchor-type="paragraph" svg:width="6.6354in" svg:height="4.2917in" draw:z-index="27"><draw:image xlink:href="Pictures/100002010000027D0000019C7AE083A4.png" xlink:type="simple" xlink:show="embed" xlink:actuate="onLoad"/></draw:frame><text:soft-page-break/></text:p>
      <text:p text:style-name="Text_20_body">Notice that the point was automatically given the <text:span text:style-name="T25">label</text:span> "<text:span text:style-name="T25">A</text:span>" and it was also placed into the <text:span text:style-name="T25">independent/free objects list</text:span>. <text:s/>Now, add some more points to the drawing pad using both the <text:span text:style-name="T25">input text field</text:span> and the "<text:span text:style-name="T25">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8"><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5">Line through Two Points</text:span>" button:</text:p>
      <text:p text:style-name="Text_20_body"><draw:frame draw:style-name="fr3" draw:name="graphics35" text:anchor-type="paragraph" svg:x="0.2102in" svg:y="0.1071in" svg:width="0.4689in" svg:height="0.4898in" draw:z-index="41"><draw:image xlink:href="Pictures/100000000000002D0000002F1B5EEB5C.png" xlink:type="simple" xlink:show="embed" xlink:actuate="onLoad"/></draw:frame></text:p>
      <text:p text:style-name="Text_20_body">After the button has been selected, start clicking on <text:span text:style-name="T25">pairs</text:span> of <text:span text:style-name="T25">points</text:span> on the drawing pad and a line will be drawn through each pair that has been clicked:</text:p>
      <text:p text:style-name="Text_20_body"><draw:frame draw:style-name="fr2" draw:name="graphics24" text:anchor-type="paragraph" svg:width="6.6354in" svg:height="4.2917in" draw:z-index="2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5">a</text:span>". <text:s/>Also notice that these lines are listed in the "Dependent Objects" list.</text:p>
      <text:p text:style-name="Text_20_body">These objects can be moved with the "Move" tool by selecting and dragging them.</text:p>
      <text:p text:style-name="P103">(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5">Input</text:span> text field. <text:s/>For example, if x is entered in the text field like this:</text:p>
      <text:p text:style-name="Preformatted_20_Text"/>
      <text:p text:style-name="Preformatted_20_Text">Input: <text:span text:style-name="T45">x</text:span></text:p>
      <text:p text:style-name="Preformatted_20_Text"/>
      <text:p text:style-name="Text_20_body">A line labeled <text:span text:style-name="T45">f(x)</text:span> will be plotted on the drawing pad that is identical to the <text:span text:style-name="T45">red</text:span> line in the following diagram. <text:s/>You could have entered <text:span text:style-name="T25">f(x) = x</text:span> instead of just <text:span text:style-name="T25">x</text:span> and the result would have been the same. <text:s/>However, since just <text:span text:style-name="T25">x</text:span> was entered, GeoGebra <text:span text:style-name="T25">automatically named</text:span> the function <text:span text:style-name="T25">f(x)</text:span>.</text:p>
      <text:p text:style-name="Text_20_body">Now, enter the following two functions:</text:p>
      <text:p text:style-name="Preformatted_20_Text"/>
      <text:p text:style-name="Preformatted_20_Text"><text:soft-page-break/>Input: <text:span text:style-name="T114">2x</text:span></text:p>
      <text:p text:style-name="Preformatted_20_Text"/>
      <text:p text:style-name="Preformatted_20_Text">Input: <text:span text:style-name="T79">.5x</text:span></text:p>
      <text:p text:style-name="Preformatted_20_Text"/>
      <text:p text:style-name="Text_20_body">This caused two more lines to be plotted on the drawing area, with the first one being labeled <text:span text:style-name="T114">g(x)</text:span> and the second one being labeled <text:span text:style-name="T79">h(x)</text:span><text:span text:style-name="T61">. <text:s/>When GeoGebra <text:s/></text:span><text:span text:style-name="T59">automatically names</text:span><text:span text:style-name="T61"> functions, it </text:span><text:span text:style-name="T59">starts</text:span><text:span text:style-name="T61"> with </text:span><text:span text:style-name="T59">f(x)</text:span><text:span text:style-name="T61"> and then moves on to </text:span><text:span text:style-name="T59">g(x)</text:span><text:span text:style-name="T61">, </text:span><text:span text:style-name="T59">h(x)</text:span><text:span text:style-name="T61">, etc. <text:s/>Also notice that </text:span><text:span text:style-name="T59">2*x</text:span><text:span text:style-name="T61"> was entered as </text:span><text:span text:style-name="T59">2x</text:span><text:span text:style-name="T61"> and </text:span><text:span text:style-name="T59">.5*x</text:span><text:span text:style-name="T61"> was entered as </text:span><text:span text:style-name="T59">.5x</text:span><text:span text:style-name="T61">. <text:s/>GeoGebra understands traditional mathematics notation and therefore using the * multiplication symbol is optional.</text:span></text:p>
      <text:p text:style-name="P91">The following diagram shows all three plots: (Note: I have made each of the lines in this plot a separate color so that they can be identified easier. <text:s/>If you would like to change the color of your lines, <text:span text:style-name="T25">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0"><draw:image xlink:href="Pictures/1000020100000295000001A6C4C5ACCE.png" xlink:type="simple" xlink:show="embed" xlink:actuate="onLoad"/></draw:frame></text:p>
      <text:p text:style-name="Text_20_body">In the above diagram notice that the <text:span text:style-name="T25">slope</text:span> of the line <text:span text:style-name="T25">f(x) = x</text:span> is <text:span text:style-name="T25">1</text:span> (because x really means 1x), the <text:span text:style-name="T25">slope</text:span> of the line <text:span text:style-name="T25">g(x) = 2x</text:span> is <text:span text:style-name="T25">2</text:span>, and the <text:span text:style-name="T25">slope</text:span> of the line <text:span text:style-name="T25">h(x) = .5x</text:span> is <text:span text:style-name="T25">.5</text:span>. <text:s/></text:p>
      <text:p text:style-name="Text_20_body">If the function <text:span text:style-name="T25">15x</text:span> is added to the plot, it will be drawn <text:span text:style-name="T25">steeper</text:span> than <text:span text:style-name="T25">2x</text:span> because its <text:span text:style-name="T25">slope</text:span> is <text:span text:style-name="T25">greater</text:span><text:span text:style-name="T116">. <text:s/>In the following diagram, the line that is plotted for </text:span><text:span text:style-name="T25">15x </text:span><text:span text:style-name="T116">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1"><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5">slopes</text:span> that are <text:span text:style-name="T25">greater</text:span> than <text:span text:style-name="T25">15</text:span>, it would be difficult to do because there is not very much room for them. <text:s/>However, <text:span text:style-name="T25">more room</text:span> can be added by <text:span text:style-name="T25">changing the scale</text:span> of the domain axis. <text:s/>In order to do this, place your cursor on the domain axis as shown in the above diagram and then <text:span text:style-name="T45">1)</text:span> hold down the &lt;shift&gt; key on your keyboard <text:span text:style-name="T45">2)</text:span> press the left mouse button on your mouse, and <text:span text:style-name="T45">3)</text:span> drag the domain axis down toward the bottom of the screen. <text:s/>The domain axis will then be dynamically scaled to suite your viewing needs (Note: the range axis can be scaled in the same manner. <text:s/><text:span text:style-name="T45">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2"><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5">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3"><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5">negative</text:span> slopes as is shown in the following diagram.</text:p>
      <text:p text:style-name="Text_20_body"/>
      <text:p text:style-name="Text_20_body"><draw:frame draw:style-name="fr2" draw:name="graphics30" text:anchor-type="paragraph" svg:width="6.9165in" svg:height="4.5626in" draw:z-index="35"><draw:image xlink:href="Pictures/1000020100000298000001B605395C2C.png" xlink:type="simple" xlink:show="embed" xlink:actuate="onLoad"/></draw:frame><text:soft-page-break/></text:p>
      <text:p text:style-name="P103">(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5">statically</text:span> in GeoGebra is useful and informative, but GeoGebra is also capable of plotting functions <text:span text:style-name="T25">dynamically</text:span> while the user causes parts of the function definition to <text:span text:style-name="T25">change</text:span> with a <text:span text:style-name="T25">GUI slider</text:span>. <text:s/>For example, instead of plotting 55x with a <text:span text:style-name="T25">constant</text:span> value for <text:span text:style-name="T25">55</text:span>, we can use a <text:span text:style-name="T25">variable</text:span> in place of <text:span text:style-name="T25">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7"><draw:object xlink:href="./Object 108" xlink:type="simple" xlink:show="embed" xlink:actuate="onLoad"/><draw:image xlink:href="./ObjectReplacements/Object 108" xlink:type="simple" xlink:show="embed" xlink:actuate="onLoad"/><svg:desc>OLE-object</svg:desc></draw:frame></text:p>
      <text:p text:style-name="P106"><text:soft-page-break/>The equation <text:span text:style-name="T25">speed = 5</text:span> will be placed in the <text:span text:style-name="T25">Free Object</text:span> list and the function <text:span text:style-name="T25">f(x) = 5 x</text:span> will be placed in the <text:span text:style-name="T25">Dependent Objects</text:span> list. <text:s/><text:span text:style-name="T47">(N</text:span><text:span text:style-name="T50">ote</text:span><text:span text:style-name="T47">:</text:span><text:span text:style-name="T49"> variable names in GeoGebra should usually start with a lower-case letter.</text:span><text:span text:style-name="T47">)</text:span><text:span text:style-name="T10"> </text:span>Do you notice the <text:span text:style-name="T25">small circle</text:span> that is to the immediate <text:span text:style-name="T25">left</text:span> of the <text:span text:style-name="T25">speed = 5</text:span> equation? <text:s/>Click on it with the mouse in order to <text:span text:style-name="T25">enable</text:span> it and then observe that this <text:span text:style-name="T25">causes a GUI slider for the speed variable to be placed into the drawing pad</text:span>. <text:s/><text:span text:style-name="T45">(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5">enabled</text:span>, <text:span text:style-name="T25">it can be used to dynamically change the value of the speed variable</text:span> by placing the <text:span text:style-name="T25">mouse pointer</text:span> on the slider's <text:span text:style-name="T25">ball</text:span> and <text:span text:style-name="T25">dragging it</text:span> to the <text:span text:style-name="T25">left</text:span> and to the <text:span text:style-name="T25">right</text:span>. <text:s/>As the slider <text:span text:style-name="T25">changes</text:span> the value of the <text:span text:style-name="T25">speed variable</text:span>, the <text:span text:style-name="T25">dependent object</text:span> that <text:span text:style-name="T25">uses the speed variable</text:span> (in this case f(x) = 5 x) <text:span text:style-name="T25">changes with it</text:span>. <text:s/>In this case, since the <text:span text:style-name="T25">speed variable</text:span> represents the <text:span text:style-name="T25">slope</text:span> of the line that is being plotted, the line's <text:span text:style-name="T25">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8"><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5">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5">%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4"><draw:image xlink:href="Pictures/10000201000002D8000001D1CAC5D120.png" xlink:type="simple" xlink:show="embed" xlink:actuate="onLoad"/></draw:frame></text:p>
      <text:p text:style-name="Text_20_body">Notice that this simulation has a <text:span text:style-name="T25">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5">angle</text:span> <text:span text:style-name="T25">button</text:span> and then selecting the <text:span text:style-name="T25">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5">%geogebra</text:span> fold in a MathPiperIDE worksheet can also be used to execute GeoGebra commands (Note: this is different than a %geogebra_xml fold). <text:s/>For example, the following <text:span text:style-name="T25">%geogebra</text:span> fold plots the points <text:span text:style-name="T25">(2,3)</text:span>, <text:span text:style-name="T25">(1,4)</text:span>, and <text:span text:style-name="T25">(1.5,2)</text:span> on the drawing pad along with the function <text:span text:style-name="T25">y = 2x</text:span>:</text:p>
      <text:p text:style-name="P104"/>
      <text:p text:style-name="P104"><text:bookmark-start text:name="__DdeLink__19641_1814553594"/><text:bookmark-start text:name="__DdeLink__19026_1814553594"/><text:bookmark-start text:name="__DdeLink__51287_1285229149"/><text:bookmark-start text:name="__DdeLink__21725_1865270372"/><text:bookmark-start text:name="__DdeLink__22107_1865270372"/>%geogebra</text:p>
      <text:p text:style-name="P77"><text:soft-page-break/></text:p>
      <text:p text:style-name="P38"><text:bookmark-start text:name="DDE_LINK65"/><text:span text:style-name="T24">(</text:span><text:span text:style-name="T43">2</text:span>,<text:span text:style-name="T43">3</text:span><text:span text:style-name="T24">)</text:span></text:p>
      <text:p text:style-name="P38"><text:span text:style-name="T24">(</text:span><text:span text:style-name="T43">1</text:span>,<text:span text:style-name="T43">4</text:span><text:span text:style-name="T24">)</text:span></text:p>
      <text:p text:style-name="P38"><text:span text:style-name="T24">(</text:span><text:span text:style-name="T43">1</text:span>.<text:span text:style-name="T43">5</text:span>,<text:span text:style-name="T43">2</text:span><text:span text:style-name="T24">)</text:span></text:p>
      <text:p text:style-name="P77"/>
      <text:p text:style-name="P38"><text:span text:style-name="T43">2 </text:span>x</text:p>
      <text:p text:style-name="P77"/>
      <text:p text:style-name="P109">%/geogebra<text:bookmark-end text:name="__DdeLink__19641_1814553594"/><text:bookmark-end text:name="__DdeLink__19026_1814553594"/><text:bookmark-end text:name="__DdeLink__51287_1285229149"/><text:bookmark-end text:name="__DdeLink__21725_1865270372"/><text:bookmark-end text:name="__DdeLink__22107_1865270372"/><text:bookmark-end text:name="DDE_LINK65"/></text:p>
      <text:p text:style-name="Text_20_body">Using a <text:span text:style-name="T25">fold</text:span> to enter GeoGebra commands is <text:span text:style-name="T25">convenient</text:span> because more than one command can be entered at a time. <text:s/>However, if the fold is <text:span text:style-name="T25">executed more than one time, multiple copies of the same mathematical objects are added to the drawing area</text:span>. <text:s/>The way to prevent this is to add a <text:span text:style-name="T25">clear="true"</text:span> option to the <text:span text:style-name="T25">%geogebra</text:span> fold's header like this:</text:p>
      <text:p text:style-name="P65"/>
      <text:p text:style-name="P65"><text:bookmark-start text:name="__DdeLink__21571_1865270372"/>%geogebra,clear="true"</text:p>
      <text:p text:style-name="P77"/>
      <text:p text:style-name="P38"><text:span text:style-name="T24">(</text:span><text:span text:style-name="T43">2</text:span>,<text:span text:style-name="T43">3</text:span><text:span text:style-name="T24">)</text:span></text:p>
      <text:p text:style-name="P38"><text:span text:style-name="T24">(</text:span><text:span text:style-name="T43">1</text:span>,<text:span text:style-name="T43">4</text:span><text:span text:style-name="T24">)</text:span></text:p>
      <text:p text:style-name="P38"><text:span text:style-name="T24">(</text:span><text:span text:style-name="T43">1</text:span>.<text:span text:style-name="T43">5</text:span>,<text:span text:style-name="T43">2</text:span><text:span text:style-name="T24">)</text:span></text:p>
      <text:p text:style-name="P77"/>
      <text:p text:style-name="P38"><text:span text:style-name="T43">2</text:span> x</text:p>
      <text:p text:style-name="P77"/>
      <text:p text:style-name="P109">%/geogebra<text:bookmark-end text:name="__DdeLink__21571_1865270372"/></text:p>
      <text:p text:style-name="Text_20_body">The <text:span text:style-name="T25">clear="true"</text:span> option causes the GeoGebra drawing pad to be cleared each time the <text:span text:style-name="T25">%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5">f(x) = speed*x</text:span> function into GeoGebra that we entered earlier:</text:p>
      <text:p text:style-name="P65"/>
      <text:p text:style-name="P64"><text:bookmark-start text:name="DDE_LINK66"/><text:bookmark-start text:name="__DdeLink__51289_1285229149"/><text:bookmark-start text:name="__DdeLink__21573_1865270372"/><text:bookmark-start text:name="__DdeLink__21727_1865270372"/><text:bookmark-start text:name="__DdeLink__22109_1865270372"/>%geogebra,clear="true"</text:p>
      <text:p text:style-name="Preformatted_20_Text"/>
      <text:p text:style-name="P35">speed <text:span text:style-name="T24">=</text:span> <text:span text:style-name="T43">1</text:span></text:p>
      <text:p text:style-name="Preformatted_20_Text"/>
      <text:p text:style-name="P35"><text:span text:style-name="T101">f</text:span><text:span text:style-name="T24">(</text:span>x<text:span text:style-name="T24">)</text:span> <text:span text:style-name="T24">=</text:span> speed<text:span text:style-name="T24">*</text:span>x</text:p>
      <text:p text:style-name="Preformatted_20_Text"/>
      <text:p text:style-name="P109">%/geogebra<text:bookmark-end text:name="DDE_LINK66"/><text:bookmark-end text:name="__DdeLink__51289_1285229149"/><text:bookmark-end text:name="__DdeLink__21573_1865270372"/><text:bookmark-end text:name="__DdeLink__21727_1865270372"/><text:bookmark-end text:name="__DdeLink__22109_1865270372"/></text:p>
      <text:p text:style-name="Text_20_body">After this fold has been executed, the ball that is next to the <text:span text:style-name="T25">speed</text:span> variable in the Free Objects list will need to be selected in order to view the slider for this variable.</text:p>
      <text:p text:style-name="P103"/>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5">GeoGebraPoint()</text:span> function. <text:s/>These two functions are covered in the following sections. <text:span text:style-name="T45">(Note: the GeoGebra plugin needs to have been opened at least once after MathPiperIDE has been launched before this function will work.)</text:span></text:p>
      <text:p text:style-name="Text_20_body">The <text:span text:style-name="T25">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08">GeoGebraPoint(label, xCoordinate, yCoordinate)</text:p>
          </table:table-cell>
        </table:table-row>
      </table:table>
      <text:p text:style-name="Preformatted_20_Text"/>
      <text:p text:style-name="Text_20_body">The argument "label" is a string and it indicates what the label of the point should be. <text:span text:style-name="T46">The label name must start with an upper case letter and it cannot have any spaces in it</text:span><text:span text:style-name="T45">.</text:span> <text:s/>The arguments "xCoordinate" and "yCoordinate" specify the point's coordinates. <text:s/>For example, the following line of code will <text:span text:style-name="T25">plot a point</text:span> labeled "<text:span text:style-name="T25">A</text:span>" on the drawing pad at location <text:span text:style-name="T25">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text:bookmark-start text:name="__DdeLink__41008_29309981"/><text:bookmark-start text:name="__DdeLink__21729_1865270372"/><text:bookmark-start text:name="__DdeLink__22111_1865270372"/>GeoGebraPoint("A",2,3)<text:bookmark-end text:name="__DdeLink__19643_1814553594"/><text:bookmark-end text:name="__DdeLink__19028_1814553594"/><text:bookmark-end text:name="DDE_LINK67"/><text:bookmark-end text:name="__DdeLink__51291_1285229149"/><text:bookmark-end text:name="__DdeLink__41008_29309981"/><text:bookmark-end text:name="__DdeLink__21729_1865270372"/><text:bookmark-end text:name="__DdeLink__22111_1865270372"/></text:p>
      <text:p text:style-name="P57">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5">RandomInteger()</text:span> and <text:span text:style-name="T25">GeoGebraPoint()</text:span> to plot <text:span text:style-name="T25">5 random points</text:span> on the GeoGebra drawing pad:</text:p>
      <text:p text:style-name="P65"/>
      <text:p text:style-name="P65"><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21733_1865270372"/><text:bookmark-start text:name="__DdeLink__22115_1865270372"/><text:bookmark-start text:name="__DdeLink__51293_1285229149"/><text:bookmark-start text:name="__DdeLink__51295_1285229149"/>%mathpiper</text:p>
      <text:p text:style-name="P77"/>
      <text:p text:style-name="P38">index <text:span text:style-name="T99">:=</text:span> <text:span text:style-name="T43">1</text:span>;</text:p>
      <text:p text:style-name="P77"/>
      <text:p text:style-name="P38"><text:span text:style-name="T108">While</text:span><text:span text:style-name="T24">(</text:span>index <text:span text:style-name="T24">&lt;=?</text:span> <text:span text:style-name="T43">5</text:span><text:span text:style-name="T24">)</text:span></text:p>
      <text:p text:style-name="P38">{</text:p>
      <text:p text:style-name="P38"><text:s text:c="4"/>x <text:span text:style-name="T99">:=</text:span> <text:span text:style-name="T101">RandomInteger</text:span><text:span text:style-name="T24">(</text:span><text:span text:style-name="T43">8</text:span><text:span text:style-name="T24">)</text:span>;</text:p>
      <text:p text:style-name="P38"><text:s text:c="4"/></text:p>
      <text:p text:style-name="P38"><text:s text:c="4"/>y <text:span text:style-name="T99">:=</text:span> <text:span text:style-name="T101">RandomInteger</text:span><text:span text:style-name="T24">(</text:span><text:span text:style-name="T43">8</text:span><text:span text:style-name="T24">)</text:span>;</text:p>
      <text:p text:style-name="P38"><text:s text:c="4"/></text:p>
      <text:p text:style-name="P38"><text:s text:c="4"/><text:span text:style-name="T101">GeoGebraPoint</text:span><text:span text:style-name="T24">(</text:span><text:span text:style-name="T103">"A" </text:span><text:span text:style-name="T168">~</text:span><text:span text:style-name="T106"> </text:span><text:span text:style-name="T108">ToString(</text:span>index<text:span text:style-name="T24">)</text:span>, x, y<text:span text:style-name="T24">)</text:span>;</text:p>
      <text:p text:style-name="P38"><text:s text:c="4"/></text:p>
      <text:p text:style-name="P38"><text:s text:c="4"/>index<text:span text:style-name="T24">++</text:span>;</text:p>
      <text:p text:style-name="P38">};</text:p>
      <text:p text:style-name="P77"><text:bookmark-end text:name="__DdeLink__51293_1285229149"/><text:bookmark-end text:name="__DdeLink__51295_1285229149"/></text:p>
      <text:p text:style-name="P109">%/mathpiper<text:bookmark-end text:name="__DdeLink__19647_1814553594"/><text:bookmark-end text:name="__DdeLink__19032_1814553594"/><text:bookmark-end text:name="DDE_LINK68"/><text:bookmark-end text:name="__DdeLink__18051_590199307"/><text:bookmark-end text:name="__DdeLink__51299_1285229149"/><text:bookmark-end text:name="__DdeLink__21733_1865270372"/><text:bookmark-end text:name="__DdeLink__22115_1865270372"/></text:p>
      <text:p text:style-name="Text_20_body">Notice that in this program the variable <text:span text:style-name="T25">index</text:span> is turned into a string with the <text:span text:style-name="T25">ToString()</text:span> function and then concatenated with the string <text:span text:style-name="T25">"A"</text:span> using the <text:span text:style-name="T35">~</text:span> operator. <text:s/>This is done in order to produce a sequence of unique labels such as <text:soft-page-break/>A1, A2, A3, etc. <text:span text:style-name="T10">(</text:span><text:span text:style-name="T49">Note</text:span><text:span text:style-name="T47">: </text:span><text:span text:style-name="T49">the labels of mathematical objects must</text:span><text:span text:style-name="T48"> </text:span><text:span text:style-name="T49">start with a capital letter and</text:span><text:span text:style-name="T47"> </text:span><text:span text:style-name="T49">not have any spaces in </text:span><text:span text:style-name="T52">them</text:span><text:span text:style-name="T48">.</text:span><text:span text:style-name="T10">).</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5">While loop</text:span> to simulate the dropping of a ball from a <text:span text:style-name="T25">height</text:span> of <text:span text:style-name="T25">4 units</text:span> and a delay inside of the loop to <text:span text:style-name="T25">regulate the rate</text:span> at which the ball drops:</text:p>
      <text:p text:style-name="P109"/>
      <text:p text:style-name="P109"><text:bookmark-start text:name="__DdeLink__22496_134511688"/><text:bookmark-start text:name="__DdeLink__21989_134511688"/><text:bookmark-start text:name="__DdeLink__19649_1814553594"/><text:bookmark-start text:name="__DdeLink__19034_1814553594"/><text:bookmark-start text:name="DDE_LINK69"/><text:bookmark-start text:name="__DdeLink__18053_590199307"/><text:bookmark-start text:name="__DdeLink__51301_1285229149"/><text:bookmark-start text:name="__DdeLink__21735_1865270372"/><text:bookmark-start text:name="__DdeLink__22117_1865270372"/><text:bookmark-start text:name="__DdeLink__22191_1865270372"/>%mathpiper,title="Ball falling at a constant rate."</text:p>
      <text:p text:style-name="P38">y <text:span text:style-name="T99">:=</text:span> <text:span text:style-name="T43">4</text:span>;</text:p>
      <text:p text:style-name="P77"/>
      <text:p text:style-name="P38"><text:span text:style-name="T108">While</text:span><text:span text:style-name="T24">(</text:span> y <text:span text:style-name="T24">&gt;=?</text:span> <text:span text:style-name="T43">0</text:span><text:span text:style-name="T24">)</text:span></text:p>
      <text:p text:style-name="P38">{</text:p>
      <text:p text:style-name="P38"><text:s text:c="4"/><text:span text:style-name="T101">GeoGebraPoint</text:span><text:span text:style-name="T24">(</text:span><text:span text:style-name="T103">"BALL"</text:span>,<text:span text:style-name="T43">1</text:span>,y<text:span text:style-name="T24">)</text:span>;</text:p>
      <text:p text:style-name="P38"><text:s text:c="4"/></text:p>
      <text:p text:style-name="P38"><text:s text:c="4"/>y <text:span text:style-name="T99">:=</text:span> y <text:span text:style-name="T24">-</text:span> .<text:span text:style-name="T43">1</text:span>;</text:p>
      <text:p text:style-name="P38"><text:s text:c="4"/></text:p>
      <text:p text:style-name="P38"><text:s text:c="4"/></text:p>
      <text:p text:style-name="P38"><text:s text:c="4"/><text:span text:style-name="T85">/*</text:span></text:p>
      <text:p text:style-name="P74"><text:s text:c="6"/>The following code creates a delay that waits a</text:p>
      <text:p text:style-name="P74"><text:s text:c="6"/>specified number of milliseconds before continuing.</text:p>
      <text:p text:style-name="P74"><text:s text:c="4"/>*/</text:p>
      <text:p text:style-name="P74"/>
      <text:p text:style-name="P38"><text:s text:c="4"/><text:span text:style-name="T101">Delay</text:span><text:span text:style-name="T24">(</text:span><text:span text:style-name="T44">40</text:span><text:span text:style-name="T24">);</text:span></text:p>
      <text:p text:style-name="P38"><text:s text:c="4"/></text:p>
      <text:p text:style-name="P38">};</text:p>
      <text:p text:style-name="P77"/>
      <text:p text:style-name="P109">%/mathpiper<text:bookmark-end text:name="__DdeLink__22496_134511688"/><text:bookmark-end text:name="__DdeLink__21989_134511688"/><text:bookmark-end text:name="__DdeLink__19649_1814553594"/><text:bookmark-end text:name="__DdeLink__19034_1814553594"/><text:bookmark-end text:name="DDE_LINK69"/><text:bookmark-end text:name="__DdeLink__18053_590199307"/><text:bookmark-end text:name="__DdeLink__51301_1285229149"/><text:bookmark-end text:name="__DdeLink__21735_1865270372"/><text:bookmark-end text:name="__DdeLink__22117_1865270372"/><text:bookmark-end text:name="__DdeLink__22191_1865270372"/></text:p>
      <text:p text:style-name="Text_20_body">In this program, <text:span text:style-name="T25">y</text:span> is initialized to <text:span text:style-name="T25">4</text:span> and then <text:span text:style-name="T25">.1</text:span> is subtracted from it each time through the loop. <text:s/>The program will keep looping <text:span text:style-name="T25">until y reaches a height of 0</text:span> and then it will stop.</text:p>
      <text:p text:style-name="Text_20_body">At the <text:span text:style-name="T25">bottom</text:span> of the While loop is a call to the <text:span text:style-name="T25">Delay()</text:span> function<text:span text:style-name="T196">,</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5">y</text:span> position of 0 like this:</text:p>
      <text:p text:style-name="Text_20_body"/>
      <text:p text:style-name="Text_20_body"><draw:frame draw:style-name="fr3" draw:name="graphics36" text:anchor-type="paragraph" svg:x="1.1654in" svg:y="0.0543in" svg:width="4.0366in" svg:height="2.0929in" draw:z-index="42"><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45"><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97">,</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3"><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5">right click</text:span> on the <text:span text:style-name="T25">line segment</text:span> and <text:span text:style-name="T25">enable</text:span> the "<text:span text:style-name="T25">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4"><draw:image xlink:href="Pictures/10000000000004BB00000274B228C7AB.png" xlink:type="simple" xlink:show="embed" xlink:actuate="onLoad"/></draw:frame></text:p>
      <text:p text:style-name="Text_20_body"><text:span text:style-name="T25">Tracing</text:span> simply leaves a <text:span text:style-name="T25">trailing image behind an object</text:span> that is moved on the drawing pad and it can be <text:span text:style-name="T45">enabled or disabled for any object by simply right clicking on it</text:span>. <text:s/>In this case, besides creating a nice looking pattern, the interesting thing to notice about these lines is that their <text:span text:style-name="T25">left ends</text:span> are <text:span text:style-name="T25">evenly spaced</text:span> from each other. <text:s/>This indicates that the ball is indeed <text:span text:style-name="T25">dropping</text:span> at a <text:span text:style-name="T25">constant rate</text:span>. <text:s/>Later, we will study a program that simulates dropping a ball on the surface of the Earth<text:span text:style-name="T197">,</text:span> and the lines that that program produces are not evenly spaced due to the ball being accelerated by gravity. <text:span text:style-name="T45">(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5">left to right</text:span> on the drawing pad at a <text:span text:style-name="T25">slope</text:span> of <text:span text:style-name="T25">.5</text:span>:</text:p>
      <text:p text:style-name="Text_20_body"/>
      <text:p text:style-name="P109"><text:bookmark-start text:name="__DdeLink__22494_134511688"/><text:bookmark-start text:name="__DdeLink__21987_134511688"/><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text:bookmark-start text:name="__DdeLink__21809_1865270372"/><text:bookmark-start text:name="__DdeLink__22193_1865270372"/>%mathpiper</text:p>
      <text:p text:style-name="P38">x <text:span text:style-name="T99">:=</text:span> <text:span text:style-name="T43">0</text:span>;</text:p>
      <text:p text:style-name="P77"/>
      <text:p text:style-name="P38">slope <text:span text:style-name="T99">:=</text:span> .<text:span text:style-name="T43">5</text:span>;</text:p>
      <text:p text:style-name="P77"/>
      <text:p text:style-name="P38"><text:span text:style-name="T108">While</text:span><text:span text:style-name="T24">(</text:span>x <text:span text:style-name="T24">&lt;=?</text:span> <text:span text:style-name="T43">6</text:span><text:span text:style-name="T24">)</text:span></text:p>
      <text:p text:style-name="P38">{</text:p>
      <text:p text:style-name="P38"><text:soft-page-break/><text:s text:c="4"/>y <text:span text:style-name="T99">:=</text:span> slope <text:span text:style-name="T24">*</text:span> x <text:span text:style-name="T24">+</text:span> <text:span text:style-name="T43">1</text:span>;</text:p>
      <text:p text:style-name="P38"><text:s text:c="4"/></text:p>
      <text:p text:style-name="P38"><text:s text:c="4"/><text:span text:style-name="T101">GeoGebraPoint</text:span><text:span text:style-name="T24">(</text:span><text:span text:style-name="T103">"BALL"</text:span>,x,y<text:span text:style-name="T24">)</text:span>;</text:p>
      <text:p text:style-name="P38"/>
      <text:p text:style-name="P38"><text:s text:c="4"/>x <text:span text:style-name="T99">:=</text:span> x <text:span text:style-name="T24">+</text:span> .<text:span text:style-name="T43">1</text:span>;</text:p>
      <text:p text:style-name="P38"><text:s text:c="4"/></text:p>
      <text:p text:style-name="P38"><text:s text:c="4"/><text:span text:style-name="T101">Delay</text:span><text:span text:style-name="T24">(</text:span><text:span text:style-name="T44">40</text:span><text:span text:style-name="T24">);</text:span></text:p>
      <text:p text:style-name="P38">};</text:p>
      <text:p text:style-name="P77"/>
      <text:p text:style-name="P109">%/mathpiper<text:bookmark-end text:name="__DdeLink__22494_134511688"/><text:bookmark-end text:name="__DdeLink__21987_134511688"/><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bookmark-end text:name="__DdeLink__21809_1865270372"/><text:bookmark-end text:name="__DdeLink__22193_1865270372"/></text:p>
      <text:p text:style-name="Text_20_body">In this program, <text:span text:style-name="T25">.1</text:span> is added to the variable "<text:span text:style-name="T25">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5">random walk</text:span> simulations and then determined the <text:span text:style-name="T25">probability</text:span> that the walker would step on a given point during the walk. <text:s/>The following random walk program is similar to the previous one, except it <text:span text:style-name="T25">simulates just one random walk of 75 steps</text:span> and <text:span text:style-name="T25">moves a point</text:span> on the GeoGebra drawing pad to <text:span text:style-name="T25">show the current position of the walker</text:span>:</text:p>
      <text:p text:style-name="P109"/>
      <text:p text:style-name="P109"><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text:bookmark-start text:name="__DdeLink__21575_1865270372"/><text:bookmark-start text:name="__DdeLink__21883_1865270372"/><text:bookmark-start text:name="__DdeLink__22267_1865270372"/>%mathpiper,title="Random walk with a point."</text:p>
      <text:p text:style-name="P38">currentPosition <text:span text:style-name="T99">:=</text:span> <text:span text:style-name="T24">[</text:span><text:span text:style-name="T43">0</text:span>,<text:span text:style-name="T43">0</text:span><text:span text:style-name="T24">]</text:span>;</text:p>
      <text:p text:style-name="P77"/>
      <text:p text:style-name="P38"><text:span text:style-name="T101">Repeat</text:span><text:span text:style-name="T24">(</text:span><text:span text:style-name="T43">75</text:span><text:span text:style-name="T24">)</text:span></text:p>
      <text:p text:style-name="P38">{</text:p>
      <text:p text:style-name="P38"><text:s text:c="4"/>step<text:span text:style-name="T99">:=</text:span> <text:span text:style-name="T101">RandomPickWeighted</text:span><text:span text:style-name="T24">([</text:span></text:p>
      <text:p text:style-name="P38"><text:s text:c="8"/><text:span text:style-name="T24">[</text:span> <text:span text:style-name="T24">[</text:span>.<text:span text:style-name="T43">1</text:span>,<text:span text:style-name="T43">0</text:span><text:span text:style-name="T24">]</text:span>, <text:span text:style-name="T43">25</text:span><text:span text:style-name="T24">/</text:span><text:span text:style-name="T43">100</text:span><text:span text:style-name="T24">]</text:span>,</text:p>
      <text:p text:style-name="P38"><text:s text:c="8"/><text:span text:style-name="T24">[</text:span> <text:span text:style-name="T24">[-</text:span>.<text:span text:style-name="T43">1</text:span>,<text:span text:style-name="T43">0</text:span><text:span text:style-name="T24">]</text:span>, <text:span text:style-name="T43">25</text:span><text:span text:style-name="T24">/</text:span><text:span text:style-name="T43">100</text:span><text:span text:style-name="T24">]</text:span>,</text:p>
      <text:p text:style-name="P38"><text:s text:c="8"/><text:span text:style-name="T24">[</text:span> <text:span text:style-name="T24">[</text:span><text:span text:style-name="T43">0</text:span>,.<text:span text:style-name="T43">1</text:span><text:span text:style-name="T24">]</text:span>, <text:span text:style-name="T43">25</text:span><text:span text:style-name="T24">/</text:span><text:span text:style-name="T43">100</text:span><text:span text:style-name="T24">]</text:span>,</text:p>
      <text:p text:style-name="P38"><text:s text:c="8"/><text:span text:style-name="T24">[</text:span> <text:span text:style-name="T24">[</text:span><text:span text:style-name="T43">0</text:span>,<text:span text:style-name="T24">-</text:span>.<text:span text:style-name="T43">1</text:span><text:span text:style-name="T24">]</text:span>, <text:span text:style-name="T43">25</text:span><text:span text:style-name="T24">/</text:span><text:span text:style-name="T43">100</text:span><text:span text:style-name="T24">]])</text:span>;</text:p>
      <text:p text:style-name="P38"><text:s text:c="4"/></text:p>
      <text:p text:style-name="P38"><text:s text:c="4"/>currentPosition <text:span text:style-name="T99">:=</text:span> currentPosition <text:span text:style-name="T24">+</text:span> step;</text:p>
      <text:p text:style-name="P38"><text:s text:c="4"/></text:p>
      <text:p text:style-name="P38"><text:s text:c="4"/><text:span text:style-name="T101">GeoGebraPoint</text:span><text:span text:style-name="T24">(</text:span><text:span text:style-name="T103">"A"</text:span>,currentPosition[<text:span text:style-name="T43">1</text:span>],currentPosition[<text:span text:style-name="T43">2</text:span>]<text:span text:style-name="T24">)</text:span>;</text:p>
      <text:p text:style-name="P38"><text:s text:c="4"/></text:p>
      <text:p text:style-name="P38"><text:s text:c="4"/><text:span text:style-name="T101">Delay</text:span><text:span text:style-name="T24">(</text:span><text:span text:style-name="T44">100</text:span><text:span text:style-name="T24">);</text:span></text:p>
      <text:p text:style-name="P38">};</text:p>
      <text:p text:style-name="P77"/>
      <text:p text:style-name="P109">%/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bookmark-end text:name="__DdeLink__21575_1865270372"/><text:bookmark-end text:name="__DdeLink__21883_1865270372"/><text:bookmark-end text:name="__DdeLink__22267_1865270372"/></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6"><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5">bounce one around</text:span> inside of a rectangle. <text:s/>Our <text:span text:style-name="T25">first step</text:span> is to <text:span text:style-name="T25">draw a rectangle</text:span> and this can be done using a <text:span text:style-name="T25">%geogebra</text:span> fold. <text:s/><text:span text:style-name="T45">We will be using the X axis as the bottom of the rectangle and the Y axis as its left side so we only need to draw the top and right sides of the rectangle in the fold.</text:span><text:span text:style-name="T43">:</text:span></text:p>
      <text:p text:style-name="P104"/>
      <text:p text:style-name="P109"><text:bookmark-start text:name="__DdeLink__19731_1814553594"/><text:bookmark-start text:name="__DdeLink__19118_1814553594"/><text:bookmark-start text:name="DDE_LINK72"/><text:bookmark-start text:name="__DdeLink__21885_1865270372"/><text:bookmark-start text:name="__DdeLink__22341_1865270372"/>%geogebra,clear="true"</text:p>
      <text:p text:style-name="P74">//Creat the corners of the rectangle.</text:p>
      <text:p text:style-name="P38">C1 <text:span text:style-name="T24">=</text:span> <text:span text:style-name="T24">(</text:span><text:span text:style-name="T43">85</text:span>,<text:span text:style-name="T43">0</text:span><text:span text:style-name="T24">)</text:span></text:p>
      <text:p text:style-name="P38">C2 <text:span text:style-name="T24">=</text:span> <text:span text:style-name="T24">(</text:span><text:span text:style-name="T43">85</text:span>,<text:span text:style-name="T43">50</text:span><text:span text:style-name="T24">)</text:span></text:p>
      <text:p text:style-name="P38">C3 <text:span text:style-name="T24">=</text:span> <text:span text:style-name="T24">(</text:span><text:span text:style-name="T43">0</text:span>,<text:span text:style-name="T43">50</text:span><text:span text:style-name="T24">)</text:span></text:p>
      <text:p text:style-name="P77"/>
      <text:p text:style-name="P74">//Create top and left sides of the rectangle.</text:p>
      <text:p text:style-name="P38">Segment[C1,C2]</text:p>
      <text:p text:style-name="P38">Segment[C2,C3]</text:p>
      <text:p text:style-name="P77"/>
      <text:p text:style-name="P109">%/geogebra<text:bookmark-end text:name="__DdeLink__19731_1814553594"/><text:bookmark-end text:name="__DdeLink__19118_1814553594"/><text:bookmark-end text:name="DDE_LINK72"/><text:bookmark-end text:name="__DdeLink__21885_1865270372"/><text:bookmark-end text:name="__DdeLink__22341_1865270372"/></text:p>
      <text:p text:style-name="Text_20_body">The <text:span text:style-name="T25">Segment[]</text:span> command in this fold draws a segment between two points. <text:s/>After you have executed this fold, you will need to <text:span text:style-name="T25">zoom out</text:span> of the drawing pad to see it. <text:s/>After zooming out your, drawing pad should look like this: <text:s/></text:p>
      <text:p text:style-name="Text_20_body"><draw:frame draw:style-name="fr2" draw:name="graphics42" text:anchor-type="paragraph" svg:width="5.3398in" svg:height="2.7665in" draw:z-index="48"><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65"><text:bookmark-start text:name="__DdeLink__19729_1814553594"/><text:bookmark-start text:name="__DdeLink__19116_1814553594"/><text:bookmark-start text:name="DDE_LINK73"/><text:bookmark-start text:name="__DdeLink__18135_590199307"/><text:bookmark-start text:name="__DdeLink__51307_1285229149"/><text:bookmark-start text:name="__DdeLink__40772_29309981"/><text:bookmark-start text:name="__DdeLink__21887_1865270372"/><text:bookmark-start text:name="__DdeLink__22343_1865270372"/>%mathpiper,title="Bouncing Ball"</text:p>
      <text:p text:style-name="P77"/>
      <text:p text:style-name="P38">x <text:span text:style-name="T99">:=</text:span> <text:span text:style-name="T43">27</text:span>;</text:p>
      <text:p text:style-name="P77"/>
      <text:p text:style-name="P38">y <text:span text:style-name="T99">:=</text:span> <text:span text:style-name="T43">9</text:span>;</text:p>
      <text:p text:style-name="P77"/>
      <text:p text:style-name="P38">xDirection <text:span text:style-name="T99">:=</text:span> .<text:span text:style-name="T43">5</text:span>;</text:p>
      <text:p text:style-name="P77"/>
      <text:p text:style-name="P38">yDirection <text:span text:style-name="T99">:=</text:span> .<text:span text:style-name="T43">5</text:span>;</text:p>
      <text:p text:style-name="P77"/>
      <text:p text:style-name="P38"><text:span text:style-name="T101">Repeat</text:span><text:span text:style-name="T24">()</text:span></text:p>
      <text:p text:style-name="P38">{</text:p>
      <text:p text:style-name="P38"><text:s text:c="4"/><text:span text:style-name="T101">GeoGebraPoint</text:span><text:span text:style-name="T24">(</text:span><text:span text:style-name="T103">"A"</text:span>,x,y<text:span text:style-name="T24">)</text:span>;</text:p>
      <text:p text:style-name="P38"><text:s text:c="4"/></text:p>
      <text:p text:style-name="P38"><text:s text:c="4"/>x <text:span text:style-name="T99">:=</text:span> x <text:span text:style-name="T24">+</text:span> xDirection;</text:p>
      <text:p text:style-name="P38"><text:s text:c="4"/></text:p>
      <text:p text:style-name="P38"><text:s text:c="4"/>y <text:span text:style-name="T99">:=</text:span> y <text:span text:style-name="T24">+</text:span> yDirection;</text:p>
      <text:p text:style-name="P38"><text:s text:c="4"/></text:p>
      <text:p text:style-name="P48"><text:s text:c="4"/><text:span text:style-name="T111">If</text:span><text:span text:style-name="T24">(</text:span>x <text:span text:style-name="T24">=?</text:span> <text:span text:style-name="T43">85</text:span> <text:span text:style-name="T108">Or?</text:span> x <text:span text:style-name="T24">=?</text:span> <text:span text:style-name="T43">0</text:span><text:span text:style-name="T24">)</text:span> </text:p>
      <text:p text:style-name="P48"><text:s text:c="4"/><text:span text:style-name="T4">{</text:span></text:p>
      <text:p text:style-name="P48"><text:span text:style-name="T4"><text:s text:c="8"/></text:span>xDirection <text:span text:style-name="T99">:=</text:span> xDirection <text:span text:style-name="T24">*</text:span> <text:span text:style-name="T24">-</text:span><text:span text:style-name="T43">1</text:span>;</text:p>
      <text:p text:style-name="P48"><text:s text:c="4"/><text:span text:style-name="T4">};</text:span></text:p>
      <text:p text:style-name="P38"><text:s text:c="4"/></text:p>
      <text:p text:style-name="P48"><text:s text:c="4"/><text:span text:style-name="T111">If</text:span><text:span text:style-name="T108">(</text:span>y <text:span text:style-name="T24">=?</text:span> <text:span text:style-name="T43">50</text:span> <text:span text:style-name="T108">Or?</text:span> y <text:span text:style-name="T24">=?</text:span> <text:span text:style-name="T43">0</text:span><text:span text:style-name="T24">)</text:span> </text:p>
      <text:p text:style-name="P48"><text:s text:c="4"/><text:span text:style-name="T4">{</text:span></text:p>
      <text:p text:style-name="P48"><text:span text:style-name="T4"><text:s text:c="8"/></text:span>yDirection <text:span text:style-name="T99">:=</text:span> yDirection <text:span text:style-name="T24">*</text:span> <text:span text:style-name="T24">-</text:span><text:span text:style-name="T43">1</text:span>;</text:p>
      <text:p text:style-name="P52"><text:s text:c="4"/>};</text:p>
      <text:p text:style-name="P38"><text:s text:c="4"/></text:p>
      <text:p text:style-name="P38"><text:s text:c="4"/><text:span text:style-name="T101">Delay</text:span><text:span text:style-name="T24">(</text:span><text:span text:style-name="T44">10</text:span><text:span text:style-name="T24">);</text:span></text:p>
      <text:p text:style-name="P38">};</text:p>
      <text:p text:style-name="P77"/>
      <text:p text:style-name="P109">%/mathpiper<text:bookmark-end text:name="__DdeLink__19729_1814553594"/><text:bookmark-end text:name="__DdeLink__19116_1814553594"/><text:bookmark-end text:name="DDE_LINK73"/><text:bookmark-end text:name="__DdeLink__18135_590199307"/><text:bookmark-end text:name="__DdeLink__51307_1285229149"/><text:bookmark-end text:name="__DdeLink__40772_29309981"/><text:bookmark-end text:name="__DdeLink__21887_1865270372"/><text:bookmark-end text:name="__DdeLink__22343_1865270372"/></text:p>
      <text:p text:style-name="Text_20_body"><text:soft-page-break/>The variables "x" and "y" are used to hold the <text:span text:style-name="T25">position of the ball</text:span> and they are initialized to <text:span text:style-name="T25">27</text:span> and <text:span text:style-name="T25">9</text:span> so that the ball starts at <text:span text:style-name="T25">(27,9)</text:span> on the drawing pad. <text:s/>Then, an <text:span text:style-name="T25">infinite Repeat()</text:span> loop is entered that moves the ball <text:span text:style-name="T45">until the "Halt Calculation" button is pressed in the MathPiper console. </text:span><text:s/></text:p>
      <text:p text:style-name="Text_20_body">The ball <text:span text:style-name="T25">always moves in a diagonal direction</text:span> and this is done by <text:span text:style-name="T25">adding .5</text:span> or <text:span text:style-name="T25">-.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31">x Change</text:p>
            </table:table-cell>
            <table:table-cell table:style-name="BouncingBallDirections.A1" office:value-type="string">
              <text:p text:style-name="P131">y Change</text:p>
            </table:table-cell>
            <table:table-cell table:style-name="BouncingBallDirections.C1" office:value-type="string">
              <text:p text:style-name="P131">Direction</text:p>
            </table:table-cell>
          </table:table-row>
        </table:table-header-rows>
        <table:table-row>
          <table:table-cell table:style-name="BouncingBallDirections.A2" office:value-type="float" office:value="0.5">
            <text:p text:style-name="P121">0.5</text:p>
          </table:table-cell>
          <table:table-cell table:style-name="BouncingBallDirections.A2" office:value-type="float" office:value="0.5">
            <text:p text:style-name="P121">0.5</text:p>
          </table:table-cell>
          <table:table-cell table:style-name="BouncingBallDirections.C5" office:value-type="string">
            <text:p text:style-name="P130">Up and to the right.</text:p>
          </table:table-cell>
        </table:table-row>
        <table:table-row>
          <table:table-cell table:style-name="BouncingBallDirections.A2" office:value-type="float" office:value="0.5">
            <text:p text:style-name="P121">0.5</text:p>
          </table:table-cell>
          <table:table-cell table:style-name="BouncingBallDirections.A2" office:value-type="float" office:value="-0.5">
            <text:p text:style-name="P121">-0.5</text:p>
          </table:table-cell>
          <table:table-cell table:style-name="BouncingBallDirections.C5" office:value-type="string">
            <text:p text:style-name="P130">Down and to the right.</text:p>
          </table:table-cell>
        </table:table-row>
        <table:table-row>
          <table:table-cell table:style-name="BouncingBallDirections.A2" office:value-type="float" office:value="-0.5">
            <text:p text:style-name="P121">-0.5</text:p>
          </table:table-cell>
          <table:table-cell table:style-name="BouncingBallDirections.A2" office:value-type="float" office:value="0.5">
            <text:p text:style-name="P121">0.5</text:p>
          </table:table-cell>
          <table:table-cell table:style-name="BouncingBallDirections.C5" office:value-type="string">
            <text:p text:style-name="P130">Up and to the left.</text:p>
          </table:table-cell>
        </table:table-row>
        <table:table-row>
          <table:table-cell table:style-name="BouncingBallDirections.A2" office:value-type="float" office:value="-0.5">
            <text:p text:style-name="P121">-0.5</text:p>
          </table:table-cell>
          <table:table-cell table:style-name="BouncingBallDirections.A2" office:value-type="float" office:value="-0.5">
            <text:p text:style-name="P121">-0.5</text:p>
          </table:table-cell>
          <table:table-cell table:style-name="BouncingBallDirections.C5" office:value-type="string">
            <text:p text:style-name="P130">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7"><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5">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51309_1285229149"/><text:bookmark-start text:name="__DdeLink__21577_1865270372"/><text:bookmark-start text:name="__DdeLink__21961_1865270372"/><text:bookmark-start text:name="__DdeLink__22345_1865270372"/>GeoGebraPlot(<text:span text:style-name="T2">'</text:span>x^2)<text:bookmark-end text:name="__DdeLink__51309_1285229149"/><text:bookmark-end text:name="__DdeLink__21577_1865270372"/><text:bookmark-end text:name="__DdeLink__21961_1865270372"/><text:bookmark-end text:name="__DdeLink__22345_1865270372"/></text:p>
      <text:p text:style-name="P57">Result: class java.lang.Boolean</text:p>
      <text:p text:style-name="Text_20_body"><draw:frame draw:style-name="fr3" draw:name="graphics58" text:anchor-type="paragraph" svg:x="0.7165in" svg:y="0in" svg:width="5.8071in" svg:height="2.7346in" draw:z-index="6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5">book_2_section_10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10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5">m</text:span> and <text:span text:style-name="T25">b</text:span>.</text:p>
      <text:p text:style-name="Preformatted_20_Text"/>
      <text:p text:style-name="Preformatted_20_Text"><text:soft-page-break/>c) Add code to the fold that will plot the function <text:span text:style-name="T25">f(x) = m x + b</text:span><text:span text:style-name="T116">.</text:span></text:p>
      <text:p text:style-name="Preformatted_20_Text"/>
      <text:p text:style-name="Preformatted_20_Text">d) Execute the fold and then use the sliders to observe what effect changing these variables ha<text:span text:style-name="T231">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5">a, b, and c</text:span>. <text:s/>Initialize all of these variables to 1.</text:p>
      <text:p text:style-name="Preformatted_20_Text"/>
      <text:p text:style-name="Preformatted_20_Text">c) Add code to the fold that will plot the function <text:span text:style-name="T25">f(x) = a x^2 + b x + c</text:span><text:span text:style-name="T116">.</text:span></text:p>
      <text:p text:style-name="Preformatted_20_Text"/>
      <text:p text:style-name="Preformatted_20_Text">d) Execute the fold and then use the sliders to observe what effect changing these variables ha<text:span text:style-name="T231">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5">a, b, c, and d</text:span>.</text:p>
      <text:p text:style-name="Preformatted_20_Text"/>
      <text:p text:style-name="Preformatted_20_Text">c) Add code to the fold that will plot the function <text:bookmark-start text:name="DDE_LINK76"/><text:span text:style-name="T25">f(x) = a x^3 + b x^2 + c x + d</text:span><text:span text:style-name="T116">.</text:span><text:bookmark-end text:name="DDE_LINK76"/></text:p>
      <text:p text:style-name="Preformatted_20_Text"/>
      <text:p text:style-name="Preformatted_20_Text">d) Execute the fold and then use the sliders to observe what effect changing these variables ha<text:span text:style-name="T231">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45">(Note: you will need to </text:span><text:span text:style-name="T51">manually </text:span><text:span text:style-name="T45">add a line between the points and enable tracing in GeoGebra)</text:span>:</text:p>
      <text:p text:style-name="Preformatted_20_Text"/>
      <text:p text:style-name="Preformatted_20_Text"><draw:frame draw:style-name="fr2" draw:name="graphics43" text:anchor-type="paragraph" svg:width="5.5134in" svg:height="2.8457in" draw:z-index="49"><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18">(Hint: Use the formula y = mx + b to calculate the y coordinate of each point on the line. This equation is in the slope-intercept form with </text:span><text:span text:style-name="T26">m</text:span><text:span text:style-name="T18"> being the slope and </text:span><text:span text:style-name="T26">b</text:span><text:span text:style-name="T18"> being the y axis intercept.)</text:span>:</text:p>
      <text:p text:style-name="Preformatted_20_Text"/>
      <text:p text:style-name="Preformatted_20_Text"><draw:frame draw:style-name="fr3" draw:name="graphics44" text:anchor-type="paragraph" svg:x="0.4445in" svg:y="0.048in" svg:width="5.8311in" svg:height="3.0102in" draw:z-index="50"><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1"><draw:image xlink:href="Pictures/10000000000005440000025F8E7422A7.png" xlink:type="simple" xlink:show="embed" xlink:actuate="onLoad"/></draw:frame></text:p>
      <text:p text:style-name="P103"/>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197">,</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5">algebraic and calculus-related structures</text:span> that contain pattern-related information about something of interest that has been <text:span text:style-name="T25">observed</text:span>. <text:s/>We determined that <text:span text:style-name="T25">theory</text:span> can be thought of as a pattern space that is arranged in such a way that it <text:span text:style-name="T25">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32">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48">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21"><draw:frame draw:style-name="fr4" draw:name="Object78" text:anchor-type="as-char" svg:width="1.4528in" svg:height="0.6571in" draw:z-index="4"><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22">(<text:sequence text:ref-name="refText19" text:name="Text" text:formula="ooow:Text+1" style:num-format="1">20</text:sequence>)</text:p>
            </table:table-cell>
          </table:table-row>
        </table:table-header-rows>
      </table:table>
      <text:p text:style-name="Preformatted_20_Text"/>
      <text:p text:style-name="Text_20_body">In this formula, <text:span text:style-name="T96">d</text:span> is distance, <text:span text:style-name="T94">v</text:span><text:span text:style-name="T149">0</text:span> is initial velocity, <text:span text:style-name="T94">g</text:span> is gravity, and <text:span text:style-name="T94">t</text:span> is time. <text:s/>The variable <text:span text:style-name="T94">v</text:span><text:span text:style-name="T149">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38"><draw:object xlink:href="./Object 85" xlink:type="simple" xlink:show="embed" xlink:actuate="onLoad"/><draw:image xlink:href="./ObjectReplacements/Object 85" xlink:type="simple" xlink:show="embed" xlink:actuate="onLoad"/></draw:frame>and the <text:span text:style-name="T25">negative sign</text:span> indicates that the <text:span text:style-name="T25">direction</text:span> of the acceleration is <text:span text:style-name="T25">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5">tossing_a_ball_into_the_air.mpw</text:span> file<text:span text:style-name="T197">,</text:span> which is in the examples/books/exploring_stem_with_mathpiper directory in your mathpiperide folder.</text:p>
      <text:p text:style-name="Text_20_body">This .mpw file contains a <text:span text:style-name="T25">%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5">&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8"><draw:image xlink:href="Pictures/10000000000003410000032A10D3C6E2.png" xlink:type="simple" xlink:show="embed" xlink:actuate="onLoad"/></draw:frame><text:soft-page-break/></text:p>
      <text:p text:style-name="Text_20_body"/>
      <text:p text:style-name="Text_20_body">Slide the <text:span text:style-name="T25">time slider</text:span> to the left and right to make the ball move up and down. <text:s/>The <text:span text:style-name="T25">Distance</text:span> axis is in <text:span text:style-name="T25">units</text:span> of <text:span text:style-name="T25">meters</text:span> and it shows how <text:span text:style-name="T25">high</text:span> the ball is at any given time.</text:p>
      <text:p text:style-name="Text_20_body">If you look at GeoGebra's <text:span text:style-name="T25">algebra view</text:span>, you will see that the formula that GeoGebra is using to determine the distance above the <text:span text:style-name="T25">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21"><draw:frame draw:style-name="fr4" draw:name="Object85" text:anchor-type="as-char" svg:width="3.1862in" svg:height="0.3575in" draw:z-index="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22">(<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4">x</text:span> for referring to the x axis so <text:span text:style-name="T94">x</text:span> is used here instead of <text:span text:style-name="T94">t</text:span>. <text:s/>The <text:span text:style-name="T25">20</text:span> in this formula stands for <text:span text:style-name="T25">20 meters/second</text:span> and it is the <text:span text:style-name="T25">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5">Distance vs. time function</text:span>, <text:span text:style-name="T25">Time indicator line</text:span>, <text:span text:style-name="T25">Distance indicator line</text:span>, and <text:span text:style-name="T25">Point on plot</text:span> check boxes. <text:s/>After these check boxes are selected, move the <text:span text:style-name="T25">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9"><draw:image xlink:href="Pictures/10000000000003410000032A7630544F.png" xlink:type="simple" xlink:show="embed" xlink:actuate="onLoad"/></draw:frame></text:p>
      <text:p text:style-name="Text_20_body">Notice that as the ball rises higher, the <text:span text:style-name="T25">rate</text:span> at which it rises becomes <text:span text:style-name="T25">lower</text:span> until it completely stops near a distance above the ground of 20 meters. <text:s/>The <text:span text:style-name="T25">rate of change of distance</text:span> of the ball is indicated by the <text:span text:style-name="T25">slope</text:span> of the <text:span text:style-name="T25">distance vs. time function</text:span> at <text:span text:style-name="T25">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5">Slope</text:span> check box, the <text:span text:style-name="T25">slope</text:span> of the <text:span text:style-name="T59">distance vs. time</text:span><text:span text:style-name="T25"> </text:span><text:span text:style-name="T116">function</text:span> is shown at <text:span text:style-name="T25">point A</text:span>:</text:p>
      <text:p text:style-name="Text_20_body"><draw:frame draw:style-name="fr3" draw:name="graphics48" text:anchor-type="paragraph" svg:x="0.7173in" svg:y="0.189in" svg:width="5.439in" svg:height="5.289in" draw:z-index="60"><draw:image xlink:href="Pictures/10000000000003410000032AFF841A98.png" xlink:type="simple" xlink:show="embed" xlink:actuate="onLoad"/></draw:frame></text:p>
      <text:p text:style-name="Text_20_body">Set your <text:span text:style-name="T25">time</text:span> slider to 0, and then notice that the <text:span text:style-name="T25">slope</text:span> of <text:span text:style-name="T25">point A </text:span>is <text:span text:style-name="T25">20</text:span><text:span text:style-name="T197">, </text:span>which indicates that the <text:span text:style-name="T25">velocity</text:span> of the ball when it leaves your fingertips is <text:span text:style-name="T25">20 meters/second</text:span>. <text:s/>As the ball <text:span text:style-name="T25">rises</text:span>, the slope becomes <text:span text:style-name="T25">smaller and smaller</text:span><text:span text:style-name="T197">, </text:span>which indicates that the <text:span text:style-name="T25">velocity</text:span> of the ball is becoming <text:span text:style-name="T25">smaller</text:span>. <text:s/>The slope and velocity continue to <text:span text:style-name="T25">become smaller</text:span> until they <text:span text:style-name="T25">reach 0</text:span> at the top of the ball's travel. <text:s/>Then, as the ball starts to <text:span text:style-name="T25">fall</text:span>, its <text:span text:style-name="T25">slope</text:span> becomes <text:span text:style-name="T25">negative</text:span> and continues to <text:span text:style-name="T25">decrease</text:span><text:span text:style-name="T198">, </text:span>which indicates that the <text:span text:style-name="T25">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59">Velocity indicator line</text:span> and <text:span text:style-name="T59">Velocity point</text:span> check boxes have been enabled and when the <text:span text:style-name="T25">time</text:span> slider is moved, the <text:span text:style-name="T25">velocity point B</text:span> leaves a <text:span text:style-name="T45">red trace</text:span><text:span text:style-name="T198">, </text:span>which indicates the <text:span text:style-name="T25">velocity of the ball</text:span> at any given time:</text:p>
      <text:p text:style-name="Text_20_body"><draw:frame draw:style-name="fr3" draw:name="graphics49" text:anchor-type="paragraph" svg:x="0.602in" svg:y="0.0772in" svg:width="5.5752in" svg:height="5.4217in" draw:z-index="61"><draw:image xlink:href="Pictures/10000000000003410000032A1E797EF7.png" xlink:type="simple" xlink:show="embed" xlink:actuate="onLoad"/></draw:frame></text:p>
      <text:p text:style-name="Text_20_body"/>
      <text:p text:style-name="Text_20_body">Notice how the value that the <text:span text:style-name="T114">green velocity indicator line</text:span> indicates on the <text:span text:style-name="T25">y</text:span> axis is the <text:span text:style-name="T25">same value</text:span> that is being indicated by the <text:span text:style-name="T25">slope</text:span> of <text:span text:style-name="T25">point A</text:span>. <text:s/>Move the <text:span text:style-name="T25">time</text:span> slider back and forth until you can see that <text:span text:style-name="T25">point A</text:span> is indicating the current <text:span text:style-name="T25">distance vs. time</text:span> relationship and <text:span text:style-name="T25">point B</text:span> is indicating the current <text:span text:style-name="T25">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6">V</text:span><text:span text:style-name="T79">elocity vs. time function</text:span> check box and observe what happens on the drawing pad:</text:p>
      <text:p text:style-name="Text_20_body"><draw:frame draw:style-name="fr3" draw:name="graphics50" text:anchor-type="paragraph" svg:x="0.6854in" svg:y="0.1791in" svg:width="5.4075in" svg:height="5.2591in" draw:z-index="62"><draw:image xlink:href="Pictures/10000000000003410000032A54EBCCE7.png" xlink:type="simple" xlink:show="embed" xlink:actuate="onLoad"/></draw:frame></text:p>
      <text:p text:style-name="Text_20_body"/>
      <text:p text:style-name="Text_20_body">You should notice that a <text:span text:style-name="T45">linear red function plot</text:span> has been added to the drawing pad<text:span text:style-name="T198">,</text:span> which coincides with the <text:span text:style-name="T45">red traced</text:span> line that the velocity <text:span text:style-name="T25">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5">Distance vs. time function</text:span> check box and <text:span text:style-name="T25">Velocity vs. time function</text:span> check box:</text:p>
      <text:p text:style-name="Text_20_body"><draw:frame draw:style-name="fr3" draw:name="graphics51" text:anchor-type="paragraph" svg:x="0.6957in" svg:y="0.2311in" svg:width="5.3339in" svg:height="5.1874in" draw:z-index="63"><draw:image xlink:href="Pictures/10000000000003410000032A82343B25.png" xlink:type="simple" xlink:show="embed" xlink:actuate="onLoad"/></draw:frame><text:soft-page-break/></text:p>
      <text:p text:style-name="Text_20_body"/>
      <text:p text:style-name="Text_20_body">You should be able to see now that the <text:span text:style-name="T25">height</text:span> of the <text:span text:style-name="T45">red Velocity vs. time function</text:span> indicates the <text:span text:style-name="T25">rate of change/slope/velocity</text:span> of the <text:span text:style-name="T79">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5">mathematical analysis</text:span> and here is a description for what mathematical analysis is:</text:p>
      <text:p text:style-name="Text_20_body_20_indent">In scientific work and in daily affairs, we frequently observe that some two things seem to be <text:span text:style-name="T94">related</text:span> - that any change in the one produces some corresponding change in the other. <text:s/>Often it is important to ascertain <text:span text:style-name="T94">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4">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4">Introduction to Mathematical Analysis</text:span> F. L. Griffin, 1936, pp.1).</text:p>
      <text:p text:style-name="Text_20_body">In the previous section we saw that there was a relationship between the <text:span text:style-name="T25">distance a vertically thrown ball was from the ground</text:span> and its <text:span text:style-name="T25">velocity</text:span>. <text:s/>Specifically, there was a relationship between its <text:span text:style-name="T25">distance vs. time</text:span> function and its <text:span text:style-name="T25">velocity vs. time</text:span> function. <text:s/>As the ball's <text:span text:style-name="T25">distance</text:span> from the ground <text:span text:style-name="T25">increased</text:span>, its velocity <text:span text:style-name="T25">decreased</text:span>. <text:s/>Then, when the ball began to fall, as its distance from the ground <text:span text:style-name="T25">decreased</text:span>, its velocity <text:span text:style-name="T25">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5">distance vs. time</text:span> function we have been working with as an example. <text:s/>The following code shows the <text:span text:style-name="T25">distance vs. time</text:span> function being assigned to <text:span text:style-name="T25">f(x)</text:span> and then plotted in GeoGebra:</text:p>
      <text:p text:style-name="Preformatted_20_Text"/>
      <text:p text:style-name="Preformatted_20_Text"><text:bookmark-start text:name="__DdeLink__22651_134511688"/><text:bookmark-start text:name="__DdeLink__22068_134511688"/><text:bookmark-start text:name="__DdeLink__19117_1897796140"/><text:bookmark-start text:name="__DdeLink__18310_159764287"/><text:bookmark-start text:name="__DdeLink__18210_369974646"/><text:bookmark-start text:name="DDE_LINK95"/><text:bookmark-start text:name="DDE_LINK75"/><text:bookmark-start text:name="__DdeLink__18186_1359725099"/>In&gt; <text:bookmark-start text:name="__DdeLink__21654_134511688"/><text:bookmark-start text:name="DDE_LINK77"/><text:bookmark-start text:name="DDE_LINK45"/><text:bookmark-start text:name="__DdeLink__51313_1285229149"/>f(x) := 20*x-9.8*x^2/2<text:bookmark-end text:name="__DdeLink__21654_134511688"/><text:bookmark-end text:name="DDE_LINK77"/><text:bookmark-end text:name="DDE_LINK45"/><text:bookmark-end text:name="__DdeLink__51313_1285229149"/></text:p>
      <text:p text:style-name="P57">Result: True</text:p>
      <text:p text:style-name="Preformatted_20_Text"/>
      <text:p text:style-name="Preformatted_20_Text">In&gt; <text:bookmark-start text:name="__DdeLink__51315_1285229149"/>f(<text:span text:style-name="T232">'</text:span>x)<text:bookmark-end text:name="__DdeLink__51315_1285229149"/></text:p>
      <text:p text:style-name="P57">Result: 20*x-(9.8*x^2)/2</text:p>
      <text:p text:style-name="Preformatted_20_Text"/>
      <text:p text:style-name="Preformatted_20_Text">In&gt; <text:bookmark-start text:name="__DdeLink__21656_134511688"/><text:bookmark-start text:name="DDE_LINK78"/><text:bookmark-start text:name="__DdeLink__51317_1285229149"/>GeoGebraPlot(f(<text:span text:style-name="T232">'</text:span>x))<text:bookmark-end text:name="__DdeLink__22068_134511688"/><text:bookmark-end text:name="__DdeLink__21656_134511688"/><text:bookmark-end text:name="DDE_LINK78"/><text:bookmark-end text:name="__DdeLink__51317_1285229149"/></text:p>
      <text:p text:style-name="P57">Result: java.lang.Boolean<text:bookmark-end text:name="__DdeLink__22651_134511688"/><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52"><draw:image xlink:href="Pictures/10000000000003640000032A13E94936.png" xlink:type="simple" xlink:show="embed" xlink:actuate="onLoad"/></draw:frame><text:soft-page-break/></text:p>
      <text:p text:style-name="Text_20_body">As you can see, this plot matches the plot of the <text:span text:style-name="T25">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5">Calculus</text:span> is divided into <text:span text:style-name="T25">two main parts</text:span><text:span text:style-name="T123">,</text:span> and the <text:span text:style-name="T25">first part</text:span> is used to <text:span text:style-name="T25">find a function which describes the rate of change of a given function</text:span>. <text:s/>This part of calculus is called <text:span text:style-name="T25">differentiation</text:span> and the function it produces describes the <text:span text:style-name="T25">rate of change</text:span> at any specific point of the given function. <text:s/>This new function is called the <text:span text:style-name="T25">derivative</text:span> of the given function.</text:p>
      <text:p text:style-name="Text_20_body">We are interested in finding the <text:span text:style-name="T25">derivative</text:span> of our <text:span text:style-name="T25">distance vs. time</text:span> function<text:span text:style-name="T198">,</text:span> and the <text:span text:style-name="T25">MathPiper function</text:span> which is used for doing differentiation<text:span text:style-name="T198">,</text:span> and creating derivative functions<text:span text:style-name="T198">,</text:span> is called <text:span text:style-name="T25">Differentiate()</text:span>. <text:s/>Here is the simplest calling format for the <text:span text:style-name="T25">Differentiate()</text:span> function:</text:p>
      <text:p text:style-name="Text_20_body"/>
      <table:table table:name="Table28" table:style-name="Table28">
        <table:table-column table:style-name="Table28.A"/>
        <table:table-row>
          <table:table-cell table:style-name="Table28.A1" office:value-type="string">
            <text:p text:style-name="P157">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5">derivative function will be produced from</text:span>. <text:s/>In the following code, the <text:span text:style-name="T25">Differentiate()</text:span> function is used to find the derivative of our <text:span text:style-name="T25">distance vs. time</text:span> function and then this derivative is plotted in GeoGebra in <text:span text:style-name="T45">red</text:span>:</text:p>
      <text:p text:style-name="Preformatted_20_Text"/>
      <text:p text:style-name="P155"><text:bookmark-start text:name="__DdeLink__22661_134511688"/><text:bookmark-start text:name="__DdeLink__22075_134511688"/><text:bookmark-start text:name="__DdeLink__19124_1897796140"/><text:bookmark-start text:name="DDE_LINK97"/><text:bookmark-start text:name="__DdeLink__18181_1359725099"/><text:bookmark-start text:name="__DdeLink__18315_159764287"/><text:bookmark-start text:name="__DdeLink__18290_369974646"/>In&gt; <text:bookmark-start text:name="__DdeLink__21658_134511688"/><text:bookmark-start text:name="DDE_LINK79"/><text:bookmark-start text:name="__DdeLink__51319_1285229149"/><text:span text:style-name="T232">g(x) := Differentiate(f('x), 'x)</text:span><text:bookmark-end text:name="__DdeLink__21658_134511688"/><text:bookmark-end text:name="DDE_LINK79"/><text:bookmark-end text:name="__DdeLink__51319_1285229149"/></text:p>
      <text:p text:style-name="P57">Result: True</text:p>
      <text:p text:style-name="Preformatted_20_Text"/>
      <text:p text:style-name="Preformatted_20_Text">In&gt;<text:bookmark-start text:name="__DdeLink__51321_1285229149"/> g(<text:span text:style-name="T232">'</text:span>x)<text:bookmark-end text:name="__DdeLink__51321_1285229149"/></text:p>
      <text:p text:style-name="P151">Result: <text:bookmark-start text:name="DDE_LINK42"/><text:span text:style-name="T232">(-49*x+100)/5</text:span><text:bookmark-end text:name="DDE_LINK42"/></text:p>
      <text:p text:style-name="Preformatted_20_Text"/>
      <text:p text:style-name="Preformatted_20_Text">In&gt; <text:bookmark-start text:name="__DdeLink__21660_134511688"/><text:bookmark-start text:name="__DdeLink__51323_1285229149"/>GeoGebraPlot(g(<text:span text:style-name="T232">'</text:span>x))<text:bookmark-end text:name="__DdeLink__22075_134511688"/><text:bookmark-end text:name="__DdeLink__21660_134511688"/><text:bookmark-end text:name="__DdeLink__51323_1285229149"/></text:p>
      <text:p text:style-name="P57">Result: java.lang.Boolean<text:bookmark-end text:name="__DdeLink__22661_134511688"/><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53"><draw:image xlink:href="Pictures/10000000000003640000032A1F1DE904.png" xlink:type="simple" xlink:show="embed" xlink:actuate="onLoad"/></draw:frame></text:p>
      <text:p text:style-name="Text_20_body"/>
      <text:p text:style-name="Text_20_body"><text:soft-page-break/>As you can see, the derivative of the <text:span text:style-name="T79">distance vs. time</text:span> function is the <text:span text:style-name="T45">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5">second</text:span> part of <text:span text:style-name="T25">calculus</text:span> is <text:span text:style-name="T25">finding a function</text:span> if you <text:span text:style-name="T25">have a function that describes its rate of change</text:span>. <text:s/>This part of calculus is called <text:span text:style-name="T25">integration</text:span> and the function it produces is called the <text:span text:style-name="T25">indefinite integral</text:span> of the function.</text:p>
      <text:p text:style-name="Text_20_body">We are interested in finding the <text:span text:style-name="T25">indefinite integral</text:span> of our <text:span text:style-name="T25">velocity vs. time</text:span> function<text:span text:style-name="T198">,</text:span> and the <text:span text:style-name="T25">MathPiper function</text:span> that is used for <text:span text:style-name="T25">doing integration</text:span> and <text:span text:style-name="T25">finding indefinite integral functions</text:span> is called <text:span text:style-name="T25">Integrate()</text:span>. <text:s/>Here is the simplest calling format for the <text:span text:style-name="T25">Integrate()</text:span> function:</text:p>
      <text:p text:style-name="Text_20_body"/>
      <table:table table:name="Table29" table:style-name="Table29">
        <table:table-column table:style-name="Table29.A"/>
        <table:table-row>
          <table:table-cell table:style-name="Table29.A1" office:value-type="string">
            <text:p text:style-name="P157">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5">indefinite integral function will be produced from</text:span>.</text:p>
      <text:p text:style-name="Text_20_body">Let's start by assigning our <text:span text:style-name="T25">velocity vs. time</text:span> function to <text:span text:style-name="T25">g2(x)</text:span> and then plotting it in <text:span text:style-name="T45">red</text:span>:</text:p>
      <text:p text:style-name="Preformatted_20_Text"/>
      <text:p text:style-name="P156"><text:bookmark-start text:name="__DdeLink__22667_134511688"/><text:bookmark-start text:name="__DdeLink__22081_134511688"/><text:bookmark-start text:name="__DdeLink__19128_1897796140"/><text:bookmark-start text:name="DDE_LINK96"/><text:bookmark-start text:name="__DdeLink__18392_159764287"/>In&gt; <text:bookmark-start text:name="__DdeLink__21737_134511688"/><text:bookmark-start text:name="DDE_LINK80"/><text:bookmark-start text:name="__DdeLink__51329_1285229149"/>g2(x) := <text:bookmark-end text:name="DDE_LINK80"/><text:bookmark-end text:name="__DdeLink__51329_1285229149"/><text:span text:style-name="T233">(-49*x+100)/5</text:span><text:bookmark-end text:name="__DdeLink__21737_134511688"/></text:p>
      <text:p text:style-name="P57">Result: True</text:p>
      <text:p text:style-name="Preformatted_20_Text"/>
      <text:p text:style-name="Preformatted_20_Text">In&gt; <text:bookmark-start text:name="__DdeLink__21739_134511688"/>GeoGebraPlot(g2(<text:span text:style-name="T233">'</text:span>x))<text:bookmark-end text:name="__DdeLink__21739_134511688"/></text:p>
      <text:p text:style-name="P57">Result: java.lang.Boolean<text:bookmark-end text:name="__DdeLink__22667_134511688"/><text:bookmark-end text:name="__DdeLink__22081_134511688"/><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54"><draw:image xlink:href="Pictures/100000000000037500000353204BEECC.png" xlink:type="simple" xlink:show="embed" xlink:actuate="onLoad"/></draw:frame><text:soft-page-break/></text:p>
      <text:p text:style-name="Text_20_body">Now, let's use the <text:span text:style-name="T25">Integrate()</text:span> function to find the <text:span text:style-name="T25">indefinite integral</text:span> of our <text:span text:style-name="T25">velocity vs. time</text:span> function and then plot this indefinite integral function in <text:span text:style-name="T79">blue</text:span>:</text:p>
      <text:p text:style-name="Preformatted_20_Text"/>
      <text:p text:style-name="P156"><text:bookmark-start text:name="__DdeLink__22674_134511688"/><text:bookmark-start text:name="__DdeLink__22088_134511688"/><text:bookmark-start text:name="__DdeLink__19133_1897796140"/><text:bookmark-start text:name="__DdeLink__18395_159764287"/><text:bookmark-start text:name="DDE_LINK98"/>In&gt; <text:bookmark-start text:name="__DdeLink__21741_134511688"/><text:span text:style-name="T233">f2(x) := Integrate(g2('x),'x)</text:span><text:bookmark-end text:name="__DdeLink__21741_134511688"/><text:bookmark-start text:name="__DdeLink__51325_1285229149"/> <text:bookmark-end text:name="__DdeLink__51325_1285229149"/></text:p>
      <text:p text:style-name="P57">Result: True</text:p>
      <text:p text:style-name="Preformatted_20_Text"/>
      <text:p text:style-name="Preformatted_20_Text">In&gt;<text:bookmark-start text:name="__DdeLink__51327_1285229149"/> f2(<text:span text:style-name="T233">'</text:span>x)<text:bookmark-end text:name="__DdeLink__51327_1285229149"/></text:p>
      <text:p text:style-name="P152">Result: <text:span text:style-name="T233">(x*(-49*x+200))/10</text:span></text:p>
      <text:p text:style-name="Preformatted_20_Text"/>
      <text:p text:style-name="Preformatted_20_Text">In&gt; <text:bookmark-start text:name="__DdeLink__21743_134511688"/>GeoGebraPlot(f2(<text:span text:style-name="T233">'</text:span>x))<text:bookmark-end text:name="DDE_LINK98"/><text:bookmark-end text:name="__DdeLink__21743_134511688"/></text:p>
      <text:p text:style-name="P57">Result: java.lang.Boolean<text:bookmark-end text:name="__DdeLink__22674_134511688"/><text:bookmark-end text:name="__DdeLink__22088_134511688"/><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5"><draw:image xlink:href="Pictures/100000000000037500000353C1010E4D.png" xlink:type="simple" xlink:show="embed" xlink:actuate="onLoad"/></draw:frame><text:soft-page-break/></text:p>
      <text:p text:style-name="Text_20_body">As the diagram shows, the <text:span text:style-name="T25">indefinite integral</text:span> of our <text:span text:style-name="T45">velocity vs. time</text:span> function is indeed our <text:span text:style-name="T79">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5">distance vs. time</text:span> function <text:span text:style-name="T25">f(x) := 20*x-9.8*x^2/2</text:span> for when <text:span text:style-name="T25">f(x)</text:span> equals <text:span text:style-name="T25">0</text:span>:</text:p>
      <text:p text:style-name="Preformatted_20_Text"/>
      <text:p text:style-name="Preformatted_20_Text"><text:bookmark-start text:name="__DdeLink__22693_134511688"/><text:bookmark-start text:name="__DdeLink__22103_134511688"/><text:bookmark-start text:name="__DdeLink__19145_1897796140"/><text:bookmark-start text:name="DDE_LINK99"/>In&gt; <text:bookmark-start text:name="__DdeLink__21745_134511688"/><text:bookmark-start text:name="DDE_LINK81"/><text:bookmark-start text:name="DDE_LINK47"/><text:bookmark-start text:name="__DdeLink__18188_1359725099"/><text:bookmark-start text:name="__DdeLink__51331_1285229149"/>f(x) := 20*x-9.8*x^2/2<text:bookmark-end text:name="__DdeLink__21745_134511688"/><text:bookmark-end text:name="DDE_LINK81"/><text:bookmark-end text:name="DDE_LINK47"/><text:bookmark-end text:name="__DdeLink__18188_1359725099"/><text:bookmark-end text:name="__DdeLink__51331_1285229149"/></text:p>
      <text:p text:style-name="P57">Result: True</text:p>
      <text:p text:style-name="Preformatted_20_Text"/>
      <text:p text:style-name="P156">In&gt; <text:bookmark-end text:name="DDE_LINK99"/><text:bookmark-start text:name="__DdeLink__21755_134511688"/><text:span text:style-name="T233">ObjectToMeta(</text:span><text:bookmark-start text:name="__DdeLink__21747_134511688"/><text:bookmark-start text:name="DDE_LINK82"/><text:bookmark-start text:name="__DdeLink__18191_1359725099"/><text:bookmark-start text:name="__DdeLink__51334_1285229149"/><text:bookmark-start text:name="__DdeLink__51336_1285229149"/><text:bookmark-start text:name="__DdeLink__51425_1285229149"/><text:span text:style-name="T233">Solve(f('x) == 0, 'x)</text:span><text:bookmark-end text:name="__DdeLink__21747_134511688"/><text:bookmark-end text:name="DDE_LINK82"/><text:bookmark-end text:name="__DdeLink__18191_1359725099"/><text:bookmark-end text:name="__DdeLink__51334_1285229149"/><text:bookmark-end text:name="__DdeLink__51336_1285229149"/><text:bookmark-end text:name="__DdeLink__51425_1285229149"/><text:span text:style-name="T233">)</text:span><text:bookmark-end text:name="__DdeLink__21755_134511688"/></text:p>
      <text:p text:style-name="P152">Result: <text:bookmark-end text:name="__DdeLink__19145_1897796140"/><text:span text:style-name="T233">[</text:span><text:span text:style-name="T235">_</text:span><text:span text:style-name="T233">x==200/49,</text:span><text:span text:style-name="T235">_</text:span><text:span text:style-name="T233">x==0</text:span><text:span text:style-name="T234">]</text:span><text:bookmark-end text:name="__DdeLink__22103_134511688"/></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text:span text:style-name="T233">#</text:span>)<text:bookmark-end text:name="__DdeLink__51338_1285229149"/><text:bookmark-end text:name="__DdeLink__51427_1285229149"/></text:p>
      <text:p text:style-name="P152">Result: <text:span text:style-name="T233">[_x==4.0816326530612244898,_x==0</text:span><text:span text:style-name="T234">]</text:span><text:bookmark-end text:name="__DdeLink__22693_134511688"/></text:p>
      <text:p text:style-name="Preformatted_20_Text"/>
      <text:p text:style-name="Text_20_body">This result indicates that the ball is on the <text:span text:style-name="T25">ground</text:span> at <text:span text:style-name="T25">time = 0</text:span> seconds and <text:span text:style-name="T25">time =</text:span><text:span text:style-name="T59"> 4.081632653</text:span><text:span text:style-name="T57"> seconds. <text:s/>If you look at the </text:span><text:span text:style-name="T79">blue</text:span><text:span text:style-name="T57"> plot of the </text:span><text:span text:style-name="T59">distance vs. time</text:span><text:span text:style-name="T57">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5">distance vs. time</text:span> formula, but what if you have the <text:span text:style-name="T25">distance vs. time</text:span> formula and you want to know what the <text:span text:style-name="T25">highest point the ball reached</text:span> when it was tossed into the air? <text:s/>If you study the <text:span text:style-name="T79">blue</text:span> plot of the <text:span text:style-name="T79">distance vs. time</text:span> function, there does not seem to be an easy way to determine this. <text:s/>However, the <text:span text:style-name="T45">red</text:span> <text:span text:style-name="T45">velocity vs. time</text:span> plot becomes 0 (or crosses the x axis) at the <text:span text:style-name="T25">same time</text:span> that the <text:span text:style-name="T79">distance vs. time</text:span> function reaches its <text:span text:style-name="T25">highest point</text:span>. <text:s/>This means that we can <text:span text:style-name="T25">derive</text:span> the <text:span text:style-name="T45">velocity vs. time</text:span> function from the <text:span text:style-name="T79">distance vs. time</text:span> function and then <text:span text:style-name="T25">use the Solve function to determine when the </text:span><text:span text:style-name="T45">velocity vs. time</text:span><text:span text:style-name="T25"> function reaches a y of 0</text:span>:</text:p>
      <text:p text:style-name="Preformatted_20_Text"/>
      <text:p text:style-name="Preformatted_20_Text"><text:bookmark-start text:name="__DdeLink__22705_134511688"/><text:bookmark-start text:name="__DdeLink__22187_134511688"/><text:bookmark-start text:name="__DdeLink__21767_134511688"/><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57">Result: True</text:p>
      <text:p text:style-name="Preformatted_20_Text"/>
      <text:p text:style-name="Preformatted_20_Text">In&gt; f(<text:span text:style-name="T233">'</text:span>x)</text:p>
      <text:p text:style-name="P57">Result: 20*x-(9.8*x^2)/2</text:p>
      <text:p text:style-name="Preformatted_20_Text"/>
      <text:p text:style-name="P156">In&gt; g(x) := Differentiate(f(<text:span text:style-name="T233">'</text:span>x),<text:span text:style-name="T233">'</text:span>x)</text:p>
      <text:p text:style-name="P57">Result: True</text:p>
      <text:p text:style-name="Preformatted_20_Text"/>
      <text:p text:style-name="Preformatted_20_Text">In&gt; g(<text:span text:style-name="T233">'</text:span>x)</text:p>
      <text:p text:style-name="P152">Result: <text:bookmark-end text:name="__DdeLink__18398_159764287"/><text:span text:style-name="T233">(-49*x+100)/5</text:span></text:p>
      <text:p text:style-name="Preformatted_20_Text"/>
      <text:p text:style-name="P156">In&gt; <text:span text:style-name="T233">highestPointTimeList := NM(ObjectToMeta(Solve( g('x) == 0, 'x)))</text:span></text:p>
      <text:p text:style-name="P152">Result: <text:span text:style-name="T233">[_x==2.0408163265306122449]</text:span></text:p>
      <text:p text:style-name="Preformatted_20_Text"/>
      <text:p text:style-name="Preformatted_20_Text">In&gt; highestPointTimeEquation := <text:span text:style-name="T169">NM(</text:span>highestPointTimeList[1]<text:span text:style-name="T169">)</text:span></text:p>
      <text:p text:style-name="P153"><text:bookmark-end text:name="DDE_LINK89"/>Result: <text:bookmark-end text:name="DDE_LINK100"/><text:bookmark-end text:name="__DdeLink__51431_1285229149"/><text:span text:style-name="T234">_x==2.0408163265306122449</text:span></text:p>
      <text:p text:style-name="P57"/>
      <text:p text:style-name="Text_20_body">Since <text:span text:style-name="T25">Solve()</text:span> returns its results as <text:span text:style-name="T25">symbolic equations</text:span>, we need to use the <text:span text:style-name="T25">EquationRight()</text:span> function to obtain the value that is on the <text:span text:style-name="T25">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153">Result: <text:span text:style-name="T234">2.0408163265306122449</text:span></text:p>
      <text:p text:style-name="P57"/>
      <text:p text:style-name="Text_20_body"><text:soft-page-break/><text:span text:style-name="T25">Solve()</text:span> determined that the ball reached its <text:span text:style-name="T25">highest point</text:span> at <text:span text:style-name="T25">time = </text:span><text:span text:style-name="T59">2.040816327</text:span><text:span text:style-name="T57"> seconds. <text:s/>In order to f</text:span><text:span text:style-name="T59">ind the highest point the ball reached</text:span><text:span text:style-name="T57"> we simply </text:span><text:span text:style-name="T59">evaluate the </text:span><text:span text:style-name="T79">distance vs. time</text:span><text:span text:style-name="T59"> function with this time</text:span><text:span text:style-name="T57">:</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153">Result: <text:bookmark-end text:name="__DdeLink__21767_134511688"/><text:span text:style-name="T234">20.4081632653061</text:span><text:bookmark-end text:name="__DdeLink__22705_134511688"/><text:bookmark-end text:name="__DdeLink__22187_134511688"/></text:p>
      <text:p text:style-name="Preformatted_20_Text"/>
      <text:p text:style-name="Text_20_body">The <text:span text:style-name="T25">highest point</text:span> the ball reached was <text:span text:style-name="T25">20.40816327</text:span><text:span text:style-name="T25">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5">20 meters</text:span> above the ground:</text:p>
      <text:p text:style-name="P104"/>
      <text:p text:style-name="P65"><text:bookmark-start text:name="__DdeLink__22780_134511688"/><text:bookmark-start text:name="__DdeLink__22189_134511688"/><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text:bookmark-start text:name="__DdeLink__40775_29309981"/>%mathpiper,title="Dropping a ball with gravity."</text:p>
      <text:p text:style-name="P77"/>
      <text:p text:style-name="P38">dt <text:span text:style-name="T99">:=</text:span> <text:span text:style-name="T43">0</text:span>.<text:span text:style-name="T43">01</text:span>; <text:span text:style-name="T85">//Delta t in seconds: the amount time changes in each loop iteration.</text:span></text:p>
      <text:p text:style-name="P74"/>
      <text:p text:style-name="P38">x<text:span text:style-name="T85"> </text:span><text:span text:style-name="T99">:=</text:span><text:span text:style-name="T85"> </text:span><text:span text:style-name="T43">1</text:span><text:span text:style-name="T85">; //Set the horizontal position of the ball 1 meter to the right of 0.</text:span></text:p>
      <text:p text:style-name="P77"/>
      <text:p text:style-name="P38">y <text:span text:style-name="T99">:=</text:span> <text:span text:style-name="T43">20</text:span>; <text:span text:style-name="T85">//Set the vertical position of the ball to 20 meters above the ground.</text:span></text:p>
      <text:p text:style-name="P77"/>
      <text:p text:style-name="P38">v <text:span text:style-name="T99">:=</text:span> <text:span text:style-name="T43">0</text:span>; <text:span text:style-name="T85">//Set the initial velocity of the ball to 0 meters/second.</text:span></text:p>
      <text:p text:style-name="P77"/>
      <text:p text:style-name="P38">g <text:span text:style-name="T99">:=</text:span> <text:span text:style-name="T24">-</text:span><text:span text:style-name="T43">9</text:span>.<text:span text:style-name="T43">8</text:span>; <text:span text:style-name="T85">//Set the acceleration of gravity to -9.8 meters per second^2.</text:span></text:p>
      <text:p text:style-name="P38"/>
      <text:p text:style-name="P77"/>
      <text:p text:style-name="P38"><text:span text:style-name="T101">Repeat</text:span><text:span text:style-name="T24">()</text:span></text:p>
      <text:p text:style-name="P38">{</text:p>
      <text:p text:style-name="P38"><text:s text:c="4"/><text:span text:style-name="T101">GeoGebraPoint</text:span><text:span text:style-name="T24">(</text:span><text:span text:style-name="T103">"Ball"</text:span>,x,y<text:span text:style-name="T24">)</text:span>; <text:span text:style-name="T85">//Plot the ball.</text:span></text:p>
      <text:p text:style-name="P38"><text:s text:c="4"/></text:p>
      <text:p text:style-name="P38"><text:s text:c="4"/>y <text:span text:style-name="T99">:=</text:span> y <text:span text:style-name="T24">+</text:span> v <text:span text:style-name="T24">* </text:span>dt; <text:span text:style-name="T85">//Calculate the new y position of the ball.</text:span></text:p>
      <text:p text:style-name="P38"><text:s text:c="4"/></text:p>
      <text:p text:style-name="P48"><text:s text:c="4"/><text:span text:style-name="T111">If</text:span><text:span text:style-name="T24">(</text:span>y <text:span text:style-name="T24">&lt;=?</text:span> <text:span text:style-name="T43">0</text:span><text:span text:style-name="T24">)</text:span> <text:span text:style-name="T91">//If the ball hit the ground, end the program.</text:span></text:p>
      <text:p text:style-name="P48"><text:span text:style-name="T101"><text:s text:c="3"/></text:span><text:s/><text:span text:style-name="T4">{</text:span></text:p>
      <text:p text:style-name="P48"><text:span text:style-name="T102"><text:s text:c="8"/></text:span><text:span text:style-name="T101">Break</text:span><text:span text:style-name="T24">()</text:span>; </text:p>
      <text:p text:style-name="P48"><text:s text:c="4"/><text:span text:style-name="T4">};</text:span></text:p>
      <text:p text:style-name="P38"><text:s text:c="4"/></text:p>
      <text:p text:style-name="P38"><text:s text:c="4"/>v <text:span text:style-name="T99">:=</text:span> v <text:span text:style-name="T24">+</text:span> g <text:span text:style-name="T24">* </text:span>dt; <text:span text:style-name="T85">//Calculate the new velocity of the ball.</text:span></text:p>
      <text:p text:style-name="P38"><text:s text:c="4"/></text:p>
      <text:p text:style-name="P38"><text:s text:c="4"/><text:span text:style-name="T101">Delay</text:span><text:span text:style-name="T24">(</text:span><text:span text:style-name="T44">10</text:span><text:span text:style-name="T24">);</text:span> <text:span text:style-name="T85">//.01 seconds.</text:span></text:p>
      <text:p text:style-name="P38">};<text:bookmark-end text:name="__DdeLink__22189_134511688"/></text:p>
      <text:p text:style-name="P77"/>
      <text:p text:style-name="P109">%/mathpiper<text:bookmark-end text:name="__DdeLink__22780_134511688"/><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bookmark-end text:name="__DdeLink__40775_29309981"/></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6"><draw:image xlink:href="Pictures/10000000000015CC00000ADEA28E72BD.png" xlink:type="simple" xlink:show="embed" xlink:actuate="onLoad"/></draw:frame></text:p>
      <text:p text:style-name="Text_20_body">Notice that the <text:span text:style-name="T25">spacing</text:span> between these lines <text:span text:style-name="T25">increases</text:span> as the ball gets <text:span text:style-name="T25">closer to the ground</text:span>. <text:s/>This indicates that the <text:span text:style-name="T25">rate that the ball is dropping</text:span> at <text:span text:style-name="T25">increases</text:span> as it <text:span text:style-name="T25">falls</text:span>.</text:p>
      <text:p text:style-name="Text_20_body">In this program, <text:span text:style-name="T25">simulated time</text:span> is held in the variable <text:span text:style-name="T25">simulatedTime</text:span> and it is initialized to <text:span text:style-name="T25">0 seconds</text:span>. <text:s/>The variable <text:span text:style-name="T25">dt</text:span> stands for <text:span text:style-name="T25">delta time</text:span> and it holds <text:span text:style-name="T25">how far into the future time will be moved during each iteration of the simulation loop </text:span><text:span text:style-name="T116">(Note: </text:span><text:span text:style-name="T25">delta</text:span><text:span text:style-name="T116"> stands for the Greek letter</text:span><text:span text:style-name="T116"><draw:frame draw:style-name="fr4" draw:name="Object119" text:anchor-type="as-char" svg:width="0.2075in" svg:height="0.1839in" draw:z-index="11"><draw:object xlink:href="./Object 120" xlink:type="simple" xlink:show="embed" xlink:actuate="onLoad"/><draw:image xlink:href="./ObjectReplacements/Object 120" xlink:type="simple" xlink:show="embed" xlink:actuate="onLoad"/></draw:frame></text:span><text:span text:style-name="T124">, </text:span><text:span text:style-name="T116">which is usually used to indicate a changing quantity in mathematics.) <text:s text:c="2"/>This variable</text:span> is initialized to <text:span text:style-name="T25">.01</text:span><text:span text:style-name="T199">, </text:span>which means that time will be <text:span text:style-name="T25">moved into the future 1/100 of a second each time through the loop</text:span>.</text:p>
      <text:p text:style-name="Text_20_body">The variables <text:span text:style-name="T25">x</text:span> and <text:span text:style-name="T25">y</text:span> hold the <text:span text:style-name="T25">position</text:span> of the ball during the simulation. <text:s/>The variable <text:span text:style-name="T25">y</text:span> is initialized to <text:span text:style-name="T25">20</text:span> so that the ball is <text:span text:style-name="T25">dropped</text:span> from a <text:span text:style-name="T25">height</text:span> of <text:span text:style-name="T25">20 meters</text:span>. <text:s/>The variable <text:span text:style-name="T25">v</text:span> holds the <text:span text:style-name="T25">velocity</text:span> of the ball and it is initialized to <text:span text:style-name="T25">0</text:span> because the <text:span text:style-name="T25">ball isn't moving just before it is dropped</text:span>. <text:s/>Finally, the variable <text:span text:style-name="T25">g</text:span> holds the <text:span text:style-name="T25">acceleration of gravity</text:span> on the Earth's surface and it is set to <text:span text:style-name="T25">-9.8 meters/second^2</text:span>. <text:s/>The value is <text:span text:style-name="T25">negative</text:span> to indicated that <text:span text:style-name="T25">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5">y := y + v * dt</text:span><text:span text:style-name="T199">, </text:span>which <text:span text:style-name="T25">calculates the new position of y for the next time increment dt</text:span>. <text:s/>In order to understand how this code works, we need to revisit the <text:span text:style-name="T25">slope = </text:span><text:soft-page-break/><text:span text:style-name="T25">rise/run</text:span> calculation. <text:s/>The following diagram shows the <text:span text:style-name="T25">slope calculation</text:span> being made for a <text:span text:style-name="T25">rise of .2</text:span> and a <text:span text:style-name="T25">run of .01</text:span>:</text:p>
      <text:p text:style-name="Text_20_body"><draw:frame draw:style-name="fr5" draw:name="Object118" text:anchor-type="paragraph" svg:x="0.5437in" svg:y="0.1772in" svg:width="5.9547in" svg:height="2.8728in" draw:z-index="79"><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5">already</text:span> <text:span text:style-name="T25">know the slope</text:span> of the <text:span text:style-name="T25">distance vs. time</text:span> function at <text:span text:style-name="T25">time = 0</text:span> is <text:span text:style-name="T25">0</text:span> because the <text:span text:style-name="T25">velocity of the ball at t = 0 is 0 meters/second</text:span>. <text:s/>We <text:span text:style-name="T25">also know</text:span> that the <text:span text:style-name="T25">run is .01</text:span> because <text:span text:style-name="T25">this is what dt has been set to</text:span>. <text:s/>What we <text:span text:style-name="T25">need to determine</text:span> is what the <text:span text:style-name="T25">rise</text:span> is and the formula for calculating this can be obtained by <text:span text:style-name="T25">solving the slope = rise/run equation</text:span> for <text:span text:style-name="T25">rise</text:span>:</text:p>
      <text:p text:style-name="Preformatted_20_Text"/>
      <text:p text:style-name="Preformatted_20_Text">In&gt; <text:bookmark-start text:name="__DdeLink__18195_1359725099"/><text:bookmark-start text:name="__DdeLink__51437_1285229149"/>Solve(<text:span text:style-name="T238">_</text:span>slope == <text:span text:style-name="T238">_</text:span>rise/<text:span text:style-name="T238">_</text:span>run,<text:span text:style-name="T238">_</text:span>rise)<text:bookmark-end text:name="__DdeLink__18195_1359725099"/><text:bookmark-end text:name="__DdeLink__51437_1285229149"/></text:p>
      <text:p text:style-name="P57">Result: [<text:span text:style-name="T238">_</text:span>rise==<text:span text:style-name="T238">_</text:span>slope*<text:span text:style-name="T238">_</text:span>run]</text:p>
      <text:p text:style-name="Preformatted_20_Text"/>
      <text:p text:style-name="Text_20_body">If you look at <text:span text:style-name="T25">y := y + v * dt</text:span> again, you should see that the <text:span text:style-name="T25">rise in y</text:span> is obtained by <text:span text:style-name="T25">multiplying the slope at the current time by the run</text:span>. <text:s/>This line of code calculates how far the <text:span text:style-name="T25">height of the ball increases or decreases during the next time increment dt</text:span> and <text:span text:style-name="T25">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5">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5">velocity</text:span> for the <text:span text:style-name="T25">next time increment</text:span>. <text:s/>Euler's method is used to make this <text:soft-page-break/>calculation too, <text:span text:style-name="T25">but in this case the rate of change of the velocity is used as the slope</text:span><text:span text:style-name="T29">,</text:span><text:span text:style-name="T25"> which is multiplied by dt</text:span>. <text:s/>What is the <text:span text:style-name="T25">rate of change of velocity</text:span>? <text:s/>It is <text:span text:style-name="T25">acceleration</text:span>.</text:p>
      <text:p text:style-name="Text_20_body">Going back to calculus, the <text:span text:style-name="T25">rate of change</text:span> of <text:span text:style-name="T25">distance vs. time</text:span> is <text:span text:style-name="T25">velocity vs. time</text:span> and the <text:span text:style-name="T25">rate of change</text:span> of <text:span text:style-name="T25">velocity vs. time</text:span> is <text:span text:style-name="T25">acceleration vs. time</text:span>. <text:s/>This acceleration can be calculated with MathPiper by starting with the distance vs. time function.</text:p>
      <text:p text:style-name="Text_20_body">This code specifies the <text:span text:style-name="T25">distance vs. time</text:span> function:</text:p>
      <text:p text:style-name="Preformatted_20_Text"/>
      <text:p text:style-name="Preformatted_20_Text"><text:bookmark-start text:name="__DdeLink__22858_134511688"/><text:bookmark-start text:name="__DdeLink__22345_134511688"/><text:bookmark-start text:name="DDE_LINK104"/><text:bookmark-start text:name="__DdeLink__51443_1285229149"/><text:bookmark-start text:name="DDE_LINK87"/>In&gt; <text:bookmark-start text:name="DDE_LINK84"/>f(x) := 20*x-9.8*x^2/2<text:bookmark-end text:name="DDE_LINK84"/></text:p>
      <text:p text:style-name="P57">Result: True</text:p>
      <text:p text:style-name="Preformatted_20_Text"/>
      <text:p text:style-name="Preformatted_20_Text">In&gt; f(<text:span text:style-name="T236">'</text:span>x)</text:p>
      <text:p text:style-name="P57">Result: 20*x-(9.8*x^2)/2</text:p>
      <text:p text:style-name="Preformatted_20_Text"/>
      <text:p text:style-name="Text_20_body">We then take the <text:span text:style-name="T25">derivative</text:span> of this <text:span text:style-name="T25">distance vs. time</text:span> function to obtain the <text:span text:style-name="T25">velocity vs. time</text:span> function:</text:p>
      <text:p text:style-name="Preformatted_20_Text"/>
      <text:p text:style-name="P158">In&gt; <text:bookmark-start text:name="DDE_LINK85"/><text:span text:style-name="T236">g(x) := Differentiate(f('x), 'x)</text:span><text:bookmark-end text:name="DDE_LINK85"/></text:p>
      <text:p text:style-name="P57">Result: True</text:p>
      <text:p text:style-name="Preformatted_20_Text"/>
      <text:p text:style-name="Preformatted_20_Text">In&gt; g(<text:span text:style-name="T236">'</text:span>x)</text:p>
      <text:p text:style-name="P154">Result: <text:bookmark-end text:name="DDE_LINK87"/><text:span text:style-name="T236">(-49*x+100)/5</text:span></text:p>
      <text:p text:style-name="Preformatted_20_Text"/>
      <text:p text:style-name="Text_20_body">Finally, we take the <text:span text:style-name="T25">derivative</text:span> of the <text:span text:style-name="T25">velocity vs. time</text:span> function to obtain the <text:span text:style-name="T25">acceleration vs. time</text:span> function:</text:p>
      <text:p text:style-name="Preformatted_20_Text"/>
      <text:p text:style-name="P159">In&gt; <text:bookmark-start text:name="DDE_LINK86"/><text:span text:style-name="T237">NM(Differentiate(g('x), 'x))</text:span><text:bookmark-end text:name="DDE_LINK86"/></text:p>
      <text:p text:style-name="P57">Result: -9.8<text:bookmark-end text:name="__DdeLink__22858_134511688"/><text:bookmark-end text:name="__DdeLink__22345_134511688"/><text:bookmark-end text:name="DDE_LINK104"/><text:bookmark-end text:name="__DdeLink__51443_1285229149"/></text:p>
      <text:p text:style-name="Preformatted_20_Text"/>
      <text:p text:style-name="Text_20_body">The <text:span text:style-name="T25">acceleration vs. time</text:span> function is a <text:span text:style-name="T25">constant -9.8 meters/second^2</text:span> and it does not have an <text:span text:style-name="T25">x</text:span> variable because it <text:span text:style-name="T25">does not change</text:span>. <text:s/>This is the value that we <text:span text:style-name="T25">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65"/>
      <text:p text:style-name="P162"><text:bookmark-start text:name="__DdeLink__22860_134511688"/><text:bookmark-start text:name="__DdeLink__22263_134511688"/><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text:bookmark-start text:name="__DdeLink__40852_29309981"/><text:span text:style-name="T144">%mathpiper,title="Tossing a ball into the air with gravity."</text:span></text:p>
      <text:p text:style-name="P77"/>
      <text:p text:style-name="P38">dt <text:span text:style-name="T99">:=</text:span> <text:span text:style-name="T43">0</text:span>.<text:span text:style-name="T43">01</text:span>; <text:span text:style-name="T85">//Delta t in seconds: the amount time changes in each loop iteration.</text:span></text:p>
      <text:p text:style-name="P77"/>
      <text:p text:style-name="P38">x <text:span text:style-name="T99">:=</text:span> <text:span text:style-name="T43">1</text:span>; <text:span text:style-name="T85">//Set the horizontal position of the ball 1 meter to the right of 0.</text:span></text:p>
      <text:p text:style-name="P77"/>
      <text:p text:style-name="P38">y <text:span text:style-name="T99">:=</text:span> <text:span text:style-name="T43">0</text:span>; <text:span text:style-name="T85">//Set the vertical position of the ball to 20 meters above the ground.</text:span></text:p>
      <text:p text:style-name="P77"/>
      <text:p text:style-name="P38"><text:soft-page-break/>v <text:span text:style-name="T99">:=</text:span> <text:span text:style-name="T43">20</text:span>; <text:span text:style-name="T85">//Set the initial velocity of the ball to 0 meters/second.</text:span></text:p>
      <text:p text:style-name="P77"/>
      <text:p text:style-name="P77"><text:span text:style-name="T57">g </text:span><text:span text:style-name="T99">:=</text:span><text:span text:style-name="T57"> </text:span><text:span text:style-name="T58">-</text:span><text:span text:style-name="T43">9</text:span><text:span text:style-name="T57">.</text:span><text:span text:style-name="T43">8</text:span><text:span text:style-name="T57">; </text:span><text:span text:style-name="T85">//Set the acceleration of gravity to -9.8 meters per second.</text:span></text:p>
      <text:p text:style-name="P77"/>
      <text:p text:style-name="P38"><text:span text:style-name="T101">Repeat</text:span><text:span text:style-name="T24">()</text:span></text:p>
      <text:p text:style-name="P38">{</text:p>
      <text:p text:style-name="P38"><text:s text:c="4"/><text:span text:style-name="T101">GeoGebraPoint</text:span><text:span text:style-name="T24">(</text:span><text:span text:style-name="T103">"Ball"</text:span>,x,y<text:span text:style-name="T24">)</text:span>; <text:span text:style-name="T85">//Plot the ball.</text:span></text:p>
      <text:p text:style-name="P38"><text:s text:c="4"/></text:p>
      <text:p text:style-name="P38"><text:s text:c="4"/>y <text:span text:style-name="T99">:=</text:span> y <text:span text:style-name="T24">+</text:span> v <text:span text:style-name="T24">* </text:span>dt; <text:span text:style-name="T85">//Calculate the new y position of the ball.</text:span></text:p>
      <text:p text:style-name="P38"><text:s text:c="4"/></text:p>
      <text:p text:style-name="P49"><text:s text:c="4"/><text:span text:style-name="T111">If</text:span><text:span text:style-name="T24">(</text:span>y <text:span text:style-name="T24">&lt;=?</text:span> <text:span text:style-name="T43">0</text:span><text:span text:style-name="T24">)</text:span> <text:span text:style-name="T91">//If the ball hit the ground, end the program.</text:span></text:p>
      <text:p text:style-name="P49"><text:span text:style-name="T101"><text:s text:c="3"/></text:span><text:s/><text:span text:style-name="T4">{</text:span></text:p>
      <text:p text:style-name="P49"><text:span text:style-name="T102"><text:s text:c="8"/></text:span><text:span text:style-name="T101">Break</text:span><text:span text:style-name="T24">()</text:span>; </text:p>
      <text:p text:style-name="P49"><text:s text:c="4"/><text:span text:style-name="T4">};</text:span></text:p>
      <text:p text:style-name="P38"><text:s text:c="4"/></text:p>
      <text:p text:style-name="P38"><text:s text:c="4"/>v <text:span text:style-name="T99">:=</text:span> v <text:span text:style-name="T24">+</text:span> g <text:span text:style-name="T24">* </text:span>dt; <text:span text:style-name="T85">//Calculate the new velocity of the ball.</text:span></text:p>
      <text:p text:style-name="P38"/>
      <text:p text:style-name="P38"><text:s text:c="4"/><text:span text:style-name="T101">Delay</text:span><text:span text:style-name="T24">(</text:span><text:span text:style-name="T44">10</text:span><text:span text:style-name="T24">);</text:span> <text:span text:style-name="T85">//.01 seconds.</text:span> <text:s/></text:p>
      <text:p text:style-name="P38">};</text:p>
      <text:p text:style-name="P77"/>
      <text:p text:style-name="P65">%/mathpiper<text:bookmark-end text:name="__DdeLink__22860_134511688"/><text:bookmark-end text:name="__DdeLink__22263_134511688"/><text:bookmark-end text:name="__DdeLink__18442_369974646"/><text:bookmark-end text:name="DDE_LINK105"/><text:bookmark-end text:name="DDE_LINK92"/><text:bookmark-end text:name="__DdeLink__18197_1359725099"/><text:bookmark-end text:name="__DdeLink__18550_159764287"/><text:bookmark-end text:name="__DdeLink__51445_1285229149"/><text:bookmark-end text:name="__DdeLink__40852_29309981"/></text:p>
      <text:p text:style-name="P65"/>
      <text:p text:style-name="Text_20_body">This is the same program as the ball dropping program, except <text:span text:style-name="T25">y</text:span> has been <text:span text:style-name="T25">initialized to 0</text:span> to <text:span text:style-name="T25">start the ball on the ground</text:span> and <text:span text:style-name="T25">v</text:span> has been <text:span text:style-name="T25">initialized to 20</text:span> to give it a <text:span text:style-name="T25">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5">horizontally</text:span>. <text:s/>The following program simulates the throwing of a ball horizontally in the Earth's gravitational field:</text:p>
      <text:p text:style-name="P65"/>
      <text:p text:style-name="P65"><text:bookmark-start text:name="__DdeLink__22934_134511688"/><text:bookmark-start text:name="__DdeLink__22267_134511688"/><text:bookmark-start text:name="__DdeLink__22265_134511688"/><text:bookmark-start text:name="DDE_LINK106"/><text:bookmark-start text:name="__DdeLink__21584_2064388910"/><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text:bookmark-start text:name="__DdeLink__40927_29309981"/>%mathpiper,title="Throwing a ball horizontally with gravity."</text:p>
      <text:p text:style-name="P77"><text:span text:style-name="T85"/></text:p>
      <text:p text:style-name="P77">dt <text:span text:style-name="T99">:=</text:span> <text:span text:style-name="T43">0</text:span>.<text:span text:style-name="T43">01</text:span>; <text:span text:style-name="T85">//Delta t in seconds: the amount time changes in each loop iteration.</text:span></text:p>
      <text:p text:style-name="P77"/>
      <text:p text:style-name="P77">x <text:span text:style-name="T99">:=</text:span> <text:span text:style-name="T43">1</text:span>; <text:span text:style-name="T85">//Set the horizontal position of the ball 1 meter to the right of 0.</text:span></text:p>
      <text:p text:style-name="P77"/>
      <text:p text:style-name="P77">y <text:span text:style-name="T99">:=</text:span> <text:span text:style-name="T43">0</text:span>; <text:span text:style-name="T85">//Set the vertical position of the ball to 20 meters above the ground.</text:span></text:p>
      <text:p text:style-name="P77"/>
      <text:p text:style-name="P77">v <text:span text:style-name="T99">:=</text:span> <text:span text:style-name="T43">20</text:span>; <text:span text:style-name="T85">//Set the initial velocity of the ball to 0 meters/second.</text:span></text:p>
      <text:p text:style-name="P77"/>
      <text:p text:style-name="P77">g <text:span text:style-name="T99">:=</text:span> <text:span text:style-name="T24">-</text:span><text:span text:style-name="T43">9</text:span>.<text:span text:style-name="T43">8</text:span>; <text:span text:style-name="T85">//Set the acceleration of gravity to -9.8 meters per second.</text:span></text:p>
      <text:p text:style-name="P77"/>
      <text:p text:style-name="P77"><text:span text:style-name="T101">Repeat</text:span><text:span text:style-name="T24">()</text:span></text:p>
      <text:p text:style-name="P77">{</text:p>
      <text:p text:style-name="P77"><text:s text:c="4"/><text:span text:style-name="T101">GeoGebraPoint</text:span><text:span text:style-name="T24">(</text:span><text:span text:style-name="T103">"Ball"</text:span>,x,y<text:span text:style-name="T24">)</text:span>; <text:span text:style-name="T85">//Plot the ball.</text:span></text:p>
      <text:p text:style-name="P77"><text:s text:c="4"/></text:p>
      <text:p text:style-name="P77"><text:s text:c="4"/>y <text:span text:style-name="T99">:=</text:span> y <text:span text:style-name="T24">+</text:span> v <text:span text:style-name="T24">* </text:span>dt; <text:span text:style-name="T85">//Calculate the new y position of the ball.</text:span></text:p>
      <text:p text:style-name="P77"><text:s text:c="4"/></text:p>
      <text:p text:style-name="P77"><text:s text:c="4"/>x <text:span text:style-name="T99">:=</text:span> x <text:span text:style-name="T24">+</text:span> <text:span text:style-name="T43">10</text:span>*dt; <text:span text:style-name="T85">//Move the ball to the right at 10 meters/second.</text:span></text:p>
      <text:p text:style-name="P77"><text:s text:c="4"/></text:p>
      <text:p text:style-name="P50"><text:s text:c="4"/><text:span text:style-name="T111">If</text:span><text:span text:style-name="T24">(</text:span>y <text:span text:style-name="T24">&lt;=?</text:span> <text:span text:style-name="T43">0</text:span><text:span text:style-name="T24">)</text:span> <text:span text:style-name="T91">//If the ball hit the ground, end the program.</text:span></text:p>
      <text:p text:style-name="P50"><text:soft-page-break/><text:span text:style-name="T101"><text:s text:c="3"/></text:span><text:s/><text:span text:style-name="T4">{</text:span></text:p>
      <text:p text:style-name="P50"><text:span text:style-name="T102"><text:s text:c="8"/></text:span><text:span text:style-name="T101">Break</text:span><text:span text:style-name="T24">()</text:span>; </text:p>
      <text:p text:style-name="P50"><text:s text:c="4"/><text:span text:style-name="T4">};</text:span></text:p>
      <text:p text:style-name="P77"><text:s text:c="4"/></text:p>
      <text:p text:style-name="P77"><text:s text:c="4"/>v <text:span text:style-name="T99">:=</text:span> v <text:span text:style-name="T24">+</text:span> g <text:span text:style-name="T24">* </text:span>dt; <text:span text:style-name="T85">//Calculate the new velocity of the ball.</text:span></text:p>
      <text:p text:style-name="P77"><text:s text:c="4"/></text:p>
      <text:p text:style-name="P77"><text:s text:c="4"/><text:span text:style-name="T101">Delay</text:span><text:span text:style-name="T58">(</text:span><text:span text:style-name="T44">10</text:span><text:span text:style-name="T58">);</text:span><text:span text:style-name="T57"> </text:span><text:span text:style-name="T85">//.01 seconds.</text:span> <text:s text:c="2"/></text:p>
      <text:p text:style-name="P77">};</text:p>
      <text:p text:style-name="Preformatted_20_Text"><text:bookmark-end text:name="DDE_LINK88"/></text:p>
      <text:p text:style-name="P65">%/mathpiper<text:bookmark-end text:name="__DdeLink__22934_134511688"/><text:bookmark-end text:name="__DdeLink__22267_134511688"/><text:bookmark-end text:name="__DdeLink__22265_134511688"/><text:bookmark-end text:name="__DdeLink__21584_2064388910"/><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bookmark-end text:name="__DdeLink__40927_29309981"/></text:p>
      <text:p text:style-name="P65"><text:bookmark-end text:name="DDE_LINK106"/></text:p>
      <text:p text:style-name="P9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7"><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5">book_2_section_11_exercises_&lt;your first name&gt;_&lt;your last name&gt;.mpw</text:span><text:span text:style-name="T116">. </text:span><text:s/>(<text:span text:style-name="T45">Note: there are no spaces in this file name</text:span>). <text:s/>For example, John Smith's worksheet would be called:</text:p>
      <text:p text:style-name="Text_20_body"><text:span text:style-name="T25">book_2_section_11_exercises_</text:span><text:span text:style-name="T45">john</text:span><text:span text:style-name="T25">_</text:span><text:span text:style-name="T45">smith</text:span><text:span text:style-name="T25">.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4"/>
      <text:p text:style-name="P65">%mathpiper,title="Exercise 1"</text:p>
      <text:p text:style-name="P53"/>
      <text:p text:style-name="P73"><text:soft-page-break/>//Sample fold.</text:p>
      <text:p text:style-name="P53"/>
      <text:p text:style-name="P67">%/mathpiper</text:p>
      <text:p text:style-name="Preformatted_20_Text"/>
      <text:p text:style-name="Text_20_body">If an exercise uses the MathPiper console instead of a fold, copy the work you did in the console into the worksheet so it can be saved.</text:p>
      <text:p text:style-name="P103">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text:soft-page-break/>Exercise 5<text:bookmark-end text:name="__RefHeading__20814_192014149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163">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05">1) Sections 8 and/or 9 need to be expanded to add around 20 minutes of lecture time.</text:p>
      <text:p text:style-name="Text_20_body">2) Add a section on raw output.</text:p>
      <text:p text:style-name="Text_20_body">3) Animate ball in section 11.</text:p>
      <text:p text:style-name="P142">4) Section 4 needs to be expanded to add around 1 hour of lecture time.</text:p>
      <text:p text:style-name="P143"><text:span text:style-name="T238">5) Fix slop calculation diagram in the dropping ball section (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651b7a"/>
    </style:style>
    <style:style style:name="MT3" style:family="text">
      <style:text-properties officeooo:rsid="0179b357"/>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3</text:span><text:span text:style-name="MT3">3</text:span> - <text:date style:data-style-name="N37" text:date-value="2013-11-25T14:56:41">11/25/13</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1-25T14:56:41</dc:date>
    <meta:editing-cycles>1015</meta:editing-cycles>
    <meta:editing-duration>P24DT23H22M17S</meta:editing-duration>
    <dc:creator>tkosan </dc:creator>
    <meta:document-statistic meta:table-count="31" meta:image-count="58" meta:object-count="118" meta:page-count="176" meta:paragraph-count="3338" meta:word-count="36465" meta:character-count="240523" meta:non-whitespace-character-count="1982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